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4A00000024ECE53FC75B26BC7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 Light" svg:font-family="'Ubuntu Light'"/>
    <style:font-face style:name="FreeSans2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706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G" style:family="table-column">
      <style:table-column-properties style:column-width="2.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0" style:family="table-cell">
      <style:table-cell-properties fo:padding="0.097cm" fo:border-left="0.05pt solid #000000" fo:border-right="none" fo:border-top="none" fo:border-bottom="0.05pt solid #000000"/>
    </style:style>
    <style:style style:name="Таблица1.C30" style:family="table-cell">
      <style:table-cell-properties fo:padding="0.097cm" fo:border-left="0.05pt solid #000000" fo:border-right="none" fo:border-top="none" fo:border-bottom="0.05pt solid #000000"/>
    </style:style>
    <style:style style:name="Таблица1.D30" style:family="table-cell">
      <style:table-cell-properties fo:padding="0.097cm" fo:border-left="0.05pt solid #000000" fo:border-right="none" fo:border-top="none" fo:border-bottom="0.05pt solid #000000"/>
    </style:style>
    <style:style style:name="Таблица1.E30" style:family="table-cell">
      <style:table-cell-properties fo:padding="0.097cm" fo:border-left="0.05pt solid #000000" fo:border-right="none" fo:border-top="none" fo:border-bottom="0.05pt solid #000000"/>
    </style:style>
    <style:style style:name="Таблица1.F30" style:family="table-cell">
      <style:table-cell-properties fo:padding="0.097cm" fo:border-left="0.05pt solid #000000" fo:border-right="none" fo:border-top="none" fo:border-bottom="0.05pt solid #000000"/>
    </style:style>
    <style:style style:name="Таблица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1" style:family="table-cell">
      <style:table-cell-properties fo:padding="0.097cm" fo:border-left="0.05pt solid #000000" fo:border-right="none" fo:border-top="none" fo:border-bottom="0.05pt solid #000000"/>
    </style:style>
    <style:style style:name="Таблица1.C31" style:family="table-cell">
      <style:table-cell-properties fo:padding="0.097cm" fo:border-left="0.05pt solid #000000" fo:border-right="none" fo:border-top="none" fo:border-bottom="0.05pt solid #000000"/>
    </style:style>
    <style:style style:name="Таблица1.D31" style:family="table-cell">
      <style:table-cell-properties fo:padding="0.097cm" fo:border-left="0.05pt solid #000000" fo:border-right="none" fo:border-top="none" fo:border-bottom="0.05pt solid #000000"/>
    </style:style>
    <style:style style:name="Таблица1.E31" style:family="table-cell">
      <style:table-cell-properties fo:padding="0.097cm" fo:border-left="0.05pt solid #000000" fo:border-right="none" fo:border-top="none" fo:border-bottom="0.05pt solid #000000"/>
    </style:style>
    <style:style style:name="Таблица1.F31" style:family="table-cell">
      <style:table-cell-properties fo:padding="0.097cm" fo:border-left="0.05pt solid #000000" fo:border-right="none" fo:border-top="none" fo:border-bottom="0.05pt solid #000000"/>
    </style:style>
    <style:style style:name="Таблица1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2" style:family="table-cell">
      <style:table-cell-properties fo:padding="0.097cm" fo:border-left="0.05pt solid #000000" fo:border-right="none" fo:border-top="none" fo:border-bottom="0.05pt solid #000000"/>
    </style:style>
    <style:style style:name="Таблица1.C32" style:family="table-cell">
      <style:table-cell-properties fo:padding="0.097cm" fo:border-left="0.05pt solid #000000" fo:border-right="none" fo:border-top="none" fo:border-bottom="0.05pt solid #000000"/>
    </style:style>
    <style:style style:name="Таблица1.D32" style:family="table-cell">
      <style:table-cell-properties fo:padding="0.097cm" fo:border-left="0.05pt solid #000000" fo:border-right="none" fo:border-top="none" fo:border-bottom="0.05pt solid #000000"/>
    </style:style>
    <style:style style:name="Таблица1.E32" style:family="table-cell">
      <style:table-cell-properties fo:padding="0.097cm" fo:border-left="0.05pt solid #000000" fo:border-right="none" fo:border-top="none" fo:border-bottom="0.05pt solid #000000"/>
    </style:style>
    <style:style style:name="Таблица1.F32" style:family="table-cell">
      <style:table-cell-properties fo:padding="0.097cm" fo:border-left="0.05pt solid #000000" fo:border-right="none" fo:border-top="none" fo:border-bottom="0.05pt solid #000000"/>
    </style:style>
    <style:style style:name="Таблица1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4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7" style:family="paragraph" style:parent-style-name="Standard">
      <style:text-properties officeooo:paragraph-rsid="00074e05"/>
    </style:style>
    <style:style style:name="P28" style:family="paragraph" style:parent-style-name="Table_20_Contents">
      <style:text-properties style:font-name="FreeSerif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a25bb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31f441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51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7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5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4" style:family="paragraph" style:parent-style-name="Table_20_Contents">
      <style:text-properties style:font-name="FreeSerif" fo:font-size="10pt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80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82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5" style:family="paragraph" style:parent-style-name="Table_20_Contents">
      <style:text-properties style:font-name="Liberation Serif" fo:font-size="11pt" style:font-size-asian="11pt" style:font-size-complex="11pt"/>
    </style:style>
    <style:style style:name="P86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7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8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9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90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91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2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3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4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5" style:family="paragraph" style:parent-style-name="Table_20_Contents">
      <style:text-properties style:font-name="FreeSerif" fo:font-size="11pt" style:font-size-asian="11pt" style:font-size-complex="11pt"/>
    </style:style>
    <style:style style:name="P96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7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3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369138" style:font-size-asian="11pt" style:font-size-complex="11pt"/>
    </style:style>
    <style:style style:name="P105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06" style:family="paragraph" style:parent-style-name="Table_20_Contents">
      <style:text-properties style:font-name="FreeSerif" fo:font-size="11pt" style:font-size-asian="11pt" style:font-size-complex="11pt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a25bb"/>
    </style:style>
    <style:style style:name="T10" style:family="text">
      <style:text-properties officeooo:rsid="0031f441"/>
    </style:style>
    <style:style style:name="T11" style:family="text">
      <style:text-properties officeooo:rsid="00369138"/>
    </style:style>
    <style:style style:name="T12" style:family="text">
      <style:text-properties officeooo:rsid="003ad4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ЗАТВЕРДЖУЮ</text:p>
      <text:p text:style-name="P8">Директор школи</text:p>
      <text:p text:style-name="P8">_____________________</text:p>
      <text:p text:style-name="P8">«____»______________ 20__р.</text:p>
      <text:p text:style-name="P1"/>
      <text:p text:style-name="P15">ЖУРНАЛ ПРОВЕДЕННЯ ІНСТРУКТАЖУ З ТЕХНІКИ БЕЗПЕКИ В КОМП’ЮТЕРНОМУ КЛАСІ <text:span text:style-name="T8">(КАБ. 26)</text:span></text:p>
      <text:p text:style-name="P22">Вчитель: Трубіцина Анастасія Леонідівна</text:p>
      <text:p text:style-name="P9"><draw:frame draw:style-name="fr1" draw:name="Изображение17" text:anchor-type="paragraph" svg:x="15.748cm" svg:y="11.635cm" svg:width="1.953cm" svg:height="0.947cm" draw:z-index="12"><draw:image xlink:href="Pictures/100002010000004A00000024ECE53FC75B26BC72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29"><draw:frame draw:style-name="fr1" draw:name="Изображение21" text:anchor-type="paragraph" svg:x="16.249cm" svg:y="12.755cm" svg:width="1.953cm" svg:height="0.947cm" draw:z-index="11"><draw:image xlink:href="Pictures/100002010000004A00000024ECE53FC75B26BC72.png" xlink:type="simple" xlink:show="embed" xlink:actuate="onLoad" loext:mime-type="image/png"/></draw:frame><draw:frame draw:style-name="fr1" draw:name="Изображение22" text:anchor-type="paragraph" svg:x="16.249cm" svg:y="14.67cm" svg:width="1.953cm" svg:height="0.947cm" draw:z-index="9"><draw:image xlink:href="Pictures/100002010000004A00000024ECE53FC75B26BC72.png" xlink:type="simple" xlink:show="embed" xlink:actuate="onLoad" loext:mime-type="image/png"/></draw:frame><draw:frame draw:style-name="fr1" draw:name="Изображение26" text:anchor-type="paragraph" svg:x="16.249cm" svg:y="17.732cm" svg:width="1.953cm" svg:height="0.947cm" draw:z-index="10"><draw:image xlink:href="Pictures/100002010000004A00000024ECE53FC75B26BC72.png" xlink:type="simple" xlink:show="embed" xlink:actuate="onLoad" loext:mime-type="image/png"/></draw:frame><draw:frame draw:style-name="fr1" draw:name="Изображение3" text:anchor-type="paragraph" svg:x="16.249cm" svg:y="2.145cm" svg:width="1.953cm" svg:height="0.947cm" draw:z-index="2"><draw:image xlink:href="Pictures/100002010000004A00000024ECE53FC75B26BC72.png" xlink:type="simple" xlink:show="embed" xlink:actuate="onLoad" loext:mime-type="image/png"/></draw:frame><draw:frame draw:style-name="fr1" draw:name="Изображение1" text:anchor-type="paragraph" svg:x="16.249cm" svg:y="0.877cm" svg:width="1.953cm" svg:height="0.947cm" draw:z-index="0"><draw:image xlink:href="Pictures/100002010000004A00000024ECE53FC75B26BC72.png" xlink:type="simple" xlink:show="embed" xlink:actuate="onLoad" loext:mime-type="image/png"/></draw:frame>№<draw:frame draw:style-name="fr2" draw:name="Изображение18" text:anchor-type="char" svg:x="16.249cm" svg:y="12.166cm" svg:width="1.953cm" svg:height="0.947cm" draw:z-index="3"><draw:image xlink:href="Pictures/100002010000004A00000024ECE53FC75B26BC72.png" xlink:type="simple" xlink:show="embed" xlink:actuate="onLoad" loext:mime-type="image/png"/></draw:frame></text:p>
          </table:table-cell>
          <table:table-cell table:style-name="Таблица1.A1" office:value-type="string">
            <text:p text:style-name="P29">Прізвище, ім’я учня</text:p>
          </table:table-cell>
          <table:table-cell table:style-name="Таблица1.A1" office:value-type="string">
            <text:p text:style-name="P29">Клас</text:p>
          </table:table-cell>
          <table:table-cell table:style-name="Таблица1.A1" office:value-type="string">
            <text:p text:style-name="P29">Дата інструктажу</text:p>
          </table:table-cell>
          <table:table-cell table:style-name="Таблица1.A1" office:value-type="string">
            <text:p text:style-name="P29">Назва інструктажу</text:p>
          </table:table-cell>
          <table:table-cell table:style-name="Таблица1.A1" office:value-type="string">
            <text:p text:style-name="P29">Підпис учня</text:p>
          </table:table-cell>
          <table:table-cell table:style-name="Таблица1.G1" office:value-type="string">
            <text:p text:style-name="P29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1847903064" text:style-name="L1">
              <text:list-item>
                <text:p text:style-name="P96"><draw:frame draw:style-name="fr1" draw:name="Изображение2" text:anchor-type="paragraph" svg:x="16.249cm" svg:y="0.482cm" svg:width="1.953cm" svg:height="0.947cm" draw:z-index="21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28">Антосик Павло</text:p>
          </table:table-cell>
          <table:table-cell table:style-name="Таблица1.C2" office:value-type="string">
            <text:p text:style-name="P29">1<text:span text:style-name="T9">1</text:span>-<text:span text:style-name="T10">A</text:span></text:p>
          </table:table-cell>
          <table:table-cell table:style-name="Таблица1.D2" office:value-type="string">
            <text:p text:style-name="P72"><text:span text:style-name="T7">03.09</text:span>.201<text:span text:style-name="T11">9</text:span></text:p>
          </table:table-cell>
          <table:table-cell table:style-name="Таблица1.E2" office:value-type="string">
            <text:p text:style-name="P29">первинний</text:p>
          </table:table-cell>
          <table:table-cell table:style-name="Таблица1.F2" office:value-type="string">
            <text:p text:style-name="P41"/>
          </table:table-cell>
          <table:table-cell table:style-name="Таблица1.G2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184955277600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3" office:value-type="string">
            <text:p text:style-name="P28">Величко Ігор</text:p>
          </table:table-cell>
          <table:table-cell table:style-name="Таблица1.C3" office:value-type="string">
            <text:p text:style-name="P40">1<text:span text:style-name="T9">1</text:span>-<text:span text:style-name="T10">A</text:span></text:p>
          </table:table-cell>
          <table:table-cell table:style-name="Таблица1.D3" office:value-type="string">
            <text:p text:style-name="P104"><text:span text:style-name="T7">03.09</text:span>.201<text:span text:style-name="T11">9</text:span></text:p>
          </table:table-cell>
          <table:table-cell table:style-name="Таблица1.E3" office:value-type="string">
            <text:p text:style-name="P29">первинний</text:p>
          </table:table-cell>
          <table:table-cell table:style-name="Таблица1.F3" office:value-type="string">
            <text:p text:style-name="P41"/>
          </table:table-cell>
          <table:table-cell table:style-name="Таблица1.G3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1848145255759" text:continue-numbering="true" text:style-name="L1">
              <text:list-item>
                <text:p text:style-name="P96"><draw:frame draw:style-name="fr1" draw:name="Изображение4" text:anchor-type="paragraph" svg:x="16.249cm" svg:y="0.474cm" svg:width="1.953cm" svg:height="0.947cm" draw:z-index="14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28">Вітюгін Віталій</text:p>
          </table:table-cell>
          <table:table-cell table:style-name="Таблица1.C4" office:value-type="string">
            <text:p text:style-name="P40">1<text:span text:style-name="T9">1</text:span>-<text:span text:style-name="T10">A</text:span></text:p>
          </table:table-cell>
          <table:table-cell table:style-name="Таблица1.D4" office:value-type="string">
            <text:p text:style-name="P104"><text:span text:style-name="T7">03.09</text:span>.201<text:span text:style-name="T11">9</text:span></text:p>
          </table:table-cell>
          <table:table-cell table:style-name="Таблица1.E4" office:value-type="string">
            <text:p text:style-name="P29">первинний</text:p>
          </table:table-cell>
          <table:table-cell table:style-name="Таблица1.F4" office:value-type="string">
            <text:p text:style-name="P41"/>
          </table:table-cell>
          <table:table-cell table:style-name="Таблица1.G4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184815307274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5" office:value-type="string">
            <text:p text:style-name="P28">Гергіль Оксана</text:p>
          </table:table-cell>
          <table:table-cell table:style-name="Таблица1.C5" office:value-type="string">
            <text:p text:style-name="P40">1<text:span text:style-name="T9">1</text:span>-<text:span text:style-name="T10">A</text:span></text:p>
          </table:table-cell>
          <table:table-cell table:style-name="Таблица1.D5" office:value-type="string">
            <text:p text:style-name="P104"><text:span text:style-name="T7">03.09</text:span>.201<text:span text:style-name="T11">9</text:span></text:p>
          </table:table-cell>
          <table:table-cell table:style-name="Таблица1.E5" office:value-type="string">
            <text:p text:style-name="P29">первинний</text:p>
          </table:table-cell>
          <table:table-cell table:style-name="Таблица1.F5" office:value-type="string">
            <text:p text:style-name="P41"/>
          </table:table-cell>
          <table:table-cell table:style-name="Таблица1.G5" office:value-type="string">
            <text:p text:style-name="P41"><draw:frame draw:style-name="fr1" draw:name="Изображение5" text:anchor-type="paragraph" svg:x="0.203cm" svg:y="0.575cm" svg:width="1.953cm" svg:height="0.947cm" draw:z-index="1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84922789690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6" office:value-type="string">
            <text:p text:style-name="P28">Журавський Микита</text:p>
          </table:table-cell>
          <table:table-cell table:style-name="Таблица1.C6" office:value-type="string">
            <text:p text:style-name="P40">1<text:span text:style-name="T9">1</text:span>-<text:span text:style-name="T10">A</text:span></text:p>
          </table:table-cell>
          <table:table-cell table:style-name="Таблица1.D6" office:value-type="string">
            <text:p text:style-name="P104"><text:span text:style-name="T7">03.09</text:span>.201<text:span text:style-name="T11">9</text:span></text:p>
          </table:table-cell>
          <table:table-cell table:style-name="Таблица1.E6" office:value-type="string">
            <text:p text:style-name="P29">первинний</text:p>
          </table:table-cell>
          <table:table-cell table:style-name="Таблица1.F6" office:value-type="string">
            <text:p text:style-name="P41"/>
          </table:table-cell>
          <table:table-cell table:style-name="Таблица1.G6" office:value-type="string">
            <text:p text:style-name="P41"><draw:frame draw:style-name="fr1" draw:name="Изображение9" text:anchor-type="paragraph" svg:x="0.203cm" svg:y="0.575cm" svg:width="1.953cm" svg:height="0.947cm" draw:z-index="1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84926885821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7" office:value-type="string">
            <text:p text:style-name="P28">Кісліцина Ганна</text:p>
          </table:table-cell>
          <table:table-cell table:style-name="Таблица1.C7" office:value-type="string">
            <text:p text:style-name="P40">1<text:span text:style-name="T9">1</text:span>-<text:span text:style-name="T10">A</text:span></text:p>
          </table:table-cell>
          <table:table-cell table:style-name="Таблица1.D7" office:value-type="string">
            <text:p text:style-name="P104"><text:span text:style-name="T7">03.09</text:span>.201<text:span text:style-name="T11">9</text:span></text:p>
          </table:table-cell>
          <table:table-cell table:style-name="Таблица1.E7" office:value-type="string">
            <text:p text:style-name="P29">первинний</text:p>
          </table:table-cell>
          <table:table-cell table:style-name="Таблица1.F7" office:value-type="string">
            <text:p text:style-name="P41"/>
          </table:table-cell>
          <table:table-cell table:style-name="Таблица1.G7" office:value-type="string">
            <text:p text:style-name="P41"><draw:frame draw:style-name="fr1" draw:name="Изображение7" text:anchor-type="paragraph" svg:x="0.203cm" svg:y="0.575cm" svg:width="1.953cm" svg:height="0.947cm" draw:z-index="2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84960375934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8" office:value-type="string">
            <text:p text:style-name="P28">Ковальов Олександр</text:p>
          </table:table-cell>
          <table:table-cell table:style-name="Таблица1.C8" office:value-type="string">
            <text:p text:style-name="P40">1<text:span text:style-name="T9">1</text:span>-<text:span text:style-name="T10">A</text:span></text:p>
          </table:table-cell>
          <table:table-cell table:style-name="Таблица1.D8" office:value-type="string">
            <text:p text:style-name="P104"><text:span text:style-name="T7">03.09</text:span>.201<text:span text:style-name="T11">9</text:span></text:p>
          </table:table-cell>
          <table:table-cell table:style-name="Таблица1.E8" office:value-type="string">
            <text:p text:style-name="P29">первинний</text:p>
          </table:table-cell>
          <table:table-cell table:style-name="Таблица1.F8" office:value-type="string">
            <text:p text:style-name="P41"/>
          </table:table-cell>
          <table:table-cell table:style-name="Таблица1.G8" office:value-type="string">
            <text:p text:style-name="P41"><draw:frame draw:style-name="fr1" draw:name="Изображение6" text:anchor-type="paragraph" svg:x="0.203cm" svg:y="0.575cm" svg:width="1.953cm" svg:height="0.947cm" draw:z-index="2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84861952649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9" office:value-type="string">
            <text:p text:style-name="P28">Кошилка Микита</text:p>
          </table:table-cell>
          <table:table-cell table:style-name="Таблица1.C9" office:value-type="string">
            <text:p text:style-name="P40">1<text:span text:style-name="T9">1</text:span>-<text:span text:style-name="T10">A</text:span></text:p>
          </table:table-cell>
          <table:table-cell table:style-name="Таблица1.D9" office:value-type="string">
            <text:p text:style-name="P104"><text:span text:style-name="T7">03.09</text:span>.201<text:span text:style-name="T11">9</text:span></text:p>
          </table:table-cell>
          <table:table-cell table:style-name="Таблица1.E9" office:value-type="string">
            <text:p text:style-name="P29">первинний</text:p>
          </table:table-cell>
          <table:table-cell table:style-name="Таблица1.F9" office:value-type="string">
            <text:p text:style-name="P41"/>
          </table:table-cell>
          <table:table-cell table:style-name="Таблица1.G9" office:value-type="string">
            <text:p text:style-name="P41"><draw:frame draw:style-name="fr1" draw:name="Изображение8" text:anchor-type="paragraph" svg:x="0.203cm" svg:y="0.633cm" svg:width="1.953cm" svg:height="0.947cm" draw:z-index="2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84765240315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0" office:value-type="string">
            <text:p text:style-name="P28">Любінський Олег</text:p>
          </table:table-cell>
          <table:table-cell table:style-name="Таблица1.C10" office:value-type="string">
            <text:p text:style-name="P40">1<text:span text:style-name="T9">1</text:span>-<text:span text:style-name="T10">A</text:span></text:p>
          </table:table-cell>
          <table:table-cell table:style-name="Таблица1.D10" office:value-type="string">
            <text:p text:style-name="P104"><text:span text:style-name="T7">03.09</text:span>.201<text:span text:style-name="T11">9</text:span></text:p>
          </table:table-cell>
          <table:table-cell table:style-name="Таблица1.E10" office:value-type="string">
            <text:p text:style-name="P29">первинний</text:p>
          </table:table-cell>
          <table:table-cell table:style-name="Таблица1.F10" office:value-type="string">
            <text:p text:style-name="P41"/>
          </table:table-cell>
          <table:table-cell table:style-name="Таблица1.G10" office:value-type="string">
            <text:p text:style-name="P41"><draw:frame draw:style-name="fr1" draw:name="Изображение10" text:anchor-type="paragraph" svg:x="0.203cm" svg:y="0.575cm" svg:width="1.953cm" svg:height="0.947cm" draw:z-index="2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848291602783" text:continue-numbering="true" text:style-name="L1">
              <text:list-item>
                <text:p text:style-name="P96"><draw:frame draw:style-name="fr1" draw:name="Изображение12" text:anchor-type="paragraph" svg:x="16.249cm" svg:y="0.503cm" svg:width="1.953cm" svg:height="0.947cm" draw:z-index="23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28">Маткін Олександр</text:p>
          </table:table-cell>
          <table:table-cell table:style-name="Таблица1.C11" office:value-type="string">
            <text:p text:style-name="P40">1<text:span text:style-name="T9">1</text:span>-<text:span text:style-name="T10">A</text:span></text:p>
          </table:table-cell>
          <table:table-cell table:style-name="Таблица1.D11" office:value-type="string">
            <text:p text:style-name="P104"><text:span text:style-name="T7">03.09</text:span>.201<text:span text:style-name="T11">9</text:span></text:p>
          </table:table-cell>
          <table:table-cell table:style-name="Таблица1.E11" office:value-type="string">
            <text:p text:style-name="P29">первинний</text:p>
          </table:table-cell>
          <table:table-cell table:style-name="Таблица1.F11" office:value-type="string">
            <text:p text:style-name="P41"/>
          </table:table-cell>
          <table:table-cell table:style-name="Таблица1.G11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184909819543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2" office:value-type="string">
            <text:p text:style-name="P28">Новіков Юрій</text:p>
          </table:table-cell>
          <table:table-cell table:style-name="Таблица1.C12" office:value-type="string">
            <text:p text:style-name="P40">1<text:span text:style-name="T9">1</text:span>-<text:span text:style-name="T10">A</text:span></text:p>
          </table:table-cell>
          <table:table-cell table:style-name="Таблица1.D12" office:value-type="string">
            <text:p text:style-name="P104"><text:span text:style-name="T7">03.09</text:span>.201<text:span text:style-name="T11">9</text:span></text:p>
          </table:table-cell>
          <table:table-cell table:style-name="Таблица1.E12" office:value-type="string">
            <text:p text:style-name="P29">первинний</text:p>
          </table:table-cell>
          <table:table-cell table:style-name="Таблица1.F12" office:value-type="string">
            <text:p text:style-name="P41"/>
          </table:table-cell>
          <table:table-cell table:style-name="Таблица1.G12" office:value-type="string">
            <text:p text:style-name="P41"><draw:frame draw:style-name="fr1" draw:name="Изображение11" text:anchor-type="paragraph" svg:x="0.203cm" svg:y="0.575cm" svg:width="1.953cm" svg:height="0.947cm" draw:z-index="2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84850228317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3" office:value-type="string">
            <text:p text:style-name="P28">Самойленко <text:span text:style-name="T12">М</text:span>икита</text:p>
          </table:table-cell>
          <table:table-cell table:style-name="Таблица1.C13" office:value-type="string">
            <text:p text:style-name="P40">1<text:span text:style-name="T9">1</text:span>-<text:span text:style-name="T10">A</text:span></text:p>
          </table:table-cell>
          <table:table-cell table:style-name="Таблица1.D13" office:value-type="string">
            <text:p text:style-name="P104"><text:span text:style-name="T7">03.09</text:span>.201<text:span text:style-name="T11">9</text:span></text:p>
          </table:table-cell>
          <table:table-cell table:style-name="Таблица1.E13" office:value-type="string">
            <text:p text:style-name="P29">первинний</text:p>
          </table:table-cell>
          <table:table-cell table:style-name="Таблица1.F13" office:value-type="string">
            <text:p text:style-name="P41"/>
          </table:table-cell>
          <table:table-cell table:style-name="Таблица1.G13" office:value-type="string">
            <text:p text:style-name="P41"><draw:frame draw:style-name="fr1" draw:name="Изображение14" text:anchor-type="paragraph" svg:x="0.203cm" svg:y="0.575cm" svg:width="1.953cm" svg:height="0.947cm" draw:z-index="1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84911248919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4" office:value-type="string">
            <text:p text:style-name="P28">Пеляк <text:span text:style-name="T12">Євген</text:span></text:p>
          </table:table-cell>
          <table:table-cell table:style-name="Таблица1.C14" office:value-type="string">
            <text:p text:style-name="P40">1<text:span text:style-name="T9">1</text:span>-<text:span text:style-name="T10">A</text:span></text:p>
          </table:table-cell>
          <table:table-cell table:style-name="Таблица1.D14" office:value-type="string">
            <text:p text:style-name="P104"><text:span text:style-name="T7">03.09</text:span>.201<text:span text:style-name="T11">9</text:span></text:p>
          </table:table-cell>
          <table:table-cell table:style-name="Таблица1.E14" office:value-type="string">
            <text:p text:style-name="P29">первинний</text:p>
          </table:table-cell>
          <table:table-cell table:style-name="Таблица1.F14" office:value-type="string">
            <text:p text:style-name="P41"/>
          </table:table-cell>
          <table:table-cell table:style-name="Таблица1.G14" office:value-type="string">
            <text:p text:style-name="P41"><draw:frame draw:style-name="fr1" draw:name="Изображение13" text:anchor-type="paragraph" svg:x="0.203cm" svg:y="0.575cm" svg:width="1.953cm" svg:height="0.947cm" draw:z-index="1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84805747200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5" office:value-type="string">
            <text:p text:style-name="P28">Черних Данило</text:p>
          </table:table-cell>
          <table:table-cell table:style-name="Таблица1.C15" office:value-type="string">
            <text:p text:style-name="P40">1<text:span text:style-name="T9">1</text:span>-<text:span text:style-name="T10">A</text:span></text:p>
          </table:table-cell>
          <table:table-cell table:style-name="Таблица1.D15" office:value-type="string">
            <text:p text:style-name="P104"><text:span text:style-name="T7">03.09</text:span>.201<text:span text:style-name="T11">9</text:span></text:p>
          </table:table-cell>
          <table:table-cell table:style-name="Таблица1.E15" office:value-type="string">
            <text:p text:style-name="P29">первинний</text:p>
          </table:table-cell>
          <table:table-cell table:style-name="Таблица1.F15" office:value-type="string">
            <text:p text:style-name="P41"/>
          </table:table-cell>
          <table:table-cell table:style-name="Таблица1.G15" office:value-type="string">
            <text:p text:style-name="P41"><draw:frame draw:style-name="fr1" draw:name="Изображение15" text:anchor-type="paragraph" svg:x="0.203cm" svg:y="0.575cm" svg:width="1.953cm" svg:height="0.947cm" draw:z-index="1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84787223233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6" office:value-type="string">
            <text:p text:style-name="P28">Яценко Павел</text:p>
          </table:table-cell>
          <table:table-cell table:style-name="Таблица1.C16" office:value-type="string">
            <text:p text:style-name="P40">1<text:span text:style-name="T9">1</text:span>-<text:span text:style-name="T10">A</text:span></text:p>
          </table:table-cell>
          <table:table-cell table:style-name="Таблица1.D16" office:value-type="string">
            <text:p text:style-name="P104"><text:span text:style-name="T7">03.09</text:span>.201<text:span text:style-name="T11">9</text:span></text:p>
          </table:table-cell>
          <table:table-cell table:style-name="Таблица1.E16" office:value-type="string">
            <text:p text:style-name="P29">первинний</text:p>
          </table:table-cell>
          <table:table-cell table:style-name="Таблица1.F16" office:value-type="string">
            <text:p text:style-name="P41"/>
          </table:table-cell>
          <table:table-cell table:style-name="Таблица1.G16" office:value-type="string">
            <text:p text:style-name="P41"><draw:frame draw:style-name="fr1" draw:name="Изображение16" text:anchor-type="paragraph" svg:x="0.203cm" svg:y="0.607cm" svg:width="1.953cm" svg:height="0.947cm" draw:z-index="13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84868850208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7" office:value-type="string">
            <text:p text:style-name="P28"/>
          </table:table-cell>
          <table:table-cell table:style-name="Таблица1.C17" office:value-type="string">
            <text:p text:style-name="P40">1<text:span text:style-name="T9">1</text:span>-<text:span text:style-name="T10">A</text:span></text:p>
          </table:table-cell>
          <table:table-cell table:style-name="Таблица1.D17" office:value-type="string">
            <text:p text:style-name="P104"><text:span text:style-name="T7">03.09</text:span>.201<text:span text:style-name="T11">9</text:span></text:p>
          </table:table-cell>
          <table:table-cell table:style-name="Таблица1.E17" office:value-type="string">
            <text:p text:style-name="P29">первинний</text:p>
          </table:table-cell>
          <table:table-cell table:style-name="Таблица1.F17" office:value-type="string">
            <text:p text:style-name="P41"/>
          </table:table-cell>
          <table:table-cell table:style-name="Таблица1.G17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184797197755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8" office:value-type="string">
            <text:p text:style-name="P28"/>
          </table:table-cell>
          <table:table-cell table:style-name="Таблица1.C18" office:value-type="string">
            <text:p text:style-name="P40">1<text:span text:style-name="T9">1</text:span>-<text:span text:style-name="T10">A</text:span></text:p>
          </table:table-cell>
          <table:table-cell table:style-name="Таблица1.D18" office:value-type="string">
            <text:p text:style-name="P104"><text:span text:style-name="T7">03.09</text:span>.201<text:span text:style-name="T11">9</text:span></text:p>
          </table:table-cell>
          <table:table-cell table:style-name="Таблица1.E18" office:value-type="string">
            <text:p text:style-name="P29">первинний</text:p>
          </table:table-cell>
          <table:table-cell table:style-name="Таблица1.F18" office:value-type="string">
            <text:p text:style-name="P41"/>
          </table:table-cell>
          <table:table-cell table:style-name="Таблица1.G18" office:value-type="string">
            <text:p text:style-name="P41"><draw:frame draw:style-name="fr1" draw:name="Изображение19" text:anchor-type="paragraph" svg:x="0.203cm" svg:y="0.579cm" svg:width="1.953cm" svg:height="0.947cm" draw:z-index="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84908191834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9" office:value-type="string">
            <text:p text:style-name="P28"/>
          </table:table-cell>
          <table:table-cell table:style-name="Таблица1.C19" office:value-type="string">
            <text:p text:style-name="P40">1<text:span text:style-name="T9">1</text:span>-<text:span text:style-name="T10">A</text:span></text:p>
          </table:table-cell>
          <table:table-cell table:style-name="Таблица1.D19" office:value-type="string">
            <text:p text:style-name="P104"><text:span text:style-name="T7">03.09</text:span>.201<text:span text:style-name="T11">9</text:span></text:p>
          </table:table-cell>
          <table:table-cell table:style-name="Таблица1.E19" office:value-type="string">
            <text:p text:style-name="P29">первинний</text:p>
          </table:table-cell>
          <table:table-cell table:style-name="Таблица1.F19" office:value-type="string">
            <text:p text:style-name="P41"/>
          </table:table-cell>
          <table:table-cell table:style-name="Таблица1.G19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184913831842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0" office:value-type="string">
            <text:p text:style-name="P28"/>
          </table:table-cell>
          <table:table-cell table:style-name="Таблица1.C20" office:value-type="string">
            <text:p text:style-name="P40">1<text:span text:style-name="T9">1</text:span>-<text:span text:style-name="T10">A</text:span></text:p>
          </table:table-cell>
          <table:table-cell table:style-name="Таблица1.D20" office:value-type="string">
            <text:p text:style-name="P104"><text:span text:style-name="T7">03.09</text:span>.201<text:span text:style-name="T11">9</text:span></text:p>
          </table:table-cell>
          <table:table-cell table:style-name="Таблица1.E20" office:value-type="string">
            <text:p text:style-name="P29">первинний</text:p>
          </table:table-cell>
          <table:table-cell table:style-name="Таблица1.F20" office:value-type="string">
            <text:p text:style-name="P41"/>
          </table:table-cell>
          <table:table-cell table:style-name="Таблица1.G20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184841603147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1" office:value-type="string">
            <text:p text:style-name="P28"/>
          </table:table-cell>
          <table:table-cell table:style-name="Таблица1.C21" office:value-type="string">
            <text:p text:style-name="P40">1<text:span text:style-name="T9">1</text:span>-<text:span text:style-name="T10">A</text:span></text:p>
          </table:table-cell>
          <table:table-cell table:style-name="Таблица1.D21" office:value-type="string">
            <text:p text:style-name="P104"><text:span text:style-name="T7">03.09</text:span>.201<text:span text:style-name="T11">9</text:span></text:p>
          </table:table-cell>
          <table:table-cell table:style-name="Таблица1.E21" office:value-type="string">
            <text:p text:style-name="P29">первинний</text:p>
          </table:table-cell>
          <table:table-cell table:style-name="Таблица1.F21" office:value-type="string">
            <text:p text:style-name="P41"/>
          </table:table-cell>
          <table:table-cell table:style-name="Таблица1.G21" office:value-type="string">
            <text:p text:style-name="P41"><draw:frame draw:style-name="fr1" draw:name="Изображение20" text:anchor-type="paragraph" svg:x="0.203cm" svg:y="0.575cm" svg:width="1.953cm" svg:height="0.947cm" draw:z-index="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848953226734" text:continue-numbering="true" text:style-name="L1">
              <text:list-item>
                <text:p text:style-name="P96"><draw:frame draw:style-name="fr1" draw:name="Изображение23" text:anchor-type="paragraph" svg:x="16.249cm" svg:y="0.549cm" svg:width="1.953cm" svg:height="0.947cm" draw:z-index="1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2" office:value-type="string">
            <text:p text:style-name="P28"/>
          </table:table-cell>
          <table:table-cell table:style-name="Таблица1.C22" office:value-type="string">
            <text:p text:style-name="P40">1<text:span text:style-name="T9">1</text:span>-<text:span text:style-name="T10">A</text:span></text:p>
          </table:table-cell>
          <table:table-cell table:style-name="Таблица1.D22" office:value-type="string">
            <text:p text:style-name="P104"><text:span text:style-name="T7">03.09</text:span>.201<text:span text:style-name="T11">9</text:span></text:p>
          </table:table-cell>
          <table:table-cell table:style-name="Таблица1.E22" office:value-type="string">
            <text:p text:style-name="P29">первинний</text:p>
          </table:table-cell>
          <table:table-cell table:style-name="Таблица1.F22" office:value-type="string">
            <text:p text:style-name="P41"/>
          </table:table-cell>
          <table:table-cell table:style-name="Таблица1.G22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184887814703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3" office:value-type="string">
            <text:p text:style-name="P28"/>
          </table:table-cell>
          <table:table-cell table:style-name="Таблица1.C23" office:value-type="string">
            <text:p text:style-name="P40">1<text:span text:style-name="T9">1</text:span>-<text:span text:style-name="T10">A</text:span></text:p>
          </table:table-cell>
          <table:table-cell table:style-name="Таблица1.D23" office:value-type="string">
            <text:p text:style-name="P104"><text:span text:style-name="T7">03.09</text:span>.201<text:span text:style-name="T11">9</text:span></text:p>
          </table:table-cell>
          <table:table-cell table:style-name="Таблица1.E23" office:value-type="string">
            <text:p text:style-name="P29">первинний</text:p>
          </table:table-cell>
          <table:table-cell table:style-name="Таблица1.F23" office:value-type="string">
            <text:p text:style-name="P41"/>
          </table:table-cell>
          <table:table-cell table:style-name="Таблица1.G23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1848857125728" text:continue-numbering="true" text:style-name="L1">
              <text:list-item>
                <text:p text:style-name="P96"><draw:frame draw:style-name="fr2" draw:name="Изображение24" text:anchor-type="char" svg:x="16.249cm" svg:y="0.469cm" svg:width="1.953cm" svg:height="0.947cm" draw:z-index="7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4" office:value-type="string">
            <text:p text:style-name="P28"/>
          </table:table-cell>
          <table:table-cell table:style-name="Таблица1.C24" office:value-type="string">
            <text:p text:style-name="P40">1<text:span text:style-name="T9">1</text:span>-<text:span text:style-name="T10">A</text:span></text:p>
          </table:table-cell>
          <table:table-cell table:style-name="Таблица1.D24" office:value-type="string">
            <text:p text:style-name="P104"><text:span text:style-name="T7">03.09</text:span>.201<text:span text:style-name="T11">9</text:span></text:p>
          </table:table-cell>
          <table:table-cell table:style-name="Таблица1.E24" office:value-type="string">
            <text:p text:style-name="P39">первинний</text:p>
          </table:table-cell>
          <table:table-cell table:style-name="Таблица1.F24" office:value-type="string">
            <text:p text:style-name="P41"/>
          </table:table-cell>
          <table:table-cell table:style-name="Таблица1.G24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1848476456475" text:continue-numbering="true" text:style-name="L1">
              <text:list-item>
                <text:p text:style-name="P96"><draw:frame draw:style-name="fr1" draw:name="Изображение25" text:anchor-type="paragraph" svg:x="16.249cm" svg:y="0.515cm" svg:width="1.953cm" svg:height="0.947cm" draw:z-index="5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8" office:value-type="string">
            <text:p text:style-name="P28"/>
          </table:table-cell>
          <table:table-cell table:style-name="Таблица1.C28" office:value-type="string">
            <text:p text:style-name="P40">1<text:span text:style-name="T9">1</text:span>-<text:span text:style-name="T10">A</text:span></text:p>
          </table:table-cell>
          <table:table-cell table:style-name="Таблица1.D28" office:value-type="string">
            <text:p text:style-name="P104"><text:span text:style-name="T7">03.09</text:span>.201<text:span text:style-name="T11">9</text:span></text:p>
          </table:table-cell>
          <table:table-cell table:style-name="Таблица1.E28" office:value-type="string">
            <text:p text:style-name="P39">первинний</text:p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12184794556373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8" office:value-type="string">
            <text:p text:style-name="P28"/>
          </table:table-cell>
          <table:table-cell table:style-name="Таблица1.C28" office:value-type="string">
            <text:p text:style-name="P40">1<text:span text:style-name="T9">1</text:span>-<text:span text:style-name="T10">A</text:span></text:p>
          </table:table-cell>
          <table:table-cell table:style-name="Таблица1.D28" office:value-type="string">
            <text:p text:style-name="P104"><text:span text:style-name="T7">03.09</text:span>.201<text:span text:style-name="T11">9</text:span></text:p>
          </table:table-cell>
          <table:table-cell table:style-name="Таблица1.E28" office:value-type="string">
            <text:p text:style-name="P39">первинний</text:p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><draw:frame draw:style-name="fr1" draw:name="Изображение31" text:anchor-type="paragraph" svg:x="0.203cm" svg:y="0.609cm" svg:width="1.953cm" svg:height="0.947cm" draw:z-index="3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84767252364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8" office:value-type="string">
            <text:p text:style-name="P28"/>
          </table:table-cell>
          <table:table-cell table:style-name="Таблица1.C28" office:value-type="string">
            <text:p text:style-name="P40">1<text:span text:style-name="T9">1</text:span>-<text:span text:style-name="T10">A</text:span></text:p>
          </table:table-cell>
          <table:table-cell table:style-name="Таблица1.D28" office:value-type="string">
            <text:p text:style-name="P104"><text:span text:style-name="T7">03.09</text:span>.201<text:span text:style-name="T11">9</text:span></text:p>
          </table:table-cell>
          <table:table-cell table:style-name="Таблица1.E28" office:value-type="string">
            <text:p text:style-name="P39">первинний</text:p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><draw:frame draw:style-name="fr1" draw:name="Изображение27" text:anchor-type="paragraph" svg:x="0.203cm" svg:y="0.575cm" svg:width="1.953cm" svg:height="0.947cm" draw:z-index="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84800817421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8" office:value-type="string">
            <text:p text:style-name="P28"/>
          </table:table-cell>
          <table:table-cell table:style-name="Таблица1.C28" office:value-type="string">
            <text:p text:style-name="P40">1<text:span text:style-name="T9">1</text:span>-<text:span text:style-name="T10">A</text:span></text:p>
          </table:table-cell>
          <table:table-cell table:style-name="Таблица1.D28" office:value-type="string">
            <text:p text:style-name="P104"><text:span text:style-name="T7">03.09</text:span>.201<text:span text:style-name="T11">9</text:span></text:p>
          </table:table-cell>
          <table:table-cell table:style-name="Таблица1.E28" office:value-type="string">
            <text:p text:style-name="P39">первинний</text:p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12184801406962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31" office:value-type="string">
            <text:p text:style-name="P28"/>
          </table:table-cell>
          <table:table-cell table:style-name="Таблица1.C31" office:value-type="string">
            <text:p text:style-name="P40">1<text:span text:style-name="T9">1</text:span>-<text:span text:style-name="T10">A</text:span></text:p>
          </table:table-cell>
          <table:table-cell table:style-name="Таблица1.D31" office:value-type="string">
            <text:p text:style-name="P104"><text:span text:style-name="T7">03.09</text:span>.201<text:span text:style-name="T11">9</text:span></text:p>
          </table:table-cell>
          <table:table-cell table:style-name="Таблица1.E31" office:value-type="string">
            <text:p text:style-name="P40">первинний</text:p>
          </table:table-cell>
          <table:table-cell table:style-name="Таблица1.F31" office:value-type="string">
            <text:p text:style-name="P41"/>
          </table:table-cell>
          <table:table-cell table:style-name="Таблица1.G31" office:value-type="string">
            <text:p text:style-name="P42"><draw:frame draw:style-name="fr1" draw:name="Изображение28" text:anchor-type="paragraph" svg:x="0.203cm" svg:y="0.575cm" svg:width="1.953cm" svg:height="0.947cm" draw:z-index="22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84936903963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31" office:value-type="string">
            <text:p text:style-name="P28"/>
          </table:table-cell>
          <table:table-cell table:style-name="Таблица1.C31" office:value-type="string">
            <text:p text:style-name="P40">1<text:span text:style-name="T9">1</text:span>-<text:span text:style-name="T10">A</text:span></text:p>
          </table:table-cell>
          <table:table-cell table:style-name="Таблица1.D31" office:value-type="string">
            <text:p text:style-name="P104"><text:span text:style-name="T7">03.09</text:span>.201<text:span text:style-name="T11">9</text:span></text:p>
          </table:table-cell>
          <table:table-cell table:style-name="Таблица1.E31" office:value-type="string">
            <text:p text:style-name="P40">первинний</text:p>
          </table:table-cell>
          <table:table-cell table:style-name="Таблица1.F31" office:value-type="string">
            <text:p text:style-name="P41"/>
          </table:table-cell>
          <table:table-cell table:style-name="Таблица1.G31" office:value-type="string">
            <text:p text:style-name="P42"><draw:frame draw:style-name="fr1" draw:name="Изображение30" text:anchor-type="paragraph" svg:x="0.203cm" svg:y="0.575cm" svg:width="1.953cm" svg:height="0.947cm" draw:z-index="2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84822177735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31" office:value-type="string">
            <text:p text:style-name="P28"/>
          </table:table-cell>
          <table:table-cell table:style-name="Таблица1.C31" office:value-type="string">
            <text:p text:style-name="P40">1<text:span text:style-name="T9">1</text:span>-<text:span text:style-name="T10">A</text:span></text:p>
          </table:table-cell>
          <table:table-cell table:style-name="Таблица1.D31" office:value-type="string">
            <text:p text:style-name="P104"><text:span text:style-name="T7">03.09</text:span>.201<text:span text:style-name="T11">9</text:span></text:p>
          </table:table-cell>
          <table:table-cell table:style-name="Таблица1.E31" office:value-type="string">
            <text:p text:style-name="P40">первинний</text:p>
          </table:table-cell>
          <table:table-cell table:style-name="Таблица1.F31" office:value-type="string">
            <text:p text:style-name="P41"/>
          </table:table-cell>
          <table:table-cell table:style-name="Таблица1.G31" office:value-type="string">
            <text:p text:style-name="P42"><draw:frame draw:style-name="fr1" draw:name="Изображение29" text:anchor-type="paragraph" svg:x="0.203cm" svg:y="0.575cm" svg:width="1.953cm" svg:height="0.947cm" draw:z-index="2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84835928216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32" office:value-type="string">
            <text:p text:style-name="P28"/>
          </table:table-cell>
          <table:table-cell table:style-name="Таблица1.C32" office:value-type="string">
            <text:p text:style-name="P40">1<text:span text:style-name="T9">1</text:span>-<text:span text:style-name="T10">A</text:span></text:p>
          </table:table-cell>
          <table:table-cell table:style-name="Таблица1.D32" office:value-type="string">
            <text:p text:style-name="P104"><text:span text:style-name="T7">03.09</text:span>.201<text:span text:style-name="T11">9</text:span></text:p>
          </table:table-cell>
          <table:table-cell table:style-name="Таблица1.E32" office:value-type="string">
            <text:p text:style-name="P40">первинний</text:p>
          </table:table-cell>
          <table:table-cell table:style-name="Таблица1.F32" office:value-type="string">
            <text:p text:style-name="P41"/>
          </table:table-cell>
          <table:table-cell table:style-name="Таблица1.G32" office:value-type="string">
            <text:p text:style-name="P4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20">ЖУРНАЛ ПРОВЕДЕННЯ ІНСТРУКТАЖУ З ТЕХНІКИ БЕЗПЕКИ В КОМП’ЮТЕРНОМУ КЛАСІ</text:p>
      <text:p text:style-name="P1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7">№</text:p>
          </table:table-cell>
          <table:table-cell table:style-name="Таблица17.A1" office:value-type="string">
            <text:p text:style-name="P37">Прізвище, ім’я учня</text:p>
          </table:table-cell>
          <table:table-cell table:style-name="Таблица17.A1" office:value-type="string">
            <text:p text:style-name="P37">Клас</text:p>
          </table:table-cell>
          <table:table-cell table:style-name="Таблица17.A1" office:value-type="string">
            <text:p text:style-name="P37">Дата інструктажу</text:p>
          </table:table-cell>
          <table:table-cell table:style-name="Таблица17.A1" office:value-type="string">
            <text:p text:style-name="P37">Назва інструктажу</text:p>
          </table:table-cell>
          <table:table-cell table:style-name="Таблица17.A1" office:value-type="string">
            <text:p text:style-name="P37">Підпис учня</text:p>
          </table:table-cell>
          <table:table-cell table:style-name="Таблица17.G1" office:value-type="string">
            <text:p text:style-name="P37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12184963385631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" office:value-type="string">
            <text:p text:style-name="P88">Авілкіна Анастасія</text:p>
          </table:table-cell>
          <table:table-cell table:style-name="Таблица17.C2" office:value-type="string">
            <text:p text:style-name="P37">11-А</text:p>
          </table:table-cell>
          <table:table-cell table:style-name="Таблица17.D2" office:value-type="string">
            <text:p text:style-name="P71">09.09.2015</text:p>
          </table:table-cell>
          <table:table-cell table:style-name="Таблица17.E2" office:value-type="string">
            <text:p text:style-name="P37">первинний</text:p>
          </table:table-cell>
          <table:table-cell table:style-name="Таблица17.F2" office:value-type="string">
            <text:p text:style-name="P47"/>
          </table:table-cell>
          <table:table-cell table:style-name="Таблица17.G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874436038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" office:value-type="string">
            <text:p text:style-name="P88">Авілкіна Анна</text:p>
          </table:table-cell>
          <table:table-cell table:style-name="Таблица17.C3" office:value-type="string">
            <text:p text:style-name="P37">11-А</text:p>
          </table:table-cell>
          <table:table-cell table:style-name="Таблица17.D3" office:value-type="string">
            <text:p text:style-name="P71">09.09.2015</text:p>
          </table:table-cell>
          <table:table-cell table:style-name="Таблица17.E3" office:value-type="string">
            <text:p text:style-name="P37">первинний</text:p>
          </table:table-cell>
          <table:table-cell table:style-name="Таблица17.F3" office:value-type="string">
            <text:p text:style-name="P47"/>
          </table:table-cell>
          <table:table-cell table:style-name="Таблица17.G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923618142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4" office:value-type="string">
            <text:p text:style-name="P88">Білоус Ганна</text:p>
          </table:table-cell>
          <table:table-cell table:style-name="Таблица17.C4" office:value-type="string">
            <text:p text:style-name="P37">11-А</text:p>
          </table:table-cell>
          <table:table-cell table:style-name="Таблица17.D4" office:value-type="string">
            <text:p text:style-name="P71">09.09.2015</text:p>
          </table:table-cell>
          <table:table-cell table:style-name="Таблица17.E4" office:value-type="string">
            <text:p text:style-name="P37">первинний</text:p>
          </table:table-cell>
          <table:table-cell table:style-name="Таблица17.F4" office:value-type="string">
            <text:p text:style-name="P47"/>
          </table:table-cell>
          <table:table-cell table:style-name="Таблица17.G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900914828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5" office:value-type="string">
            <text:p text:style-name="P88">Бурикін Максим</text:p>
          </table:table-cell>
          <table:table-cell table:style-name="Таблица17.C5" office:value-type="string">
            <text:p text:style-name="P37">11-А</text:p>
          </table:table-cell>
          <table:table-cell table:style-name="Таблица17.D5" office:value-type="string">
            <text:p text:style-name="P71">09.09.2015</text:p>
          </table:table-cell>
          <table:table-cell table:style-name="Таблица17.E5" office:value-type="string">
            <text:p text:style-name="P37">первинний</text:p>
          </table:table-cell>
          <table:table-cell table:style-name="Таблица17.F5" office:value-type="string">
            <text:p text:style-name="P47"/>
          </table:table-cell>
          <table:table-cell table:style-name="Таблица17.G5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856050745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6" office:value-type="string">
            <text:p text:style-name="P88">Васильчук Євген</text:p>
          </table:table-cell>
          <table:table-cell table:style-name="Таблица17.C6" office:value-type="string">
            <text:p text:style-name="P37">11-А</text:p>
          </table:table-cell>
          <table:table-cell table:style-name="Таблица17.D6" office:value-type="string">
            <text:p text:style-name="P71">09.09.2015</text:p>
          </table:table-cell>
          <table:table-cell table:style-name="Таблица17.E6" office:value-type="string">
            <text:p text:style-name="P37">первинний</text:p>
          </table:table-cell>
          <table:table-cell table:style-name="Таблица17.F6" office:value-type="string">
            <text:p text:style-name="P47"/>
          </table:table-cell>
          <table:table-cell table:style-name="Таблица17.G6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898311487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7" office:value-type="string">
            <text:p text:style-name="P88">Гаркавенко Марія</text:p>
          </table:table-cell>
          <table:table-cell table:style-name="Таблица17.C7" office:value-type="string">
            <text:p text:style-name="P37">11-А</text:p>
          </table:table-cell>
          <table:table-cell table:style-name="Таблица17.D7" office:value-type="string">
            <text:p text:style-name="P71">09.09.2015</text:p>
          </table:table-cell>
          <table:table-cell table:style-name="Таблица17.E7" office:value-type="string">
            <text:p text:style-name="P37">первинний</text:p>
          </table:table-cell>
          <table:table-cell table:style-name="Таблица17.F7" office:value-type="string">
            <text:p text:style-name="P47"/>
          </table:table-cell>
          <table:table-cell table:style-name="Таблица17.G7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925417072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8" office:value-type="string">
            <text:p text:style-name="P88">Георгієв Олександр</text:p>
          </table:table-cell>
          <table:table-cell table:style-name="Таблица17.C8" office:value-type="string">
            <text:p text:style-name="P37">11-А</text:p>
          </table:table-cell>
          <table:table-cell table:style-name="Таблица17.D8" office:value-type="string">
            <text:p text:style-name="P71">09.09.2015</text:p>
          </table:table-cell>
          <table:table-cell table:style-name="Таблица17.E8" office:value-type="string">
            <text:p text:style-name="P37">первинний</text:p>
          </table:table-cell>
          <table:table-cell table:style-name="Таблица17.F8" office:value-type="string">
            <text:p text:style-name="P47"/>
          </table:table-cell>
          <table:table-cell table:style-name="Таблица17.G8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913040919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9" office:value-type="string">
            <text:p text:style-name="P88">Глущенков Данило</text:p>
          </table:table-cell>
          <table:table-cell table:style-name="Таблица17.C9" office:value-type="string">
            <text:p text:style-name="P37">11-А</text:p>
          </table:table-cell>
          <table:table-cell table:style-name="Таблица17.D9" office:value-type="string">
            <text:p text:style-name="P71">09.09.2015</text:p>
          </table:table-cell>
          <table:table-cell table:style-name="Таблица17.E9" office:value-type="string">
            <text:p text:style-name="P37">первинний</text:p>
          </table:table-cell>
          <table:table-cell table:style-name="Таблица17.F9" office:value-type="string">
            <text:p text:style-name="P47"/>
          </table:table-cell>
          <table:table-cell table:style-name="Таблица17.G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950141839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0" office:value-type="string">
            <text:p text:style-name="P88">Горлач Євгенія</text:p>
          </table:table-cell>
          <table:table-cell table:style-name="Таблица17.C10" office:value-type="string">
            <text:p text:style-name="P37">11-А</text:p>
          </table:table-cell>
          <table:table-cell table:style-name="Таблица17.D10" office:value-type="string">
            <text:p text:style-name="P71">09.09.2015</text:p>
          </table:table-cell>
          <table:table-cell table:style-name="Таблица17.E10" office:value-type="string">
            <text:p text:style-name="P37">первинний</text:p>
          </table:table-cell>
          <table:table-cell table:style-name="Таблица17.F10" office:value-type="string">
            <text:p text:style-name="P47"/>
          </table:table-cell>
          <table:table-cell table:style-name="Таблица17.G1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890574180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1" office:value-type="string">
            <text:p text:style-name="P88">Грисіна Аліна</text:p>
          </table:table-cell>
          <table:table-cell table:style-name="Таблица17.C11" office:value-type="string">
            <text:p text:style-name="P37">11-А</text:p>
          </table:table-cell>
          <table:table-cell table:style-name="Таблица17.D11" office:value-type="string">
            <text:p text:style-name="P71">09.09.2015</text:p>
          </table:table-cell>
          <table:table-cell table:style-name="Таблица17.E11" office:value-type="string">
            <text:p text:style-name="P37">первинний</text:p>
          </table:table-cell>
          <table:table-cell table:style-name="Таблица17.F11" office:value-type="string">
            <text:p text:style-name="P47"/>
          </table:table-cell>
          <table:table-cell table:style-name="Таблица17.G11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776067369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2" office:value-type="string">
            <text:p text:style-name="P88">Гуцуляк Єлизавета</text:p>
          </table:table-cell>
          <table:table-cell table:style-name="Таблица17.C12" office:value-type="string">
            <text:p text:style-name="P37">11-А</text:p>
          </table:table-cell>
          <table:table-cell table:style-name="Таблица17.D12" office:value-type="string">
            <text:p text:style-name="P71">09.09.2015</text:p>
          </table:table-cell>
          <table:table-cell table:style-name="Таблица17.E12" office:value-type="string">
            <text:p text:style-name="P37">первинний</text:p>
          </table:table-cell>
          <table:table-cell table:style-name="Таблица17.F12" office:value-type="string">
            <text:p text:style-name="P47"/>
          </table:table-cell>
          <table:table-cell table:style-name="Таблица17.G1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933273164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3" office:value-type="string">
            <text:p text:style-name="P88">Заморська Вероніка</text:p>
          </table:table-cell>
          <table:table-cell table:style-name="Таблица17.C13" office:value-type="string">
            <text:p text:style-name="P37">11-А</text:p>
          </table:table-cell>
          <table:table-cell table:style-name="Таблица17.D13" office:value-type="string">
            <text:p text:style-name="P71">09.09.2015</text:p>
          </table:table-cell>
          <table:table-cell table:style-name="Таблица17.E13" office:value-type="string">
            <text:p text:style-name="P37">первинний</text:p>
          </table:table-cell>
          <table:table-cell table:style-name="Таблица17.F13" office:value-type="string">
            <text:p text:style-name="P47"/>
          </table:table-cell>
          <table:table-cell table:style-name="Таблица17.G1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818547528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4" office:value-type="string">
            <text:p text:style-name="P88">Караєв Микита</text:p>
          </table:table-cell>
          <table:table-cell table:style-name="Таблица17.C14" office:value-type="string">
            <text:p text:style-name="P37">11-А</text:p>
          </table:table-cell>
          <table:table-cell table:style-name="Таблица17.D14" office:value-type="string">
            <text:p text:style-name="P71">09.09.2015</text:p>
          </table:table-cell>
          <table:table-cell table:style-name="Таблица17.E14" office:value-type="string">
            <text:p text:style-name="P37">первинний</text:p>
          </table:table-cell>
          <table:table-cell table:style-name="Таблица17.F14" office:value-type="string">
            <text:p text:style-name="P47"/>
          </table:table-cell>
          <table:table-cell table:style-name="Таблица17.G1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948335449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5" office:value-type="string">
            <text:p text:style-name="P88">Киян Діана</text:p>
          </table:table-cell>
          <table:table-cell table:style-name="Таблица17.C15" office:value-type="string">
            <text:p text:style-name="P37">11-А</text:p>
          </table:table-cell>
          <table:table-cell table:style-name="Таблица17.D15" office:value-type="string">
            <text:p text:style-name="P71">09.09.2015</text:p>
          </table:table-cell>
          <table:table-cell table:style-name="Таблица17.E15" office:value-type="string">
            <text:p text:style-name="P37">первинний</text:p>
          </table:table-cell>
          <table:table-cell table:style-name="Таблица17.F15" office:value-type="string">
            <text:p text:style-name="P47"/>
          </table:table-cell>
          <table:table-cell table:style-name="Таблица17.G15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850708295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6" office:value-type="string">
            <text:p text:style-name="P88">Корж Микита</text:p>
          </table:table-cell>
          <table:table-cell table:style-name="Таблица17.C16" office:value-type="string">
            <text:p text:style-name="P37">11-А</text:p>
          </table:table-cell>
          <table:table-cell table:style-name="Таблица17.D16" office:value-type="string">
            <text:p text:style-name="P71">09.09.2015</text:p>
          </table:table-cell>
          <table:table-cell table:style-name="Таблица17.E16" office:value-type="string">
            <text:p text:style-name="P37">первинний</text:p>
          </table:table-cell>
          <table:table-cell table:style-name="Таблица17.F16" office:value-type="string">
            <text:p text:style-name="P47"/>
          </table:table-cell>
          <table:table-cell table:style-name="Таблица17.G16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798736121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7" office:value-type="string">
            <text:p text:style-name="P88">Курман Єлизавета</text:p>
          </table:table-cell>
          <table:table-cell table:style-name="Таблица17.C17" office:value-type="string">
            <text:p text:style-name="P37">11-А</text:p>
          </table:table-cell>
          <table:table-cell table:style-name="Таблица17.D17" office:value-type="string">
            <text:p text:style-name="P71">09.09.2015</text:p>
          </table:table-cell>
          <table:table-cell table:style-name="Таблица17.E17" office:value-type="string">
            <text:p text:style-name="P37">первинний</text:p>
          </table:table-cell>
          <table:table-cell table:style-name="Таблица17.F17" office:value-type="string">
            <text:p text:style-name="P47"/>
          </table:table-cell>
          <table:table-cell table:style-name="Таблица17.G17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957097728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8" office:value-type="string">
            <text:p text:style-name="P88">Літвінова Світлана</text:p>
          </table:table-cell>
          <table:table-cell table:style-name="Таблица17.C18" office:value-type="string">
            <text:p text:style-name="P37">11-А</text:p>
          </table:table-cell>
          <table:table-cell table:style-name="Таблица17.D18" office:value-type="string">
            <text:p text:style-name="P71">09.09.2015</text:p>
          </table:table-cell>
          <table:table-cell table:style-name="Таблица17.E18" office:value-type="string">
            <text:p text:style-name="P37">первинний</text:p>
          </table:table-cell>
          <table:table-cell table:style-name="Таблица17.F18" office:value-type="string">
            <text:p text:style-name="P47"/>
          </table:table-cell>
          <table:table-cell table:style-name="Таблица17.G18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799238782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9" office:value-type="string">
            <text:p text:style-name="P88">Манзуля Юлія</text:p>
          </table:table-cell>
          <table:table-cell table:style-name="Таблица17.C19" office:value-type="string">
            <text:p text:style-name="P37">11-А</text:p>
          </table:table-cell>
          <table:table-cell table:style-name="Таблица17.D19" office:value-type="string">
            <text:p text:style-name="P71">09.09.2015</text:p>
          </table:table-cell>
          <table:table-cell table:style-name="Таблица17.E19" office:value-type="string">
            <text:p text:style-name="P37">первинний</text:p>
          </table:table-cell>
          <table:table-cell table:style-name="Таблица17.F19" office:value-type="string">
            <text:p text:style-name="P47"/>
          </table:table-cell>
          <table:table-cell table:style-name="Таблица17.G1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811822460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0" office:value-type="string">
            <text:p text:style-name="P88">Мєщанова Аліна</text:p>
          </table:table-cell>
          <table:table-cell table:style-name="Таблица17.C20" office:value-type="string">
            <text:p text:style-name="P37">11-А</text:p>
          </table:table-cell>
          <table:table-cell table:style-name="Таблица17.D20" office:value-type="string">
            <text:p text:style-name="P71">09.09.2015</text:p>
          </table:table-cell>
          <table:table-cell table:style-name="Таблица17.E20" office:value-type="string">
            <text:p text:style-name="P37">первинний</text:p>
          </table:table-cell>
          <table:table-cell table:style-name="Таблица17.F20" office:value-type="string">
            <text:p text:style-name="P47"/>
          </table:table-cell>
          <table:table-cell table:style-name="Таблица17.G2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829557076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1" office:value-type="string">
            <text:p text:style-name="P88">Омельченко Ольга</text:p>
          </table:table-cell>
          <table:table-cell table:style-name="Таблица17.C21" office:value-type="string">
            <text:p text:style-name="P37">11-А</text:p>
          </table:table-cell>
          <table:table-cell table:style-name="Таблица17.D21" office:value-type="string">
            <text:p text:style-name="P71">09.09.2015</text:p>
          </table:table-cell>
          <table:table-cell table:style-name="Таблица17.E21" office:value-type="string">
            <text:p text:style-name="P37">первинний</text:p>
          </table:table-cell>
          <table:table-cell table:style-name="Таблица17.F21" office:value-type="string">
            <text:p text:style-name="P47"/>
          </table:table-cell>
          <table:table-cell table:style-name="Таблица17.G21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902390324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2" office:value-type="string">
            <text:p text:style-name="P88">Орлік Анна</text:p>
          </table:table-cell>
          <table:table-cell table:style-name="Таблица17.C22" office:value-type="string">
            <text:p text:style-name="P37">11-А</text:p>
          </table:table-cell>
          <table:table-cell table:style-name="Таблица17.D22" office:value-type="string">
            <text:p text:style-name="P71">09.09.2015</text:p>
          </table:table-cell>
          <table:table-cell table:style-name="Таблица17.E22" office:value-type="string">
            <text:p text:style-name="P37">первинний</text:p>
          </table:table-cell>
          <table:table-cell table:style-name="Таблица17.F22" office:value-type="string">
            <text:p text:style-name="P47"/>
          </table:table-cell>
          <table:table-cell table:style-name="Таблица17.G2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943102814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3" office:value-type="string">
            <text:p text:style-name="P88">Поборська Тетяна</text:p>
          </table:table-cell>
          <table:table-cell table:style-name="Таблица17.C23" office:value-type="string">
            <text:p text:style-name="P37">11-А</text:p>
          </table:table-cell>
          <table:table-cell table:style-name="Таблица17.D23" office:value-type="string">
            <text:p text:style-name="P71">09.09.2015</text:p>
          </table:table-cell>
          <table:table-cell table:style-name="Таблица17.E23" office:value-type="string">
            <text:p text:style-name="P37">первинний</text:p>
          </table:table-cell>
          <table:table-cell table:style-name="Таблица17.F23" office:value-type="string">
            <text:p text:style-name="P47"/>
          </table:table-cell>
          <table:table-cell table:style-name="Таблица17.G2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873352156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4" office:value-type="string">
            <text:p text:style-name="P88">Ромеус Ілля</text:p>
          </table:table-cell>
          <table:table-cell table:style-name="Таблица17.C24" office:value-type="string">
            <text:p text:style-name="P37">11-А</text:p>
          </table:table-cell>
          <table:table-cell table:style-name="Таблица17.D24" office:value-type="string">
            <text:p text:style-name="P71">09.09.2015</text:p>
          </table:table-cell>
          <table:table-cell table:style-name="Таблица17.E24" office:value-type="string">
            <text:p text:style-name="P37">первинний</text:p>
          </table:table-cell>
          <table:table-cell table:style-name="Таблица17.F24" office:value-type="string">
            <text:p text:style-name="P47"/>
          </table:table-cell>
          <table:table-cell table:style-name="Таблица17.G2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880541265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арасова Кате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827982264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арасова Ма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806658130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елега Єлизавет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821000359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Чікунов Давид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850271027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Шабазова Ган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795795162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0" office:value-type="string">
            <text:p text:style-name="P88">Ярова Єлизавета</text:p>
          </table:table-cell>
          <table:table-cell table:style-name="Таблица17.C30" office:value-type="string">
            <text:p text:style-name="P37">11-А</text:p>
          </table:table-cell>
          <table:table-cell table:style-name="Таблица17.D30" office:value-type="string">
            <text:p text:style-name="P71">09.09.2015</text:p>
          </table:table-cell>
          <table:table-cell table:style-name="Таблица17.E30" office:value-type="string">
            <text:p text:style-name="P37">первинний</text:p>
          </table:table-cell>
          <table:table-cell table:style-name="Таблица17.F30" office:value-type="string">
            <text:p text:style-name="P47"/>
          </table:table-cell>
          <table:table-cell table:style-name="Таблица17.G3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84875704240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1" office:value-type="string">
            <text:p text:style-name="P88">Ященко Дмитро</text:p>
          </table:table-cell>
          <table:table-cell table:style-name="Таблица17.C31" office:value-type="string">
            <text:p text:style-name="P37">11-А</text:p>
          </table:table-cell>
          <table:table-cell table:style-name="Таблица17.D31" office:value-type="string">
            <text:p text:style-name="P71">09.09.2015</text:p>
          </table:table-cell>
          <table:table-cell table:style-name="Таблица17.E31" office:value-type="string">
            <text:p text:style-name="P37">первинний</text:p>
          </table:table-cell>
          <table:table-cell table:style-name="Таблица17.F31" office:value-type="string">
            <text:p text:style-name="P47"/>
          </table:table-cell>
          <table:table-cell table:style-name="Таблица17.G31" office:value-type="string">
            <text:p text:style-name="P47"/>
          </table:table-cell>
        </table:table-row>
      </table:table>
      <text:p text:style-name="P6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9">№</text:p>
          </table:table-cell>
          <table:table-cell table:style-name="Таблица2.A1" office:value-type="string">
            <text:p text:style-name="P29">Прізвище, ім’я учня</text:p>
          </table:table-cell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Дата інструктажу</text:p>
          </table:table-cell>
          <table:table-cell table:style-name="Таблица2.A1" office:value-type="string">
            <text:p text:style-name="P29">Назва інструктажу</text:p>
          </table:table-cell>
          <table:table-cell table:style-name="Таблица2.A1" office:value-type="string">
            <text:p text:style-name="P29">Підпис учня</text:p>
          </table:table-cell>
          <table:table-cell table:style-name="Таблица2.G1" office:value-type="string">
            <text:p text:style-name="P29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3526443845" text:style-name="L2">
              <text:list-item>
                <text:p text:style-name="P98"/>
              </text:list-item>
            </text:list>
          </table:table-cell>
          <table:table-cell table:style-name="Таблица2.B2" office:value-type="string">
            <text:p text:style-name="P85">Байдін Микита</text:p>
          </table:table-cell>
          <table:table-cell table:style-name="Таблица2.C2" office:value-type="string">
            <text:p text:style-name="P49">11-В</text:p>
          </table:table-cell>
          <table:table-cell table:style-name="Таблица2.D2" office:value-type="string">
            <text:p text:style-name="P73">13.01.2016</text:p>
          </table:table-cell>
          <table:table-cell table:style-name="Таблица2.E2" office:value-type="string">
            <text:p text:style-name="P29">первинний</text:p>
          </table:table-cell>
          <table:table-cell table:style-name="Таблица2.F2" office:value-type="string">
            <text:p text:style-name="P41"/>
          </table:table-cell>
          <table:table-cell table:style-name="Таблица2.G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8490132468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" office:value-type="string">
            <text:p text:style-name="P85">Баришніков Дмитро</text:p>
          </table:table-cell>
          <table:table-cell table:style-name="Таблица2.C3" office:value-type="string">
            <text:p text:style-name="P49">11-В</text:p>
          </table:table-cell>
          <table:table-cell table:style-name="Таблица2.D3" office:value-type="string">
            <text:p text:style-name="P73">13.01.2016</text:p>
          </table:table-cell>
          <table:table-cell table:style-name="Таблица2.E3" office:value-type="string">
            <text:p text:style-name="P29">первинний</text:p>
          </table:table-cell>
          <table:table-cell table:style-name="Таблица2.F3" office:value-type="string">
            <text:p text:style-name="P41"/>
          </table:table-cell>
          <table:table-cell table:style-name="Таблица2.G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8492084423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4" office:value-type="string">
            <text:p text:style-name="P85">Веселов Михайло</text:p>
          </table:table-cell>
          <table:table-cell table:style-name="Таблица2.C4" office:value-type="string">
            <text:p text:style-name="P49">11-В</text:p>
          </table:table-cell>
          <table:table-cell table:style-name="Таблица2.D4" office:value-type="string">
            <text:p text:style-name="P73">13.01.2016</text:p>
          </table:table-cell>
          <table:table-cell table:style-name="Таблица2.E4" office:value-type="string">
            <text:p text:style-name="P29">первинний</text:p>
          </table:table-cell>
          <table:table-cell table:style-name="Таблица2.F4" office:value-type="string">
            <text:p text:style-name="P41"/>
          </table:table-cell>
          <table:table-cell table:style-name="Таблица2.G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8484997411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5" office:value-type="string">
            <text:p text:style-name="P85">Височанський Владислав</text:p>
          </table:table-cell>
          <table:table-cell table:style-name="Таблица2.C5" office:value-type="string">
            <text:p text:style-name="P49">11-В</text:p>
          </table:table-cell>
          <table:table-cell table:style-name="Таблица2.D5" office:value-type="string">
            <text:p text:style-name="P73">13.01.2016</text:p>
          </table:table-cell>
          <table:table-cell table:style-name="Таблица2.E5" office:value-type="string">
            <text:p text:style-name="P29">первинний</text:p>
          </table:table-cell>
          <table:table-cell table:style-name="Таблица2.F5" office:value-type="string">
            <text:p text:style-name="P41"/>
          </table:table-cell>
          <table:table-cell table:style-name="Таблица2.G5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8479343677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6" office:value-type="string">
            <text:p text:style-name="P85">Волобуєва Тетяна</text:p>
          </table:table-cell>
          <table:table-cell table:style-name="Таблица2.C6" office:value-type="string">
            <text:p text:style-name="P49">11-В</text:p>
          </table:table-cell>
          <table:table-cell table:style-name="Таблица2.D6" office:value-type="string">
            <text:p text:style-name="P73">13.01.2016</text:p>
          </table:table-cell>
          <table:table-cell table:style-name="Таблица2.E6" office:value-type="string">
            <text:p text:style-name="P29">первинний</text:p>
          </table:table-cell>
          <table:table-cell table:style-name="Таблица2.F6" office:value-type="string">
            <text:p text:style-name="P41"/>
          </table:table-cell>
          <table:table-cell table:style-name="Таблица2.G6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8492325022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7" office:value-type="string">
            <text:p text:style-name="P85">Дудкіна Ганна</text:p>
          </table:table-cell>
          <table:table-cell table:style-name="Таблица2.C7" office:value-type="string">
            <text:p text:style-name="P49">11-В</text:p>
          </table:table-cell>
          <table:table-cell table:style-name="Таблица2.D7" office:value-type="string">
            <text:p text:style-name="P73">13.01.2016</text:p>
          </table:table-cell>
          <table:table-cell table:style-name="Таблица2.E7" office:value-type="string">
            <text:p text:style-name="P29">первинний</text:p>
          </table:table-cell>
          <table:table-cell table:style-name="Таблица2.F7" office:value-type="string">
            <text:p text:style-name="P41"/>
          </table:table-cell>
          <table:table-cell table:style-name="Таблица2.G7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8494301672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8" office:value-type="string">
            <text:p text:style-name="P85">Єгіазарян Давіт</text:p>
          </table:table-cell>
          <table:table-cell table:style-name="Таблица2.C8" office:value-type="string">
            <text:p text:style-name="P49">11-В</text:p>
          </table:table-cell>
          <table:table-cell table:style-name="Таблица2.D8" office:value-type="string">
            <text:p text:style-name="P73">13.01.2016</text:p>
          </table:table-cell>
          <table:table-cell table:style-name="Таблица2.E8" office:value-type="string">
            <text:p text:style-name="P29">первинний</text:p>
          </table:table-cell>
          <table:table-cell table:style-name="Таблица2.F8" office:value-type="string">
            <text:p text:style-name="P41"/>
          </table:table-cell>
          <table:table-cell table:style-name="Таблица2.G8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8484956322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9" office:value-type="string">
            <text:p text:style-name="P85">Замишляєва Ганна</text:p>
          </table:table-cell>
          <table:table-cell table:style-name="Таблица2.C9" office:value-type="string">
            <text:p text:style-name="P49">11-В</text:p>
          </table:table-cell>
          <table:table-cell table:style-name="Таблица2.D9" office:value-type="string">
            <text:p text:style-name="P73">13.01.2016</text:p>
          </table:table-cell>
          <table:table-cell table:style-name="Таблица2.E9" office:value-type="string">
            <text:p text:style-name="P29">первинний</text:p>
          </table:table-cell>
          <table:table-cell table:style-name="Таблица2.F9" office:value-type="string">
            <text:p text:style-name="P41"/>
          </table:table-cell>
          <table:table-cell table:style-name="Таблица2.G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8488091074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0" office:value-type="string">
            <text:p text:style-name="P85">Земляний Олександр</text:p>
          </table:table-cell>
          <table:table-cell table:style-name="Таблица2.C10" office:value-type="string">
            <text:p text:style-name="P49">11-В</text:p>
          </table:table-cell>
          <table:table-cell table:style-name="Таблица2.D10" office:value-type="string">
            <text:p text:style-name="P73">13.01.2016</text:p>
          </table:table-cell>
          <table:table-cell table:style-name="Таблица2.E10" office:value-type="string">
            <text:p text:style-name="P29">первинний</text:p>
          </table:table-cell>
          <table:table-cell table:style-name="Таблица2.F10" office:value-type="string">
            <text:p text:style-name="P41"/>
          </table:table-cell>
          <table:table-cell table:style-name="Таблица2.G1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8496519347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1" office:value-type="string">
            <text:p text:style-name="P85">Іванісов Денис</text:p>
          </table:table-cell>
          <table:table-cell table:style-name="Таблица2.C11" office:value-type="string">
            <text:p text:style-name="P49">11-В</text:p>
          </table:table-cell>
          <table:table-cell table:style-name="Таблица2.D11" office:value-type="string">
            <text:p text:style-name="P73">13.01.2016</text:p>
          </table:table-cell>
          <table:table-cell table:style-name="Таблица2.E11" office:value-type="string">
            <text:p text:style-name="P29">первинний</text:p>
          </table:table-cell>
          <table:table-cell table:style-name="Таблица2.F11" office:value-type="string">
            <text:p text:style-name="P41"/>
          </table:table-cell>
          <table:table-cell table:style-name="Таблица2.G11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8487769945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2" office:value-type="string">
            <text:p text:style-name="P85">Коваль Наталія</text:p>
          </table:table-cell>
          <table:table-cell table:style-name="Таблица2.C12" office:value-type="string">
            <text:p text:style-name="P49">11-В</text:p>
          </table:table-cell>
          <table:table-cell table:style-name="Таблица2.D12" office:value-type="string">
            <text:p text:style-name="P73">13.01.2016</text:p>
          </table:table-cell>
          <table:table-cell table:style-name="Таблица2.E12" office:value-type="string">
            <text:p text:style-name="P29">первинний</text:p>
          </table:table-cell>
          <table:table-cell table:style-name="Таблица2.F12" office:value-type="string">
            <text:p text:style-name="P41"/>
          </table:table-cell>
          <table:table-cell table:style-name="Таблица2.G1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8478739308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3" office:value-type="string">
            <text:p text:style-name="P85">Ковальов Юрій</text:p>
          </table:table-cell>
          <table:table-cell table:style-name="Таблица2.C13" office:value-type="string">
            <text:p text:style-name="P49">11-В</text:p>
          </table:table-cell>
          <table:table-cell table:style-name="Таблица2.D13" office:value-type="string">
            <text:p text:style-name="P73">13.01.2016</text:p>
          </table:table-cell>
          <table:table-cell table:style-name="Таблица2.E13" office:value-type="string">
            <text:p text:style-name="P29">первинний</text:p>
          </table:table-cell>
          <table:table-cell table:style-name="Таблица2.F13" office:value-type="string">
            <text:p text:style-name="P41"/>
          </table:table-cell>
          <table:table-cell table:style-name="Таблица2.G1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8497202997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4" office:value-type="string">
            <text:p text:style-name="P85">Кряж Дмитро</text:p>
          </table:table-cell>
          <table:table-cell table:style-name="Таблица2.C14" office:value-type="string">
            <text:p text:style-name="P49">11-В</text:p>
          </table:table-cell>
          <table:table-cell table:style-name="Таблица2.D14" office:value-type="string">
            <text:p text:style-name="P73">13.01.2016</text:p>
          </table:table-cell>
          <table:table-cell table:style-name="Таблица2.E14" office:value-type="string">
            <text:p text:style-name="P29">первинний</text:p>
          </table:table-cell>
          <table:table-cell table:style-name="Таблица2.F14" office:value-type="string">
            <text:p text:style-name="P41"/>
          </table:table-cell>
          <table:table-cell table:style-name="Таблица2.G1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8493047238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5" office:value-type="string">
            <text:p text:style-name="P85">Куршубадзе Еліта</text:p>
          </table:table-cell>
          <table:table-cell table:style-name="Таблица2.C15" office:value-type="string">
            <text:p text:style-name="P49">11-В</text:p>
          </table:table-cell>
          <table:table-cell table:style-name="Таблица2.D15" office:value-type="string">
            <text:p text:style-name="P73">13.01.2016</text:p>
          </table:table-cell>
          <table:table-cell table:style-name="Таблица2.E15" office:value-type="string">
            <text:p text:style-name="P29">первинний</text:p>
          </table:table-cell>
          <table:table-cell table:style-name="Таблица2.F15" office:value-type="string">
            <text:p text:style-name="P41"/>
          </table:table-cell>
          <table:table-cell table:style-name="Таблица2.G15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8488692644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6" office:value-type="string">
            <text:p text:style-name="P85">Лебідь Вікторія</text:p>
          </table:table-cell>
          <table:table-cell table:style-name="Таблица2.C16" office:value-type="string">
            <text:p text:style-name="P49">11-В</text:p>
          </table:table-cell>
          <table:table-cell table:style-name="Таблица2.D16" office:value-type="string">
            <text:p text:style-name="P73">13.01.2016</text:p>
          </table:table-cell>
          <table:table-cell table:style-name="Таблица2.E16" office:value-type="string">
            <text:p text:style-name="P29">первинний</text:p>
          </table:table-cell>
          <table:table-cell table:style-name="Таблица2.F16" office:value-type="string">
            <text:p text:style-name="P41"/>
          </table:table-cell>
          <table:table-cell table:style-name="Таблица2.G16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8484805187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7" office:value-type="string">
            <text:p text:style-name="P85">Лисенко Олександр</text:p>
          </table:table-cell>
          <table:table-cell table:style-name="Таблица2.C17" office:value-type="string">
            <text:p text:style-name="P49">11-В</text:p>
          </table:table-cell>
          <table:table-cell table:style-name="Таблица2.D17" office:value-type="string">
            <text:p text:style-name="P73">13.01.2016</text:p>
          </table:table-cell>
          <table:table-cell table:style-name="Таблица2.E17" office:value-type="string">
            <text:p text:style-name="P29">первинний</text:p>
          </table:table-cell>
          <table:table-cell table:style-name="Таблица2.F17" office:value-type="string">
            <text:p text:style-name="P41"/>
          </table:table-cell>
          <table:table-cell table:style-name="Таблица2.G17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8483235212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8" office:value-type="string">
            <text:p text:style-name="P85">Луценко Олександр</text:p>
          </table:table-cell>
          <table:table-cell table:style-name="Таблица2.C18" office:value-type="string">
            <text:p text:style-name="P49">11-В</text:p>
          </table:table-cell>
          <table:table-cell table:style-name="Таблица2.D18" office:value-type="string">
            <text:p text:style-name="P73">13.01.2016</text:p>
          </table:table-cell>
          <table:table-cell table:style-name="Таблица2.E18" office:value-type="string">
            <text:p text:style-name="P29">первинний</text:p>
          </table:table-cell>
          <table:table-cell table:style-name="Таблица2.F18" office:value-type="string">
            <text:p text:style-name="P41"/>
          </table:table-cell>
          <table:table-cell table:style-name="Таблица2.G18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8480865167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9" office:value-type="string">
            <text:p text:style-name="P85">Малахов Руслан</text:p>
          </table:table-cell>
          <table:table-cell table:style-name="Таблица2.C19" office:value-type="string">
            <text:p text:style-name="P49">11-В</text:p>
          </table:table-cell>
          <table:table-cell table:style-name="Таблица2.D19" office:value-type="string">
            <text:p text:style-name="P73">13.01.2016</text:p>
          </table:table-cell>
          <table:table-cell table:style-name="Таблица2.E19" office:value-type="string">
            <text:p text:style-name="P29">первинний</text:p>
          </table:table-cell>
          <table:table-cell table:style-name="Таблица2.F19" office:value-type="string">
            <text:p text:style-name="P41"/>
          </table:table-cell>
          <table:table-cell table:style-name="Таблица2.G1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8481417953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0" office:value-type="string">
            <text:p text:style-name="P85">Мельничук Єгор</text:p>
          </table:table-cell>
          <table:table-cell table:style-name="Таблица2.C20" office:value-type="string">
            <text:p text:style-name="P49">11-В</text:p>
          </table:table-cell>
          <table:table-cell table:style-name="Таблица2.D20" office:value-type="string">
            <text:p text:style-name="P73">13.01.2016</text:p>
          </table:table-cell>
          <table:table-cell table:style-name="Таблица2.E20" office:value-type="string">
            <text:p text:style-name="P29">первинний</text:p>
          </table:table-cell>
          <table:table-cell table:style-name="Таблица2.F20" office:value-type="string">
            <text:p text:style-name="P41"/>
          </table:table-cell>
          <table:table-cell table:style-name="Таблица2.G2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8496613328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1" office:value-type="string">
            <text:p text:style-name="P85">Мирошніченко Яким</text:p>
          </table:table-cell>
          <table:table-cell table:style-name="Таблица2.C21" office:value-type="string">
            <text:p text:style-name="P49">11-В</text:p>
          </table:table-cell>
          <table:table-cell table:style-name="Таблица2.D21" office:value-type="string">
            <text:p text:style-name="P73">13.01.2016</text:p>
          </table:table-cell>
          <table:table-cell table:style-name="Таблица2.E21" office:value-type="string">
            <text:p text:style-name="P29">первинний</text:p>
          </table:table-cell>
          <table:table-cell table:style-name="Таблица2.F21" office:value-type="string">
            <text:p text:style-name="P41"/>
          </table:table-cell>
          <table:table-cell table:style-name="Таблица2.G21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8487713978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2" office:value-type="string">
            <text:p text:style-name="P85">Мікулін Микита</text:p>
          </table:table-cell>
          <table:table-cell table:style-name="Таблица2.C22" office:value-type="string">
            <text:p text:style-name="P49">11-В</text:p>
          </table:table-cell>
          <table:table-cell table:style-name="Таблица2.D22" office:value-type="string">
            <text:p text:style-name="P73">13.01.2016</text:p>
          </table:table-cell>
          <table:table-cell table:style-name="Таблица2.E22" office:value-type="string">
            <text:p text:style-name="P29">первинний</text:p>
          </table:table-cell>
          <table:table-cell table:style-name="Таблица2.F22" office:value-type="string">
            <text:p text:style-name="P41"/>
          </table:table-cell>
          <table:table-cell table:style-name="Таблица2.G2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8492025429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3" office:value-type="string">
            <text:p text:style-name="P85">Насонова Анна</text:p>
          </table:table-cell>
          <table:table-cell table:style-name="Таблица2.C23" office:value-type="string">
            <text:p text:style-name="P49">11-В</text:p>
          </table:table-cell>
          <table:table-cell table:style-name="Таблица2.D23" office:value-type="string">
            <text:p text:style-name="P73">13.01.2016</text:p>
          </table:table-cell>
          <table:table-cell table:style-name="Таблица2.E23" office:value-type="string">
            <text:p text:style-name="P29">первинний</text:p>
          </table:table-cell>
          <table:table-cell table:style-name="Таблица2.F23" office:value-type="string">
            <text:p text:style-name="P41"/>
          </table:table-cell>
          <table:table-cell table:style-name="Таблица2.G2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8495576804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4" office:value-type="string">
            <text:p text:style-name="P85">Овчиннікова Тетяна</text:p>
          </table:table-cell>
          <table:table-cell table:style-name="Таблица2.C24" office:value-type="string">
            <text:p text:style-name="P49">11-В</text:p>
          </table:table-cell>
          <table:table-cell table:style-name="Таблица2.D24" office:value-type="string">
            <text:p text:style-name="P73">13.01.2016</text:p>
          </table:table-cell>
          <table:table-cell table:style-name="Таблица2.E24" office:value-type="string">
            <text:p text:style-name="P29">первинний</text:p>
          </table:table-cell>
          <table:table-cell table:style-name="Таблица2.F24" office:value-type="string">
            <text:p text:style-name="P41"/>
          </table:table-cell>
          <table:table-cell table:style-name="Таблица2.G2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8496324392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Осадчий Євген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18496294485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арій Олена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18483889641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осохов Максим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18478777587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родайвода Олександр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18491904004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Свєтлічний Сергій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18487860687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0" office:value-type="string">
            <text:p text:style-name="P85">Свірь Микита</text:p>
          </table:table-cell>
          <table:table-cell table:style-name="Таблица2.C30" office:value-type="string">
            <text:p text:style-name="P50">11-В</text:p>
          </table:table-cell>
          <table:table-cell table:style-name="Таблица2.D30" office:value-type="string">
            <text:p text:style-name="P73">13.01.2016</text:p>
          </table:table-cell>
          <table:table-cell table:style-name="Таблица2.E30" office:value-type="string">
            <text:p text:style-name="P38">первинний</text:p>
          </table:table-cell>
          <table:table-cell table:style-name="Таблица2.F30" office:value-type="string">
            <text:p text:style-name="P41"/>
          </table:table-cell>
          <table:table-cell table:style-name="Таблица2.G30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18489803640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емеренко Ярослав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18496195662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обур Марина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18480566535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отник Володимир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18482240457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туконог Каріна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18482178471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5" office:value-type="string">
            <text:p text:style-name="P85">Цуканов Владислав</text:p>
          </table:table-cell>
          <table:table-cell table:style-name="Таблица2.C35" office:value-type="string">
            <text:p text:style-name="P50">11-В</text:p>
          </table:table-cell>
          <table:table-cell table:style-name="Таблица2.D35" office:value-type="string">
            <text:p text:style-name="P73">13.01.2016</text:p>
          </table:table-cell>
          <table:table-cell table:style-name="Таблица2.E35" office:value-type="string">
            <text:p text:style-name="P38">первинний</text:p>
          </table:table-cell>
          <table:table-cell table:style-name="Таблица2.F35" office:value-type="string">
            <text:p text:style-name="P41"/>
          </table:table-cell>
          <table:table-cell table:style-name="Таблица2.G35" office:value-type="string">
            <text:p text:style-name="P42"/>
          </table:table-cell>
        </table:table-row>
      </table:table>
      <text:p text:style-name="P94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1">ЖУРНАЛ ПРОВЕДЕННЯ ІНСТРУКТАЖУ З ТЕХНІКИ БЕЗПЕКИ В КОМП’ЮТЕРНОМУ КЛАСІ</text:p>
      <text:p text:style-name="P1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8">№</text:p>
          </table:table-cell>
          <table:table-cell table:style-name="Таблица18.A1" office:value-type="string">
            <text:p text:style-name="P38">Прізвище, ім’я учня</text:p>
          </table:table-cell>
          <table:table-cell table:style-name="Таблица18.A1" office:value-type="string">
            <text:p text:style-name="P38">Клас</text:p>
          </table:table-cell>
          <table:table-cell table:style-name="Таблица18.A1" office:value-type="string">
            <text:p text:style-name="P38">Дата інструктажу</text:p>
          </table:table-cell>
          <table:table-cell table:style-name="Таблица18.A1" office:value-type="string">
            <text:p text:style-name="P38">Назва інструктажу</text:p>
          </table:table-cell>
          <table:table-cell table:style-name="Таблица18.A1" office:value-type="string">
            <text:p text:style-name="P38">Підпис учня</text:p>
          </table:table-cell>
          <table:table-cell table:style-name="Таблица18.G1" office:value-type="string">
            <text:p text:style-name="P38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12184849690616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" office:value-type="string">
            <text:p text:style-name="P89">Байдін Микита</text:p>
          </table:table-cell>
          <table:table-cell table:style-name="Таблица18.C2" office:value-type="string">
            <text:p text:style-name="P50">11-В</text:p>
          </table:table-cell>
          <table:table-cell table:style-name="Таблица18.D2" office:value-type="string">
            <text:p text:style-name="P73">09.09.2015</text:p>
          </table:table-cell>
          <table:table-cell table:style-name="Таблица18.E2" office:value-type="string">
            <text:p text:style-name="P38">первинний</text:p>
          </table:table-cell>
          <table:table-cell table:style-name="Таблица18.F2" office:value-type="string">
            <text:p text:style-name="P48"/>
          </table:table-cell>
          <table:table-cell table:style-name="Таблица18.G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986753098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" office:value-type="string">
            <text:p text:style-name="P89">Баришніков Дмитро</text:p>
          </table:table-cell>
          <table:table-cell table:style-name="Таблица18.C3" office:value-type="string">
            <text:p text:style-name="P50">11-В</text:p>
          </table:table-cell>
          <table:table-cell table:style-name="Таблица18.D3" office:value-type="string">
            <text:p text:style-name="P73">09.09.2015</text:p>
          </table:table-cell>
          <table:table-cell table:style-name="Таблица18.E3" office:value-type="string">
            <text:p text:style-name="P38">первинний</text:p>
          </table:table-cell>
          <table:table-cell table:style-name="Таблица18.F3" office:value-type="string">
            <text:p text:style-name="P48"/>
          </table:table-cell>
          <table:table-cell table:style-name="Таблица18.G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987346322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4" office:value-type="string">
            <text:p text:style-name="P89">Веселов Михайло</text:p>
          </table:table-cell>
          <table:table-cell table:style-name="Таблица18.C4" office:value-type="string">
            <text:p text:style-name="P50">11-В</text:p>
          </table:table-cell>
          <table:table-cell table:style-name="Таблица18.D4" office:value-type="string">
            <text:p text:style-name="P73">09.09.2015</text:p>
          </table:table-cell>
          <table:table-cell table:style-name="Таблица18.E4" office:value-type="string">
            <text:p text:style-name="P38">первинний</text:p>
          </table:table-cell>
          <table:table-cell table:style-name="Таблица18.F4" office:value-type="string">
            <text:p text:style-name="P48"/>
          </table:table-cell>
          <table:table-cell table:style-name="Таблица18.G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998771465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5" office:value-type="string">
            <text:p text:style-name="P89">Височанський Владислав</text:p>
          </table:table-cell>
          <table:table-cell table:style-name="Таблица18.C5" office:value-type="string">
            <text:p text:style-name="P50">11-В</text:p>
          </table:table-cell>
          <table:table-cell table:style-name="Таблица18.D5" office:value-type="string">
            <text:p text:style-name="P73">09.09.2015</text:p>
          </table:table-cell>
          <table:table-cell table:style-name="Таблица18.E5" office:value-type="string">
            <text:p text:style-name="P38">первинний</text:p>
          </table:table-cell>
          <table:table-cell table:style-name="Таблица18.F5" office:value-type="string">
            <text:p text:style-name="P48"/>
          </table:table-cell>
          <table:table-cell table:style-name="Таблица18.G5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955720224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6" office:value-type="string">
            <text:p text:style-name="P89">Волобуєва Тетяна</text:p>
          </table:table-cell>
          <table:table-cell table:style-name="Таблица18.C6" office:value-type="string">
            <text:p text:style-name="P50">11-В</text:p>
          </table:table-cell>
          <table:table-cell table:style-name="Таблица18.D6" office:value-type="string">
            <text:p text:style-name="P73">09.09.2015</text:p>
          </table:table-cell>
          <table:table-cell table:style-name="Таблица18.E6" office:value-type="string">
            <text:p text:style-name="P38">первинний</text:p>
          </table:table-cell>
          <table:table-cell table:style-name="Таблица18.F6" office:value-type="string">
            <text:p text:style-name="P48"/>
          </table:table-cell>
          <table:table-cell table:style-name="Таблица18.G6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983076491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7" office:value-type="string">
            <text:p text:style-name="P89">Дудкіна Ганна</text:p>
          </table:table-cell>
          <table:table-cell table:style-name="Таблица18.C7" office:value-type="string">
            <text:p text:style-name="P50">11-В</text:p>
          </table:table-cell>
          <table:table-cell table:style-name="Таблица18.D7" office:value-type="string">
            <text:p text:style-name="P73">09.09.2015</text:p>
          </table:table-cell>
          <table:table-cell table:style-name="Таблица18.E7" office:value-type="string">
            <text:p text:style-name="P38">первинний</text:p>
          </table:table-cell>
          <table:table-cell table:style-name="Таблица18.F7" office:value-type="string">
            <text:p text:style-name="P48"/>
          </table:table-cell>
          <table:table-cell table:style-name="Таблица18.G7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970028333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8" office:value-type="string">
            <text:p text:style-name="P89">Єгіазарян Давіт</text:p>
          </table:table-cell>
          <table:table-cell table:style-name="Таблица18.C8" office:value-type="string">
            <text:p text:style-name="P50">11-В</text:p>
          </table:table-cell>
          <table:table-cell table:style-name="Таблица18.D8" office:value-type="string">
            <text:p text:style-name="P73">09.09.2015</text:p>
          </table:table-cell>
          <table:table-cell table:style-name="Таблица18.E8" office:value-type="string">
            <text:p text:style-name="P38">первинний</text:p>
          </table:table-cell>
          <table:table-cell table:style-name="Таблица18.F8" office:value-type="string">
            <text:p text:style-name="P48"/>
          </table:table-cell>
          <table:table-cell table:style-name="Таблица18.G8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934659943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9" office:value-type="string">
            <text:p text:style-name="P89">Замишляєва Ганна</text:p>
          </table:table-cell>
          <table:table-cell table:style-name="Таблица18.C9" office:value-type="string">
            <text:p text:style-name="P50">11-В</text:p>
          </table:table-cell>
          <table:table-cell table:style-name="Таблица18.D9" office:value-type="string">
            <text:p text:style-name="P73">09.09.2015</text:p>
          </table:table-cell>
          <table:table-cell table:style-name="Таблица18.E9" office:value-type="string">
            <text:p text:style-name="P38">первинний</text:p>
          </table:table-cell>
          <table:table-cell table:style-name="Таблица18.F9" office:value-type="string">
            <text:p text:style-name="P48"/>
          </table:table-cell>
          <table:table-cell table:style-name="Таблица18.G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906261182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0" office:value-type="string">
            <text:p text:style-name="P89">Земляний Олександр</text:p>
          </table:table-cell>
          <table:table-cell table:style-name="Таблица18.C10" office:value-type="string">
            <text:p text:style-name="P50">11-В</text:p>
          </table:table-cell>
          <table:table-cell table:style-name="Таблица18.D10" office:value-type="string">
            <text:p text:style-name="P73">09.09.2015</text:p>
          </table:table-cell>
          <table:table-cell table:style-name="Таблица18.E10" office:value-type="string">
            <text:p text:style-name="P38">первинний</text:p>
          </table:table-cell>
          <table:table-cell table:style-name="Таблица18.F10" office:value-type="string">
            <text:p text:style-name="P48"/>
          </table:table-cell>
          <table:table-cell table:style-name="Таблица18.G1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5000062281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1" office:value-type="string">
            <text:p text:style-name="P89">Іванісов Денис</text:p>
          </table:table-cell>
          <table:table-cell table:style-name="Таблица18.C11" office:value-type="string">
            <text:p text:style-name="P50">11-В</text:p>
          </table:table-cell>
          <table:table-cell table:style-name="Таблица18.D11" office:value-type="string">
            <text:p text:style-name="P73">09.09.2015</text:p>
          </table:table-cell>
          <table:table-cell table:style-name="Таблица18.E11" office:value-type="string">
            <text:p text:style-name="P38">первинний</text:p>
          </table:table-cell>
          <table:table-cell table:style-name="Таблица18.F11" office:value-type="string">
            <text:p text:style-name="P48"/>
          </table:table-cell>
          <table:table-cell table:style-name="Таблица18.G11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880226334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2" office:value-type="string">
            <text:p text:style-name="P89">Коваль Наталія</text:p>
          </table:table-cell>
          <table:table-cell table:style-name="Таблица18.C12" office:value-type="string">
            <text:p text:style-name="P50">11-В</text:p>
          </table:table-cell>
          <table:table-cell table:style-name="Таблица18.D12" office:value-type="string">
            <text:p text:style-name="P73">09.09.2015</text:p>
          </table:table-cell>
          <table:table-cell table:style-name="Таблица18.E12" office:value-type="string">
            <text:p text:style-name="P38">первинний</text:p>
          </table:table-cell>
          <table:table-cell table:style-name="Таблица18.F12" office:value-type="string">
            <text:p text:style-name="P48"/>
          </table:table-cell>
          <table:table-cell table:style-name="Таблица18.G1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848608782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3" office:value-type="string">
            <text:p text:style-name="P89">Ковальов Юрій</text:p>
          </table:table-cell>
          <table:table-cell table:style-name="Таблица18.C13" office:value-type="string">
            <text:p text:style-name="P50">11-В</text:p>
          </table:table-cell>
          <table:table-cell table:style-name="Таблица18.D13" office:value-type="string">
            <text:p text:style-name="P73">09.09.2015</text:p>
          </table:table-cell>
          <table:table-cell table:style-name="Таблица18.E13" office:value-type="string">
            <text:p text:style-name="P38">первинний</text:p>
          </table:table-cell>
          <table:table-cell table:style-name="Таблица18.F13" office:value-type="string">
            <text:p text:style-name="P48"/>
          </table:table-cell>
          <table:table-cell table:style-name="Таблица18.G1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869383555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4" office:value-type="string">
            <text:p text:style-name="P89">Кряж Дмитро</text:p>
          </table:table-cell>
          <table:table-cell table:style-name="Таблица18.C14" office:value-type="string">
            <text:p text:style-name="P50">11-В</text:p>
          </table:table-cell>
          <table:table-cell table:style-name="Таблица18.D14" office:value-type="string">
            <text:p text:style-name="P73">09.09.2015</text:p>
          </table:table-cell>
          <table:table-cell table:style-name="Таблица18.E14" office:value-type="string">
            <text:p text:style-name="P38">первинний</text:p>
          </table:table-cell>
          <table:table-cell table:style-name="Таблица18.F14" office:value-type="string">
            <text:p text:style-name="P48"/>
          </table:table-cell>
          <table:table-cell table:style-name="Таблица18.G1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967409456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5" office:value-type="string">
            <text:p text:style-name="P89">Куршубадзе Еліта</text:p>
          </table:table-cell>
          <table:table-cell table:style-name="Таблица18.C15" office:value-type="string">
            <text:p text:style-name="P50">11-В</text:p>
          </table:table-cell>
          <table:table-cell table:style-name="Таблица18.D15" office:value-type="string">
            <text:p text:style-name="P73">09.09.2015</text:p>
          </table:table-cell>
          <table:table-cell table:style-name="Таблица18.E15" office:value-type="string">
            <text:p text:style-name="P38">первинний</text:p>
          </table:table-cell>
          <table:table-cell table:style-name="Таблица18.F15" office:value-type="string">
            <text:p text:style-name="P48"/>
          </table:table-cell>
          <table:table-cell table:style-name="Таблица18.G15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902272054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6" office:value-type="string">
            <text:p text:style-name="P89">Лебідь Вікторія</text:p>
          </table:table-cell>
          <table:table-cell table:style-name="Таблица18.C16" office:value-type="string">
            <text:p text:style-name="P50">11-В</text:p>
          </table:table-cell>
          <table:table-cell table:style-name="Таблица18.D16" office:value-type="string">
            <text:p text:style-name="P73">09.09.2015</text:p>
          </table:table-cell>
          <table:table-cell table:style-name="Таблица18.E16" office:value-type="string">
            <text:p text:style-name="P38">первинний</text:p>
          </table:table-cell>
          <table:table-cell table:style-name="Таблица18.F16" office:value-type="string">
            <text:p text:style-name="P48"/>
          </table:table-cell>
          <table:table-cell table:style-name="Таблица18.G16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976986938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7" office:value-type="string">
            <text:p text:style-name="P89">Лисенко Олександр</text:p>
          </table:table-cell>
          <table:table-cell table:style-name="Таблица18.C17" office:value-type="string">
            <text:p text:style-name="P50">11-В</text:p>
          </table:table-cell>
          <table:table-cell table:style-name="Таблица18.D17" office:value-type="string">
            <text:p text:style-name="P73">09.09.2015</text:p>
          </table:table-cell>
          <table:table-cell table:style-name="Таблица18.E17" office:value-type="string">
            <text:p text:style-name="P38">первинний</text:p>
          </table:table-cell>
          <table:table-cell table:style-name="Таблица18.F17" office:value-type="string">
            <text:p text:style-name="P48"/>
          </table:table-cell>
          <table:table-cell table:style-name="Таблица18.G17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988184073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8" office:value-type="string">
            <text:p text:style-name="P89">Луценко Олександр</text:p>
          </table:table-cell>
          <table:table-cell table:style-name="Таблица18.C18" office:value-type="string">
            <text:p text:style-name="P50">11-В</text:p>
          </table:table-cell>
          <table:table-cell table:style-name="Таблица18.D18" office:value-type="string">
            <text:p text:style-name="P73">09.09.2015</text:p>
          </table:table-cell>
          <table:table-cell table:style-name="Таблица18.E18" office:value-type="string">
            <text:p text:style-name="P38">первинний</text:p>
          </table:table-cell>
          <table:table-cell table:style-name="Таблица18.F18" office:value-type="string">
            <text:p text:style-name="P48"/>
          </table:table-cell>
          <table:table-cell table:style-name="Таблица18.G18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931785716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9" office:value-type="string">
            <text:p text:style-name="P89">Малахов Руслан</text:p>
          </table:table-cell>
          <table:table-cell table:style-name="Таблица18.C19" office:value-type="string">
            <text:p text:style-name="P50">11-В</text:p>
          </table:table-cell>
          <table:table-cell table:style-name="Таблица18.D19" office:value-type="string">
            <text:p text:style-name="P73">09.09.2015</text:p>
          </table:table-cell>
          <table:table-cell table:style-name="Таблица18.E19" office:value-type="string">
            <text:p text:style-name="P38">первинний</text:p>
          </table:table-cell>
          <table:table-cell table:style-name="Таблица18.F19" office:value-type="string">
            <text:p text:style-name="P48"/>
          </table:table-cell>
          <table:table-cell table:style-name="Таблица18.G1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864287587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0" office:value-type="string">
            <text:p text:style-name="P89">Мельничук Єгор</text:p>
          </table:table-cell>
          <table:table-cell table:style-name="Таблица18.C20" office:value-type="string">
            <text:p text:style-name="P50">11-В</text:p>
          </table:table-cell>
          <table:table-cell table:style-name="Таблица18.D20" office:value-type="string">
            <text:p text:style-name="P73">09.09.2015</text:p>
          </table:table-cell>
          <table:table-cell table:style-name="Таблица18.E20" office:value-type="string">
            <text:p text:style-name="P38">первинний</text:p>
          </table:table-cell>
          <table:table-cell table:style-name="Таблица18.F20" office:value-type="string">
            <text:p text:style-name="P48"/>
          </table:table-cell>
          <table:table-cell table:style-name="Таблица18.G2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820404441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1" office:value-type="string">
            <text:p text:style-name="P89">Мирошніченко Яким</text:p>
          </table:table-cell>
          <table:table-cell table:style-name="Таблица18.C21" office:value-type="string">
            <text:p text:style-name="P50">11-В</text:p>
          </table:table-cell>
          <table:table-cell table:style-name="Таблица18.D21" office:value-type="string">
            <text:p text:style-name="P73">09.09.2015</text:p>
          </table:table-cell>
          <table:table-cell table:style-name="Таблица18.E21" office:value-type="string">
            <text:p text:style-name="P38">первинний</text:p>
          </table:table-cell>
          <table:table-cell table:style-name="Таблица18.F21" office:value-type="string">
            <text:p text:style-name="P48"/>
          </table:table-cell>
          <table:table-cell table:style-name="Таблица18.G21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911765439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2" office:value-type="string">
            <text:p text:style-name="P89">Мікулін Микита</text:p>
          </table:table-cell>
          <table:table-cell table:style-name="Таблица18.C22" office:value-type="string">
            <text:p text:style-name="P50">11-В</text:p>
          </table:table-cell>
          <table:table-cell table:style-name="Таблица18.D22" office:value-type="string">
            <text:p text:style-name="P73">09.09.2015</text:p>
          </table:table-cell>
          <table:table-cell table:style-name="Таблица18.E22" office:value-type="string">
            <text:p text:style-name="P38">первинний</text:p>
          </table:table-cell>
          <table:table-cell table:style-name="Таблица18.F22" office:value-type="string">
            <text:p text:style-name="P48"/>
          </table:table-cell>
          <table:table-cell table:style-name="Таблица18.G2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913087599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3" office:value-type="string">
            <text:p text:style-name="P89">Насонова Анна</text:p>
          </table:table-cell>
          <table:table-cell table:style-name="Таблица18.C23" office:value-type="string">
            <text:p text:style-name="P50">11-В</text:p>
          </table:table-cell>
          <table:table-cell table:style-name="Таблица18.D23" office:value-type="string">
            <text:p text:style-name="P73">09.09.2015</text:p>
          </table:table-cell>
          <table:table-cell table:style-name="Таблица18.E23" office:value-type="string">
            <text:p text:style-name="P38">первинний</text:p>
          </table:table-cell>
          <table:table-cell table:style-name="Таблица18.F23" office:value-type="string">
            <text:p text:style-name="P48"/>
          </table:table-cell>
          <table:table-cell table:style-name="Таблица18.G2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917774813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4" office:value-type="string">
            <text:p text:style-name="P89">Овчиннікова Тетяна</text:p>
          </table:table-cell>
          <table:table-cell table:style-name="Таблица18.C24" office:value-type="string">
            <text:p text:style-name="P50">11-В</text:p>
          </table:table-cell>
          <table:table-cell table:style-name="Таблица18.D24" office:value-type="string">
            <text:p text:style-name="P73">09.09.2015</text:p>
          </table:table-cell>
          <table:table-cell table:style-name="Таблица18.E24" office:value-type="string">
            <text:p text:style-name="P38">первинний</text:p>
          </table:table-cell>
          <table:table-cell table:style-name="Таблица18.F24" office:value-type="string">
            <text:p text:style-name="P48"/>
          </table:table-cell>
          <table:table-cell table:style-name="Таблица18.G2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929416867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Осадчий Євген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831518314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арій Олена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824624620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осохов Максим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990902205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родайвода Олександр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880954469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Свєтлічний Сергій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992592260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0" office:value-type="string">
            <text:p text:style-name="P89">Свірь Микита</text:p>
          </table:table-cell>
          <table:table-cell table:style-name="Таблица18.C30" office:value-type="string">
            <text:p text:style-name="P50">11-В</text:p>
          </table:table-cell>
          <table:table-cell table:style-name="Таблица18.D30" office:value-type="string">
            <text:p text:style-name="P73">09.09.2015</text:p>
          </table:table-cell>
          <table:table-cell table:style-name="Таблица18.E30" office:value-type="string">
            <text:p text:style-name="P38">первинний</text:p>
          </table:table-cell>
          <table:table-cell table:style-name="Таблица18.F30" office:value-type="string">
            <text:p text:style-name="P48"/>
          </table:table-cell>
          <table:table-cell table:style-name="Таблица18.G3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843693310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емеренко Ярослав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875815289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обур Марина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876920065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отник Володимир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931090178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туконог Каріна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84838553954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5" office:value-type="string">
            <text:p text:style-name="P89">Цуканов Владислав</text:p>
          </table:table-cell>
          <table:table-cell table:style-name="Таблица18.C35" office:value-type="string">
            <text:p text:style-name="P50">11-В</text:p>
          </table:table-cell>
          <table:table-cell table:style-name="Таблица18.D35" office:value-type="string">
            <text:p text:style-name="P73">09.09.2015</text:p>
          </table:table-cell>
          <table:table-cell table:style-name="Таблица18.E35" office:value-type="string">
            <text:p text:style-name="P38">первинний</text:p>
          </table:table-cell>
          <table:table-cell table:style-name="Таблица18.F35" office:value-type="string">
            <text:p text:style-name="P48"/>
          </table:table-cell>
          <table:table-cell table:style-name="Таблица18.G35" office:value-type="string">
            <text:p text:style-name="P48"/>
          </table:table-cell>
        </table:table-row>
      </table:table>
      <text:p text:style-name="P7">ЗАТВЕРДЖУЮ</text:p>
      <text:p text:style-name="P1">Директор школи</text:p>
      <text:p text:style-name="P1"><text:soft-page-break/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9">№</text:p>
          </table:table-cell>
          <table:table-cell table:style-name="Таблица3.A1" office:value-type="string">
            <text:p text:style-name="P29">Прізвище, ім’я учня</text:p>
          </table:table-cell>
          <table:table-cell table:style-name="Таблица3.A1" office:value-type="string">
            <text:p text:style-name="P29">Клас</text:p>
          </table:table-cell>
          <table:table-cell table:style-name="Таблица3.A1" office:value-type="string">
            <text:p text:style-name="P29">Дата інструктажу</text:p>
          </table:table-cell>
          <table:table-cell table:style-name="Таблица3.A1" office:value-type="string">
            <text:p text:style-name="P29">Назва інструктажу</text:p>
          </table:table-cell>
          <table:table-cell table:style-name="Таблица3.A1" office:value-type="string">
            <text:p text:style-name="P29">Підпис учня</text:p>
          </table:table-cell>
          <table:table-cell table:style-name="Таблица3.G1" office:value-type="string">
            <text:p text:style-name="P29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121850054818423" text:continue-list="list121848385539549" text:style-name="L2">
              <text:list-item text:start-value="1">
                <text:p text:style-name="P98"/>
              </text:list-item>
            </text:list>
          </table:table-cell>
          <table:table-cell table:style-name="Таблица3.B2" office:value-type="string">
            <text:p text:style-name="P51">Ахмєдов Мушфіг</text:p>
          </table:table-cell>
          <table:table-cell table:style-name="Таблица3.C2" office:value-type="string">
            <text:p text:style-name="P52">10-Б</text:p>
          </table:table-cell>
          <table:table-cell table:style-name="Таблица3.D2" office:value-type="string">
            <text:p text:style-name="P41"/>
          </table:table-cell>
          <table:table-cell table:style-name="Таблица3.E2" office:value-type="string">
            <text:p text:style-name="P29">первинний</text:p>
          </table:table-cell>
          <table:table-cell table:style-name="Таблица3.F2" office:value-type="string">
            <text:p text:style-name="P41"/>
          </table:table-cell>
          <table:table-cell table:style-name="Таблица3.G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8494298698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" office:value-type="string">
            <text:p text:style-name="P28">Ботвиновська Юлія</text:p>
          </table:table-cell>
          <table:table-cell table:style-name="Таблица3.C3" office:value-type="string">
            <text:p text:style-name="P52">10-Б</text:p>
          </table:table-cell>
          <table:table-cell table:style-name="Таблица3.D3" office:value-type="string">
            <text:p text:style-name="P41"/>
          </table:table-cell>
          <table:table-cell table:style-name="Таблица3.E3" office:value-type="string">
            <text:p text:style-name="P29">первинний</text:p>
          </table:table-cell>
          <table:table-cell table:style-name="Таблица3.F3" office:value-type="string">
            <text:p text:style-name="P41"/>
          </table:table-cell>
          <table:table-cell table:style-name="Таблица3.G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8480787944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4" office:value-type="string">
            <text:p text:style-name="P28">Вєрін Микита</text:p>
          </table:table-cell>
          <table:table-cell table:style-name="Таблица3.C4" office:value-type="string">
            <text:p text:style-name="P52">10-Б</text:p>
          </table:table-cell>
          <table:table-cell table:style-name="Таблица3.D4" office:value-type="string">
            <text:p text:style-name="P41"/>
          </table:table-cell>
          <table:table-cell table:style-name="Таблица3.E4" office:value-type="string">
            <text:p text:style-name="P29">первинний</text:p>
          </table:table-cell>
          <table:table-cell table:style-name="Таблица3.F4" office:value-type="string">
            <text:p text:style-name="P41"/>
          </table:table-cell>
          <table:table-cell table:style-name="Таблица3.G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8500053852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5" office:value-type="string">
            <text:p text:style-name="P28">Вороніца Ілля</text:p>
          </table:table-cell>
          <table:table-cell table:style-name="Таблица3.C5" office:value-type="string">
            <text:p text:style-name="P52">10-Б</text:p>
          </table:table-cell>
          <table:table-cell table:style-name="Таблица3.D5" office:value-type="string">
            <text:p text:style-name="P41"/>
          </table:table-cell>
          <table:table-cell table:style-name="Таблица3.E5" office:value-type="string">
            <text:p text:style-name="P29">первинний</text:p>
          </table:table-cell>
          <table:table-cell table:style-name="Таблица3.F5" office:value-type="string">
            <text:p text:style-name="P41"/>
          </table:table-cell>
          <table:table-cell table:style-name="Таблица3.G5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8491072416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6" office:value-type="string">
            <text:p text:style-name="P28">Гриценко Ростислав</text:p>
          </table:table-cell>
          <table:table-cell table:style-name="Таблица3.C6" office:value-type="string">
            <text:p text:style-name="P52">10-Б</text:p>
          </table:table-cell>
          <table:table-cell table:style-name="Таблица3.D6" office:value-type="string">
            <text:p text:style-name="P41"/>
          </table:table-cell>
          <table:table-cell table:style-name="Таблица3.E6" office:value-type="string">
            <text:p text:style-name="P29">первинний</text:p>
          </table:table-cell>
          <table:table-cell table:style-name="Таблица3.F6" office:value-type="string">
            <text:p text:style-name="P41"/>
          </table:table-cell>
          <table:table-cell table:style-name="Таблица3.G6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8489525247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7" office:value-type="string">
            <text:p text:style-name="P28">Довженко Єгор</text:p>
          </table:table-cell>
          <table:table-cell table:style-name="Таблица3.C7" office:value-type="string">
            <text:p text:style-name="P52">10-Б</text:p>
          </table:table-cell>
          <table:table-cell table:style-name="Таблица3.D7" office:value-type="string">
            <text:p text:style-name="P41"/>
          </table:table-cell>
          <table:table-cell table:style-name="Таблица3.E7" office:value-type="string">
            <text:p text:style-name="P29">первинний</text:p>
          </table:table-cell>
          <table:table-cell table:style-name="Таблица3.F7" office:value-type="string">
            <text:p text:style-name="P41"/>
          </table:table-cell>
          <table:table-cell table:style-name="Таблица3.G7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8481209749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8" office:value-type="string">
            <text:p text:style-name="P28">Журенко Лідія</text:p>
          </table:table-cell>
          <table:table-cell table:style-name="Таблица3.C8" office:value-type="string">
            <text:p text:style-name="P52">10-Б</text:p>
          </table:table-cell>
          <table:table-cell table:style-name="Таблица3.D8" office:value-type="string">
            <text:p text:style-name="P41"/>
          </table:table-cell>
          <table:table-cell table:style-name="Таблица3.E8" office:value-type="string">
            <text:p text:style-name="P29">первинний</text:p>
          </table:table-cell>
          <table:table-cell table:style-name="Таблица3.F8" office:value-type="string">
            <text:p text:style-name="P41"/>
          </table:table-cell>
          <table:table-cell table:style-name="Таблица3.G8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8486507946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9" office:value-type="string">
            <text:p text:style-name="P28">Заічкін Олег</text:p>
          </table:table-cell>
          <table:table-cell table:style-name="Таблица3.C9" office:value-type="string">
            <text:p text:style-name="P52">10-Б</text:p>
          </table:table-cell>
          <table:table-cell table:style-name="Таблица3.D9" office:value-type="string">
            <text:p text:style-name="P41"/>
          </table:table-cell>
          <table:table-cell table:style-name="Таблица3.E9" office:value-type="string">
            <text:p text:style-name="P29">первинний</text:p>
          </table:table-cell>
          <table:table-cell table:style-name="Таблица3.F9" office:value-type="string">
            <text:p text:style-name="P41"/>
          </table:table-cell>
          <table:table-cell table:style-name="Таблица3.G9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8492834491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0" office:value-type="string">
            <text:p text:style-name="P28">Зикін Дмитро</text:p>
          </table:table-cell>
          <table:table-cell table:style-name="Таблица3.C10" office:value-type="string">
            <text:p text:style-name="P52">10-Б</text:p>
          </table:table-cell>
          <table:table-cell table:style-name="Таблица3.D10" office:value-type="string">
            <text:p text:style-name="P41"/>
          </table:table-cell>
          <table:table-cell table:style-name="Таблица3.E10" office:value-type="string">
            <text:p text:style-name="P29">первинний</text:p>
          </table:table-cell>
          <table:table-cell table:style-name="Таблица3.F10" office:value-type="string">
            <text:p text:style-name="P41"/>
          </table:table-cell>
          <table:table-cell table:style-name="Таблица3.G1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8501172406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1" office:value-type="string">
            <text:p text:style-name="P28">Капінос Назар</text:p>
          </table:table-cell>
          <table:table-cell table:style-name="Таблица3.C11" office:value-type="string">
            <text:p text:style-name="P52">10-Б</text:p>
          </table:table-cell>
          <table:table-cell table:style-name="Таблица3.D11" office:value-type="string">
            <text:p text:style-name="P41"/>
          </table:table-cell>
          <table:table-cell table:style-name="Таблица3.E11" office:value-type="string">
            <text:p text:style-name="P29">первинний</text:p>
          </table:table-cell>
          <table:table-cell table:style-name="Таблица3.F11" office:value-type="string">
            <text:p text:style-name="P41"/>
          </table:table-cell>
          <table:table-cell table:style-name="Таблица3.G11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8495920695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2" office:value-type="string">
            <text:p text:style-name="P28">Кідун Роман</text:p>
          </table:table-cell>
          <table:table-cell table:style-name="Таблица3.C12" office:value-type="string">
            <text:p text:style-name="P52">10-Б</text:p>
          </table:table-cell>
          <table:table-cell table:style-name="Таблица3.D12" office:value-type="string">
            <text:p text:style-name="P41"/>
          </table:table-cell>
          <table:table-cell table:style-name="Таблица3.E12" office:value-type="string">
            <text:p text:style-name="P29">первинний</text:p>
          </table:table-cell>
          <table:table-cell table:style-name="Таблица3.F12" office:value-type="string">
            <text:p text:style-name="P41"/>
          </table:table-cell>
          <table:table-cell table:style-name="Таблица3.G1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8484018959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3" office:value-type="string">
            <text:p text:style-name="P28">Ковальченко Каріна</text:p>
          </table:table-cell>
          <table:table-cell table:style-name="Таблица3.C13" office:value-type="string">
            <text:p text:style-name="P52">10-Б</text:p>
          </table:table-cell>
          <table:table-cell table:style-name="Таблица3.D13" office:value-type="string">
            <text:p text:style-name="P41"/>
          </table:table-cell>
          <table:table-cell table:style-name="Таблица3.E13" office:value-type="string">
            <text:p text:style-name="P29">первинний</text:p>
          </table:table-cell>
          <table:table-cell table:style-name="Таблица3.F13" office:value-type="string">
            <text:p text:style-name="P41"/>
          </table:table-cell>
          <table:table-cell table:style-name="Таблица3.G1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8488879692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4" office:value-type="string">
            <text:p text:style-name="P28">Козлов Павло</text:p>
          </table:table-cell>
          <table:table-cell table:style-name="Таблица3.C14" office:value-type="string">
            <text:p text:style-name="P52">10-Б</text:p>
          </table:table-cell>
          <table:table-cell table:style-name="Таблица3.D14" office:value-type="string">
            <text:p text:style-name="P41"/>
          </table:table-cell>
          <table:table-cell table:style-name="Таблица3.E14" office:value-type="string">
            <text:p text:style-name="P29">первинний</text:p>
          </table:table-cell>
          <table:table-cell table:style-name="Таблица3.F14" office:value-type="string">
            <text:p text:style-name="P41"/>
          </table:table-cell>
          <table:table-cell table:style-name="Таблица3.G1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8484647949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5" office:value-type="string">
            <text:p text:style-name="P28">Конопленко Марина</text:p>
          </table:table-cell>
          <table:table-cell table:style-name="Таблица3.C15" office:value-type="string">
            <text:p text:style-name="P52">10-Б</text:p>
          </table:table-cell>
          <table:table-cell table:style-name="Таблица3.D15" office:value-type="string">
            <text:p text:style-name="P41"/>
          </table:table-cell>
          <table:table-cell table:style-name="Таблица3.E15" office:value-type="string">
            <text:p text:style-name="P29">первинний</text:p>
          </table:table-cell>
          <table:table-cell table:style-name="Таблица3.F15" office:value-type="string">
            <text:p text:style-name="P41"/>
          </table:table-cell>
          <table:table-cell table:style-name="Таблица3.G15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8499786194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6" office:value-type="string">
            <text:p text:style-name="P28">Лаврик Максим</text:p>
          </table:table-cell>
          <table:table-cell table:style-name="Таблица3.C16" office:value-type="string">
            <text:p text:style-name="P52">10-Б</text:p>
          </table:table-cell>
          <table:table-cell table:style-name="Таблица3.D16" office:value-type="string">
            <text:p text:style-name="P41"/>
          </table:table-cell>
          <table:table-cell table:style-name="Таблица3.E16" office:value-type="string">
            <text:p text:style-name="P29">первинний</text:p>
          </table:table-cell>
          <table:table-cell table:style-name="Таблица3.F16" office:value-type="string">
            <text:p text:style-name="P41"/>
          </table:table-cell>
          <table:table-cell table:style-name="Таблица3.G16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8497978605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7" office:value-type="string">
            <text:p text:style-name="P28">Лопушенко Олександра</text:p>
          </table:table-cell>
          <table:table-cell table:style-name="Таблица3.C17" office:value-type="string">
            <text:p text:style-name="P52">10-Б</text:p>
          </table:table-cell>
          <table:table-cell table:style-name="Таблица3.D17" office:value-type="string">
            <text:p text:style-name="P41"/>
          </table:table-cell>
          <table:table-cell table:style-name="Таблица3.E17" office:value-type="string">
            <text:p text:style-name="P29">первинний</text:p>
          </table:table-cell>
          <table:table-cell table:style-name="Таблица3.F17" office:value-type="string">
            <text:p text:style-name="P41"/>
          </table:table-cell>
          <table:table-cell table:style-name="Таблица3.G17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8487988684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8" office:value-type="string">
            <text:p text:style-name="P28">Мельник Вікторія</text:p>
          </table:table-cell>
          <table:table-cell table:style-name="Таблица3.C18" office:value-type="string">
            <text:p text:style-name="P52">10-Б</text:p>
          </table:table-cell>
          <table:table-cell table:style-name="Таблица3.D18" office:value-type="string">
            <text:p text:style-name="P41"/>
          </table:table-cell>
          <table:table-cell table:style-name="Таблица3.E18" office:value-type="string">
            <text:p text:style-name="P29">первинний</text:p>
          </table:table-cell>
          <table:table-cell table:style-name="Таблица3.F18" office:value-type="string">
            <text:p text:style-name="P41"/>
          </table:table-cell>
          <table:table-cell table:style-name="Таблица3.G18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8486641452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9" office:value-type="string">
            <text:p text:style-name="P28">Мішин Владислав</text:p>
          </table:table-cell>
          <table:table-cell table:style-name="Таблица3.C19" office:value-type="string">
            <text:p text:style-name="P52">10-Б</text:p>
          </table:table-cell>
          <table:table-cell table:style-name="Таблица3.D19" office:value-type="string">
            <text:p text:style-name="P41"/>
          </table:table-cell>
          <table:table-cell table:style-name="Таблица3.E19" office:value-type="string">
            <text:p text:style-name="P29">первинний</text:p>
          </table:table-cell>
          <table:table-cell table:style-name="Таблица3.F19" office:value-type="string">
            <text:p text:style-name="P41"/>
          </table:table-cell>
          <table:table-cell table:style-name="Таблица3.G19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8498252472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0" office:value-type="string">
            <text:p text:style-name="P28">Омельченко Ольга</text:p>
          </table:table-cell>
          <table:table-cell table:style-name="Таблица3.C20" office:value-type="string">
            <text:p text:style-name="P52">10-Б</text:p>
          </table:table-cell>
          <table:table-cell table:style-name="Таблица3.D20" office:value-type="string">
            <text:p text:style-name="P41"/>
          </table:table-cell>
          <table:table-cell table:style-name="Таблица3.E20" office:value-type="string">
            <text:p text:style-name="P29">первинний</text:p>
          </table:table-cell>
          <table:table-cell table:style-name="Таблица3.F20" office:value-type="string">
            <text:p text:style-name="P41"/>
          </table:table-cell>
          <table:table-cell table:style-name="Таблица3.G2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8500557322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1" office:value-type="string">
            <text:p text:style-name="P28">Пшеничнікова Софія</text:p>
          </table:table-cell>
          <table:table-cell table:style-name="Таблица3.C21" office:value-type="string">
            <text:p text:style-name="P52">10-Б</text:p>
          </table:table-cell>
          <table:table-cell table:style-name="Таблица3.D21" office:value-type="string">
            <text:p text:style-name="P41"/>
          </table:table-cell>
          <table:table-cell table:style-name="Таблица3.E21" office:value-type="string">
            <text:p text:style-name="P29">первинний</text:p>
          </table:table-cell>
          <table:table-cell table:style-name="Таблица3.F21" office:value-type="string">
            <text:p text:style-name="P41"/>
          </table:table-cell>
          <table:table-cell table:style-name="Таблица3.G21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8491406286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2" office:value-type="string">
            <text:p text:style-name="P28">Савенко Олександр</text:p>
          </table:table-cell>
          <table:table-cell table:style-name="Таблица3.C22" office:value-type="string">
            <text:p text:style-name="P52">10-Б</text:p>
          </table:table-cell>
          <table:table-cell table:style-name="Таблица3.D22" office:value-type="string">
            <text:p text:style-name="P41"/>
          </table:table-cell>
          <table:table-cell table:style-name="Таблица3.E22" office:value-type="string">
            <text:p text:style-name="P29">первинний</text:p>
          </table:table-cell>
          <table:table-cell table:style-name="Таблица3.F22" office:value-type="string">
            <text:p text:style-name="P41"/>
          </table:table-cell>
          <table:table-cell table:style-name="Таблица3.G2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8490163893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3" office:value-type="string">
            <text:p text:style-name="P28">Синюкова Валерія</text:p>
          </table:table-cell>
          <table:table-cell table:style-name="Таблица3.C23" office:value-type="string">
            <text:p text:style-name="P52">10-Б</text:p>
          </table:table-cell>
          <table:table-cell table:style-name="Таблица3.D23" office:value-type="string">
            <text:p text:style-name="P41"/>
          </table:table-cell>
          <table:table-cell table:style-name="Таблица3.E23" office:value-type="string">
            <text:p text:style-name="P29">первинний</text:p>
          </table:table-cell>
          <table:table-cell table:style-name="Таблица3.F23" office:value-type="string">
            <text:p text:style-name="P41"/>
          </table:table-cell>
          <table:table-cell table:style-name="Таблица3.G2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8483701446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4" office:value-type="string">
            <text:p text:style-name="P28">Сідельникова Анастасія</text:p>
          </table:table-cell>
          <table:table-cell table:style-name="Таблица3.C24" office:value-type="string">
            <text:p text:style-name="P52">10-Б</text:p>
          </table:table-cell>
          <table:table-cell table:style-name="Таблица3.D24" office:value-type="string">
            <text:p text:style-name="P41"/>
          </table:table-cell>
          <table:table-cell table:style-name="Таблица3.E24" office:value-type="string">
            <text:p text:style-name="P29">первинний</text:p>
          </table:table-cell>
          <table:table-cell table:style-name="Таблица3.F24" office:value-type="string">
            <text:p text:style-name="P41"/>
          </table:table-cell>
          <table:table-cell table:style-name="Таблица3.G2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8487107193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Тимашов Максим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1218485648494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51">Цуканов Владислав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52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1218490947645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Цяк Катерина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1218480985379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Чєломов Денис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1218493930350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Штробль Микита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1218481190301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Яманко Данило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1218492251487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1" office:value-type="string">
            <text:p text:style-name="P41"/>
          </table:table-cell>
          <table:table-cell table:style-name="Таблица3.C31" office:value-type="string">
            <text:p text:style-name="P49"/>
          </table:table-cell>
          <table:table-cell table:style-name="Таблица3.D31" office:value-type="string">
            <text:p text:style-name="P41"/>
          </table:table-cell>
          <table:table-cell table:style-name="Таблица3.E31" office:value-type="string">
            <text:p text:style-name="P29"/>
          </table:table-cell>
          <table:table-cell table:style-name="Таблица3.F31" office:value-type="string">
            <text:p text:style-name="P41"/>
          </table:table-cell>
          <table:table-cell table:style-name="Таблица3.G31" office:value-type="string">
            <text:p text:style-name="P42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5">№</text:p>
          </table:table-cell>
          <table:table-cell table:style-name="Таблица4.A1" office:value-type="string">
            <text:p text:style-name="P75">Прізвище, ім’я учня</text:p>
          </table:table-cell>
          <table:table-cell table:style-name="Таблица4.A1" office:value-type="string">
            <text:p text:style-name="P75">Клас</text:p>
          </table:table-cell>
          <table:table-cell table:style-name="Таблица4.A1" office:value-type="string">
            <text:p text:style-name="P75">Дата інструктажу</text:p>
          </table:table-cell>
          <table:table-cell table:style-name="Таблица4.A1" office:value-type="string">
            <text:p text:style-name="P75">Назва інструктажу</text:p>
          </table:table-cell>
          <table:table-cell table:style-name="Таблица4.A1" office:value-type="string">
            <text:p text:style-name="P75">Підпис учня</text:p>
          </table:table-cell>
          <table:table-cell table:style-name="Таблица4.G1" office:value-type="string">
            <text:p text:style-name="P75">Підпис <text:span text:style-name="T1">вчителя</text:span></text:p>
          </table:table-cell>
        </table:table-row>
        <text:soft-page-break/>
        <table:table-row table:style-name="Таблица4.2">
          <table:table-cell table:style-name="Таблица4.A2" office:value-type="string">
            <text:list xml:id="list121848571812278" text:continue-list="list121849225148752" text:style-name="L2">
              <text:list-item text:start-value="1">
                <text:p text:style-name="P105"/>
              </text:list-item>
            </text:list>
          </table:table-cell>
          <table:table-cell table:style-name="Таблица4.B2" office:value-type="string">
            <text:p text:style-name="P80">Байдин Никита</text:p>
          </table:table-cell>
          <table:table-cell table:style-name="Таблица4.C2" office:value-type="string">
            <text:p text:style-name="P81">10-В</text:p>
          </table:table-cell>
          <table:table-cell table:style-name="Таблица4.D2" office:value-type="string">
            <text:p text:style-name="P78"/>
          </table:table-cell>
          <table:table-cell table:style-name="Таблица4.E2" office:value-type="string">
            <text:p text:style-name="P75">первинний</text:p>
          </table:table-cell>
          <table:table-cell table:style-name="Таблица4.F2" office:value-type="string">
            <text:p text:style-name="P78"/>
          </table:table-cell>
          <table:table-cell table:style-name="Таблица4.G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84903980083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" office:value-type="string">
            <text:p text:style-name="P74">Баришніков Дмитро</text:p>
          </table:table-cell>
          <table:table-cell table:style-name="Таблица4.C3" office:value-type="string">
            <text:p text:style-name="P81">10-В</text:p>
          </table:table-cell>
          <table:table-cell table:style-name="Таблица4.D3" office:value-type="string">
            <text:p text:style-name="P78"/>
          </table:table-cell>
          <table:table-cell table:style-name="Таблица4.E3" office:value-type="string">
            <text:p text:style-name="P75">первинний</text:p>
          </table:table-cell>
          <table:table-cell table:style-name="Таблица4.F3" office:value-type="string">
            <text:p text:style-name="P78"/>
          </table:table-cell>
          <table:table-cell table:style-name="Таблица4.G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84895943727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4" office:value-type="string">
            <text:p text:style-name="P74">Веселов Михайло</text:p>
          </table:table-cell>
          <table:table-cell table:style-name="Таблица4.C4" office:value-type="string">
            <text:p text:style-name="P81">10-В</text:p>
          </table:table-cell>
          <table:table-cell table:style-name="Таблица4.D4" office:value-type="string">
            <text:p text:style-name="P78"/>
          </table:table-cell>
          <table:table-cell table:style-name="Таблица4.E4" office:value-type="string">
            <text:p text:style-name="P75">первинний</text:p>
          </table:table-cell>
          <table:table-cell table:style-name="Таблица4.F4" office:value-type="string">
            <text:p text:style-name="P78"/>
          </table:table-cell>
          <table:table-cell table:style-name="Таблица4.G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84986500079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5" office:value-type="string">
            <text:p text:style-name="P74">Височанський Владислав</text:p>
          </table:table-cell>
          <table:table-cell table:style-name="Таблица4.C5" office:value-type="string">
            <text:p text:style-name="P81">10-В</text:p>
          </table:table-cell>
          <table:table-cell table:style-name="Таблица4.D5" office:value-type="string">
            <text:p text:style-name="P78"/>
          </table:table-cell>
          <table:table-cell table:style-name="Таблица4.E5" office:value-type="string">
            <text:p text:style-name="P75">первинний</text:p>
          </table:table-cell>
          <table:table-cell table:style-name="Таблица4.F5" office:value-type="string">
            <text:p text:style-name="P78"/>
          </table:table-cell>
          <table:table-cell table:style-name="Таблица4.G5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84920663115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6" office:value-type="string">
            <text:p text:style-name="P74">Волобуєва Тетяна</text:p>
          </table:table-cell>
          <table:table-cell table:style-name="Таблица4.C6" office:value-type="string">
            <text:p text:style-name="P81">10-В</text:p>
          </table:table-cell>
          <table:table-cell table:style-name="Таблица4.D6" office:value-type="string">
            <text:p text:style-name="P78"/>
          </table:table-cell>
          <table:table-cell table:style-name="Таблица4.E6" office:value-type="string">
            <text:p text:style-name="P75">первинний</text:p>
          </table:table-cell>
          <table:table-cell table:style-name="Таблица4.F6" office:value-type="string">
            <text:p text:style-name="P78"/>
          </table:table-cell>
          <table:table-cell table:style-name="Таблица4.G6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84925545936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7" office:value-type="string">
            <text:p text:style-name="P74">Дудкіна Ганна</text:p>
          </table:table-cell>
          <table:table-cell table:style-name="Таблица4.C7" office:value-type="string">
            <text:p text:style-name="P81">10-В</text:p>
          </table:table-cell>
          <table:table-cell table:style-name="Таблица4.D7" office:value-type="string">
            <text:p text:style-name="P78"/>
          </table:table-cell>
          <table:table-cell table:style-name="Таблица4.E7" office:value-type="string">
            <text:p text:style-name="P75">первинний</text:p>
          </table:table-cell>
          <table:table-cell table:style-name="Таблица4.F7" office:value-type="string">
            <text:p text:style-name="P78"/>
          </table:table-cell>
          <table:table-cell table:style-name="Таблица4.G7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84912311251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8" office:value-type="string">
            <text:p text:style-name="P74">Єгіазарян Давіт</text:p>
          </table:table-cell>
          <table:table-cell table:style-name="Таблица4.C8" office:value-type="string">
            <text:p text:style-name="P81">10-В</text:p>
          </table:table-cell>
          <table:table-cell table:style-name="Таблица4.D8" office:value-type="string">
            <text:p text:style-name="P78"/>
          </table:table-cell>
          <table:table-cell table:style-name="Таблица4.E8" office:value-type="string">
            <text:p text:style-name="P75">первинний</text:p>
          </table:table-cell>
          <table:table-cell table:style-name="Таблица4.F8" office:value-type="string">
            <text:p text:style-name="P78"/>
          </table:table-cell>
          <table:table-cell table:style-name="Таблица4.G8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84889649996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9" office:value-type="string">
            <text:p text:style-name="P74">Замишляєва Ганна</text:p>
          </table:table-cell>
          <table:table-cell table:style-name="Таблица4.C9" office:value-type="string">
            <text:p text:style-name="P81">10-В</text:p>
          </table:table-cell>
          <table:table-cell table:style-name="Таблица4.D9" office:value-type="string">
            <text:p text:style-name="P78"/>
          </table:table-cell>
          <table:table-cell table:style-name="Таблица4.E9" office:value-type="string">
            <text:p text:style-name="P75">первинний</text:p>
          </table:table-cell>
          <table:table-cell table:style-name="Таблица4.F9" office:value-type="string">
            <text:p text:style-name="P78"/>
          </table:table-cell>
          <table:table-cell table:style-name="Таблица4.G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84891749065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0" office:value-type="string">
            <text:p text:style-name="P74">Земляний Олександр</text:p>
          </table:table-cell>
          <table:table-cell table:style-name="Таблица4.C10" office:value-type="string">
            <text:p text:style-name="P81">10-В</text:p>
          </table:table-cell>
          <table:table-cell table:style-name="Таблица4.D10" office:value-type="string">
            <text:p text:style-name="P78"/>
          </table:table-cell>
          <table:table-cell table:style-name="Таблица4.E10" office:value-type="string">
            <text:p text:style-name="P75">первинний</text:p>
          </table:table-cell>
          <table:table-cell table:style-name="Таблица4.F10" office:value-type="string">
            <text:p text:style-name="P78"/>
          </table:table-cell>
          <table:table-cell table:style-name="Таблица4.G1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84950593106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1" office:value-type="string">
            <text:p text:style-name="P74">Іванісов Денис</text:p>
          </table:table-cell>
          <table:table-cell table:style-name="Таблица4.C11" office:value-type="string">
            <text:p text:style-name="P81">10-В</text:p>
          </table:table-cell>
          <table:table-cell table:style-name="Таблица4.D11" office:value-type="string">
            <text:p text:style-name="P78"/>
          </table:table-cell>
          <table:table-cell table:style-name="Таблица4.E11" office:value-type="string">
            <text:p text:style-name="P75">первинний</text:p>
          </table:table-cell>
          <table:table-cell table:style-name="Таблица4.F11" office:value-type="string">
            <text:p text:style-name="P78"/>
          </table:table-cell>
          <table:table-cell table:style-name="Таблица4.G11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84955806671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2" office:value-type="string">
            <text:p text:style-name="P74">Коваль Наталія</text:p>
          </table:table-cell>
          <table:table-cell table:style-name="Таблица4.C12" office:value-type="string">
            <text:p text:style-name="P81">10-В</text:p>
          </table:table-cell>
          <table:table-cell table:style-name="Таблица4.D12" office:value-type="string">
            <text:p text:style-name="P78"/>
          </table:table-cell>
          <table:table-cell table:style-name="Таблица4.E12" office:value-type="string">
            <text:p text:style-name="P75">первинний</text:p>
          </table:table-cell>
          <table:table-cell table:style-name="Таблица4.F12" office:value-type="string">
            <text:p text:style-name="P78"/>
          </table:table-cell>
          <table:table-cell table:style-name="Таблица4.G1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84947080651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3" office:value-type="string">
            <text:p text:style-name="P74">Ковальов Юрій</text:p>
          </table:table-cell>
          <table:table-cell table:style-name="Таблица4.C13" office:value-type="string">
            <text:p text:style-name="P81">10-В</text:p>
          </table:table-cell>
          <table:table-cell table:style-name="Таблица4.D13" office:value-type="string">
            <text:p text:style-name="P78"/>
          </table:table-cell>
          <table:table-cell table:style-name="Таблица4.E13" office:value-type="string">
            <text:p text:style-name="P75">первинний</text:p>
          </table:table-cell>
          <table:table-cell table:style-name="Таблица4.F13" office:value-type="string">
            <text:p text:style-name="P78"/>
          </table:table-cell>
          <table:table-cell table:style-name="Таблица4.G1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84957394889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4" office:value-type="string">
            <text:p text:style-name="P74">Кряж Дмитро</text:p>
          </table:table-cell>
          <table:table-cell table:style-name="Таблица4.C14" office:value-type="string">
            <text:p text:style-name="P81">10-В</text:p>
          </table:table-cell>
          <table:table-cell table:style-name="Таблица4.D14" office:value-type="string">
            <text:p text:style-name="P78"/>
          </table:table-cell>
          <table:table-cell table:style-name="Таблица4.E14" office:value-type="string">
            <text:p text:style-name="P75">первинний</text:p>
          </table:table-cell>
          <table:table-cell table:style-name="Таблица4.F14" office:value-type="string">
            <text:p text:style-name="P78"/>
          </table:table-cell>
          <table:table-cell table:style-name="Таблица4.G1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84955322485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5" office:value-type="string">
            <text:p text:style-name="P74">Куршубадзе Еліта</text:p>
          </table:table-cell>
          <table:table-cell table:style-name="Таблица4.C15" office:value-type="string">
            <text:p text:style-name="P81">10-В</text:p>
          </table:table-cell>
          <table:table-cell table:style-name="Таблица4.D15" office:value-type="string">
            <text:p text:style-name="P78"/>
          </table:table-cell>
          <table:table-cell table:style-name="Таблица4.E15" office:value-type="string">
            <text:p text:style-name="P75">первинний</text:p>
          </table:table-cell>
          <table:table-cell table:style-name="Таблица4.F15" office:value-type="string">
            <text:p text:style-name="P78"/>
          </table:table-cell>
          <table:table-cell table:style-name="Таблица4.G15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85016820900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6" office:value-type="string">
            <text:p text:style-name="P74">Лебідь Вікторія</text:p>
          </table:table-cell>
          <table:table-cell table:style-name="Таблица4.C16" office:value-type="string">
            <text:p text:style-name="P81">10-В</text:p>
          </table:table-cell>
          <table:table-cell table:style-name="Таблица4.D16" office:value-type="string">
            <text:p text:style-name="P78"/>
          </table:table-cell>
          <table:table-cell table:style-name="Таблица4.E16" office:value-type="string">
            <text:p text:style-name="P75">первинний</text:p>
          </table:table-cell>
          <table:table-cell table:style-name="Таблица4.F16" office:value-type="string">
            <text:p text:style-name="P78"/>
          </table:table-cell>
          <table:table-cell table:style-name="Таблица4.G16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84960747789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7" office:value-type="string">
            <text:p text:style-name="P74">Луценко Олександр</text:p>
          </table:table-cell>
          <table:table-cell table:style-name="Таблица4.C17" office:value-type="string">
            <text:p text:style-name="P81">10-В</text:p>
          </table:table-cell>
          <table:table-cell table:style-name="Таблица4.D17" office:value-type="string">
            <text:p text:style-name="P78"/>
          </table:table-cell>
          <table:table-cell table:style-name="Таблица4.E17" office:value-type="string">
            <text:p text:style-name="P75">первинний</text:p>
          </table:table-cell>
          <table:table-cell table:style-name="Таблица4.F17" office:value-type="string">
            <text:p text:style-name="P78"/>
          </table:table-cell>
          <table:table-cell table:style-name="Таблица4.G17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84927995622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8" office:value-type="string">
            <text:p text:style-name="P74">Малахов Руслан</text:p>
          </table:table-cell>
          <table:table-cell table:style-name="Таблица4.C18" office:value-type="string">
            <text:p text:style-name="P81">10-В</text:p>
          </table:table-cell>
          <table:table-cell table:style-name="Таблица4.D18" office:value-type="string">
            <text:p text:style-name="P78"/>
          </table:table-cell>
          <table:table-cell table:style-name="Таблица4.E18" office:value-type="string">
            <text:p text:style-name="P75">первинний</text:p>
          </table:table-cell>
          <table:table-cell table:style-name="Таблица4.F18" office:value-type="string">
            <text:p text:style-name="P78"/>
          </table:table-cell>
          <table:table-cell table:style-name="Таблица4.G18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84929381762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9" office:value-type="string">
            <text:p text:style-name="P74">Мельничук Єгор</text:p>
          </table:table-cell>
          <table:table-cell table:style-name="Таблица4.C19" office:value-type="string">
            <text:p text:style-name="P81">10-В</text:p>
          </table:table-cell>
          <table:table-cell table:style-name="Таблица4.D19" office:value-type="string">
            <text:p text:style-name="P78"/>
          </table:table-cell>
          <table:table-cell table:style-name="Таблица4.E19" office:value-type="string">
            <text:p text:style-name="P75">первинний</text:p>
          </table:table-cell>
          <table:table-cell table:style-name="Таблица4.F19" office:value-type="string">
            <text:p text:style-name="P78"/>
          </table:table-cell>
          <table:table-cell table:style-name="Таблица4.G1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84941903882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0" office:value-type="string">
            <text:p text:style-name="P74">Мирошніченко Яким</text:p>
          </table:table-cell>
          <table:table-cell table:style-name="Таблица4.C20" office:value-type="string">
            <text:p text:style-name="P81">10-В</text:p>
          </table:table-cell>
          <table:table-cell table:style-name="Таблица4.D20" office:value-type="string">
            <text:p text:style-name="P78"/>
          </table:table-cell>
          <table:table-cell table:style-name="Таблица4.E20" office:value-type="string">
            <text:p text:style-name="P75">первинний</text:p>
          </table:table-cell>
          <table:table-cell table:style-name="Таблица4.F20" office:value-type="string">
            <text:p text:style-name="P78"/>
          </table:table-cell>
          <table:table-cell table:style-name="Таблица4.G2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84981886478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1" office:value-type="string">
            <text:p text:style-name="P74">Мікулін Микита</text:p>
          </table:table-cell>
          <table:table-cell table:style-name="Таблица4.C21" office:value-type="string">
            <text:p text:style-name="P81">10-В</text:p>
          </table:table-cell>
          <table:table-cell table:style-name="Таблица4.D21" office:value-type="string">
            <text:p text:style-name="P78"/>
          </table:table-cell>
          <table:table-cell table:style-name="Таблица4.E21" office:value-type="string">
            <text:p text:style-name="P75">первинний</text:p>
          </table:table-cell>
          <table:table-cell table:style-name="Таблица4.F21" office:value-type="string">
            <text:p text:style-name="P78"/>
          </table:table-cell>
          <table:table-cell table:style-name="Таблица4.G21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84825139512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2" office:value-type="string">
            <text:p text:style-name="P74">Насонова Анна</text:p>
          </table:table-cell>
          <table:table-cell table:style-name="Таблица4.C22" office:value-type="string">
            <text:p text:style-name="P81">10-В</text:p>
          </table:table-cell>
          <table:table-cell table:style-name="Таблица4.D22" office:value-type="string">
            <text:p text:style-name="P78"/>
          </table:table-cell>
          <table:table-cell table:style-name="Таблица4.E22" office:value-type="string">
            <text:p text:style-name="P75">первинний</text:p>
          </table:table-cell>
          <table:table-cell table:style-name="Таблица4.F22" office:value-type="string">
            <text:p text:style-name="P78"/>
          </table:table-cell>
          <table:table-cell table:style-name="Таблица4.G2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84965556603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3" office:value-type="string">
            <text:p text:style-name="P74">Овчиннікова Тетяна</text:p>
          </table:table-cell>
          <table:table-cell table:style-name="Таблица4.C23" office:value-type="string">
            <text:p text:style-name="P81">10-В</text:p>
          </table:table-cell>
          <table:table-cell table:style-name="Таблица4.D23" office:value-type="string">
            <text:p text:style-name="P78"/>
          </table:table-cell>
          <table:table-cell table:style-name="Таблица4.E23" office:value-type="string">
            <text:p text:style-name="P75">первинний</text:p>
          </table:table-cell>
          <table:table-cell table:style-name="Таблица4.F23" office:value-type="string">
            <text:p text:style-name="P78"/>
          </table:table-cell>
          <table:table-cell table:style-name="Таблица4.G2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85024420973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4" office:value-type="string">
            <text:p text:style-name="P74">Осадчий Євген</text:p>
          </table:table-cell>
          <table:table-cell table:style-name="Таблица4.C24" office:value-type="string">
            <text:p text:style-name="P81">10-В</text:p>
          </table:table-cell>
          <table:table-cell table:style-name="Таблица4.D24" office:value-type="string">
            <text:p text:style-name="P78"/>
          </table:table-cell>
          <table:table-cell table:style-name="Таблица4.E24" office:value-type="string">
            <text:p text:style-name="P75">первинний</text:p>
          </table:table-cell>
          <table:table-cell table:style-name="Таблица4.F24" office:value-type="string">
            <text:p text:style-name="P78"/>
          </table:table-cell>
          <table:table-cell table:style-name="Таблица4.G2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84826506102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арій Олена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184993637518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осохов Максим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184820238337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родайвода Олександр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185015523306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Свєтлічний Сергій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185031807398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Свірь Микита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184952332701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0" office:value-type="string">
            <text:p text:style-name="P74">Семеренко Ярослав</text:p>
          </table:table-cell>
          <table:table-cell table:style-name="Таблица4.C30" office:value-type="string">
            <text:p text:style-name="P81">10-В</text:p>
          </table:table-cell>
          <table:table-cell table:style-name="Таблица4.D30" office:value-type="string">
            <text:p text:style-name="P78"/>
          </table:table-cell>
          <table:table-cell table:style-name="Таблица4.E30" office:value-type="string">
            <text:p text:style-name="P77">первинний</text:p>
          </table:table-cell>
          <table:table-cell table:style-name="Таблица4.F30" office:value-type="string">
            <text:p text:style-name="P78"/>
          </table:table-cell>
          <table:table-cell table:style-name="Таблица4.G30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184908711541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2" office:value-type="string">
            <text:p text:style-name="P74">Собур Марина</text:p>
          </table:table-cell>
          <table:table-cell table:style-name="Таблица4.C32" office:value-type="string">
            <text:p text:style-name="P81">10-В</text:p>
          </table:table-cell>
          <table:table-cell table:style-name="Таблица4.D32" office:value-type="string">
            <text:p text:style-name="P78"/>
          </table:table-cell>
          <table:table-cell table:style-name="Таблица4.E32" office:value-type="string">
            <text:p text:style-name="P77">первинний</text:p>
          </table:table-cell>
          <table:table-cell table:style-name="Таблица4.F32" office:value-type="string">
            <text:p text:style-name="P78"/>
          </table:table-cell>
          <table:table-cell table:style-name="Таблица4.G3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184964267085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2" office:value-type="string">
            <text:p text:style-name="P74">Сотник Володимир</text:p>
          </table:table-cell>
          <table:table-cell table:style-name="Таблица4.C32" office:value-type="string">
            <text:p text:style-name="P81">10-В</text:p>
          </table:table-cell>
          <table:table-cell table:style-name="Таблица4.D32" office:value-type="string">
            <text:p text:style-name="P78"/>
          </table:table-cell>
          <table:table-cell table:style-name="Таблица4.E32" office:value-type="string">
            <text:p text:style-name="P77">первинний</text:p>
          </table:table-cell>
          <table:table-cell table:style-name="Таблица4.F32" office:value-type="string">
            <text:p text:style-name="P78"/>
          </table:table-cell>
          <table:table-cell table:style-name="Таблица4.G3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184882457854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3" office:value-type="string">
            <text:p text:style-name="P74">Стуконог Каріна</text:p>
          </table:table-cell>
          <table:table-cell table:style-name="Таблица4.C33" office:value-type="string">
            <text:p text:style-name="P81">10-В</text:p>
          </table:table-cell>
          <table:table-cell table:style-name="Таблица4.D33" office:value-type="string">
            <text:p text:style-name="P78"/>
          </table:table-cell>
          <table:table-cell table:style-name="Таблица4.E33" office:value-type="string">
            <text:p text:style-name="P77">первинний</text:p>
          </table:table-cell>
          <table:table-cell table:style-name="Таблица4.F33" office:value-type="string">
            <text:p text:style-name="P78"/>
          </table:table-cell>
          <table:table-cell table:style-name="Таблица4.G33" office:value-type="string">
            <text:p text:style-name="P7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Прізвище, ім’я учня</text:p>
          </table:table-cell>
          <table:table-cell table:style-name="Таблица5.A1" office:value-type="string">
            <text:p text:style-name="P29">Клас</text:p>
          </table:table-cell>
          <table:table-cell table:style-name="Таблица5.A1" office:value-type="string">
            <text:p text:style-name="P29">Дата інструктажу</text:p>
          </table:table-cell>
          <table:table-cell table:style-name="Таблица5.A1" office:value-type="string">
            <text:p text:style-name="P29">Назва інструктажу</text:p>
          </table:table-cell>
          <table:table-cell table:style-name="Таблица5.A1" office:value-type="string">
            <text:p text:style-name="P29">Підпис учня</text:p>
          </table:table-cell>
          <table:table-cell table:style-name="Таблица5.G1" office:value-type="string">
            <text:p text:style-name="P29">Підпис <text:span text:style-name="T1">вчителя</text:span></text:p>
          </table:table-cell>
        </table:table-row>
        <table:table-row table:style-name="Таблица5.2">
          <table:table-cell table:style-name="Таблица5.A2" office:value-type="string">
            <text:list xml:id="list121850169550678" text:continue-list="list121848824578543" text:style-name="L2">
              <text:list-item text:start-value="1">
                <text:p text:style-name="P98"/>
              </text:list-item>
            </text:list>
          </table:table-cell>
          <table:table-cell table:style-name="Таблица5.B2" office:value-type="string">
            <text:p text:style-name="P51">Ахмєдов Мушфіг</text:p>
          </table:table-cell>
          <table:table-cell table:style-name="Таблица5.C2" office:value-type="string">
            <text:p text:style-name="P52">10-Б</text:p>
          </table:table-cell>
          <table:table-cell table:style-name="Таблица5.D2" office:value-type="string">
            <text:p text:style-name="P41"/>
          </table:table-cell>
          <table:table-cell table:style-name="Таблица5.E2" office:value-type="string">
            <text:p text:style-name="P29">первинний</text:p>
          </table:table-cell>
          <table:table-cell table:style-name="Таблица5.F2" office:value-type="string">
            <text:p text:style-name="P41"/>
          </table:table-cell>
          <table:table-cell table:style-name="Таблица5.G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8493854137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" office:value-type="string">
            <text:p text:style-name="P28">Ботвиновська Юлія</text:p>
          </table:table-cell>
          <table:table-cell table:style-name="Таблица5.C3" office:value-type="string">
            <text:p text:style-name="P52">10-Б</text:p>
          </table:table-cell>
          <table:table-cell table:style-name="Таблица5.D3" office:value-type="string">
            <text:p text:style-name="P41"/>
          </table:table-cell>
          <table:table-cell table:style-name="Таблица5.E3" office:value-type="string">
            <text:p text:style-name="P29">первинний</text:p>
          </table:table-cell>
          <table:table-cell table:style-name="Таблица5.F3" office:value-type="string">
            <text:p text:style-name="P41"/>
          </table:table-cell>
          <table:table-cell table:style-name="Таблица5.G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8488989515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4" office:value-type="string">
            <text:p text:style-name="P28">Вєрін Микита</text:p>
          </table:table-cell>
          <table:table-cell table:style-name="Таблица5.C4" office:value-type="string">
            <text:p text:style-name="P52">10-Б</text:p>
          </table:table-cell>
          <table:table-cell table:style-name="Таблица5.D4" office:value-type="string">
            <text:p text:style-name="P41"/>
          </table:table-cell>
          <table:table-cell table:style-name="Таблица5.E4" office:value-type="string">
            <text:p text:style-name="P29">первинний</text:p>
          </table:table-cell>
          <table:table-cell table:style-name="Таблица5.F4" office:value-type="string">
            <text:p text:style-name="P41"/>
          </table:table-cell>
          <table:table-cell table:style-name="Таблица5.G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8498063554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5" office:value-type="string">
            <text:p text:style-name="P28">Вороніца Ілля</text:p>
          </table:table-cell>
          <table:table-cell table:style-name="Таблица5.C5" office:value-type="string">
            <text:p text:style-name="P52">10-Б</text:p>
          </table:table-cell>
          <table:table-cell table:style-name="Таблица5.D5" office:value-type="string">
            <text:p text:style-name="P41"/>
          </table:table-cell>
          <table:table-cell table:style-name="Таблица5.E5" office:value-type="string">
            <text:p text:style-name="P29">первинний</text:p>
          </table:table-cell>
          <table:table-cell table:style-name="Таблица5.F5" office:value-type="string">
            <text:p text:style-name="P41"/>
          </table:table-cell>
          <table:table-cell table:style-name="Таблица5.G5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8494584624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6" office:value-type="string">
            <text:p text:style-name="P28">Гриценко Ростислав</text:p>
          </table:table-cell>
          <table:table-cell table:style-name="Таблица5.C6" office:value-type="string">
            <text:p text:style-name="P52">10-Б</text:p>
          </table:table-cell>
          <table:table-cell table:style-name="Таблица5.D6" office:value-type="string">
            <text:p text:style-name="P41"/>
          </table:table-cell>
          <table:table-cell table:style-name="Таблица5.E6" office:value-type="string">
            <text:p text:style-name="P29">первинний</text:p>
          </table:table-cell>
          <table:table-cell table:style-name="Таблица5.F6" office:value-type="string">
            <text:p text:style-name="P41"/>
          </table:table-cell>
          <table:table-cell table:style-name="Таблица5.G6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8487293153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7" office:value-type="string">
            <text:p text:style-name="P28">Довженко Єгор</text:p>
          </table:table-cell>
          <table:table-cell table:style-name="Таблица5.C7" office:value-type="string">
            <text:p text:style-name="P52">10-Б</text:p>
          </table:table-cell>
          <table:table-cell table:style-name="Таблица5.D7" office:value-type="string">
            <text:p text:style-name="P41"/>
          </table:table-cell>
          <table:table-cell table:style-name="Таблица5.E7" office:value-type="string">
            <text:p text:style-name="P29">первинний</text:p>
          </table:table-cell>
          <table:table-cell table:style-name="Таблица5.F7" office:value-type="string">
            <text:p text:style-name="P41"/>
          </table:table-cell>
          <table:table-cell table:style-name="Таблица5.G7" office:value-type="string">
            <text:p text:style-name="P41"/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1218487620058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8" office:value-type="string">
            <text:p text:style-name="P28">Журенко Лідія</text:p>
          </table:table-cell>
          <table:table-cell table:style-name="Таблица5.C8" office:value-type="string">
            <text:p text:style-name="P52">10-Б</text:p>
          </table:table-cell>
          <table:table-cell table:style-name="Таблица5.D8" office:value-type="string">
            <text:p text:style-name="P41"/>
          </table:table-cell>
          <table:table-cell table:style-name="Таблица5.E8" office:value-type="string">
            <text:p text:style-name="P29">первинний</text:p>
          </table:table-cell>
          <table:table-cell table:style-name="Таблица5.F8" office:value-type="string">
            <text:p text:style-name="P41"/>
          </table:table-cell>
          <table:table-cell table:style-name="Таблица5.G8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8493560781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9" office:value-type="string">
            <text:p text:style-name="P28">Заічкін Олег</text:p>
          </table:table-cell>
          <table:table-cell table:style-name="Таблица5.C9" office:value-type="string">
            <text:p text:style-name="P52">10-Б</text:p>
          </table:table-cell>
          <table:table-cell table:style-name="Таблица5.D9" office:value-type="string">
            <text:p text:style-name="P41"/>
          </table:table-cell>
          <table:table-cell table:style-name="Таблица5.E9" office:value-type="string">
            <text:p text:style-name="P29">первинний</text:p>
          </table:table-cell>
          <table:table-cell table:style-name="Таблица5.F9" office:value-type="string">
            <text:p text:style-name="P41"/>
          </table:table-cell>
          <table:table-cell table:style-name="Таблица5.G9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8486043880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0" office:value-type="string">
            <text:p text:style-name="P28">Зикін Дмитро</text:p>
          </table:table-cell>
          <table:table-cell table:style-name="Таблица5.C10" office:value-type="string">
            <text:p text:style-name="P52">10-Б</text:p>
          </table:table-cell>
          <table:table-cell table:style-name="Таблица5.D10" office:value-type="string">
            <text:p text:style-name="P41"/>
          </table:table-cell>
          <table:table-cell table:style-name="Таблица5.E10" office:value-type="string">
            <text:p text:style-name="P29">первинний</text:p>
          </table:table-cell>
          <table:table-cell table:style-name="Таблица5.F10" office:value-type="string">
            <text:p text:style-name="P41"/>
          </table:table-cell>
          <table:table-cell table:style-name="Таблица5.G1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8487026077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1" office:value-type="string">
            <text:p text:style-name="P28">Капінос Назар</text:p>
          </table:table-cell>
          <table:table-cell table:style-name="Таблица5.C11" office:value-type="string">
            <text:p text:style-name="P52">10-Б</text:p>
          </table:table-cell>
          <table:table-cell table:style-name="Таблица5.D11" office:value-type="string">
            <text:p text:style-name="P41"/>
          </table:table-cell>
          <table:table-cell table:style-name="Таблица5.E11" office:value-type="string">
            <text:p text:style-name="P29">первинний</text:p>
          </table:table-cell>
          <table:table-cell table:style-name="Таблица5.F11" office:value-type="string">
            <text:p text:style-name="P41"/>
          </table:table-cell>
          <table:table-cell table:style-name="Таблица5.G11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8503129905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2" office:value-type="string">
            <text:p text:style-name="P28">Кідун Роман</text:p>
          </table:table-cell>
          <table:table-cell table:style-name="Таблица5.C12" office:value-type="string">
            <text:p text:style-name="P52">10-Б</text:p>
          </table:table-cell>
          <table:table-cell table:style-name="Таблица5.D12" office:value-type="string">
            <text:p text:style-name="P41"/>
          </table:table-cell>
          <table:table-cell table:style-name="Таблица5.E12" office:value-type="string">
            <text:p text:style-name="P29">первинний</text:p>
          </table:table-cell>
          <table:table-cell table:style-name="Таблица5.F12" office:value-type="string">
            <text:p text:style-name="P41"/>
          </table:table-cell>
          <table:table-cell table:style-name="Таблица5.G1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8496244349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3" office:value-type="string">
            <text:p text:style-name="P28">Ковальченко Каріна</text:p>
          </table:table-cell>
          <table:table-cell table:style-name="Таблица5.C13" office:value-type="string">
            <text:p text:style-name="P52">10-Б</text:p>
          </table:table-cell>
          <table:table-cell table:style-name="Таблица5.D13" office:value-type="string">
            <text:p text:style-name="P41"/>
          </table:table-cell>
          <table:table-cell table:style-name="Таблица5.E13" office:value-type="string">
            <text:p text:style-name="P29">первинний</text:p>
          </table:table-cell>
          <table:table-cell table:style-name="Таблица5.F13" office:value-type="string">
            <text:p text:style-name="P41"/>
          </table:table-cell>
          <table:table-cell table:style-name="Таблица5.G1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8483679374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4" office:value-type="string">
            <text:p text:style-name="P28">Козлов Павло</text:p>
          </table:table-cell>
          <table:table-cell table:style-name="Таблица5.C14" office:value-type="string">
            <text:p text:style-name="P52">10-Б</text:p>
          </table:table-cell>
          <table:table-cell table:style-name="Таблица5.D14" office:value-type="string">
            <text:p text:style-name="P41"/>
          </table:table-cell>
          <table:table-cell table:style-name="Таблица5.E14" office:value-type="string">
            <text:p text:style-name="P29">первинний</text:p>
          </table:table-cell>
          <table:table-cell table:style-name="Таблица5.F14" office:value-type="string">
            <text:p text:style-name="P41"/>
          </table:table-cell>
          <table:table-cell table:style-name="Таблица5.G1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8491531620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5" office:value-type="string">
            <text:p text:style-name="P28">Конопленко Марина</text:p>
          </table:table-cell>
          <table:table-cell table:style-name="Таблица5.C15" office:value-type="string">
            <text:p text:style-name="P52">10-Б</text:p>
          </table:table-cell>
          <table:table-cell table:style-name="Таблица5.D15" office:value-type="string">
            <text:p text:style-name="P41"/>
          </table:table-cell>
          <table:table-cell table:style-name="Таблица5.E15" office:value-type="string">
            <text:p text:style-name="P29">первинний</text:p>
          </table:table-cell>
          <table:table-cell table:style-name="Таблица5.F15" office:value-type="string">
            <text:p text:style-name="P41"/>
          </table:table-cell>
          <table:table-cell table:style-name="Таблица5.G15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8487664655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6" office:value-type="string">
            <text:p text:style-name="P28">Лаврик Максим</text:p>
          </table:table-cell>
          <table:table-cell table:style-name="Таблица5.C16" office:value-type="string">
            <text:p text:style-name="P52">10-Б</text:p>
          </table:table-cell>
          <table:table-cell table:style-name="Таблица5.D16" office:value-type="string">
            <text:p text:style-name="P41"/>
          </table:table-cell>
          <table:table-cell table:style-name="Таблица5.E16" office:value-type="string">
            <text:p text:style-name="P29">первинний</text:p>
          </table:table-cell>
          <table:table-cell table:style-name="Таблица5.F16" office:value-type="string">
            <text:p text:style-name="P41"/>
          </table:table-cell>
          <table:table-cell table:style-name="Таблица5.G16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8494282332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7" office:value-type="string">
            <text:p text:style-name="P28">Лопушенко Олександра</text:p>
          </table:table-cell>
          <table:table-cell table:style-name="Таблица5.C17" office:value-type="string">
            <text:p text:style-name="P52">10-Б</text:p>
          </table:table-cell>
          <table:table-cell table:style-name="Таблица5.D17" office:value-type="string">
            <text:p text:style-name="P41"/>
          </table:table-cell>
          <table:table-cell table:style-name="Таблица5.E17" office:value-type="string">
            <text:p text:style-name="P29">первинний</text:p>
          </table:table-cell>
          <table:table-cell table:style-name="Таблица5.F17" office:value-type="string">
            <text:p text:style-name="P41"/>
          </table:table-cell>
          <table:table-cell table:style-name="Таблица5.G17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8492525078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8" office:value-type="string">
            <text:p text:style-name="P28">Мельник Вікторія</text:p>
          </table:table-cell>
          <table:table-cell table:style-name="Таблица5.C18" office:value-type="string">
            <text:p text:style-name="P52">10-Б</text:p>
          </table:table-cell>
          <table:table-cell table:style-name="Таблица5.D18" office:value-type="string">
            <text:p text:style-name="P41"/>
          </table:table-cell>
          <table:table-cell table:style-name="Таблица5.E18" office:value-type="string">
            <text:p text:style-name="P29">первинний</text:p>
          </table:table-cell>
          <table:table-cell table:style-name="Таблица5.F18" office:value-type="string">
            <text:p text:style-name="P41"/>
          </table:table-cell>
          <table:table-cell table:style-name="Таблица5.G18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8502003239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9" office:value-type="string">
            <text:p text:style-name="P28">Мішин Владислав</text:p>
          </table:table-cell>
          <table:table-cell table:style-name="Таблица5.C19" office:value-type="string">
            <text:p text:style-name="P52">10-Б</text:p>
          </table:table-cell>
          <table:table-cell table:style-name="Таблица5.D19" office:value-type="string">
            <text:p text:style-name="P41"/>
          </table:table-cell>
          <table:table-cell table:style-name="Таблица5.E19" office:value-type="string">
            <text:p text:style-name="P29">первинний</text:p>
          </table:table-cell>
          <table:table-cell table:style-name="Таблица5.F19" office:value-type="string">
            <text:p text:style-name="P41"/>
          </table:table-cell>
          <table:table-cell table:style-name="Таблица5.G19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8483244591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0" office:value-type="string">
            <text:p text:style-name="P28">Омельченко Ольга</text:p>
          </table:table-cell>
          <table:table-cell table:style-name="Таблица5.C20" office:value-type="string">
            <text:p text:style-name="P52">10-Б</text:p>
          </table:table-cell>
          <table:table-cell table:style-name="Таблица5.D20" office:value-type="string">
            <text:p text:style-name="P41"/>
          </table:table-cell>
          <table:table-cell table:style-name="Таблица5.E20" office:value-type="string">
            <text:p text:style-name="P29">первинний</text:p>
          </table:table-cell>
          <table:table-cell table:style-name="Таблица5.F20" office:value-type="string">
            <text:p text:style-name="P41"/>
          </table:table-cell>
          <table:table-cell table:style-name="Таблица5.G2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8484295771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1" office:value-type="string">
            <text:p text:style-name="P28">Пшеничнікова Софія</text:p>
          </table:table-cell>
          <table:table-cell table:style-name="Таблица5.C21" office:value-type="string">
            <text:p text:style-name="P52">10-Б</text:p>
          </table:table-cell>
          <table:table-cell table:style-name="Таблица5.D21" office:value-type="string">
            <text:p text:style-name="P41"/>
          </table:table-cell>
          <table:table-cell table:style-name="Таблица5.E21" office:value-type="string">
            <text:p text:style-name="P29">первинний</text:p>
          </table:table-cell>
          <table:table-cell table:style-name="Таблица5.F21" office:value-type="string">
            <text:p text:style-name="P41"/>
          </table:table-cell>
          <table:table-cell table:style-name="Таблица5.G21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8483628919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2" office:value-type="string">
            <text:p text:style-name="P28">Савенко Олександр</text:p>
          </table:table-cell>
          <table:table-cell table:style-name="Таблица5.C22" office:value-type="string">
            <text:p text:style-name="P52">10-Б</text:p>
          </table:table-cell>
          <table:table-cell table:style-name="Таблица5.D22" office:value-type="string">
            <text:p text:style-name="P41"/>
          </table:table-cell>
          <table:table-cell table:style-name="Таблица5.E22" office:value-type="string">
            <text:p text:style-name="P29">первинний</text:p>
          </table:table-cell>
          <table:table-cell table:style-name="Таблица5.F22" office:value-type="string">
            <text:p text:style-name="P41"/>
          </table:table-cell>
          <table:table-cell table:style-name="Таблица5.G2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8495918631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3" office:value-type="string">
            <text:p text:style-name="P28">Синюкова Валерія</text:p>
          </table:table-cell>
          <table:table-cell table:style-name="Таблица5.C23" office:value-type="string">
            <text:p text:style-name="P52">10-Б</text:p>
          </table:table-cell>
          <table:table-cell table:style-name="Таблица5.D23" office:value-type="string">
            <text:p text:style-name="P41"/>
          </table:table-cell>
          <table:table-cell table:style-name="Таблица5.E23" office:value-type="string">
            <text:p text:style-name="P29">первинний</text:p>
          </table:table-cell>
          <table:table-cell table:style-name="Таблица5.F23" office:value-type="string">
            <text:p text:style-name="P41"/>
          </table:table-cell>
          <table:table-cell table:style-name="Таблица5.G2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8488250068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4" office:value-type="string">
            <text:p text:style-name="P28">Сідельникова Анастасія</text:p>
          </table:table-cell>
          <table:table-cell table:style-name="Таблица5.C24" office:value-type="string">
            <text:p text:style-name="P52">10-Б</text:p>
          </table:table-cell>
          <table:table-cell table:style-name="Таблица5.D24" office:value-type="string">
            <text:p text:style-name="P41"/>
          </table:table-cell>
          <table:table-cell table:style-name="Таблица5.E24" office:value-type="string">
            <text:p text:style-name="P29">первинний</text:p>
          </table:table-cell>
          <table:table-cell table:style-name="Таблица5.F24" office:value-type="string">
            <text:p text:style-name="P41"/>
          </table:table-cell>
          <table:table-cell table:style-name="Таблица5.G2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8485411073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Тимашов Максим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1218495214880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51">Цуканов Владислав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52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1218489493263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Цяк Катерина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1218497693031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Чєломов Денис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1218500949126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Штробль Микита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1218489609046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Яманко Данило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1218496773695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1" office:value-type="string">
            <text:p text:style-name="P41"/>
          </table:table-cell>
          <table:table-cell table:style-name="Таблица5.C31" office:value-type="string">
            <text:p text:style-name="P49"/>
          </table:table-cell>
          <table:table-cell table:style-name="Таблица5.D31" office:value-type="string">
            <text:p text:style-name="P41"/>
          </table:table-cell>
          <table:table-cell table:style-name="Таблица5.E31" office:value-type="string">
            <text:p text:style-name="P29"/>
          </table:table-cell>
          <table:table-cell table:style-name="Таблица5.F31" office:value-type="string">
            <text:p text:style-name="P41"/>
          </table:table-cell>
          <table:table-cell table:style-name="Таблица5.G31" office:value-type="string">
            <text:p text:style-name="P42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5">№</text:p>
          </table:table-cell>
          <table:table-cell table:style-name="Таблица6.A1" office:value-type="string">
            <text:p text:style-name="P75">Прізвище, ім’я учня</text:p>
          </table:table-cell>
          <table:table-cell table:style-name="Таблица6.A1" office:value-type="string">
            <text:p text:style-name="P75">Клас</text:p>
          </table:table-cell>
          <table:table-cell table:style-name="Таблица6.A1" office:value-type="string">
            <text:p text:style-name="P75">Дата інструктажу</text:p>
          </table:table-cell>
          <table:table-cell table:style-name="Таблица6.A1" office:value-type="string">
            <text:p text:style-name="P75">Назва інструктажу</text:p>
          </table:table-cell>
          <table:table-cell table:style-name="Таблица6.A1" office:value-type="string">
            <text:p text:style-name="P75">Підпис учня</text:p>
          </table:table-cell>
          <table:table-cell table:style-name="Таблица6.G1" office:value-type="string">
            <text:p text:style-name="P75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121850408389086" text:continue-list="list121849677369563" text:style-name="L2">
              <text:list-item text:start-value="1">
                <text:p text:style-name="P105"/>
              </text:list-item>
            </text:list>
          </table:table-cell>
          <table:table-cell table:style-name="Таблица6.B2" office:value-type="string">
            <text:p text:style-name="P80">Байдин Никита</text:p>
          </table:table-cell>
          <table:table-cell table:style-name="Таблица6.C2" office:value-type="string">
            <text:p text:style-name="P81">10-В</text:p>
          </table:table-cell>
          <table:table-cell table:style-name="Таблица6.D2" office:value-type="string">
            <text:p text:style-name="P78"/>
          </table:table-cell>
          <table:table-cell table:style-name="Таблица6.E2" office:value-type="string">
            <text:p text:style-name="P75">первинний</text:p>
          </table:table-cell>
          <table:table-cell table:style-name="Таблица6.F2" office:value-type="string">
            <text:p text:style-name="P78"/>
          </table:table-cell>
          <table:table-cell table:style-name="Таблица6.G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84833088093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" office:value-type="string">
            <text:p text:style-name="P74">Баришніков Дмитро</text:p>
          </table:table-cell>
          <table:table-cell table:style-name="Таблица6.C3" office:value-type="string">
            <text:p text:style-name="P81">10-В</text:p>
          </table:table-cell>
          <table:table-cell table:style-name="Таблица6.D3" office:value-type="string">
            <text:p text:style-name="P78"/>
          </table:table-cell>
          <table:table-cell table:style-name="Таблица6.E3" office:value-type="string">
            <text:p text:style-name="P75">первинний</text:p>
          </table:table-cell>
          <table:table-cell table:style-name="Таблица6.F3" office:value-type="string">
            <text:p text:style-name="P78"/>
          </table:table-cell>
          <table:table-cell table:style-name="Таблица6.G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85033021510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4" office:value-type="string">
            <text:p text:style-name="P74">Веселов Михайло</text:p>
          </table:table-cell>
          <table:table-cell table:style-name="Таблица6.C4" office:value-type="string">
            <text:p text:style-name="P81">10-В</text:p>
          </table:table-cell>
          <table:table-cell table:style-name="Таблица6.D4" office:value-type="string">
            <text:p text:style-name="P78"/>
          </table:table-cell>
          <table:table-cell table:style-name="Таблица6.E4" office:value-type="string">
            <text:p text:style-name="P75">первинний</text:p>
          </table:table-cell>
          <table:table-cell table:style-name="Таблица6.F4" office:value-type="string">
            <text:p text:style-name="P78"/>
          </table:table-cell>
          <table:table-cell table:style-name="Таблица6.G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84909253567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5" office:value-type="string">
            <text:p text:style-name="P74">Височанський Владислав</text:p>
          </table:table-cell>
          <table:table-cell table:style-name="Таблица6.C5" office:value-type="string">
            <text:p text:style-name="P81">10-В</text:p>
          </table:table-cell>
          <table:table-cell table:style-name="Таблица6.D5" office:value-type="string">
            <text:p text:style-name="P78"/>
          </table:table-cell>
          <table:table-cell table:style-name="Таблица6.E5" office:value-type="string">
            <text:p text:style-name="P75">первинний</text:p>
          </table:table-cell>
          <table:table-cell table:style-name="Таблица6.F5" office:value-type="string">
            <text:p text:style-name="P78"/>
          </table:table-cell>
          <table:table-cell table:style-name="Таблица6.G5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85000831532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6" office:value-type="string">
            <text:p text:style-name="P74">Волобуєва Тетяна</text:p>
          </table:table-cell>
          <table:table-cell table:style-name="Таблица6.C6" office:value-type="string">
            <text:p text:style-name="P81">10-В</text:p>
          </table:table-cell>
          <table:table-cell table:style-name="Таблица6.D6" office:value-type="string">
            <text:p text:style-name="P78"/>
          </table:table-cell>
          <table:table-cell table:style-name="Таблица6.E6" office:value-type="string">
            <text:p text:style-name="P75">первинний</text:p>
          </table:table-cell>
          <table:table-cell table:style-name="Таблица6.F6" office:value-type="string">
            <text:p text:style-name="P78"/>
          </table:table-cell>
          <table:table-cell table:style-name="Таблица6.G6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85021972400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7" office:value-type="string">
            <text:p text:style-name="P74">Дудкіна Ганна</text:p>
          </table:table-cell>
          <table:table-cell table:style-name="Таблица6.C7" office:value-type="string">
            <text:p text:style-name="P81">10-В</text:p>
          </table:table-cell>
          <table:table-cell table:style-name="Таблица6.D7" office:value-type="string">
            <text:p text:style-name="P78"/>
          </table:table-cell>
          <table:table-cell table:style-name="Таблица6.E7" office:value-type="string">
            <text:p text:style-name="P75">первинний</text:p>
          </table:table-cell>
          <table:table-cell table:style-name="Таблица6.F7" office:value-type="string">
            <text:p text:style-name="P78"/>
          </table:table-cell>
          <table:table-cell table:style-name="Таблица6.G7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84990579582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8" office:value-type="string">
            <text:p text:style-name="P74">Єгіазарян Давіт</text:p>
          </table:table-cell>
          <table:table-cell table:style-name="Таблица6.C8" office:value-type="string">
            <text:p text:style-name="P81">10-В</text:p>
          </table:table-cell>
          <table:table-cell table:style-name="Таблица6.D8" office:value-type="string">
            <text:p text:style-name="P78"/>
          </table:table-cell>
          <table:table-cell table:style-name="Таблица6.E8" office:value-type="string">
            <text:p text:style-name="P75">первинний</text:p>
          </table:table-cell>
          <table:table-cell table:style-name="Таблица6.F8" office:value-type="string">
            <text:p text:style-name="P78"/>
          </table:table-cell>
          <table:table-cell table:style-name="Таблица6.G8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84873592237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9" office:value-type="string">
            <text:p text:style-name="P74">Замишляєва Ганна</text:p>
          </table:table-cell>
          <table:table-cell table:style-name="Таблица6.C9" office:value-type="string">
            <text:p text:style-name="P81">10-В</text:p>
          </table:table-cell>
          <table:table-cell table:style-name="Таблица6.D9" office:value-type="string">
            <text:p text:style-name="P78"/>
          </table:table-cell>
          <table:table-cell table:style-name="Таблица6.E9" office:value-type="string">
            <text:p text:style-name="P75">первинний</text:p>
          </table:table-cell>
          <table:table-cell table:style-name="Таблица6.F9" office:value-type="string">
            <text:p text:style-name="P78"/>
          </table:table-cell>
          <table:table-cell table:style-name="Таблица6.G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84892607011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0" office:value-type="string">
            <text:p text:style-name="P74">Земляний Олександр</text:p>
          </table:table-cell>
          <table:table-cell table:style-name="Таблица6.C10" office:value-type="string">
            <text:p text:style-name="P81">10-В</text:p>
          </table:table-cell>
          <table:table-cell table:style-name="Таблица6.D10" office:value-type="string">
            <text:p text:style-name="P78"/>
          </table:table-cell>
          <table:table-cell table:style-name="Таблица6.E10" office:value-type="string">
            <text:p text:style-name="P75">первинний</text:p>
          </table:table-cell>
          <table:table-cell table:style-name="Таблица6.F10" office:value-type="string">
            <text:p text:style-name="P78"/>
          </table:table-cell>
          <table:table-cell table:style-name="Таблица6.G1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84951721861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1" office:value-type="string">
            <text:p text:style-name="P74">Іванісов Денис</text:p>
          </table:table-cell>
          <table:table-cell table:style-name="Таблица6.C11" office:value-type="string">
            <text:p text:style-name="P81">10-В</text:p>
          </table:table-cell>
          <table:table-cell table:style-name="Таблица6.D11" office:value-type="string">
            <text:p text:style-name="P78"/>
          </table:table-cell>
          <table:table-cell table:style-name="Таблица6.E11" office:value-type="string">
            <text:p text:style-name="P75">первинний</text:p>
          </table:table-cell>
          <table:table-cell table:style-name="Таблица6.F11" office:value-type="string">
            <text:p text:style-name="P78"/>
          </table:table-cell>
          <table:table-cell table:style-name="Таблица6.G1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84871336309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2" office:value-type="string">
            <text:p text:style-name="P74">Коваль Наталія</text:p>
          </table:table-cell>
          <table:table-cell table:style-name="Таблица6.C12" office:value-type="string">
            <text:p text:style-name="P81">10-В</text:p>
          </table:table-cell>
          <table:table-cell table:style-name="Таблица6.D12" office:value-type="string">
            <text:p text:style-name="P78"/>
          </table:table-cell>
          <table:table-cell table:style-name="Таблица6.E12" office:value-type="string">
            <text:p text:style-name="P75">первинний</text:p>
          </table:table-cell>
          <table:table-cell table:style-name="Таблица6.F12" office:value-type="string">
            <text:p text:style-name="P78"/>
          </table:table-cell>
          <table:table-cell table:style-name="Таблица6.G1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84984963316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3" office:value-type="string">
            <text:p text:style-name="P74">Ковальов Юрій</text:p>
          </table:table-cell>
          <table:table-cell table:style-name="Таблица6.C13" office:value-type="string">
            <text:p text:style-name="P81">10-В</text:p>
          </table:table-cell>
          <table:table-cell table:style-name="Таблица6.D13" office:value-type="string">
            <text:p text:style-name="P78"/>
          </table:table-cell>
          <table:table-cell table:style-name="Таблица6.E13" office:value-type="string">
            <text:p text:style-name="P75">первинний</text:p>
          </table:table-cell>
          <table:table-cell table:style-name="Таблица6.F13" office:value-type="string">
            <text:p text:style-name="P78"/>
          </table:table-cell>
          <table:table-cell table:style-name="Таблица6.G1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84932096884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4" office:value-type="string">
            <text:p text:style-name="P74">Кряж Дмитро</text:p>
          </table:table-cell>
          <table:table-cell table:style-name="Таблица6.C14" office:value-type="string">
            <text:p text:style-name="P81">10-В</text:p>
          </table:table-cell>
          <table:table-cell table:style-name="Таблица6.D14" office:value-type="string">
            <text:p text:style-name="P78"/>
          </table:table-cell>
          <table:table-cell table:style-name="Таблица6.E14" office:value-type="string">
            <text:p text:style-name="P75">первинний</text:p>
          </table:table-cell>
          <table:table-cell table:style-name="Таблица6.F14" office:value-type="string">
            <text:p text:style-name="P78"/>
          </table:table-cell>
          <table:table-cell table:style-name="Таблица6.G1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84895549609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5" office:value-type="string">
            <text:p text:style-name="P74">Куршубадзе Еліта</text:p>
          </table:table-cell>
          <table:table-cell table:style-name="Таблица6.C15" office:value-type="string">
            <text:p text:style-name="P81">10-В</text:p>
          </table:table-cell>
          <table:table-cell table:style-name="Таблица6.D15" office:value-type="string">
            <text:p text:style-name="P78"/>
          </table:table-cell>
          <table:table-cell table:style-name="Таблица6.E15" office:value-type="string">
            <text:p text:style-name="P75">первинний</text:p>
          </table:table-cell>
          <table:table-cell table:style-name="Таблица6.F15" office:value-type="string">
            <text:p text:style-name="P78"/>
          </table:table-cell>
          <table:table-cell table:style-name="Таблица6.G15" office:value-type="string">
            <text:p text:style-name="P78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12184836780464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6" office:value-type="string">
            <text:p text:style-name="P74">Лебідь Вікторія</text:p>
          </table:table-cell>
          <table:table-cell table:style-name="Таблица6.C16" office:value-type="string">
            <text:p text:style-name="P81">10-В</text:p>
          </table:table-cell>
          <table:table-cell table:style-name="Таблица6.D16" office:value-type="string">
            <text:p text:style-name="P78"/>
          </table:table-cell>
          <table:table-cell table:style-name="Таблица6.E16" office:value-type="string">
            <text:p text:style-name="P75">первинний</text:p>
          </table:table-cell>
          <table:table-cell table:style-name="Таблица6.F16" office:value-type="string">
            <text:p text:style-name="P78"/>
          </table:table-cell>
          <table:table-cell table:style-name="Таблица6.G16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84949164901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7" office:value-type="string">
            <text:p text:style-name="P74">Луценко Олександр</text:p>
          </table:table-cell>
          <table:table-cell table:style-name="Таблица6.C17" office:value-type="string">
            <text:p text:style-name="P81">10-В</text:p>
          </table:table-cell>
          <table:table-cell table:style-name="Таблица6.D17" office:value-type="string">
            <text:p text:style-name="P78"/>
          </table:table-cell>
          <table:table-cell table:style-name="Таблица6.E17" office:value-type="string">
            <text:p text:style-name="P75">первинний</text:p>
          </table:table-cell>
          <table:table-cell table:style-name="Таблица6.F17" office:value-type="string">
            <text:p text:style-name="P78"/>
          </table:table-cell>
          <table:table-cell table:style-name="Таблица6.G17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85029083987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8" office:value-type="string">
            <text:p text:style-name="P74">Малахов Руслан</text:p>
          </table:table-cell>
          <table:table-cell table:style-name="Таблица6.C18" office:value-type="string">
            <text:p text:style-name="P81">10-В</text:p>
          </table:table-cell>
          <table:table-cell table:style-name="Таблица6.D18" office:value-type="string">
            <text:p text:style-name="P78"/>
          </table:table-cell>
          <table:table-cell table:style-name="Таблица6.E18" office:value-type="string">
            <text:p text:style-name="P75">первинний</text:p>
          </table:table-cell>
          <table:table-cell table:style-name="Таблица6.F18" office:value-type="string">
            <text:p text:style-name="P78"/>
          </table:table-cell>
          <table:table-cell table:style-name="Таблица6.G18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84942549514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9" office:value-type="string">
            <text:p text:style-name="P74">Мельничук Єгор</text:p>
          </table:table-cell>
          <table:table-cell table:style-name="Таблица6.C19" office:value-type="string">
            <text:p text:style-name="P81">10-В</text:p>
          </table:table-cell>
          <table:table-cell table:style-name="Таблица6.D19" office:value-type="string">
            <text:p text:style-name="P78"/>
          </table:table-cell>
          <table:table-cell table:style-name="Таблица6.E19" office:value-type="string">
            <text:p text:style-name="P75">первинний</text:p>
          </table:table-cell>
          <table:table-cell table:style-name="Таблица6.F19" office:value-type="string">
            <text:p text:style-name="P78"/>
          </table:table-cell>
          <table:table-cell table:style-name="Таблица6.G1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84949354377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0" office:value-type="string">
            <text:p text:style-name="P74">Мирошніченко Яким</text:p>
          </table:table-cell>
          <table:table-cell table:style-name="Таблица6.C20" office:value-type="string">
            <text:p text:style-name="P81">10-В</text:p>
          </table:table-cell>
          <table:table-cell table:style-name="Таблица6.D20" office:value-type="string">
            <text:p text:style-name="P78"/>
          </table:table-cell>
          <table:table-cell table:style-name="Таблица6.E20" office:value-type="string">
            <text:p text:style-name="P75">первинний</text:p>
          </table:table-cell>
          <table:table-cell table:style-name="Таблица6.F20" office:value-type="string">
            <text:p text:style-name="P78"/>
          </table:table-cell>
          <table:table-cell table:style-name="Таблица6.G2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84926439699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1" office:value-type="string">
            <text:p text:style-name="P74">Мікулін Микита</text:p>
          </table:table-cell>
          <table:table-cell table:style-name="Таблица6.C21" office:value-type="string">
            <text:p text:style-name="P81">10-В</text:p>
          </table:table-cell>
          <table:table-cell table:style-name="Таблица6.D21" office:value-type="string">
            <text:p text:style-name="P78"/>
          </table:table-cell>
          <table:table-cell table:style-name="Таблица6.E21" office:value-type="string">
            <text:p text:style-name="P75">первинний</text:p>
          </table:table-cell>
          <table:table-cell table:style-name="Таблица6.F21" office:value-type="string">
            <text:p text:style-name="P78"/>
          </table:table-cell>
          <table:table-cell table:style-name="Таблица6.G2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84878764689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2" office:value-type="string">
            <text:p text:style-name="P74">Насонова Анна</text:p>
          </table:table-cell>
          <table:table-cell table:style-name="Таблица6.C22" office:value-type="string">
            <text:p text:style-name="P81">10-В</text:p>
          </table:table-cell>
          <table:table-cell table:style-name="Таблица6.D22" office:value-type="string">
            <text:p text:style-name="P78"/>
          </table:table-cell>
          <table:table-cell table:style-name="Таблица6.E22" office:value-type="string">
            <text:p text:style-name="P75">первинний</text:p>
          </table:table-cell>
          <table:table-cell table:style-name="Таблица6.F22" office:value-type="string">
            <text:p text:style-name="P78"/>
          </table:table-cell>
          <table:table-cell table:style-name="Таблица6.G2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84923494294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3" office:value-type="string">
            <text:p text:style-name="P74">Овчиннікова Тетяна</text:p>
          </table:table-cell>
          <table:table-cell table:style-name="Таблица6.C23" office:value-type="string">
            <text:p text:style-name="P81">10-В</text:p>
          </table:table-cell>
          <table:table-cell table:style-name="Таблица6.D23" office:value-type="string">
            <text:p text:style-name="P78"/>
          </table:table-cell>
          <table:table-cell table:style-name="Таблица6.E23" office:value-type="string">
            <text:p text:style-name="P75">первинний</text:p>
          </table:table-cell>
          <table:table-cell table:style-name="Таблица6.F23" office:value-type="string">
            <text:p text:style-name="P78"/>
          </table:table-cell>
          <table:table-cell table:style-name="Таблица6.G2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85036885992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4" office:value-type="string">
            <text:p text:style-name="P74">Осадчий Євген</text:p>
          </table:table-cell>
          <table:table-cell table:style-name="Таблица6.C24" office:value-type="string">
            <text:p text:style-name="P81">10-В</text:p>
          </table:table-cell>
          <table:table-cell table:style-name="Таблица6.D24" office:value-type="string">
            <text:p text:style-name="P78"/>
          </table:table-cell>
          <table:table-cell table:style-name="Таблица6.E24" office:value-type="string">
            <text:p text:style-name="P75">первинний</text:p>
          </table:table-cell>
          <table:table-cell table:style-name="Таблица6.F24" office:value-type="string">
            <text:p text:style-name="P78"/>
          </table:table-cell>
          <table:table-cell table:style-name="Таблица6.G2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84948212616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арій Олена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184940874539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осохов Максим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184950185352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родайвода Олександр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184853068682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Свєтлічний Сергій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184995330424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Свірь Микита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185051740779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0" office:value-type="string">
            <text:p text:style-name="P74">Семеренко Ярослав</text:p>
          </table:table-cell>
          <table:table-cell table:style-name="Таблица6.C30" office:value-type="string">
            <text:p text:style-name="P81">10-В</text:p>
          </table:table-cell>
          <table:table-cell table:style-name="Таблица6.D30" office:value-type="string">
            <text:p text:style-name="P78"/>
          </table:table-cell>
          <table:table-cell table:style-name="Таблица6.E30" office:value-type="string">
            <text:p text:style-name="P77">первинний</text:p>
          </table:table-cell>
          <table:table-cell table:style-name="Таблица6.F30" office:value-type="string">
            <text:p text:style-name="P78"/>
          </table:table-cell>
          <table:table-cell table:style-name="Таблица6.G30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184958684733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1" office:value-type="string">
            <text:p text:style-name="P74">Собур Марина</text:p>
          </table:table-cell>
          <table:table-cell table:style-name="Таблица6.C31" office:value-type="string">
            <text:p text:style-name="P81">10-В</text:p>
          </table:table-cell>
          <table:table-cell table:style-name="Таблица6.D31" office:value-type="string">
            <text:p text:style-name="P78"/>
          </table:table-cell>
          <table:table-cell table:style-name="Таблица6.E31" office:value-type="string">
            <text:p text:style-name="P77">первинний</text:p>
          </table:table-cell>
          <table:table-cell table:style-name="Таблица6.F31" office:value-type="string">
            <text:p text:style-name="P78"/>
          </table:table-cell>
          <table:table-cell table:style-name="Таблица6.G31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184913139327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2" office:value-type="string">
            <text:p text:style-name="P74">Сотник Володимир</text:p>
          </table:table-cell>
          <table:table-cell table:style-name="Таблица6.C32" office:value-type="string">
            <text:p text:style-name="P81">10-В</text:p>
          </table:table-cell>
          <table:table-cell table:style-name="Таблица6.D32" office:value-type="string">
            <text:p text:style-name="P78"/>
          </table:table-cell>
          <table:table-cell table:style-name="Таблица6.E32" office:value-type="string">
            <text:p text:style-name="P77">первинний</text:p>
          </table:table-cell>
          <table:table-cell table:style-name="Таблица6.F32" office:value-type="string">
            <text:p text:style-name="P78"/>
          </table:table-cell>
          <table:table-cell table:style-name="Таблица6.G32" office:value-type="string">
            <text:p text:style-name="P79"/>
          </table:table-cell>
        </table:table-row>
      </table:table>
      <text:p text:style-name="P27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9">№</text:p>
          </table:table-cell>
          <table:table-cell table:style-name="Таблица7.A1" office:value-type="string">
            <text:p text:style-name="P29">Прізвище, ім’я учня</text:p>
          </table:table-cell>
          <table:table-cell table:style-name="Таблица7.A1" office:value-type="string">
            <text:p text:style-name="P29">Клас</text:p>
          </table:table-cell>
          <table:table-cell table:style-name="Таблица7.A1" office:value-type="string">
            <text:p text:style-name="P29">Дата інструктажу</text:p>
          </table:table-cell>
          <table:table-cell table:style-name="Таблица7.A1" office:value-type="string">
            <text:p text:style-name="P29">Назва інструкт<text:span text:style-name="T3">а</text:span>жу</text:p>
          </table:table-cell>
          <table:table-cell table:style-name="Таблица7.A1" office:value-type="string">
            <text:p text:style-name="P29">Підпис учня</text:p>
          </table:table-cell>
          <table:table-cell table:style-name="Таблица7.G1" office:value-type="string">
            <text:p text:style-name="P29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121849802886616" text:continue-list="list121849131393272" text:style-name="L2">
              <text:list-item text:start-value="1">
                <text:p text:style-name="P98"/>
              </text:list-item>
            </text:list>
          </table:table-cell>
          <table:table-cell table:style-name="Таблица7.B2" office:value-type="string">
            <text:p text:style-name="P57">Бабаєв Фаріз</text:p>
          </table:table-cell>
          <table:table-cell table:style-name="Таблица7.C2" office:value-type="string">
            <text:p text:style-name="P58">11-Б</text:p>
          </table:table-cell>
          <table:table-cell table:style-name="Таблица7.D2" office:value-type="string">
            <text:p text:style-name="P41"/>
          </table:table-cell>
          <table:table-cell table:style-name="Таблица7.E2" office:value-type="string">
            <text:p text:style-name="P29">первинний</text:p>
          </table:table-cell>
          <table:table-cell table:style-name="Таблица7.F2" office:value-type="string">
            <text:p text:style-name="P41"/>
          </table:table-cell>
          <table:table-cell table:style-name="Таблица7.G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8494586359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" office:value-type="string">
            <text:p text:style-name="P28">Бухараєва Анастасія</text:p>
          </table:table-cell>
          <table:table-cell table:style-name="Таблица7.C3" office:value-type="string">
            <text:p text:style-name="P58">11-Б</text:p>
          </table:table-cell>
          <table:table-cell table:style-name="Таблица7.D3" office:value-type="string">
            <text:p text:style-name="P41"/>
          </table:table-cell>
          <table:table-cell table:style-name="Таблица7.E3" office:value-type="string">
            <text:p text:style-name="P29">первинний</text:p>
          </table:table-cell>
          <table:table-cell table:style-name="Таблица7.F3" office:value-type="string">
            <text:p text:style-name="P41"/>
          </table:table-cell>
          <table:table-cell table:style-name="Таблица7.G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8503160451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4" office:value-type="string">
            <text:p text:style-name="P28">Грищенко Станіслав</text:p>
          </table:table-cell>
          <table:table-cell table:style-name="Таблица7.C4" office:value-type="string">
            <text:p text:style-name="P58">11-Б</text:p>
          </table:table-cell>
          <table:table-cell table:style-name="Таблица7.D4" office:value-type="string">
            <text:p text:style-name="P41"/>
          </table:table-cell>
          <table:table-cell table:style-name="Таблица7.E4" office:value-type="string">
            <text:p text:style-name="P29">первинний</text:p>
          </table:table-cell>
          <table:table-cell table:style-name="Таблица7.F4" office:value-type="string">
            <text:p text:style-name="P41"/>
          </table:table-cell>
          <table:table-cell table:style-name="Таблица7.G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8488382615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5" office:value-type="string">
            <text:p text:style-name="P28">Губатюк Олег</text:p>
          </table:table-cell>
          <table:table-cell table:style-name="Таблица7.C5" office:value-type="string">
            <text:p text:style-name="P58">11-Б</text:p>
          </table:table-cell>
          <table:table-cell table:style-name="Таблица7.D5" office:value-type="string">
            <text:p text:style-name="P41"/>
          </table:table-cell>
          <table:table-cell table:style-name="Таблица7.E5" office:value-type="string">
            <text:p text:style-name="P29">первинний</text:p>
          </table:table-cell>
          <table:table-cell table:style-name="Таблица7.F5" office:value-type="string">
            <text:p text:style-name="P41"/>
          </table:table-cell>
          <table:table-cell table:style-name="Таблица7.G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8488886658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6" office:value-type="string">
            <text:p text:style-name="P28">Демидова Карина</text:p>
          </table:table-cell>
          <table:table-cell table:style-name="Таблица7.C6" office:value-type="string">
            <text:p text:style-name="P58">11-Б</text:p>
          </table:table-cell>
          <table:table-cell table:style-name="Таблица7.D6" office:value-type="string">
            <text:p text:style-name="P41"/>
          </table:table-cell>
          <table:table-cell table:style-name="Таблица7.E6" office:value-type="string">
            <text:p text:style-name="P29">первинний</text:p>
          </table:table-cell>
          <table:table-cell table:style-name="Таблица7.F6" office:value-type="string">
            <text:p text:style-name="P41"/>
          </table:table-cell>
          <table:table-cell table:style-name="Таблица7.G6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8488441507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7" office:value-type="string">
            <text:p text:style-name="P28">Долгополова Маргарита</text:p>
          </table:table-cell>
          <table:table-cell table:style-name="Таблица7.C7" office:value-type="string">
            <text:p text:style-name="P58">11-Б</text:p>
          </table:table-cell>
          <table:table-cell table:style-name="Таблица7.D7" office:value-type="string">
            <text:p text:style-name="P41"/>
          </table:table-cell>
          <table:table-cell table:style-name="Таблица7.E7" office:value-type="string">
            <text:p text:style-name="P29">первинний</text:p>
          </table:table-cell>
          <table:table-cell table:style-name="Таблица7.F7" office:value-type="string">
            <text:p text:style-name="P41"/>
          </table:table-cell>
          <table:table-cell table:style-name="Таблица7.G7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8492681221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28">Дудкін Олег</text:p>
          </table:table-cell>
          <table:table-cell table:style-name="Таблица7.C9" office:value-type="string">
            <text:p text:style-name="P58">11-Б</text:p>
          </table:table-cell>
          <table:table-cell table:style-name="Таблица7.D9" office:value-type="string">
            <text:p text:style-name="P41"/>
          </table:table-cell>
          <table:table-cell table:style-name="Таблица7.E9" office:value-type="string">
            <text:p text:style-name="P29">первинний</text:p>
          </table:table-cell>
          <table:table-cell table:style-name="Таблица7.F9" office:value-type="string">
            <text:p text:style-name="P41"/>
          </table:table-cell>
          <table:table-cell table:style-name="Таблица7.G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8486627497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65">Кабиш Вікторія</text:p>
          </table:table-cell>
          <table:table-cell table:style-name="Таблица7.C9" office:value-type="string">
            <text:p text:style-name="P64">11-Б</text:p>
          </table:table-cell>
          <table:table-cell table:style-name="Таблица7.D9" office:value-type="string">
            <text:p text:style-name="P41"/>
          </table:table-cell>
          <table:table-cell table:style-name="Таблица7.E9" office:value-type="string">
            <text:p text:style-name="P64">первинний</text:p>
          </table:table-cell>
          <table:table-cell table:style-name="Таблица7.F9" office:value-type="string">
            <text:p text:style-name="P41"/>
          </table:table-cell>
          <table:table-cell table:style-name="Таблица7.G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8495714566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0" office:value-type="string">
            <text:p text:style-name="P28">Кіндрась Олександра</text:p>
          </table:table-cell>
          <table:table-cell table:style-name="Таблица7.C10" office:value-type="string">
            <text:p text:style-name="P58">11-Б</text:p>
          </table:table-cell>
          <table:table-cell table:style-name="Таблица7.D10" office:value-type="string">
            <text:p text:style-name="P41"/>
          </table:table-cell>
          <table:table-cell table:style-name="Таблица7.E10" office:value-type="string">
            <text:p text:style-name="P29">первинний</text:p>
          </table:table-cell>
          <table:table-cell table:style-name="Таблица7.F10" office:value-type="string">
            <text:p text:style-name="P41"/>
          </table:table-cell>
          <table:table-cell table:style-name="Таблица7.G10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8494889872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1" office:value-type="string">
            <text:p text:style-name="P28">Кнітєль Станіслав</text:p>
          </table:table-cell>
          <table:table-cell table:style-name="Таблица7.C11" office:value-type="string">
            <text:p text:style-name="P58">11-Б</text:p>
          </table:table-cell>
          <table:table-cell table:style-name="Таблица7.D11" office:value-type="string">
            <text:p text:style-name="P41"/>
          </table:table-cell>
          <table:table-cell table:style-name="Таблица7.E11" office:value-type="string">
            <text:p text:style-name="P29">первинний</text:p>
          </table:table-cell>
          <table:table-cell table:style-name="Таблица7.F11" office:value-type="string">
            <text:p text:style-name="P41"/>
          </table:table-cell>
          <table:table-cell table:style-name="Таблица7.G11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8499650936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2" office:value-type="string">
            <text:p text:style-name="P28">Кузін Антон</text:p>
          </table:table-cell>
          <table:table-cell table:style-name="Таблица7.C12" office:value-type="string">
            <text:p text:style-name="P58">11-Б</text:p>
          </table:table-cell>
          <table:table-cell table:style-name="Таблица7.D12" office:value-type="string">
            <text:p text:style-name="P41"/>
          </table:table-cell>
          <table:table-cell table:style-name="Таблица7.E12" office:value-type="string">
            <text:p text:style-name="P29">первинний</text:p>
          </table:table-cell>
          <table:table-cell table:style-name="Таблица7.F12" office:value-type="string">
            <text:p text:style-name="P41"/>
          </table:table-cell>
          <table:table-cell table:style-name="Таблица7.G1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8498151878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3" office:value-type="string">
            <text:p text:style-name="P28">Латюк Катерина</text:p>
          </table:table-cell>
          <table:table-cell table:style-name="Таблица7.C13" office:value-type="string">
            <text:p text:style-name="P58">11-Б</text:p>
          </table:table-cell>
          <table:table-cell table:style-name="Таблица7.D13" office:value-type="string">
            <text:p text:style-name="P41"/>
          </table:table-cell>
          <table:table-cell table:style-name="Таблица7.E13" office:value-type="string">
            <text:p text:style-name="P29">первинний</text:p>
          </table:table-cell>
          <table:table-cell table:style-name="Таблица7.F13" office:value-type="string">
            <text:p text:style-name="P41"/>
          </table:table-cell>
          <table:table-cell table:style-name="Таблица7.G1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8497412173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4" office:value-type="string">
            <text:p text:style-name="P28">Лук'янова Людмила</text:p>
          </table:table-cell>
          <table:table-cell table:style-name="Таблица7.C14" office:value-type="string">
            <text:p text:style-name="P58">11-Б</text:p>
          </table:table-cell>
          <table:table-cell table:style-name="Таблица7.D14" office:value-type="string">
            <text:p text:style-name="P41"/>
          </table:table-cell>
          <table:table-cell table:style-name="Таблица7.E14" office:value-type="string">
            <text:p text:style-name="P29">первинний</text:p>
          </table:table-cell>
          <table:table-cell table:style-name="Таблица7.F14" office:value-type="string">
            <text:p text:style-name="P41"/>
          </table:table-cell>
          <table:table-cell table:style-name="Таблица7.G1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8490963430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5" office:value-type="string">
            <text:p text:style-name="P28">Лушпо Катерина</text:p>
          </table:table-cell>
          <table:table-cell table:style-name="Таблица7.C15" office:value-type="string">
            <text:p text:style-name="P58">11-Б</text:p>
          </table:table-cell>
          <table:table-cell table:style-name="Таблица7.D15" office:value-type="string">
            <text:p text:style-name="P41"/>
          </table:table-cell>
          <table:table-cell table:style-name="Таблица7.E15" office:value-type="string">
            <text:p text:style-name="P29">первинний</text:p>
          </table:table-cell>
          <table:table-cell table:style-name="Таблица7.F15" office:value-type="string">
            <text:p text:style-name="P41"/>
          </table:table-cell>
          <table:table-cell table:style-name="Таблица7.G1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8484855931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6" office:value-type="string">
            <text:p text:style-name="P28">Матуляк Оксана</text:p>
          </table:table-cell>
          <table:table-cell table:style-name="Таблица7.C16" office:value-type="string">
            <text:p text:style-name="P58">11-Б</text:p>
          </table:table-cell>
          <table:table-cell table:style-name="Таблица7.D16" office:value-type="string">
            <text:p text:style-name="P41"/>
          </table:table-cell>
          <table:table-cell table:style-name="Таблица7.E16" office:value-type="string">
            <text:p text:style-name="P29">первинний</text:p>
          </table:table-cell>
          <table:table-cell table:style-name="Таблица7.F16" office:value-type="string">
            <text:p text:style-name="P41"/>
          </table:table-cell>
          <table:table-cell table:style-name="Таблица7.G16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8497711803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7" office:value-type="string">
            <text:p text:style-name="P28">Мікулін Максим</text:p>
          </table:table-cell>
          <table:table-cell table:style-name="Таблица7.C17" office:value-type="string">
            <text:p text:style-name="P58">11-Б</text:p>
          </table:table-cell>
          <table:table-cell table:style-name="Таблица7.D17" office:value-type="string">
            <text:p text:style-name="P41"/>
          </table:table-cell>
          <table:table-cell table:style-name="Таблица7.E17" office:value-type="string">
            <text:p text:style-name="P29">первинний</text:p>
          </table:table-cell>
          <table:table-cell table:style-name="Таблица7.F17" office:value-type="string">
            <text:p text:style-name="P41"/>
          </table:table-cell>
          <table:table-cell table:style-name="Таблица7.G17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8486976727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8" office:value-type="string">
            <text:p text:style-name="P28">Нестеренко Дар'я</text:p>
          </table:table-cell>
          <table:table-cell table:style-name="Таблица7.C18" office:value-type="string">
            <text:p text:style-name="P58">11-Б</text:p>
          </table:table-cell>
          <table:table-cell table:style-name="Таблица7.D18" office:value-type="string">
            <text:p text:style-name="P41"/>
          </table:table-cell>
          <table:table-cell table:style-name="Таблица7.E18" office:value-type="string">
            <text:p text:style-name="P29">первинний</text:p>
          </table:table-cell>
          <table:table-cell table:style-name="Таблица7.F18" office:value-type="string">
            <text:p text:style-name="P41"/>
          </table:table-cell>
          <table:table-cell table:style-name="Таблица7.G18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84858680622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9" office:value-type="string">
            <text:p text:style-name="P28">Павлова Дар'я</text:p>
          </table:table-cell>
          <table:table-cell table:style-name="Таблица7.C19" office:value-type="string">
            <text:p text:style-name="P58">11-Б</text:p>
          </table:table-cell>
          <table:table-cell table:style-name="Таблица7.D19" office:value-type="string">
            <text:p text:style-name="P41"/>
          </table:table-cell>
          <table:table-cell table:style-name="Таблица7.E19" office:value-type="string">
            <text:p text:style-name="P29">первинний</text:p>
          </table:table-cell>
          <table:table-cell table:style-name="Таблица7.F19" office:value-type="string">
            <text:p text:style-name="P41"/>
          </table:table-cell>
          <table:table-cell table:style-name="Таблица7.G1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8491354008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0" office:value-type="string">
            <text:p text:style-name="P28">Пелюх Поліна</text:p>
          </table:table-cell>
          <table:table-cell table:style-name="Таблица7.C20" office:value-type="string">
            <text:p text:style-name="P58">11-Б</text:p>
          </table:table-cell>
          <table:table-cell table:style-name="Таблица7.D20" office:value-type="string">
            <text:p text:style-name="P41"/>
          </table:table-cell>
          <table:table-cell table:style-name="Таблица7.E20" office:value-type="string">
            <text:p text:style-name="P29">первинний</text:p>
          </table:table-cell>
          <table:table-cell table:style-name="Таблица7.F20" office:value-type="string">
            <text:p text:style-name="P41"/>
          </table:table-cell>
          <table:table-cell table:style-name="Таблица7.G20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8493157391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1" office:value-type="string">
            <text:p text:style-name="P28">Пересєкіна Наталя</text:p>
          </table:table-cell>
          <table:table-cell table:style-name="Таблица7.C21" office:value-type="string">
            <text:p text:style-name="P58">11-Б</text:p>
          </table:table-cell>
          <table:table-cell table:style-name="Таблица7.D21" office:value-type="string">
            <text:p text:style-name="P41"/>
          </table:table-cell>
          <table:table-cell table:style-name="Таблица7.E21" office:value-type="string">
            <text:p text:style-name="P29">первинний</text:p>
          </table:table-cell>
          <table:table-cell table:style-name="Таблица7.F21" office:value-type="string">
            <text:p text:style-name="P41"/>
          </table:table-cell>
          <table:table-cell table:style-name="Таблица7.G21" office:value-type="string">
            <text:p text:style-name="P41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1218488447655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2" office:value-type="string">
            <text:p text:style-name="P28">Полегенька Катерина</text:p>
          </table:table-cell>
          <table:table-cell table:style-name="Таблица7.C22" office:value-type="string">
            <text:p text:style-name="P58">11-Б</text:p>
          </table:table-cell>
          <table:table-cell table:style-name="Таблица7.D22" office:value-type="string">
            <text:p text:style-name="P41"/>
          </table:table-cell>
          <table:table-cell table:style-name="Таблица7.E22" office:value-type="string">
            <text:p text:style-name="P29">первинний</text:p>
          </table:table-cell>
          <table:table-cell table:style-name="Таблица7.F22" office:value-type="string">
            <text:p text:style-name="P41"/>
          </table:table-cell>
          <table:table-cell table:style-name="Таблица7.G2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8492444442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3" office:value-type="string">
            <text:p text:style-name="P28">Рижов Антон</text:p>
          </table:table-cell>
          <table:table-cell table:style-name="Таблица7.C23" office:value-type="string">
            <text:p text:style-name="P58">11-Б</text:p>
          </table:table-cell>
          <table:table-cell table:style-name="Таблица7.D23" office:value-type="string">
            <text:p text:style-name="P41"/>
          </table:table-cell>
          <table:table-cell table:style-name="Таблица7.E23" office:value-type="string">
            <text:p text:style-name="P29">первинний</text:p>
          </table:table-cell>
          <table:table-cell table:style-name="Таблица7.F23" office:value-type="string">
            <text:p text:style-name="P41"/>
          </table:table-cell>
          <table:table-cell table:style-name="Таблица7.G2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8496316481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4" office:value-type="string">
            <text:p text:style-name="P28">Семененя Анастасія</text:p>
          </table:table-cell>
          <table:table-cell table:style-name="Таблица7.C24" office:value-type="string">
            <text:p text:style-name="P58">11-Б</text:p>
          </table:table-cell>
          <table:table-cell table:style-name="Таблица7.D24" office:value-type="string">
            <text:p text:style-name="P41"/>
          </table:table-cell>
          <table:table-cell table:style-name="Таблица7.E24" office:value-type="string">
            <text:p text:style-name="P29">первинний</text:p>
          </table:table-cell>
          <table:table-cell table:style-name="Таблица7.F24" office:value-type="string">
            <text:p text:style-name="P41"/>
          </table:table-cell>
          <table:table-cell table:style-name="Таблица7.G2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8492094468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5" office:value-type="string">
            <text:p text:style-name="P28">Студенікіна Олександра</text:p>
          </table:table-cell>
          <table:table-cell table:style-name="Таблица7.C25" office:value-type="string">
            <text:p text:style-name="P58">11-Б</text:p>
          </table:table-cell>
          <table:table-cell table:style-name="Таблица7.D25" office:value-type="string">
            <text:p text:style-name="P41"/>
          </table:table-cell>
          <table:table-cell table:style-name="Таблица7.E25" office:value-type="string">
            <text:p text:style-name="P29">первинний</text:p>
          </table:table-cell>
          <table:table-cell table:style-name="Таблица7.F25" office:value-type="string">
            <text:p text:style-name="P41"/>
          </table:table-cell>
          <table:table-cell table:style-name="Таблица7.G2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8504809414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Тетерін Денис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1218502422260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Тушмінцев Артем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52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1218492878372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Цимбаліст Ірина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1218493606745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Шаповалова Ольга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1218492067461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0" office:value-type="string">
            <text:p text:style-name="P28">Яценко Лілія</text:p>
          </table:table-cell>
          <table:table-cell table:style-name="Таблица7.C30" office:value-type="string">
            <text:p text:style-name="P58">11-Б</text:p>
          </table:table-cell>
          <table:table-cell table:style-name="Таблица7.D30" office:value-type="string">
            <text:p text:style-name="P41"/>
          </table:table-cell>
          <table:table-cell table:style-name="Таблица7.E30" office:value-type="string">
            <text:p text:style-name="P30">первинний</text:p>
          </table:table-cell>
          <table:table-cell table:style-name="Таблица7.F30" office:value-type="string">
            <text:p text:style-name="P41"/>
          </table:table-cell>
          <table:table-cell table:style-name="Таблица7.G30" office:value-type="string">
            <text:p text:style-name="P42"/>
          </table:table-cell>
        </table:table-row>
      </table:table>
      <text:p text:style-name="P1"/>
      <text:p text:style-name="P1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9">№</text:p>
          </table:table-cell>
          <table:table-cell table:style-name="Таблица8.A1" office:value-type="string">
            <text:p text:style-name="P29">Прізвище, ім’я учня</text:p>
          </table:table-cell>
          <table:table-cell table:style-name="Таблица8.A1" office:value-type="string">
            <text:p text:style-name="P29">Клас</text:p>
          </table:table-cell>
          <table:table-cell table:style-name="Таблица8.A1" office:value-type="string">
            <text:p text:style-name="P29">Дата інструктажу</text:p>
          </table:table-cell>
          <table:table-cell table:style-name="Таблица8.A1" office:value-type="string">
            <text:p text:style-name="P29">Назва інструктажу</text:p>
          </table:table-cell>
          <table:table-cell table:style-name="Таблица8.A1" office:value-type="string">
            <text:p text:style-name="P29">Підпис учня</text:p>
          </table:table-cell>
          <table:table-cell table:style-name="Таблица8.G1" office:value-type="string">
            <text:p text:style-name="P29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121848754668094" text:continue-list="list121849206746197" text:style-name="L2">
              <text:list-item text:start-value="1">
                <text:p text:style-name="P98"/>
              </text:list-item>
            </text:list>
          </table:table-cell>
          <table:table-cell table:style-name="Таблица8.B2" office:value-type="string">
            <text:p text:style-name="P82">Абрамов Юрій</text:p>
          </table:table-cell>
          <table:table-cell table:style-name="Таблица8.C2" office:value-type="string">
            <text:p text:style-name="P58"><text:span text:style-name="T5">10-</text:span>-А</text:p>
          </table:table-cell>
          <table:table-cell table:style-name="Таблица8.D2" office:value-type="string">
            <text:p text:style-name="P68">12.01.2016</text:p>
          </table:table-cell>
          <table:table-cell table:style-name="Таблица8.E2" office:value-type="string">
            <text:p text:style-name="P29">первинний</text:p>
          </table:table-cell>
          <table:table-cell table:style-name="Таблица8.F2" office:value-type="string">
            <text:p text:style-name="P41"/>
          </table:table-cell>
          <table:table-cell table:style-name="Таблица8.G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8502158778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3" office:value-type="string">
            <text:p text:style-name="P82">Авдєєв Олександр</text:p>
          </table:table-cell>
          <table:table-cell table:style-name="Таблица8.C3" office:value-type="string">
            <text:p text:style-name="P59"><text:span text:style-name="T5">10-</text:span>-А</text:p>
          </table:table-cell>
          <table:table-cell table:style-name="Таблица8.D3" office:value-type="string">
            <text:p text:style-name="P68">12.01.2016</text:p>
          </table:table-cell>
          <table:table-cell table:style-name="Таблица8.E3" office:value-type="string">
            <text:p text:style-name="P29">первинний</text:p>
          </table:table-cell>
          <table:table-cell table:style-name="Таблица8.F3" office:value-type="string">
            <text:p text:style-name="P41"/>
          </table:table-cell>
          <table:table-cell table:style-name="Таблица8.G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8502239503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4" office:value-type="string">
            <text:p text:style-name="P82">Бєломийцева Аліна</text:p>
          </table:table-cell>
          <table:table-cell table:style-name="Таблица8.C4" office:value-type="string">
            <text:p text:style-name="P59"><text:span text:style-name="T5">10-</text:span>-А</text:p>
          </table:table-cell>
          <table:table-cell table:style-name="Таблица8.D4" office:value-type="string">
            <text:p text:style-name="P68">12.01.2016</text:p>
          </table:table-cell>
          <table:table-cell table:style-name="Таблица8.E4" office:value-type="string">
            <text:p text:style-name="P29">первинний</text:p>
          </table:table-cell>
          <table:table-cell table:style-name="Таблица8.F4" office:value-type="string">
            <text:p text:style-name="P41"/>
          </table:table-cell>
          <table:table-cell table:style-name="Таблица8.G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8496442844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5" office:value-type="string">
            <text:p text:style-name="P82">Бойко Вікторія</text:p>
          </table:table-cell>
          <table:table-cell table:style-name="Таблица8.C5" office:value-type="string">
            <text:p text:style-name="P59"><text:span text:style-name="T5">10-</text:span>-А</text:p>
          </table:table-cell>
          <table:table-cell table:style-name="Таблица8.D5" office:value-type="string">
            <text:p text:style-name="P68">12.01.2016</text:p>
          </table:table-cell>
          <table:table-cell table:style-name="Таблица8.E5" office:value-type="string">
            <text:p text:style-name="P29">первинний</text:p>
          </table:table-cell>
          <table:table-cell table:style-name="Таблица8.F5" office:value-type="string">
            <text:p text:style-name="P41"/>
          </table:table-cell>
          <table:table-cell table:style-name="Таблица8.G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8486967063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6" office:value-type="string">
            <text:p text:style-name="P82">Борисова Анна</text:p>
          </table:table-cell>
          <table:table-cell table:style-name="Таблица8.C6" office:value-type="string">
            <text:p text:style-name="P59"><text:span text:style-name="T5">10-</text:span>-А</text:p>
          </table:table-cell>
          <table:table-cell table:style-name="Таблица8.D6" office:value-type="string">
            <text:p text:style-name="P68">12.01.2016</text:p>
          </table:table-cell>
          <table:table-cell table:style-name="Таблица8.E6" office:value-type="string">
            <text:p text:style-name="P29">первинний</text:p>
          </table:table-cell>
          <table:table-cell table:style-name="Таблица8.F6" office:value-type="string">
            <text:p text:style-name="P41"/>
          </table:table-cell>
          <table:table-cell table:style-name="Таблица8.G6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8490959521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7" office:value-type="string">
            <text:p text:style-name="P82">Варфоломєєва Вікторія</text:p>
          </table:table-cell>
          <table:table-cell table:style-name="Таблица8.C7" office:value-type="string">
            <text:p text:style-name="P59"><text:span text:style-name="T5">10-</text:span>-А</text:p>
          </table:table-cell>
          <table:table-cell table:style-name="Таблица8.D7" office:value-type="string">
            <text:p text:style-name="P68">12.01.2016</text:p>
          </table:table-cell>
          <table:table-cell table:style-name="Таблица8.E7" office:value-type="string">
            <text:p text:style-name="P29">первинний</text:p>
          </table:table-cell>
          <table:table-cell table:style-name="Таблица8.F7" office:value-type="string">
            <text:p text:style-name="P41"/>
          </table:table-cell>
          <table:table-cell table:style-name="Таблица8.G7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8506391635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8" office:value-type="string">
            <text:p text:style-name="P82">Василенко Анна</text:p>
          </table:table-cell>
          <table:table-cell table:style-name="Таблица8.C8" office:value-type="string">
            <text:p text:style-name="P59"><text:span text:style-name="T5">10-</text:span>-А</text:p>
          </table:table-cell>
          <table:table-cell table:style-name="Таблица8.D8" office:value-type="string">
            <text:p text:style-name="P68">12.01.2016</text:p>
          </table:table-cell>
          <table:table-cell table:style-name="Таблица8.E8" office:value-type="string">
            <text:p text:style-name="P29">первинний</text:p>
          </table:table-cell>
          <table:table-cell table:style-name="Таблица8.F8" office:value-type="string">
            <text:p text:style-name="P41"/>
          </table:table-cell>
          <table:table-cell table:style-name="Таблица8.G8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8491532652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9" office:value-type="string">
            <text:p text:style-name="P82">Віннік Владислав</text:p>
          </table:table-cell>
          <table:table-cell table:style-name="Таблица8.C9" office:value-type="string">
            <text:p text:style-name="P59"><text:span text:style-name="T5">10-</text:span>-А</text:p>
          </table:table-cell>
          <table:table-cell table:style-name="Таблица8.D9" office:value-type="string">
            <text:p text:style-name="P68">12.01.2016</text:p>
          </table:table-cell>
          <table:table-cell table:style-name="Таблица8.E9" office:value-type="string">
            <text:p text:style-name="P29">первинний</text:p>
          </table:table-cell>
          <table:table-cell table:style-name="Таблица8.F9" office:value-type="string">
            <text:p text:style-name="P41"/>
          </table:table-cell>
          <table:table-cell table:style-name="Таблица8.G9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8485772249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0" office:value-type="string">
            <text:p text:style-name="P82">Гордієнко Марія</text:p>
          </table:table-cell>
          <table:table-cell table:style-name="Таблица8.C10" office:value-type="string">
            <text:p text:style-name="P59"><text:span text:style-name="T5">10-</text:span>-А</text:p>
          </table:table-cell>
          <table:table-cell table:style-name="Таблица8.D10" office:value-type="string">
            <text:p text:style-name="P68">12.01.2016</text:p>
          </table:table-cell>
          <table:table-cell table:style-name="Таблица8.E10" office:value-type="string">
            <text:p text:style-name="P29">первинний</text:p>
          </table:table-cell>
          <table:table-cell table:style-name="Таблица8.F10" office:value-type="string">
            <text:p text:style-name="P41"/>
          </table:table-cell>
          <table:table-cell table:style-name="Таблица8.G10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8506068064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1" office:value-type="string">
            <text:p text:style-name="P82">Дорога Марина</text:p>
          </table:table-cell>
          <table:table-cell table:style-name="Таблица8.C11" office:value-type="string">
            <text:p text:style-name="P59"><text:span text:style-name="T5">10-</text:span>-А</text:p>
          </table:table-cell>
          <table:table-cell table:style-name="Таблица8.D11" office:value-type="string">
            <text:p text:style-name="P68">12.01.2016</text:p>
          </table:table-cell>
          <table:table-cell table:style-name="Таблица8.E11" office:value-type="string">
            <text:p text:style-name="P29">первинний</text:p>
          </table:table-cell>
          <table:table-cell table:style-name="Таблица8.F11" office:value-type="string">
            <text:p text:style-name="P41"/>
          </table:table-cell>
          <table:table-cell table:style-name="Таблица8.G11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8498664151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2" office:value-type="string">
            <text:p text:style-name="P82">Зарівна Олександра</text:p>
          </table:table-cell>
          <table:table-cell table:style-name="Таблица8.C12" office:value-type="string">
            <text:p text:style-name="P59"><text:span text:style-name="T5">10-</text:span>-А</text:p>
          </table:table-cell>
          <table:table-cell table:style-name="Таблица8.D12" office:value-type="string">
            <text:p text:style-name="P68">12.01.2016</text:p>
          </table:table-cell>
          <table:table-cell table:style-name="Таблица8.E12" office:value-type="string">
            <text:p text:style-name="P29">первинний</text:p>
          </table:table-cell>
          <table:table-cell table:style-name="Таблица8.F12" office:value-type="string">
            <text:p text:style-name="P41"/>
          </table:table-cell>
          <table:table-cell table:style-name="Таблица8.G1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8503393001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3" office:value-type="string">
            <text:p text:style-name="P82">Іваницький Олександр</text:p>
          </table:table-cell>
          <table:table-cell table:style-name="Таблица8.C13" office:value-type="string">
            <text:p text:style-name="P59"><text:span text:style-name="T5">10-</text:span>-А</text:p>
          </table:table-cell>
          <table:table-cell table:style-name="Таблица8.D13" office:value-type="string">
            <text:p text:style-name="P68">12.01.2016</text:p>
          </table:table-cell>
          <table:table-cell table:style-name="Таблица8.E13" office:value-type="string">
            <text:p text:style-name="P29">первинний</text:p>
          </table:table-cell>
          <table:table-cell table:style-name="Таблица8.F13" office:value-type="string">
            <text:p text:style-name="P41"/>
          </table:table-cell>
          <table:table-cell table:style-name="Таблица8.G1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8495779018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4" office:value-type="string">
            <text:p text:style-name="P82">Косьяненко Тетяна</text:p>
          </table:table-cell>
          <table:table-cell table:style-name="Таблица8.C14" office:value-type="string">
            <text:p text:style-name="P59"><text:span text:style-name="T5">10-</text:span>-А</text:p>
          </table:table-cell>
          <table:table-cell table:style-name="Таблица8.D14" office:value-type="string">
            <text:p text:style-name="P68">12.01.2016</text:p>
          </table:table-cell>
          <table:table-cell table:style-name="Таблица8.E14" office:value-type="string">
            <text:p text:style-name="P29">первинний</text:p>
          </table:table-cell>
          <table:table-cell table:style-name="Таблица8.F14" office:value-type="string">
            <text:p text:style-name="P41"/>
          </table:table-cell>
          <table:table-cell table:style-name="Таблица8.G1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8489630964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5" office:value-type="string">
            <text:p text:style-name="P82">Кучер Юлія</text:p>
          </table:table-cell>
          <table:table-cell table:style-name="Таблица8.C15" office:value-type="string">
            <text:p text:style-name="P59"><text:span text:style-name="T5">10-</text:span>-А</text:p>
          </table:table-cell>
          <table:table-cell table:style-name="Таблица8.D15" office:value-type="string">
            <text:p text:style-name="P68">12.01.2016</text:p>
          </table:table-cell>
          <table:table-cell table:style-name="Таблица8.E15" office:value-type="string">
            <text:p text:style-name="P29">первинний</text:p>
          </table:table-cell>
          <table:table-cell table:style-name="Таблица8.F15" office:value-type="string">
            <text:p text:style-name="P41"/>
          </table:table-cell>
          <table:table-cell table:style-name="Таблица8.G1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8504665148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6" office:value-type="string">
            <text:p text:style-name="P82">Лобзін Микита</text:p>
          </table:table-cell>
          <table:table-cell table:style-name="Таблица8.C16" office:value-type="string">
            <text:p text:style-name="P59"><text:span text:style-name="T5">10-</text:span>-А</text:p>
          </table:table-cell>
          <table:table-cell table:style-name="Таблица8.D16" office:value-type="string">
            <text:p text:style-name="P68">12.01.2016</text:p>
          </table:table-cell>
          <table:table-cell table:style-name="Таблица8.E16" office:value-type="string">
            <text:p text:style-name="P29">первинний</text:p>
          </table:table-cell>
          <table:table-cell table:style-name="Таблица8.F16" office:value-type="string">
            <text:p text:style-name="P41"/>
          </table:table-cell>
          <table:table-cell table:style-name="Таблица8.G16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8487637653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7" office:value-type="string">
            <text:p text:style-name="P82">Ляшенко Анна</text:p>
          </table:table-cell>
          <table:table-cell table:style-name="Таблица8.C17" office:value-type="string">
            <text:p text:style-name="P59"><text:span text:style-name="T5">10-</text:span>-А</text:p>
          </table:table-cell>
          <table:table-cell table:style-name="Таблица8.D17" office:value-type="string">
            <text:p text:style-name="P68">12.01.2016</text:p>
          </table:table-cell>
          <table:table-cell table:style-name="Таблица8.E17" office:value-type="string">
            <text:p text:style-name="P29">первинний</text:p>
          </table:table-cell>
          <table:table-cell table:style-name="Таблица8.F17" office:value-type="string">
            <text:p text:style-name="P41"/>
          </table:table-cell>
          <table:table-cell table:style-name="Таблица8.G17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8502948966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8" office:value-type="string">
            <text:p text:style-name="P82">Максімова Анастасія</text:p>
          </table:table-cell>
          <table:table-cell table:style-name="Таблица8.C18" office:value-type="string">
            <text:p text:style-name="P59"><text:span text:style-name="T5">10-</text:span>-А</text:p>
          </table:table-cell>
          <table:table-cell table:style-name="Таблица8.D18" office:value-type="string">
            <text:p text:style-name="P68">12.01.2016</text:p>
          </table:table-cell>
          <table:table-cell table:style-name="Таблица8.E18" office:value-type="string">
            <text:p text:style-name="P29">первинний</text:p>
          </table:table-cell>
          <table:table-cell table:style-name="Таблица8.F18" office:value-type="string">
            <text:p text:style-name="P41"/>
          </table:table-cell>
          <table:table-cell table:style-name="Таблица8.G18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8489294448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9" office:value-type="string">
            <text:p text:style-name="P82">Мікулін Дмитро</text:p>
          </table:table-cell>
          <table:table-cell table:style-name="Таблица8.C19" office:value-type="string">
            <text:p text:style-name="P59"><text:span text:style-name="T5">10-</text:span>-А</text:p>
          </table:table-cell>
          <table:table-cell table:style-name="Таблица8.D19" office:value-type="string">
            <text:p text:style-name="P68">12.01.2016</text:p>
          </table:table-cell>
          <table:table-cell table:style-name="Таблица8.E19" office:value-type="string">
            <text:p text:style-name="P29">первинний</text:p>
          </table:table-cell>
          <table:table-cell table:style-name="Таблица8.F19" office:value-type="string">
            <text:p text:style-name="P41"/>
          </table:table-cell>
          <table:table-cell table:style-name="Таблица8.G19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8485643142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0" office:value-type="string">
            <text:p text:style-name="P82">Молочний Максим</text:p>
          </table:table-cell>
          <table:table-cell table:style-name="Таблица8.C20" office:value-type="string">
            <text:p text:style-name="P59"><text:span text:style-name="T5">10-</text:span>-А</text:p>
          </table:table-cell>
          <table:table-cell table:style-name="Таблица8.D20" office:value-type="string">
            <text:p text:style-name="P68">12.01.2016</text:p>
          </table:table-cell>
          <table:table-cell table:style-name="Таблица8.E20" office:value-type="string">
            <text:p text:style-name="P29">первинний</text:p>
          </table:table-cell>
          <table:table-cell table:style-name="Таблица8.F20" office:value-type="string">
            <text:p text:style-name="P41"/>
          </table:table-cell>
          <table:table-cell table:style-name="Таблица8.G20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8493573830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1" office:value-type="string">
            <text:p text:style-name="P82">Підошва Вадим</text:p>
          </table:table-cell>
          <table:table-cell table:style-name="Таблица8.C21" office:value-type="string">
            <text:p text:style-name="P59"><text:span text:style-name="T5">10-</text:span>-А</text:p>
          </table:table-cell>
          <table:table-cell table:style-name="Таблица8.D21" office:value-type="string">
            <text:p text:style-name="P68">12.01.2016</text:p>
          </table:table-cell>
          <table:table-cell table:style-name="Таблица8.E21" office:value-type="string">
            <text:p text:style-name="P29">первинний</text:p>
          </table:table-cell>
          <table:table-cell table:style-name="Таблица8.F21" office:value-type="string">
            <text:p text:style-name="P41"/>
          </table:table-cell>
          <table:table-cell table:style-name="Таблица8.G21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8494640579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2" office:value-type="string">
            <text:p text:style-name="P82">Скачиляс Анастасія</text:p>
          </table:table-cell>
          <table:table-cell table:style-name="Таблица8.C22" office:value-type="string">
            <text:p text:style-name="P59"><text:span text:style-name="T5">10-</text:span>-А</text:p>
          </table:table-cell>
          <table:table-cell table:style-name="Таблица8.D22" office:value-type="string">
            <text:p text:style-name="P68">12.01.2016</text:p>
          </table:table-cell>
          <table:table-cell table:style-name="Таблица8.E22" office:value-type="string">
            <text:p text:style-name="P29">первинний</text:p>
          </table:table-cell>
          <table:table-cell table:style-name="Таблица8.F22" office:value-type="string">
            <text:p text:style-name="P41"/>
          </table:table-cell>
          <table:table-cell table:style-name="Таблица8.G2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8489990025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3" office:value-type="string">
            <text:p text:style-name="P82">Хрістенко Анна</text:p>
          </table:table-cell>
          <table:table-cell table:style-name="Таблица8.C23" office:value-type="string">
            <text:p text:style-name="P59"><text:span text:style-name="T5">10-</text:span>-А</text:p>
          </table:table-cell>
          <table:table-cell table:style-name="Таблица8.D23" office:value-type="string">
            <text:p text:style-name="P68">12.01.2016</text:p>
          </table:table-cell>
          <table:table-cell table:style-name="Таблица8.E23" office:value-type="string">
            <text:p text:style-name="P29">первинний</text:p>
          </table:table-cell>
          <table:table-cell table:style-name="Таблица8.F23" office:value-type="string">
            <text:p text:style-name="P41"/>
          </table:table-cell>
          <table:table-cell table:style-name="Таблица8.G2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8499291320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4" office:value-type="string">
            <text:p text:style-name="P82">Чикало Єва</text:p>
          </table:table-cell>
          <table:table-cell table:style-name="Таблица8.C24" office:value-type="string">
            <text:p text:style-name="P59"><text:span text:style-name="T5">10-</text:span>-А</text:p>
          </table:table-cell>
          <table:table-cell table:style-name="Таблица8.D24" office:value-type="string">
            <text:p text:style-name="P68">12.01.2016</text:p>
          </table:table-cell>
          <table:table-cell table:style-name="Таблица8.E24" office:value-type="string">
            <text:p text:style-name="P29">первинний</text:p>
          </table:table-cell>
          <table:table-cell table:style-name="Таблица8.F24" office:value-type="string">
            <text:p text:style-name="P41"/>
          </table:table-cell>
          <table:table-cell table:style-name="Таблица8.G2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8496004297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5" office:value-type="string">
            <text:p text:style-name="P82">Чистобородова Крістіна</text:p>
          </table:table-cell>
          <table:table-cell table:style-name="Таблица8.C25" office:value-type="string">
            <text:p text:style-name="P59"><text:span text:style-name="T5">10-</text:span>-А</text:p>
          </table:table-cell>
          <table:table-cell table:style-name="Таблица8.D25" office:value-type="string">
            <text:p text:style-name="P68">12.01.2016</text:p>
          </table:table-cell>
          <table:table-cell table:style-name="Таблица8.E25" office:value-type="string">
            <text:p text:style-name="P30">первинний</text:p>
          </table:table-cell>
          <table:table-cell table:style-name="Таблица8.F25" office:value-type="string">
            <text:p text:style-name="P41"/>
          </table:table-cell>
          <table:table-cell table:style-name="Таблица8.G25" office:value-type="string">
            <text:p text:style-name="P42"/>
          </table:table-cell>
        </table:table-row>
        <table:table-row table:style-name="Таблица8.2">
          <table:table-cell table:style-name="Таблица8.A2" office:value-type="string">
            <text:list xml:id="list1218492203078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6" office:value-type="string">
            <text:p text:style-name="P82">Шевель Антон</text:p>
          </table:table-cell>
          <table:table-cell table:style-name="Таблица8.C26" office:value-type="string">
            <text:p text:style-name="P59"><text:span text:style-name="T5">10-</text:span>-А</text:p>
          </table:table-cell>
          <table:table-cell table:style-name="Таблица8.D26" office:value-type="string">
            <text:p text:style-name="P68">12.01.2016</text:p>
          </table:table-cell>
          <table:table-cell table:style-name="Таблица8.E26" office:value-type="string">
            <text:p text:style-name="P52">первинний</text:p>
          </table:table-cell>
          <table:table-cell table:style-name="Таблица8.F26" office:value-type="string">
            <text:p text:style-name="P41"/>
          </table:table-cell>
          <table:table-cell table:style-name="Таблица8.G26" office:value-type="string">
            <text:p text:style-name="P42"/>
          </table:table-cell>
        </table:table-row>
      </table:table>
      <text:p text:style-name="P1"/>
      <text:p text:style-name="P1"/>
      <text:p text:style-name="P91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7">ЖУРНАЛ ПРОВЕДЕННЯ ІНСТРУКТАЖУ З ТЕХНІКИ БЕЗПЕКИ В КОМП’ЮТЕРНОМУ КЛАСІ</text:p>
      <text:p text:style-name="P1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4">№</text:p>
          </table:table-cell>
          <table:table-cell table:style-name="Таблица14.A1" office:value-type="string">
            <text:p text:style-name="P34">Прізвище, ім’я учня</text:p>
          </table:table-cell>
          <table:table-cell table:style-name="Таблица14.A1" office:value-type="string">
            <text:p text:style-name="P34">Клас</text:p>
          </table:table-cell>
          <table:table-cell table:style-name="Таблица14.A1" office:value-type="string">
            <text:p text:style-name="P34">Дата інструктажу</text:p>
          </table:table-cell>
          <table:table-cell table:style-name="Таблица14.A1" office:value-type="string">
            <text:p text:style-name="P34">Назва інструктажу</text:p>
          </table:table-cell>
          <table:table-cell table:style-name="Таблица14.A1" office:value-type="string">
            <text:p text:style-name="P34">Підпис учня</text:p>
          </table:table-cell>
          <table:table-cell table:style-name="Таблица14.G1" office:value-type="string">
            <text:p text:style-name="P34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121850252641459" text:continue-list="list121849220307842" text:style-name="L2">
              <text:list-item text:start-value="1">
                <text:p text:style-name="P100"/>
              </text:list-item>
            </text:list>
          </table:table-cell>
          <table:table-cell table:style-name="Таблица14.B2" office:value-type="string">
            <text:p text:style-name="P84">Абрамов Юрій</text:p>
          </table:table-cell>
          <table:table-cell table:style-name="Таблица14.C2" office:value-type="string">
            <text:p text:style-name="P59"><text:span text:style-name="T5">10-</text:span>-А</text:p>
          </table:table-cell>
          <table:table-cell table:style-name="Таблица14.D2" office:value-type="string">
            <text:p text:style-name="P68">08.09.2015</text:p>
          </table:table-cell>
          <table:table-cell table:style-name="Таблица14.E2" office:value-type="string">
            <text:p text:style-name="P34">первинний</text:p>
          </table:table-cell>
          <table:table-cell table:style-name="Таблица14.F2" office:value-type="string">
            <text:p text:style-name="P44"/>
          </table:table-cell>
          <table:table-cell table:style-name="Таблица14.G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84970810986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3" office:value-type="string">
            <text:p text:style-name="P84">Авдєєв Олександр</text:p>
          </table:table-cell>
          <table:table-cell table:style-name="Таблица14.C3" office:value-type="string">
            <text:p text:style-name="P59"><text:span text:style-name="T5">10-</text:span>-А</text:p>
          </table:table-cell>
          <table:table-cell table:style-name="Таблица14.D3" office:value-type="string">
            <text:p text:style-name="P68">08.09.2015</text:p>
          </table:table-cell>
          <table:table-cell table:style-name="Таблица14.E3" office:value-type="string">
            <text:p text:style-name="P34">первинний</text:p>
          </table:table-cell>
          <table:table-cell table:style-name="Таблица14.F3" office:value-type="string">
            <text:p text:style-name="P44"/>
          </table:table-cell>
          <table:table-cell table:style-name="Таблица14.G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84910121039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4" office:value-type="string">
            <text:p text:style-name="P84">Бєломийцева Аліна</text:p>
          </table:table-cell>
          <table:table-cell table:style-name="Таблица14.C4" office:value-type="string">
            <text:p text:style-name="P59"><text:span text:style-name="T5">10-</text:span>-А</text:p>
          </table:table-cell>
          <table:table-cell table:style-name="Таблица14.D4" office:value-type="string">
            <text:p text:style-name="P68">08.09.2015</text:p>
          </table:table-cell>
          <table:table-cell table:style-name="Таблица14.E4" office:value-type="string">
            <text:p text:style-name="P34">первинний</text:p>
          </table:table-cell>
          <table:table-cell table:style-name="Таблица14.F4" office:value-type="string">
            <text:p text:style-name="P44"/>
          </table:table-cell>
          <table:table-cell table:style-name="Таблица14.G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84959452903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5" office:value-type="string">
            <text:p text:style-name="P84">Бойко Вікторія</text:p>
          </table:table-cell>
          <table:table-cell table:style-name="Таблица14.C5" office:value-type="string">
            <text:p text:style-name="P59"><text:span text:style-name="T5">10-</text:span>-А</text:p>
          </table:table-cell>
          <table:table-cell table:style-name="Таблица14.D5" office:value-type="string">
            <text:p text:style-name="P68">08.09.2015</text:p>
          </table:table-cell>
          <table:table-cell table:style-name="Таблица14.E5" office:value-type="string">
            <text:p text:style-name="P34">первинний</text:p>
          </table:table-cell>
          <table:table-cell table:style-name="Таблица14.F5" office:value-type="string">
            <text:p text:style-name="P44"/>
          </table:table-cell>
          <table:table-cell table:style-name="Таблица14.G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85030837515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6" office:value-type="string">
            <text:p text:style-name="P84">Борисова Анна</text:p>
          </table:table-cell>
          <table:table-cell table:style-name="Таблица14.C6" office:value-type="string">
            <text:p text:style-name="P59"><text:span text:style-name="T5">10-</text:span>-А</text:p>
          </table:table-cell>
          <table:table-cell table:style-name="Таблица14.D6" office:value-type="string">
            <text:p text:style-name="P68">08.09.2015</text:p>
          </table:table-cell>
          <table:table-cell table:style-name="Таблица14.E6" office:value-type="string">
            <text:p text:style-name="P34">первинний</text:p>
          </table:table-cell>
          <table:table-cell table:style-name="Таблица14.F6" office:value-type="string">
            <text:p text:style-name="P44"/>
          </table:table-cell>
          <table:table-cell table:style-name="Таблица14.G6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84913444250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7" office:value-type="string">
            <text:p text:style-name="P84">Варфоломєєва Вікторія</text:p>
          </table:table-cell>
          <table:table-cell table:style-name="Таблица14.C7" office:value-type="string">
            <text:p text:style-name="P59"><text:span text:style-name="T5">10-</text:span>-А</text:p>
          </table:table-cell>
          <table:table-cell table:style-name="Таблица14.D7" office:value-type="string">
            <text:p text:style-name="P68">08.09.2015</text:p>
          </table:table-cell>
          <table:table-cell table:style-name="Таблица14.E7" office:value-type="string">
            <text:p text:style-name="P34">первинний</text:p>
          </table:table-cell>
          <table:table-cell table:style-name="Таблица14.F7" office:value-type="string">
            <text:p text:style-name="P44"/>
          </table:table-cell>
          <table:table-cell table:style-name="Таблица14.G7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8505280468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8" office:value-type="string">
            <text:p text:style-name="P84">Василенко Анна</text:p>
          </table:table-cell>
          <table:table-cell table:style-name="Таблица14.C8" office:value-type="string">
            <text:p text:style-name="P59"><text:span text:style-name="T5">10-</text:span>-А</text:p>
          </table:table-cell>
          <table:table-cell table:style-name="Таблица14.D8" office:value-type="string">
            <text:p text:style-name="P68">08.09.2015</text:p>
          </table:table-cell>
          <table:table-cell table:style-name="Таблица14.E8" office:value-type="string">
            <text:p text:style-name="P34">первинний</text:p>
          </table:table-cell>
          <table:table-cell table:style-name="Таблица14.F8" office:value-type="string">
            <text:p text:style-name="P44"/>
          </table:table-cell>
          <table:table-cell table:style-name="Таблица14.G8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84919996762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9" office:value-type="string">
            <text:p text:style-name="P84">Віннік Владислав</text:p>
          </table:table-cell>
          <table:table-cell table:style-name="Таблица14.C9" office:value-type="string">
            <text:p text:style-name="P59"><text:span text:style-name="T5">10-</text:span>-А</text:p>
          </table:table-cell>
          <table:table-cell table:style-name="Таблица14.D9" office:value-type="string">
            <text:p text:style-name="P68">08.09.2015</text:p>
          </table:table-cell>
          <table:table-cell table:style-name="Таблица14.E9" office:value-type="string">
            <text:p text:style-name="P34">первинний</text:p>
          </table:table-cell>
          <table:table-cell table:style-name="Таблица14.F9" office:value-type="string">
            <text:p text:style-name="P44"/>
          </table:table-cell>
          <table:table-cell table:style-name="Таблица14.G9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84954306693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0" office:value-type="string">
            <text:p text:style-name="P84">Гордієнко Марія</text:p>
          </table:table-cell>
          <table:table-cell table:style-name="Таблица14.C10" office:value-type="string">
            <text:p text:style-name="P59"><text:span text:style-name="T5">10-</text:span>-А</text:p>
          </table:table-cell>
          <table:table-cell table:style-name="Таблица14.D10" office:value-type="string">
            <text:p text:style-name="P68">08.09.2015</text:p>
          </table:table-cell>
          <table:table-cell table:style-name="Таблица14.E10" office:value-type="string">
            <text:p text:style-name="P34">первинний</text:p>
          </table:table-cell>
          <table:table-cell table:style-name="Таблица14.F10" office:value-type="string">
            <text:p text:style-name="P44"/>
          </table:table-cell>
          <table:table-cell table:style-name="Таблица14.G10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84875196643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1" office:value-type="string">
            <text:p text:style-name="P84">Дорога Марина</text:p>
          </table:table-cell>
          <table:table-cell table:style-name="Таблица14.C11" office:value-type="string">
            <text:p text:style-name="P59"><text:span text:style-name="T5">10-</text:span>-А</text:p>
          </table:table-cell>
          <table:table-cell table:style-name="Таблица14.D11" office:value-type="string">
            <text:p text:style-name="P68">08.09.2015</text:p>
          </table:table-cell>
          <table:table-cell table:style-name="Таблица14.E11" office:value-type="string">
            <text:p text:style-name="P34">первинний</text:p>
          </table:table-cell>
          <table:table-cell table:style-name="Таблица14.F11" office:value-type="string">
            <text:p text:style-name="P44"/>
          </table:table-cell>
          <table:table-cell table:style-name="Таблица14.G11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8502046952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2" office:value-type="string">
            <text:p text:style-name="P84">Зарівна Олександра</text:p>
          </table:table-cell>
          <table:table-cell table:style-name="Таблица14.C12" office:value-type="string">
            <text:p text:style-name="P59"><text:span text:style-name="T5">10-</text:span>-А</text:p>
          </table:table-cell>
          <table:table-cell table:style-name="Таблица14.D12" office:value-type="string">
            <text:p text:style-name="P68">08.09.2015</text:p>
          </table:table-cell>
          <table:table-cell table:style-name="Таблица14.E12" office:value-type="string">
            <text:p text:style-name="P34">первинний</text:p>
          </table:table-cell>
          <table:table-cell table:style-name="Таблица14.F12" office:value-type="string">
            <text:p text:style-name="P44"/>
          </table:table-cell>
          <table:table-cell table:style-name="Таблица14.G1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84936167683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3" office:value-type="string">
            <text:p text:style-name="P84">Іваницький Олександр</text:p>
          </table:table-cell>
          <table:table-cell table:style-name="Таблица14.C13" office:value-type="string">
            <text:p text:style-name="P59"><text:span text:style-name="T5">10-</text:span>-А</text:p>
          </table:table-cell>
          <table:table-cell table:style-name="Таблица14.D13" office:value-type="string">
            <text:p text:style-name="P68">08.09.2015</text:p>
          </table:table-cell>
          <table:table-cell table:style-name="Таблица14.E13" office:value-type="string">
            <text:p text:style-name="P34">первинний</text:p>
          </table:table-cell>
          <table:table-cell table:style-name="Таблица14.F13" office:value-type="string">
            <text:p text:style-name="P44"/>
          </table:table-cell>
          <table:table-cell table:style-name="Таблица14.G1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85062834924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4" office:value-type="string">
            <text:p text:style-name="P84">Косьяненко Тетяна</text:p>
          </table:table-cell>
          <table:table-cell table:style-name="Таблица14.C14" office:value-type="string">
            <text:p text:style-name="P59"><text:span text:style-name="T5">10-</text:span>-А</text:p>
          </table:table-cell>
          <table:table-cell table:style-name="Таблица14.D14" office:value-type="string">
            <text:p text:style-name="P68">08.09.2015</text:p>
          </table:table-cell>
          <table:table-cell table:style-name="Таблица14.E14" office:value-type="string">
            <text:p text:style-name="P34">первинний</text:p>
          </table:table-cell>
          <table:table-cell table:style-name="Таблица14.F14" office:value-type="string">
            <text:p text:style-name="P44"/>
          </table:table-cell>
          <table:table-cell table:style-name="Таблица14.G1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85001064177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5" office:value-type="string">
            <text:p text:style-name="P84">Кучер Юлія</text:p>
          </table:table-cell>
          <table:table-cell table:style-name="Таблица14.C15" office:value-type="string">
            <text:p text:style-name="P59"><text:span text:style-name="T5">10-</text:span>-А</text:p>
          </table:table-cell>
          <table:table-cell table:style-name="Таблица14.D15" office:value-type="string">
            <text:p text:style-name="P68">08.09.2015</text:p>
          </table:table-cell>
          <table:table-cell table:style-name="Таблица14.E15" office:value-type="string">
            <text:p text:style-name="P34">первинний</text:p>
          </table:table-cell>
          <table:table-cell table:style-name="Таблица14.F15" office:value-type="string">
            <text:p text:style-name="P44"/>
          </table:table-cell>
          <table:table-cell table:style-name="Таблица14.G1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85048094070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6" office:value-type="string">
            <text:p text:style-name="P84">Лобзін Микита</text:p>
          </table:table-cell>
          <table:table-cell table:style-name="Таблица14.C16" office:value-type="string">
            <text:p text:style-name="P59"><text:span text:style-name="T5">10-</text:span>-А</text:p>
          </table:table-cell>
          <table:table-cell table:style-name="Таблица14.D16" office:value-type="string">
            <text:p text:style-name="P68">08.09.2015</text:p>
          </table:table-cell>
          <table:table-cell table:style-name="Таблица14.E16" office:value-type="string">
            <text:p text:style-name="P34">первинний</text:p>
          </table:table-cell>
          <table:table-cell table:style-name="Таблица14.F16" office:value-type="string">
            <text:p text:style-name="P44"/>
          </table:table-cell>
          <table:table-cell table:style-name="Таблица14.G16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85030358541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7" office:value-type="string">
            <text:p text:style-name="P84">Ляшенко Анна</text:p>
          </table:table-cell>
          <table:table-cell table:style-name="Таблица14.C17" office:value-type="string">
            <text:p text:style-name="P59"><text:span text:style-name="T5">10-</text:span>-А</text:p>
          </table:table-cell>
          <table:table-cell table:style-name="Таблица14.D17" office:value-type="string">
            <text:p text:style-name="P68">08.09.2015</text:p>
          </table:table-cell>
          <table:table-cell table:style-name="Таблица14.E17" office:value-type="string">
            <text:p text:style-name="P34">первинний</text:p>
          </table:table-cell>
          <table:table-cell table:style-name="Таблица14.F17" office:value-type="string">
            <text:p text:style-name="P44"/>
          </table:table-cell>
          <table:table-cell table:style-name="Таблица14.G17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84926137343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8" office:value-type="string">
            <text:p text:style-name="P84">Максімова Анастасія</text:p>
          </table:table-cell>
          <table:table-cell table:style-name="Таблица14.C18" office:value-type="string">
            <text:p text:style-name="P59"><text:span text:style-name="T5">10-</text:span>-А</text:p>
          </table:table-cell>
          <table:table-cell table:style-name="Таблица14.D18" office:value-type="string">
            <text:p text:style-name="P68">08.09.2015</text:p>
          </table:table-cell>
          <table:table-cell table:style-name="Таблица14.E18" office:value-type="string">
            <text:p text:style-name="P34">первинний</text:p>
          </table:table-cell>
          <table:table-cell table:style-name="Таблица14.F18" office:value-type="string">
            <text:p text:style-name="P44"/>
          </table:table-cell>
          <table:table-cell table:style-name="Таблица14.G18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84922780514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9" office:value-type="string">
            <text:p text:style-name="P84">Мікулін Дмитро</text:p>
          </table:table-cell>
          <table:table-cell table:style-name="Таблица14.C19" office:value-type="string">
            <text:p text:style-name="P59"><text:span text:style-name="T5">10-</text:span>-А</text:p>
          </table:table-cell>
          <table:table-cell table:style-name="Таблица14.D19" office:value-type="string">
            <text:p text:style-name="P68">08.09.2015</text:p>
          </table:table-cell>
          <table:table-cell table:style-name="Таблица14.E19" office:value-type="string">
            <text:p text:style-name="P34">первинний</text:p>
          </table:table-cell>
          <table:table-cell table:style-name="Таблица14.F19" office:value-type="string">
            <text:p text:style-name="P44"/>
          </table:table-cell>
          <table:table-cell table:style-name="Таблица14.G19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85035265915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0" office:value-type="string">
            <text:p text:style-name="P84">Молочний Максим</text:p>
          </table:table-cell>
          <table:table-cell table:style-name="Таблица14.C20" office:value-type="string">
            <text:p text:style-name="P59"><text:span text:style-name="T5">10-</text:span>-А</text:p>
          </table:table-cell>
          <table:table-cell table:style-name="Таблица14.D20" office:value-type="string">
            <text:p text:style-name="P68">08.09.2015</text:p>
          </table:table-cell>
          <table:table-cell table:style-name="Таблица14.E20" office:value-type="string">
            <text:p text:style-name="P34">первинний</text:p>
          </table:table-cell>
          <table:table-cell table:style-name="Таблица14.F20" office:value-type="string">
            <text:p text:style-name="P44"/>
          </table:table-cell>
          <table:table-cell table:style-name="Таблица14.G20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85059994402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1" office:value-type="string">
            <text:p text:style-name="P84">Підошва Вадим</text:p>
          </table:table-cell>
          <table:table-cell table:style-name="Таблица14.C21" office:value-type="string">
            <text:p text:style-name="P59"><text:span text:style-name="T5">10-</text:span>-А</text:p>
          </table:table-cell>
          <table:table-cell table:style-name="Таблица14.D21" office:value-type="string">
            <text:p text:style-name="P68">08.09.2015</text:p>
          </table:table-cell>
          <table:table-cell table:style-name="Таблица14.E21" office:value-type="string">
            <text:p text:style-name="P34">первинний</text:p>
          </table:table-cell>
          <table:table-cell table:style-name="Таблица14.F21" office:value-type="string">
            <text:p text:style-name="P44"/>
          </table:table-cell>
          <table:table-cell table:style-name="Таблица14.G21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84936057020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2" office:value-type="string">
            <text:p text:style-name="P84">Скачиляс Анастасія</text:p>
          </table:table-cell>
          <table:table-cell table:style-name="Таблица14.C22" office:value-type="string">
            <text:p text:style-name="P59"><text:span text:style-name="T5">10-</text:span>-А</text:p>
          </table:table-cell>
          <table:table-cell table:style-name="Таблица14.D22" office:value-type="string">
            <text:p text:style-name="P68">08.09.2015</text:p>
          </table:table-cell>
          <table:table-cell table:style-name="Таблица14.E22" office:value-type="string">
            <text:p text:style-name="P34">первинний</text:p>
          </table:table-cell>
          <table:table-cell table:style-name="Таблица14.F22" office:value-type="string">
            <text:p text:style-name="P44"/>
          </table:table-cell>
          <table:table-cell table:style-name="Таблица14.G2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84908472161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3" office:value-type="string">
            <text:p text:style-name="P84">Хрістенко Анна</text:p>
          </table:table-cell>
          <table:table-cell table:style-name="Таблица14.C23" office:value-type="string">
            <text:p text:style-name="P59"><text:span text:style-name="T5">10-</text:span>-А</text:p>
          </table:table-cell>
          <table:table-cell table:style-name="Таблица14.D23" office:value-type="string">
            <text:p text:style-name="P68">08.09.2015</text:p>
          </table:table-cell>
          <table:table-cell table:style-name="Таблица14.E23" office:value-type="string">
            <text:p text:style-name="P34">первинний</text:p>
          </table:table-cell>
          <table:table-cell table:style-name="Таблица14.F23" office:value-type="string">
            <text:p text:style-name="P44"/>
          </table:table-cell>
          <table:table-cell table:style-name="Таблица14.G2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85069882099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4" office:value-type="string">
            <text:p text:style-name="P84">Чикало Єва</text:p>
          </table:table-cell>
          <table:table-cell table:style-name="Таблица14.C24" office:value-type="string">
            <text:p text:style-name="P59"><text:span text:style-name="T5">10-</text:span>-А</text:p>
          </table:table-cell>
          <table:table-cell table:style-name="Таблица14.D24" office:value-type="string">
            <text:p text:style-name="P68">08.09.2015</text:p>
          </table:table-cell>
          <table:table-cell table:style-name="Таблица14.E24" office:value-type="string">
            <text:p text:style-name="P34">первинний</text:p>
          </table:table-cell>
          <table:table-cell table:style-name="Таблица14.F24" office:value-type="string">
            <text:p text:style-name="P44"/>
          </table:table-cell>
          <table:table-cell table:style-name="Таблица14.G2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84954247731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5" office:value-type="string">
            <text:p text:style-name="P84">Чистобородова Крістіна</text:p>
          </table:table-cell>
          <table:table-cell table:style-name="Таблица14.C25" office:value-type="string">
            <text:p text:style-name="P59"><text:span text:style-name="T5">10-</text:span>-А</text:p>
          </table:table-cell>
          <table:table-cell table:style-name="Таблица14.D25" office:value-type="string">
            <text:p text:style-name="P68">08.09.2015</text:p>
          </table:table-cell>
          <table:table-cell table:style-name="Таблица14.E25" office:value-type="string">
            <text:p text:style-name="P34">первинний</text:p>
          </table:table-cell>
          <table:table-cell table:style-name="Таблица14.F25" office:value-type="string">
            <text:p text:style-name="P44"/>
          </table:table-cell>
          <table:table-cell table:style-name="Таблица14.G2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84934290201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6" office:value-type="string">
            <text:p text:style-name="P84">Шевель Антон</text:p>
          </table:table-cell>
          <table:table-cell table:style-name="Таблица14.C26" office:value-type="string">
            <text:p text:style-name="P59"><text:span text:style-name="T5">10-</text:span>-А</text:p>
          </table:table-cell>
          <table:table-cell table:style-name="Таблица14.D26" office:value-type="string">
            <text:p text:style-name="P68">08.09.2015</text:p>
          </table:table-cell>
          <table:table-cell table:style-name="Таблица14.E26" office:value-type="string">
            <text:p text:style-name="P54">первинний</text:p>
          </table:table-cell>
          <table:table-cell table:style-name="Таблица14.F26" office:value-type="string">
            <text:p text:style-name="P44"/>
          </table:table-cell>
          <table:table-cell table:style-name="Таблица14.G26" office:value-type="string">
            <text:p text:style-name="P44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9">№</text:p>
          </table:table-cell>
          <table:table-cell table:style-name="Таблица9.A1" office:value-type="string">
            <text:p text:style-name="P29">Прізвище, ім’я учня</text:p>
          </table:table-cell>
          <table:table-cell table:style-name="Таблица9.A1" office:value-type="string">
            <text:p text:style-name="P29">Клас</text:p>
          </table:table-cell>
          <table:table-cell table:style-name="Таблица9.A1" office:value-type="string">
            <text:p text:style-name="P29">Дата інструктажу</text:p>
          </table:table-cell>
          <table:table-cell table:style-name="Таблица9.A1" office:value-type="string">
            <text:p text:style-name="P29">Назва інструктажу</text:p>
          </table:table-cell>
          <table:table-cell table:style-name="Таблица9.A1" office:value-type="string">
            <text:p text:style-name="P29">Підпис учня</text:p>
          </table:table-cell>
          <table:table-cell table:style-name="Таблица9.G1" office:value-type="string">
            <text:p text:style-name="P29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121849166529547" text:continue-list="list121849342902010" text:style-name="L2">
              <text:list-item text:start-value="1">
                <text:p text:style-name="P98"/>
              </text:list-item>
            </text:list>
          </table:table-cell>
          <table:table-cell table:style-name="Таблица9.B2" office:value-type="string">
            <text:p text:style-name="P57">Авілкіна Анастасія</text:p>
          </table:table-cell>
          <table:table-cell table:style-name="Таблица9.C2" office:value-type="string">
            <text:p text:style-name="P58">10-А</text:p>
          </table:table-cell>
          <table:table-cell table:style-name="Таблица9.D2" office:value-type="string">
            <text:p text:style-name="P41"/>
          </table:table-cell>
          <table:table-cell table:style-name="Таблица9.E2" office:value-type="string">
            <text:p text:style-name="P29">первинний</text:p>
          </table:table-cell>
          <table:table-cell table:style-name="Таблица9.F2" office:value-type="string">
            <text:p text:style-name="P41"/>
          </table:table-cell>
          <table:table-cell table:style-name="Таблица9.G2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8492098466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" office:value-type="string">
            <text:p text:style-name="P28">Авілкіна Анна</text:p>
          </table:table-cell>
          <table:table-cell table:style-name="Таблица9.C3" office:value-type="string">
            <text:p text:style-name="P58">10-А</text:p>
          </table:table-cell>
          <table:table-cell table:style-name="Таблица9.D3" office:value-type="string">
            <text:p text:style-name="P41"/>
          </table:table-cell>
          <table:table-cell table:style-name="Таблица9.E3" office:value-type="string">
            <text:p text:style-name="P29">первинний</text:p>
          </table:table-cell>
          <table:table-cell table:style-name="Таблица9.F3" office:value-type="string">
            <text:p text:style-name="P41"/>
          </table:table-cell>
          <table:table-cell table:style-name="Таблица9.G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8499033427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4" office:value-type="string">
            <text:p text:style-name="P28">Білоус Ганна</text:p>
          </table:table-cell>
          <table:table-cell table:style-name="Таблица9.C4" office:value-type="string">
            <text:p text:style-name="P58">10-А</text:p>
          </table:table-cell>
          <table:table-cell table:style-name="Таблица9.D4" office:value-type="string">
            <text:p text:style-name="P41"/>
          </table:table-cell>
          <table:table-cell table:style-name="Таблица9.E4" office:value-type="string">
            <text:p text:style-name="P29">первинний</text:p>
          </table:table-cell>
          <table:table-cell table:style-name="Таблица9.F4" office:value-type="string">
            <text:p text:style-name="P41"/>
          </table:table-cell>
          <table:table-cell table:style-name="Таблица9.G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8503524684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5" office:value-type="string">
            <text:p text:style-name="P28">Бурикін Максим</text:p>
          </table:table-cell>
          <table:table-cell table:style-name="Таблица9.C5" office:value-type="string">
            <text:p text:style-name="P58">10-А</text:p>
          </table:table-cell>
          <table:table-cell table:style-name="Таблица9.D5" office:value-type="string">
            <text:p text:style-name="P41"/>
          </table:table-cell>
          <table:table-cell table:style-name="Таблица9.E5" office:value-type="string">
            <text:p text:style-name="P29">первинний</text:p>
          </table:table-cell>
          <table:table-cell table:style-name="Таблица9.F5" office:value-type="string">
            <text:p text:style-name="P41"/>
          </table:table-cell>
          <table:table-cell table:style-name="Таблица9.G5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8500603173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6" office:value-type="string">
            <text:p text:style-name="P28">Васильчук Євген</text:p>
          </table:table-cell>
          <table:table-cell table:style-name="Таблица9.C6" office:value-type="string">
            <text:p text:style-name="P58">10-А</text:p>
          </table:table-cell>
          <table:table-cell table:style-name="Таблица9.D6" office:value-type="string">
            <text:p text:style-name="P41"/>
          </table:table-cell>
          <table:table-cell table:style-name="Таблица9.E6" office:value-type="string">
            <text:p text:style-name="P29">первинний</text:p>
          </table:table-cell>
          <table:table-cell table:style-name="Таблица9.F6" office:value-type="string">
            <text:p text:style-name="P41"/>
          </table:table-cell>
          <table:table-cell table:style-name="Таблица9.G6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8493949303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7" office:value-type="string">
            <text:p text:style-name="P28">Гаркавенко Марія</text:p>
          </table:table-cell>
          <table:table-cell table:style-name="Таблица9.C7" office:value-type="string">
            <text:p text:style-name="P58">10-А</text:p>
          </table:table-cell>
          <table:table-cell table:style-name="Таблица9.D7" office:value-type="string">
            <text:p text:style-name="P41"/>
          </table:table-cell>
          <table:table-cell table:style-name="Таблица9.E7" office:value-type="string">
            <text:p text:style-name="P29">первинний</text:p>
          </table:table-cell>
          <table:table-cell table:style-name="Таблица9.F7" office:value-type="string">
            <text:p text:style-name="P41"/>
          </table:table-cell>
          <table:table-cell table:style-name="Таблица9.G7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8497321720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8" office:value-type="string">
            <text:p text:style-name="P28">Георгієв Олександр</text:p>
          </table:table-cell>
          <table:table-cell table:style-name="Таблица9.C8" office:value-type="string">
            <text:p text:style-name="P58">10-А</text:p>
          </table:table-cell>
          <table:table-cell table:style-name="Таблица9.D8" office:value-type="string">
            <text:p text:style-name="P41"/>
          </table:table-cell>
          <table:table-cell table:style-name="Таблица9.E8" office:value-type="string">
            <text:p text:style-name="P29">первинний</text:p>
          </table:table-cell>
          <table:table-cell table:style-name="Таблица9.F8" office:value-type="string">
            <text:p text:style-name="P41"/>
          </table:table-cell>
          <table:table-cell table:style-name="Таблица9.G8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8488519200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9" office:value-type="string">
            <text:p text:style-name="P28">Глущенков Данило</text:p>
          </table:table-cell>
          <table:table-cell table:style-name="Таблица9.C9" office:value-type="string">
            <text:p text:style-name="P58">10-А</text:p>
          </table:table-cell>
          <table:table-cell table:style-name="Таблица9.D9" office:value-type="string">
            <text:p text:style-name="P41"/>
          </table:table-cell>
          <table:table-cell table:style-name="Таблица9.E9" office:value-type="string">
            <text:p text:style-name="P29">первинний</text:p>
          </table:table-cell>
          <table:table-cell table:style-name="Таблица9.F9" office:value-type="string">
            <text:p text:style-name="P41"/>
          </table:table-cell>
          <table:table-cell table:style-name="Таблица9.G9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8502212629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0" office:value-type="string">
            <text:p text:style-name="P28">Горлач Євгенія</text:p>
          </table:table-cell>
          <table:table-cell table:style-name="Таблица9.C10" office:value-type="string">
            <text:p text:style-name="P58">10-А</text:p>
          </table:table-cell>
          <table:table-cell table:style-name="Таблица9.D10" office:value-type="string">
            <text:p text:style-name="P41"/>
          </table:table-cell>
          <table:table-cell table:style-name="Таблица9.E10" office:value-type="string">
            <text:p text:style-name="P29">первинний</text:p>
          </table:table-cell>
          <table:table-cell table:style-name="Таблица9.F10" office:value-type="string">
            <text:p text:style-name="P41"/>
          </table:table-cell>
          <table:table-cell table:style-name="Таблица9.G1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8495622045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1" office:value-type="string">
            <text:p text:style-name="P28">Грисіна Аліна</text:p>
          </table:table-cell>
          <table:table-cell table:style-name="Таблица9.C11" office:value-type="string">
            <text:p text:style-name="P58">10-А</text:p>
          </table:table-cell>
          <table:table-cell table:style-name="Таблица9.D11" office:value-type="string">
            <text:p text:style-name="P41"/>
          </table:table-cell>
          <table:table-cell table:style-name="Таблица9.E11" office:value-type="string">
            <text:p text:style-name="P29">первинний</text:p>
          </table:table-cell>
          <table:table-cell table:style-name="Таблица9.F11" office:value-type="string">
            <text:p text:style-name="P41"/>
          </table:table-cell>
          <table:table-cell table:style-name="Таблица9.G11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8488488623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2" office:value-type="string">
            <text:p text:style-name="P28">Гуцуляк Єлизавета</text:p>
          </table:table-cell>
          <table:table-cell table:style-name="Таблица9.C12" office:value-type="string">
            <text:p text:style-name="P58">10-А</text:p>
          </table:table-cell>
          <table:table-cell table:style-name="Таблица9.D12" office:value-type="string">
            <text:p text:style-name="P41"/>
          </table:table-cell>
          <table:table-cell table:style-name="Таблица9.E12" office:value-type="string">
            <text:p text:style-name="P29">первинний</text:p>
          </table:table-cell>
          <table:table-cell table:style-name="Таблица9.F12" office:value-type="string">
            <text:p text:style-name="P41"/>
          </table:table-cell>
          <table:table-cell table:style-name="Таблица9.G12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8502833499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3" office:value-type="string">
            <text:p text:style-name="P28">Заморська Вероніка</text:p>
          </table:table-cell>
          <table:table-cell table:style-name="Таблица9.C13" office:value-type="string">
            <text:p text:style-name="P58">10-А</text:p>
          </table:table-cell>
          <table:table-cell table:style-name="Таблица9.D13" office:value-type="string">
            <text:p text:style-name="P41"/>
          </table:table-cell>
          <table:table-cell table:style-name="Таблица9.E13" office:value-type="string">
            <text:p text:style-name="P29">первинний</text:p>
          </table:table-cell>
          <table:table-cell table:style-name="Таблица9.F13" office:value-type="string">
            <text:p text:style-name="P41"/>
          </table:table-cell>
          <table:table-cell table:style-name="Таблица9.G1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8499406315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4" office:value-type="string">
            <text:p text:style-name="P28">Караєв Микита</text:p>
          </table:table-cell>
          <table:table-cell table:style-name="Таблица9.C14" office:value-type="string">
            <text:p text:style-name="P58">10-А</text:p>
          </table:table-cell>
          <table:table-cell table:style-name="Таблица9.D14" office:value-type="string">
            <text:p text:style-name="P41"/>
          </table:table-cell>
          <table:table-cell table:style-name="Таблица9.E14" office:value-type="string">
            <text:p text:style-name="P29">первинний</text:p>
          </table:table-cell>
          <table:table-cell table:style-name="Таблица9.F14" office:value-type="string">
            <text:p text:style-name="P41"/>
          </table:table-cell>
          <table:table-cell table:style-name="Таблица9.G1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8493602659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5" office:value-type="string">
            <text:p text:style-name="P28">Киян Діана</text:p>
          </table:table-cell>
          <table:table-cell table:style-name="Таблица9.C15" office:value-type="string">
            <text:p text:style-name="P58">10-А</text:p>
          </table:table-cell>
          <table:table-cell table:style-name="Таблица9.D15" office:value-type="string">
            <text:p text:style-name="P41"/>
          </table:table-cell>
          <table:table-cell table:style-name="Таблица9.E15" office:value-type="string">
            <text:p text:style-name="P29">первинний</text:p>
          </table:table-cell>
          <table:table-cell table:style-name="Таблица9.F15" office:value-type="string">
            <text:p text:style-name="P41"/>
          </table:table-cell>
          <table:table-cell table:style-name="Таблица9.G15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8493639828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6" office:value-type="string">
            <text:p text:style-name="P28">Корж Микита</text:p>
          </table:table-cell>
          <table:table-cell table:style-name="Таблица9.C16" office:value-type="string">
            <text:p text:style-name="P58">10-А</text:p>
          </table:table-cell>
          <table:table-cell table:style-name="Таблица9.D16" office:value-type="string">
            <text:p text:style-name="P41"/>
          </table:table-cell>
          <table:table-cell table:style-name="Таблица9.E16" office:value-type="string">
            <text:p text:style-name="P29">первинний</text:p>
          </table:table-cell>
          <table:table-cell table:style-name="Таблица9.F16" office:value-type="string">
            <text:p text:style-name="P41"/>
          </table:table-cell>
          <table:table-cell table:style-name="Таблица9.G16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8500202710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7" office:value-type="string">
            <text:p text:style-name="P28">Курман Єлизавета</text:p>
          </table:table-cell>
          <table:table-cell table:style-name="Таблица9.C17" office:value-type="string">
            <text:p text:style-name="P58">10-А</text:p>
          </table:table-cell>
          <table:table-cell table:style-name="Таблица9.D17" office:value-type="string">
            <text:p text:style-name="P41"/>
          </table:table-cell>
          <table:table-cell table:style-name="Таблица9.E17" office:value-type="string">
            <text:p text:style-name="P29">первинний</text:p>
          </table:table-cell>
          <table:table-cell table:style-name="Таблица9.F17" office:value-type="string">
            <text:p text:style-name="P41"/>
          </table:table-cell>
          <table:table-cell table:style-name="Таблица9.G17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8489254940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8" office:value-type="string">
            <text:p text:style-name="P28">Літвінова Світлана</text:p>
          </table:table-cell>
          <table:table-cell table:style-name="Таблица9.C18" office:value-type="string">
            <text:p text:style-name="P58">10-А</text:p>
          </table:table-cell>
          <table:table-cell table:style-name="Таблица9.D18" office:value-type="string">
            <text:p text:style-name="P41"/>
          </table:table-cell>
          <table:table-cell table:style-name="Таблица9.E18" office:value-type="string">
            <text:p text:style-name="P29">первинний</text:p>
          </table:table-cell>
          <table:table-cell table:style-name="Таблица9.F18" office:value-type="string">
            <text:p text:style-name="P41"/>
          </table:table-cell>
          <table:table-cell table:style-name="Таблица9.G18" office:value-type="string">
            <text:p text:style-name="P41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1218493075678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9" office:value-type="string">
            <text:p text:style-name="P28">Манзуля Юлія</text:p>
          </table:table-cell>
          <table:table-cell table:style-name="Таблица9.C19" office:value-type="string">
            <text:p text:style-name="P58">10-А</text:p>
          </table:table-cell>
          <table:table-cell table:style-name="Таблица9.D19" office:value-type="string">
            <text:p text:style-name="P41"/>
          </table:table-cell>
          <table:table-cell table:style-name="Таблица9.E19" office:value-type="string">
            <text:p text:style-name="P29">первинний</text:p>
          </table:table-cell>
          <table:table-cell table:style-name="Таблица9.F19" office:value-type="string">
            <text:p text:style-name="P41"/>
          </table:table-cell>
          <table:table-cell table:style-name="Таблица9.G19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8502560066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0" office:value-type="string">
            <text:p text:style-name="P28">Мєщанова Аліна</text:p>
          </table:table-cell>
          <table:table-cell table:style-name="Таблица9.C20" office:value-type="string">
            <text:p text:style-name="P58">10-А</text:p>
          </table:table-cell>
          <table:table-cell table:style-name="Таблица9.D20" office:value-type="string">
            <text:p text:style-name="P41"/>
          </table:table-cell>
          <table:table-cell table:style-name="Таблица9.E20" office:value-type="string">
            <text:p text:style-name="P29">первинний</text:p>
          </table:table-cell>
          <table:table-cell table:style-name="Таблица9.F20" office:value-type="string">
            <text:p text:style-name="P41"/>
          </table:table-cell>
          <table:table-cell table:style-name="Таблица9.G2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8497746233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1" office:value-type="string">
            <text:p text:style-name="P28">Орлік Анна</text:p>
          </table:table-cell>
          <table:table-cell table:style-name="Таблица9.C21" office:value-type="string">
            <text:p text:style-name="P58">10-А</text:p>
          </table:table-cell>
          <table:table-cell table:style-name="Таблица9.D21" office:value-type="string">
            <text:p text:style-name="P41"/>
          </table:table-cell>
          <table:table-cell table:style-name="Таблица9.E21" office:value-type="string">
            <text:p text:style-name="P29">первинний</text:p>
          </table:table-cell>
          <table:table-cell table:style-name="Таблица9.F21" office:value-type="string">
            <text:p text:style-name="P41"/>
          </table:table-cell>
          <table:table-cell table:style-name="Таблица9.G21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8502202785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2" office:value-type="string">
            <text:p text:style-name="P28">Поборська Тетяна</text:p>
          </table:table-cell>
          <table:table-cell table:style-name="Таблица9.C22" office:value-type="string">
            <text:p text:style-name="P58">10-А</text:p>
          </table:table-cell>
          <table:table-cell table:style-name="Таблица9.D22" office:value-type="string">
            <text:p text:style-name="P41"/>
          </table:table-cell>
          <table:table-cell table:style-name="Таблица9.E22" office:value-type="string">
            <text:p text:style-name="P29">первинний</text:p>
          </table:table-cell>
          <table:table-cell table:style-name="Таблица9.F22" office:value-type="string">
            <text:p text:style-name="P41"/>
          </table:table-cell>
          <table:table-cell table:style-name="Таблица9.G22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8490057321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3" office:value-type="string">
            <text:p text:style-name="P28">Ромеус Ілля</text:p>
          </table:table-cell>
          <table:table-cell table:style-name="Таблица9.C23" office:value-type="string">
            <text:p text:style-name="P58">10-А</text:p>
          </table:table-cell>
          <table:table-cell table:style-name="Таблица9.D23" office:value-type="string">
            <text:p text:style-name="P41"/>
          </table:table-cell>
          <table:table-cell table:style-name="Таблица9.E23" office:value-type="string">
            <text:p text:style-name="P29">первинний</text:p>
          </table:table-cell>
          <table:table-cell table:style-name="Таблица9.F23" office:value-type="string">
            <text:p text:style-name="P41"/>
          </table:table-cell>
          <table:table-cell table:style-name="Таблица9.G2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8509264697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4" office:value-type="string">
            <text:p text:style-name="P28">Тарасова Катерина</text:p>
          </table:table-cell>
          <table:table-cell table:style-name="Таблица9.C24" office:value-type="string">
            <text:p text:style-name="P58">10-А</text:p>
          </table:table-cell>
          <table:table-cell table:style-name="Таблица9.D24" office:value-type="string">
            <text:p text:style-name="P41"/>
          </table:table-cell>
          <table:table-cell table:style-name="Таблица9.E24" office:value-type="string">
            <text:p text:style-name="P29">первинний</text:p>
          </table:table-cell>
          <table:table-cell table:style-name="Таблица9.F24" office:value-type="string">
            <text:p text:style-name="P41"/>
          </table:table-cell>
          <table:table-cell table:style-name="Таблица9.G2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8499424399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Тарасова Марин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1218493657226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Телега Єлизавет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52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1218504521305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Чікунов Давид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1218496956898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Шабазова Ганн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1218505719929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Яровая Єлизавет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1218502657869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Ященко Дмитро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1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1218496297999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1" office:value-type="string">
            <text:p text:style-name="P41"/>
          </table:table-cell>
          <table:table-cell table:style-name="Таблица9.C31" office:value-type="string">
            <text:p text:style-name="P49"/>
          </table:table-cell>
          <table:table-cell table:style-name="Таблица9.D31" office:value-type="string">
            <text:p text:style-name="P41"/>
          </table:table-cell>
          <table:table-cell table:style-name="Таблица9.E31" office:value-type="string">
            <text:p text:style-name="P29"/>
          </table:table-cell>
          <table:table-cell table:style-name="Таблица9.F31" office:value-type="string">
            <text:p text:style-name="P41"/>
          </table:table-cell>
          <table:table-cell table:style-name="Таблица9.G31" office:value-type="string">
            <text:p text:style-name="P42"/>
          </table:table-cell>
        </table:table-row>
      </table:table>
      <text:p text:style-name="P1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9">№</text:p>
          </table:table-cell>
          <table:table-cell table:style-name="Таблица10.A1" office:value-type="string">
            <text:p text:style-name="P29">Прізвище, ім’я учня</text:p>
          </table:table-cell>
          <table:table-cell table:style-name="Таблица10.A1" office:value-type="string">
            <text:p text:style-name="P29">Клас</text:p>
          </table:table-cell>
          <table:table-cell table:style-name="Таблица10.A1" office:value-type="string">
            <text:p text:style-name="P29">Дата інструктажу</text:p>
          </table:table-cell>
          <table:table-cell table:style-name="Таблица10.A1" office:value-type="string">
            <text:p text:style-name="P29">Назва інструктажу</text:p>
          </table:table-cell>
          <table:table-cell table:style-name="Таблица10.A1" office:value-type="string">
            <text:p text:style-name="P29">Підпис учня</text:p>
          </table:table-cell>
          <table:table-cell table:style-name="Таблица10.G1" office:value-type="string">
            <text:p text:style-name="P29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121850204446650" text:continue-list="list121849629799941" text:style-name="L2">
              <text:list-item text:start-value="1">
                <text:p text:style-name="P98"/>
              </text:list-item>
            </text:list>
          </table:table-cell>
          <table:table-cell table:style-name="Таблица10.B2" office:value-type="string">
            <text:p text:style-name="P85">Башкіна Анастасія</text:p>
          </table:table-cell>
          <table:table-cell table:style-name="Таблица10.C2" office:value-type="string">
            <text:p text:style-name="P70">9-Б</text:p>
          </table:table-cell>
          <table:table-cell table:style-name="Таблица10.D2" office:value-type="string">
            <text:p text:style-name="P70">12.01.2016</text:p>
          </table:table-cell>
          <table:table-cell table:style-name="Таблица10.E2" office:value-type="string">
            <text:p text:style-name="P29">первинний</text:p>
          </table:table-cell>
          <table:table-cell table:style-name="Таблица10.F2" office:value-type="string">
            <text:p text:style-name="P41"/>
          </table:table-cell>
          <table:table-cell table:style-name="Таблица10.G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8500835794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" office:value-type="string">
            <text:p text:style-name="P85">Безсінний Антон</text:p>
          </table:table-cell>
          <table:table-cell table:style-name="Таблица10.C3" office:value-type="string">
            <text:p text:style-name="P70">9-Б</text:p>
          </table:table-cell>
          <table:table-cell table:style-name="Таблица10.D3" office:value-type="string">
            <text:p text:style-name="P70">12.01.2016</text:p>
          </table:table-cell>
          <table:table-cell table:style-name="Таблица10.E3" office:value-type="string">
            <text:p text:style-name="P29">первинний</text:p>
          </table:table-cell>
          <table:table-cell table:style-name="Таблица10.F3" office:value-type="string">
            <text:p text:style-name="P41"/>
          </table:table-cell>
          <table:table-cell table:style-name="Таблица10.G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8495468676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4" office:value-type="string">
            <text:p text:style-name="P85">Блях Катерина</text:p>
          </table:table-cell>
          <table:table-cell table:style-name="Таблица10.C4" office:value-type="string">
            <text:p text:style-name="P70">9-Б</text:p>
          </table:table-cell>
          <table:table-cell table:style-name="Таблица10.D4" office:value-type="string">
            <text:p text:style-name="P70">12.01.2016</text:p>
          </table:table-cell>
          <table:table-cell table:style-name="Таблица10.E4" office:value-type="string">
            <text:p text:style-name="P29">первинний</text:p>
          </table:table-cell>
          <table:table-cell table:style-name="Таблица10.F4" office:value-type="string">
            <text:p text:style-name="P41"/>
          </table:table-cell>
          <table:table-cell table:style-name="Таблица10.G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8505686956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5" office:value-type="string">
            <text:p text:style-name="P85">Бойчун Вероніка</text:p>
          </table:table-cell>
          <table:table-cell table:style-name="Таблица10.C5" office:value-type="string">
            <text:p text:style-name="P70">9-Б</text:p>
          </table:table-cell>
          <table:table-cell table:style-name="Таблица10.D5" office:value-type="string">
            <text:p text:style-name="P70">12.01.2016</text:p>
          </table:table-cell>
          <table:table-cell table:style-name="Таблица10.E5" office:value-type="string">
            <text:p text:style-name="P29">первинний</text:p>
          </table:table-cell>
          <table:table-cell table:style-name="Таблица10.F5" office:value-type="string">
            <text:p text:style-name="P41"/>
          </table:table-cell>
          <table:table-cell table:style-name="Таблица10.G5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8505235912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6" office:value-type="string">
            <text:p text:style-name="P85">Бутко Катерина</text:p>
          </table:table-cell>
          <table:table-cell table:style-name="Таблица10.C6" office:value-type="string">
            <text:p text:style-name="P70">9-Б</text:p>
          </table:table-cell>
          <table:table-cell table:style-name="Таблица10.D6" office:value-type="string">
            <text:p text:style-name="P70">12.01.2016</text:p>
          </table:table-cell>
          <table:table-cell table:style-name="Таблица10.E6" office:value-type="string">
            <text:p text:style-name="P29">первинний</text:p>
          </table:table-cell>
          <table:table-cell table:style-name="Таблица10.F6" office:value-type="string">
            <text:p text:style-name="P41"/>
          </table:table-cell>
          <table:table-cell table:style-name="Таблица10.G6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8492196814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7" office:value-type="string">
            <text:p text:style-name="P85">Гомонова Аліна</text:p>
          </table:table-cell>
          <table:table-cell table:style-name="Таблица10.C7" office:value-type="string">
            <text:p text:style-name="P70">9-Б</text:p>
          </table:table-cell>
          <table:table-cell table:style-name="Таблица10.D7" office:value-type="string">
            <text:p text:style-name="P70">12.01.2016</text:p>
          </table:table-cell>
          <table:table-cell table:style-name="Таблица10.E7" office:value-type="string">
            <text:p text:style-name="P29">первинний</text:p>
          </table:table-cell>
          <table:table-cell table:style-name="Таблица10.F7" office:value-type="string">
            <text:p text:style-name="P41"/>
          </table:table-cell>
          <table:table-cell table:style-name="Таблица10.G7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8503503226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8" office:value-type="string">
            <text:p text:style-name="P85">Горобець Максим</text:p>
          </table:table-cell>
          <table:table-cell table:style-name="Таблица10.C8" office:value-type="string">
            <text:p text:style-name="P70">9-Б</text:p>
          </table:table-cell>
          <table:table-cell table:style-name="Таблица10.D8" office:value-type="string">
            <text:p text:style-name="P70">12.01.2016</text:p>
          </table:table-cell>
          <table:table-cell table:style-name="Таблица10.E8" office:value-type="string">
            <text:p text:style-name="P29">первинний</text:p>
          </table:table-cell>
          <table:table-cell table:style-name="Таблица10.F8" office:value-type="string">
            <text:p text:style-name="P41"/>
          </table:table-cell>
          <table:table-cell table:style-name="Таблица10.G8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8504343203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9" office:value-type="string">
            <text:p text:style-name="P85">Гулевич Катерина</text:p>
          </table:table-cell>
          <table:table-cell table:style-name="Таблица10.C9" office:value-type="string">
            <text:p text:style-name="P70">9-Б</text:p>
          </table:table-cell>
          <table:table-cell table:style-name="Таблица10.D9" office:value-type="string">
            <text:p text:style-name="P70">12.01.2016</text:p>
          </table:table-cell>
          <table:table-cell table:style-name="Таблица10.E9" office:value-type="string">
            <text:p text:style-name="P29">первинний</text:p>
          </table:table-cell>
          <table:table-cell table:style-name="Таблица10.F9" office:value-type="string">
            <text:p text:style-name="P41"/>
          </table:table-cell>
          <table:table-cell table:style-name="Таблица10.G9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8496397227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0" office:value-type="string">
            <text:p text:style-name="P85">Гусак Дмитро</text:p>
          </table:table-cell>
          <table:table-cell table:style-name="Таблица10.C10" office:value-type="string">
            <text:p text:style-name="P70">9-Б</text:p>
          </table:table-cell>
          <table:table-cell table:style-name="Таблица10.D10" office:value-type="string">
            <text:p text:style-name="P70">12.01.2016</text:p>
          </table:table-cell>
          <table:table-cell table:style-name="Таблица10.E10" office:value-type="string">
            <text:p text:style-name="P29">первинний</text:p>
          </table:table-cell>
          <table:table-cell table:style-name="Таблица10.F10" office:value-type="string">
            <text:p text:style-name="P41"/>
          </table:table-cell>
          <table:table-cell table:style-name="Таблица10.G1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8489469104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1" office:value-type="string">
            <text:p text:style-name="P85">Жаврід Маргарита</text:p>
          </table:table-cell>
          <table:table-cell table:style-name="Таблица10.C11" office:value-type="string">
            <text:p text:style-name="P70">9-Б</text:p>
          </table:table-cell>
          <table:table-cell table:style-name="Таблица10.D11" office:value-type="string">
            <text:p text:style-name="P70">12.01.2016</text:p>
          </table:table-cell>
          <table:table-cell table:style-name="Таблица10.E11" office:value-type="string">
            <text:p text:style-name="P29">первинний</text:p>
          </table:table-cell>
          <table:table-cell table:style-name="Таблица10.F11" office:value-type="string">
            <text:p text:style-name="P41"/>
          </table:table-cell>
          <table:table-cell table:style-name="Таблица10.G11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8488780435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2" office:value-type="string">
            <text:p text:style-name="P85">Жук Валерія</text:p>
          </table:table-cell>
          <table:table-cell table:style-name="Таблица10.C12" office:value-type="string">
            <text:p text:style-name="P70">9-Б</text:p>
          </table:table-cell>
          <table:table-cell table:style-name="Таблица10.D12" office:value-type="string">
            <text:p text:style-name="P70">12.01.2016</text:p>
          </table:table-cell>
          <table:table-cell table:style-name="Таблица10.E12" office:value-type="string">
            <text:p text:style-name="P29">первинний</text:p>
          </table:table-cell>
          <table:table-cell table:style-name="Таблица10.F12" office:value-type="string">
            <text:p text:style-name="P41"/>
          </table:table-cell>
          <table:table-cell table:style-name="Таблица10.G1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8498866565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3" office:value-type="string">
            <text:p text:style-name="P85">Кабаєва Анна</text:p>
          </table:table-cell>
          <table:table-cell table:style-name="Таблица10.C13" office:value-type="string">
            <text:p text:style-name="P70">9-Б</text:p>
          </table:table-cell>
          <table:table-cell table:style-name="Таблица10.D13" office:value-type="string">
            <text:p text:style-name="P70">12.01.2016</text:p>
          </table:table-cell>
          <table:table-cell table:style-name="Таблица10.E13" office:value-type="string">
            <text:p text:style-name="P29">первинний</text:p>
          </table:table-cell>
          <table:table-cell table:style-name="Таблица10.F13" office:value-type="string">
            <text:p text:style-name="P41"/>
          </table:table-cell>
          <table:table-cell table:style-name="Таблица10.G1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8499982527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4" office:value-type="string">
            <text:p text:style-name="P85">Коровко Максим</text:p>
          </table:table-cell>
          <table:table-cell table:style-name="Таблица10.C14" office:value-type="string">
            <text:p text:style-name="P70">9-Б</text:p>
          </table:table-cell>
          <table:table-cell table:style-name="Таблица10.D14" office:value-type="string">
            <text:p text:style-name="P70">12.01.2016</text:p>
          </table:table-cell>
          <table:table-cell table:style-name="Таблица10.E14" office:value-type="string">
            <text:p text:style-name="P29">первинний</text:p>
          </table:table-cell>
          <table:table-cell table:style-name="Таблица10.F14" office:value-type="string">
            <text:p text:style-name="P41"/>
          </table:table-cell>
          <table:table-cell table:style-name="Таблица10.G1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8507880485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5" office:value-type="string">
            <text:p text:style-name="P85">Корченков Денис</text:p>
          </table:table-cell>
          <table:table-cell table:style-name="Таблица10.C15" office:value-type="string">
            <text:p text:style-name="P70">9-Б</text:p>
          </table:table-cell>
          <table:table-cell table:style-name="Таблица10.D15" office:value-type="string">
            <text:p text:style-name="P70">12.01.2016</text:p>
          </table:table-cell>
          <table:table-cell table:style-name="Таблица10.E15" office:value-type="string">
            <text:p text:style-name="P29">первинний</text:p>
          </table:table-cell>
          <table:table-cell table:style-name="Таблица10.F15" office:value-type="string">
            <text:p text:style-name="P41"/>
          </table:table-cell>
          <table:table-cell table:style-name="Таблица10.G15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8498207436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6" office:value-type="string">
            <text:p text:style-name="P85">Ларіонова Вероніка</text:p>
          </table:table-cell>
          <table:table-cell table:style-name="Таблица10.C16" office:value-type="string">
            <text:p text:style-name="P70">9-Б</text:p>
          </table:table-cell>
          <table:table-cell table:style-name="Таблица10.D16" office:value-type="string">
            <text:p text:style-name="P70">12.01.2016</text:p>
          </table:table-cell>
          <table:table-cell table:style-name="Таблица10.E16" office:value-type="string">
            <text:p text:style-name="P29">первинний</text:p>
          </table:table-cell>
          <table:table-cell table:style-name="Таблица10.F16" office:value-type="string">
            <text:p text:style-name="P41"/>
          </table:table-cell>
          <table:table-cell table:style-name="Таблица10.G16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8495617838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7" office:value-type="string">
            <text:p text:style-name="P85">Малигіна Ксенія</text:p>
          </table:table-cell>
          <table:table-cell table:style-name="Таблица10.C17" office:value-type="string">
            <text:p text:style-name="P70">9-Б</text:p>
          </table:table-cell>
          <table:table-cell table:style-name="Таблица10.D17" office:value-type="string">
            <text:p text:style-name="P70">12.01.2016</text:p>
          </table:table-cell>
          <table:table-cell table:style-name="Таблица10.E17" office:value-type="string">
            <text:p text:style-name="P29">первинний</text:p>
          </table:table-cell>
          <table:table-cell table:style-name="Таблица10.F17" office:value-type="string">
            <text:p text:style-name="P41"/>
          </table:table-cell>
          <table:table-cell table:style-name="Таблица10.G17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8508191046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8" office:value-type="string">
            <text:p text:style-name="P85">Маляренко Маргарита</text:p>
          </table:table-cell>
          <table:table-cell table:style-name="Таблица10.C18" office:value-type="string">
            <text:p text:style-name="P70">9-Б</text:p>
          </table:table-cell>
          <table:table-cell table:style-name="Таблица10.D18" office:value-type="string">
            <text:p text:style-name="P70">12.01.2016</text:p>
          </table:table-cell>
          <table:table-cell table:style-name="Таблица10.E18" office:value-type="string">
            <text:p text:style-name="P29">первинний</text:p>
          </table:table-cell>
          <table:table-cell table:style-name="Таблица10.F18" office:value-type="string">
            <text:p text:style-name="P41"/>
          </table:table-cell>
          <table:table-cell table:style-name="Таблица10.G18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8501896213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9" office:value-type="string">
            <text:p text:style-name="P85">Мариняк Юлія</text:p>
          </table:table-cell>
          <table:table-cell table:style-name="Таблица10.C19" office:value-type="string">
            <text:p text:style-name="P70">9-Б</text:p>
          </table:table-cell>
          <table:table-cell table:style-name="Таблица10.D19" office:value-type="string">
            <text:p text:style-name="P70">12.01.2016</text:p>
          </table:table-cell>
          <table:table-cell table:style-name="Таблица10.E19" office:value-type="string">
            <text:p text:style-name="P29">первинний</text:p>
          </table:table-cell>
          <table:table-cell table:style-name="Таблица10.F19" office:value-type="string">
            <text:p text:style-name="P41"/>
          </table:table-cell>
          <table:table-cell table:style-name="Таблица10.G19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8507747692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0" office:value-type="string">
            <text:p text:style-name="P85">Новікова Ольга</text:p>
          </table:table-cell>
          <table:table-cell table:style-name="Таблица10.C20" office:value-type="string">
            <text:p text:style-name="P70">9-Б</text:p>
          </table:table-cell>
          <table:table-cell table:style-name="Таблица10.D20" office:value-type="string">
            <text:p text:style-name="P70">12.01.2016</text:p>
          </table:table-cell>
          <table:table-cell table:style-name="Таблица10.E20" office:value-type="string">
            <text:p text:style-name="P29">первинний</text:p>
          </table:table-cell>
          <table:table-cell table:style-name="Таблица10.F20" office:value-type="string">
            <text:p text:style-name="P41"/>
          </table:table-cell>
          <table:table-cell table:style-name="Таблица10.G2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8500775189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1" office:value-type="string">
            <text:p text:style-name="P85">Прошкіна Дар'я</text:p>
          </table:table-cell>
          <table:table-cell table:style-name="Таблица10.C21" office:value-type="string">
            <text:p text:style-name="P70">9-Б</text:p>
          </table:table-cell>
          <table:table-cell table:style-name="Таблица10.D21" office:value-type="string">
            <text:p text:style-name="P70">12.01.2016</text:p>
          </table:table-cell>
          <table:table-cell table:style-name="Таблица10.E21" office:value-type="string">
            <text:p text:style-name="P29">первинний</text:p>
          </table:table-cell>
          <table:table-cell table:style-name="Таблица10.F21" office:value-type="string">
            <text:p text:style-name="P41"/>
          </table:table-cell>
          <table:table-cell table:style-name="Таблица10.G21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8489872533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2" office:value-type="string">
            <text:p text:style-name="P85">Родіонова Олександра</text:p>
          </table:table-cell>
          <table:table-cell table:style-name="Таблица10.C22" office:value-type="string">
            <text:p text:style-name="P70">9-Б</text:p>
          </table:table-cell>
          <table:table-cell table:style-name="Таблица10.D22" office:value-type="string">
            <text:p text:style-name="P70">12.01.2016</text:p>
          </table:table-cell>
          <table:table-cell table:style-name="Таблица10.E22" office:value-type="string">
            <text:p text:style-name="P29">первинний</text:p>
          </table:table-cell>
          <table:table-cell table:style-name="Таблица10.F22" office:value-type="string">
            <text:p text:style-name="P41"/>
          </table:table-cell>
          <table:table-cell table:style-name="Таблица10.G2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8508734114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3" office:value-type="string">
            <text:p text:style-name="P85">Сусєкова Катерина</text:p>
          </table:table-cell>
          <table:table-cell table:style-name="Таблица10.C23" office:value-type="string">
            <text:p text:style-name="P70">9-Б</text:p>
          </table:table-cell>
          <table:table-cell table:style-name="Таблица10.D23" office:value-type="string">
            <text:p text:style-name="P70">12.01.2016</text:p>
          </table:table-cell>
          <table:table-cell table:style-name="Таблица10.E23" office:value-type="string">
            <text:p text:style-name="P29">первинний</text:p>
          </table:table-cell>
          <table:table-cell table:style-name="Таблица10.F23" office:value-type="string">
            <text:p text:style-name="P41"/>
          </table:table-cell>
          <table:table-cell table:style-name="Таблица10.G2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8499149685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4" office:value-type="string">
            <text:p text:style-name="P85">Тищенко Олексій</text:p>
          </table:table-cell>
          <table:table-cell table:style-name="Таблица10.C24" office:value-type="string">
            <text:p text:style-name="P70">9-Б</text:p>
          </table:table-cell>
          <table:table-cell table:style-name="Таблица10.D24" office:value-type="string">
            <text:p text:style-name="P70">12.01.2016</text:p>
          </table:table-cell>
          <table:table-cell table:style-name="Таблица10.E24" office:value-type="string">
            <text:p text:style-name="P29">первинний</text:p>
          </table:table-cell>
          <table:table-cell table:style-name="Таблица10.F24" office:value-type="string">
            <text:p text:style-name="P41"/>
          </table:table-cell>
          <table:table-cell table:style-name="Таблица10.G2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8498217842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Толстікова Анастасія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1218501753544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Федько Альбі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52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1218504896788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арченко Ан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1218489768433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асанова Катери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1218491175017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марська Маргарит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1218496311083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Чиж Лілія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6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1218509073311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5">Чирченко Дмитро</text:p>
          </table:table-cell>
          <table:table-cell table:style-name="Таблица10.C32" office:value-type="string">
            <text:p text:style-name="P70">9-Б</text:p>
          </table:table-cell>
          <table:table-cell table:style-name="Таблица10.D32" office:value-type="string">
            <text:p text:style-name="P70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1"/>
          </table:table-cell>
          <table:table-cell table:style-name="Таблица10.G32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1218496819292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5">Шабазова Марина</text:p>
          </table:table-cell>
          <table:table-cell table:style-name="Таблица10.C32" office:value-type="string">
            <text:p text:style-name="P70">9-Б</text:p>
          </table:table-cell>
          <table:table-cell table:style-name="Таблица10.D32" office:value-type="string">
            <text:p text:style-name="P70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1"/>
          </table:table-cell>
          <table:table-cell table:style-name="Таблица10.G32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1218501985941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3" office:value-type="string">
            <text:p text:style-name="P85">Юхно Денис</text:p>
          </table:table-cell>
          <table:table-cell table:style-name="Таблица10.C33" office:value-type="string">
            <text:p text:style-name="P70">9-Б</text:p>
          </table:table-cell>
          <table:table-cell table:style-name="Таблица10.D33" office:value-type="string">
            <text:p text:style-name="P70">12.01.2016</text:p>
          </table:table-cell>
          <table:table-cell table:style-name="Таблица10.E33" office:value-type="string">
            <text:p text:style-name="P36">первинний</text:p>
          </table:table-cell>
          <table:table-cell table:style-name="Таблица10.F33" office:value-type="string">
            <text:p text:style-name="P41"/>
          </table:table-cell>
          <table:table-cell table:style-name="Таблица10.G33" office:value-type="string">
            <text:p text:style-name="P42"/>
          </table:table-cell>
        </table:table-row>
      </table:table>
      <text:p text:style-name="P1"/>
      <text:p text:style-name="P1"/>
      <text:p text:style-name="P93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9">ЖУРНАЛ ПРОВЕДЕННЯ ІНСТРУКТАЖУ З ТЕХНІКИ БЕЗПЕКИ В КОМП’ЮТЕРНОМУ КЛАСІ</text:p>
      <text:p text:style-name="P12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6">№</text:p>
          </table:table-cell>
          <table:table-cell table:style-name="Таблица16.A1" office:value-type="string">
            <text:p text:style-name="P36">Прізвище, ім’я учня</text:p>
          </table:table-cell>
          <table:table-cell table:style-name="Таблица16.A1" office:value-type="string">
            <text:p text:style-name="P36">Клас</text:p>
          </table:table-cell>
          <table:table-cell table:style-name="Таблица16.A1" office:value-type="string">
            <text:p text:style-name="P36">Дата інструктажу</text:p>
          </table:table-cell>
          <table:table-cell table:style-name="Таблица16.A1" office:value-type="string">
            <text:p text:style-name="P36">Назва інструктажу</text:p>
          </table:table-cell>
          <table:table-cell table:style-name="Таблица16.A1" office:value-type="string">
            <text:p text:style-name="P36">Підпис учня</text:p>
          </table:table-cell>
          <table:table-cell table:style-name="Таблица16.G1" office:value-type="string">
            <text:p text:style-name="P36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121848954239196" text:continue-list="list121850198594135" text:style-name="L2">
              <text:list-item text:start-value="1">
                <text:p text:style-name="P101"/>
              </text:list-item>
            </text:list>
          </table:table-cell>
          <table:table-cell table:style-name="Таблица16.B2" office:value-type="string">
            <text:p text:style-name="P87">Башкіна Анастасія</text:p>
          </table:table-cell>
          <table:table-cell table:style-name="Таблица16.C2" office:value-type="string">
            <text:p text:style-name="P70">9-Б</text:p>
          </table:table-cell>
          <table:table-cell table:style-name="Таблица16.D2" office:value-type="string">
            <text:p text:style-name="P70">08.09.2015</text:p>
          </table:table-cell>
          <table:table-cell table:style-name="Таблица16.E2" office:value-type="string">
            <text:p text:style-name="P36">первинний</text:p>
          </table:table-cell>
          <table:table-cell table:style-name="Таблица16.F2" office:value-type="string">
            <text:p text:style-name="P46"/>
          </table:table-cell>
          <table:table-cell table:style-name="Таблица16.G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5081491828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" office:value-type="string">
            <text:p text:style-name="P87">Безсінний Антон</text:p>
          </table:table-cell>
          <table:table-cell table:style-name="Таблица16.C3" office:value-type="string">
            <text:p text:style-name="P70">9-Б</text:p>
          </table:table-cell>
          <table:table-cell table:style-name="Таблица16.D3" office:value-type="string">
            <text:p text:style-name="P70">08.09.2015</text:p>
          </table:table-cell>
          <table:table-cell table:style-name="Таблица16.E3" office:value-type="string">
            <text:p text:style-name="P36">первинний</text:p>
          </table:table-cell>
          <table:table-cell table:style-name="Таблица16.F3" office:value-type="string">
            <text:p text:style-name="P46"/>
          </table:table-cell>
          <table:table-cell table:style-name="Таблица16.G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5051317096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4" office:value-type="string">
            <text:p text:style-name="P87">Блях Катерина</text:p>
          </table:table-cell>
          <table:table-cell table:style-name="Таблица16.C4" office:value-type="string">
            <text:p text:style-name="P70">9-Б</text:p>
          </table:table-cell>
          <table:table-cell table:style-name="Таблица16.D4" office:value-type="string">
            <text:p text:style-name="P70">08.09.2015</text:p>
          </table:table-cell>
          <table:table-cell table:style-name="Таблица16.E4" office:value-type="string">
            <text:p text:style-name="P36">первинний</text:p>
          </table:table-cell>
          <table:table-cell table:style-name="Таблица16.F4" office:value-type="string">
            <text:p text:style-name="P46"/>
          </table:table-cell>
          <table:table-cell table:style-name="Таблица16.G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4896826918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5" office:value-type="string">
            <text:p text:style-name="P87">Бойчун Вероніка</text:p>
          </table:table-cell>
          <table:table-cell table:style-name="Таблица16.C5" office:value-type="string">
            <text:p text:style-name="P70">9-Б</text:p>
          </table:table-cell>
          <table:table-cell table:style-name="Таблица16.D5" office:value-type="string">
            <text:p text:style-name="P70">08.09.2015</text:p>
          </table:table-cell>
          <table:table-cell table:style-name="Таблица16.E5" office:value-type="string">
            <text:p text:style-name="P36">первинний</text:p>
          </table:table-cell>
          <table:table-cell table:style-name="Таблица16.F5" office:value-type="string">
            <text:p text:style-name="P46"/>
          </table:table-cell>
          <table:table-cell table:style-name="Таблица16.G5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5072405380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6" office:value-type="string">
            <text:p text:style-name="P87">Бутко Катерина</text:p>
          </table:table-cell>
          <table:table-cell table:style-name="Таблица16.C6" office:value-type="string">
            <text:p text:style-name="P70">9-Б</text:p>
          </table:table-cell>
          <table:table-cell table:style-name="Таблица16.D6" office:value-type="string">
            <text:p text:style-name="P70">08.09.2015</text:p>
          </table:table-cell>
          <table:table-cell table:style-name="Таблица16.E6" office:value-type="string">
            <text:p text:style-name="P36">первинний</text:p>
          </table:table-cell>
          <table:table-cell table:style-name="Таблица16.F6" office:value-type="string">
            <text:p text:style-name="P46"/>
          </table:table-cell>
          <table:table-cell table:style-name="Таблица16.G6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5097889642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7" office:value-type="string">
            <text:p text:style-name="P87">Гомонова Аліна</text:p>
          </table:table-cell>
          <table:table-cell table:style-name="Таблица16.C7" office:value-type="string">
            <text:p text:style-name="P70">9-Б</text:p>
          </table:table-cell>
          <table:table-cell table:style-name="Таблица16.D7" office:value-type="string">
            <text:p text:style-name="P70">08.09.2015</text:p>
          </table:table-cell>
          <table:table-cell table:style-name="Таблица16.E7" office:value-type="string">
            <text:p text:style-name="P36">первинний</text:p>
          </table:table-cell>
          <table:table-cell table:style-name="Таблица16.F7" office:value-type="string">
            <text:p text:style-name="P46"/>
          </table:table-cell>
          <table:table-cell table:style-name="Таблица16.G7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5070295840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8" office:value-type="string">
            <text:p text:style-name="P87">Горобець Максим</text:p>
          </table:table-cell>
          <table:table-cell table:style-name="Таблица16.C8" office:value-type="string">
            <text:p text:style-name="P70">9-Б</text:p>
          </table:table-cell>
          <table:table-cell table:style-name="Таблица16.D8" office:value-type="string">
            <text:p text:style-name="P70">08.09.2015</text:p>
          </table:table-cell>
          <table:table-cell table:style-name="Таблица16.E8" office:value-type="string">
            <text:p text:style-name="P36">первинний</text:p>
          </table:table-cell>
          <table:table-cell table:style-name="Таблица16.F8" office:value-type="string">
            <text:p text:style-name="P46"/>
          </table:table-cell>
          <table:table-cell table:style-name="Таблица16.G8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4902946422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9" office:value-type="string">
            <text:p text:style-name="P87">Гулевич Катерина</text:p>
          </table:table-cell>
          <table:table-cell table:style-name="Таблица16.C9" office:value-type="string">
            <text:p text:style-name="P70">9-Б</text:p>
          </table:table-cell>
          <table:table-cell table:style-name="Таблица16.D9" office:value-type="string">
            <text:p text:style-name="P70">08.09.2015</text:p>
          </table:table-cell>
          <table:table-cell table:style-name="Таблица16.E9" office:value-type="string">
            <text:p text:style-name="P36">первинний</text:p>
          </table:table-cell>
          <table:table-cell table:style-name="Таблица16.F9" office:value-type="string">
            <text:p text:style-name="P46"/>
          </table:table-cell>
          <table:table-cell table:style-name="Таблица16.G9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5091444258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0" office:value-type="string">
            <text:p text:style-name="P87">Гусак Дмитро</text:p>
          </table:table-cell>
          <table:table-cell table:style-name="Таблица16.C10" office:value-type="string">
            <text:p text:style-name="P70">9-Б</text:p>
          </table:table-cell>
          <table:table-cell table:style-name="Таблица16.D10" office:value-type="string">
            <text:p text:style-name="P70">08.09.2015</text:p>
          </table:table-cell>
          <table:table-cell table:style-name="Таблица16.E10" office:value-type="string">
            <text:p text:style-name="P36">первинний</text:p>
          </table:table-cell>
          <table:table-cell table:style-name="Таблица16.F10" office:value-type="string">
            <text:p text:style-name="P46"/>
          </table:table-cell>
          <table:table-cell table:style-name="Таблица16.G1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4985085961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1" office:value-type="string">
            <text:p text:style-name="P87">Жаврід Маргарита</text:p>
          </table:table-cell>
          <table:table-cell table:style-name="Таблица16.C11" office:value-type="string">
            <text:p text:style-name="P70">9-Б</text:p>
          </table:table-cell>
          <table:table-cell table:style-name="Таблица16.D11" office:value-type="string">
            <text:p text:style-name="P70">08.09.2015</text:p>
          </table:table-cell>
          <table:table-cell table:style-name="Таблица16.E11" office:value-type="string">
            <text:p text:style-name="P36">первинний</text:p>
          </table:table-cell>
          <table:table-cell table:style-name="Таблица16.F11" office:value-type="string">
            <text:p text:style-name="P46"/>
          </table:table-cell>
          <table:table-cell table:style-name="Таблица16.G11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5085440520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2" office:value-type="string">
            <text:p text:style-name="P87">Жук Валерія</text:p>
          </table:table-cell>
          <table:table-cell table:style-name="Таблица16.C12" office:value-type="string">
            <text:p text:style-name="P70">9-Б</text:p>
          </table:table-cell>
          <table:table-cell table:style-name="Таблица16.D12" office:value-type="string">
            <text:p text:style-name="P70">08.09.2015</text:p>
          </table:table-cell>
          <table:table-cell table:style-name="Таблица16.E12" office:value-type="string">
            <text:p text:style-name="P36">первинний</text:p>
          </table:table-cell>
          <table:table-cell table:style-name="Таблица16.F12" office:value-type="string">
            <text:p text:style-name="P46"/>
          </table:table-cell>
          <table:table-cell table:style-name="Таблица16.G1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4916251897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3" office:value-type="string">
            <text:p text:style-name="P87">Кабаєва Анна</text:p>
          </table:table-cell>
          <table:table-cell table:style-name="Таблица16.C13" office:value-type="string">
            <text:p text:style-name="P70">9-Б</text:p>
          </table:table-cell>
          <table:table-cell table:style-name="Таблица16.D13" office:value-type="string">
            <text:p text:style-name="P70">08.09.2015</text:p>
          </table:table-cell>
          <table:table-cell table:style-name="Таблица16.E13" office:value-type="string">
            <text:p text:style-name="P36">первинний</text:p>
          </table:table-cell>
          <table:table-cell table:style-name="Таблица16.F13" office:value-type="string">
            <text:p text:style-name="P46"/>
          </table:table-cell>
          <table:table-cell table:style-name="Таблица16.G1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4983202954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4" office:value-type="string">
            <text:p text:style-name="P87">Коровко Максим</text:p>
          </table:table-cell>
          <table:table-cell table:style-name="Таблица16.C14" office:value-type="string">
            <text:p text:style-name="P70">9-Б</text:p>
          </table:table-cell>
          <table:table-cell table:style-name="Таблица16.D14" office:value-type="string">
            <text:p text:style-name="P70">08.09.2015</text:p>
          </table:table-cell>
          <table:table-cell table:style-name="Таблица16.E14" office:value-type="string">
            <text:p text:style-name="P36">первинний</text:p>
          </table:table-cell>
          <table:table-cell table:style-name="Таблица16.F14" office:value-type="string">
            <text:p text:style-name="P46"/>
          </table:table-cell>
          <table:table-cell table:style-name="Таблица16.G1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4916900762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5" office:value-type="string">
            <text:p text:style-name="P87">Корченков Денис</text:p>
          </table:table-cell>
          <table:table-cell table:style-name="Таблица16.C15" office:value-type="string">
            <text:p text:style-name="P70">9-Б</text:p>
          </table:table-cell>
          <table:table-cell table:style-name="Таблица16.D15" office:value-type="string">
            <text:p text:style-name="P70">08.09.2015</text:p>
          </table:table-cell>
          <table:table-cell table:style-name="Таблица16.E15" office:value-type="string">
            <text:p text:style-name="P36">первинний</text:p>
          </table:table-cell>
          <table:table-cell table:style-name="Таблица16.F15" office:value-type="string">
            <text:p text:style-name="P46"/>
          </table:table-cell>
          <table:table-cell table:style-name="Таблица16.G15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5050469677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6" office:value-type="string">
            <text:p text:style-name="P87">Ларіонова Вероніка</text:p>
          </table:table-cell>
          <table:table-cell table:style-name="Таблица16.C16" office:value-type="string">
            <text:p text:style-name="P70">9-Б</text:p>
          </table:table-cell>
          <table:table-cell table:style-name="Таблица16.D16" office:value-type="string">
            <text:p text:style-name="P70">08.09.2015</text:p>
          </table:table-cell>
          <table:table-cell table:style-name="Таблица16.E16" office:value-type="string">
            <text:p text:style-name="P36">первинний</text:p>
          </table:table-cell>
          <table:table-cell table:style-name="Таблица16.F16" office:value-type="string">
            <text:p text:style-name="P46"/>
          </table:table-cell>
          <table:table-cell table:style-name="Таблица16.G16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4935995549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7" office:value-type="string">
            <text:p text:style-name="P87">Малигіна Ксенія</text:p>
          </table:table-cell>
          <table:table-cell table:style-name="Таблица16.C17" office:value-type="string">
            <text:p text:style-name="P70">9-Б</text:p>
          </table:table-cell>
          <table:table-cell table:style-name="Таблица16.D17" office:value-type="string">
            <text:p text:style-name="P70">08.09.2015</text:p>
          </table:table-cell>
          <table:table-cell table:style-name="Таблица16.E17" office:value-type="string">
            <text:p text:style-name="P36">первинний</text:p>
          </table:table-cell>
          <table:table-cell table:style-name="Таблица16.F17" office:value-type="string">
            <text:p text:style-name="P46"/>
          </table:table-cell>
          <table:table-cell table:style-name="Таблица16.G17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5051570509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8" office:value-type="string">
            <text:p text:style-name="P87">Маляренко Маргарита</text:p>
          </table:table-cell>
          <table:table-cell table:style-name="Таблица16.C18" office:value-type="string">
            <text:p text:style-name="P70">9-Б</text:p>
          </table:table-cell>
          <table:table-cell table:style-name="Таблица16.D18" office:value-type="string">
            <text:p text:style-name="P70">08.09.2015</text:p>
          </table:table-cell>
          <table:table-cell table:style-name="Таблица16.E18" office:value-type="string">
            <text:p text:style-name="P36">первинний</text:p>
          </table:table-cell>
          <table:table-cell table:style-name="Таблица16.F18" office:value-type="string">
            <text:p text:style-name="P46"/>
          </table:table-cell>
          <table:table-cell table:style-name="Таблица16.G18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4939797459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9" office:value-type="string">
            <text:p text:style-name="P87">Мариняк Юлія</text:p>
          </table:table-cell>
          <table:table-cell table:style-name="Таблица16.C19" office:value-type="string">
            <text:p text:style-name="P70">9-Б</text:p>
          </table:table-cell>
          <table:table-cell table:style-name="Таблица16.D19" office:value-type="string">
            <text:p text:style-name="P70">08.09.2015</text:p>
          </table:table-cell>
          <table:table-cell table:style-name="Таблица16.E19" office:value-type="string">
            <text:p text:style-name="P36">первинний</text:p>
          </table:table-cell>
          <table:table-cell table:style-name="Таблица16.F19" office:value-type="string">
            <text:p text:style-name="P46"/>
          </table:table-cell>
          <table:table-cell table:style-name="Таблица16.G19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5079555868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0" office:value-type="string">
            <text:p text:style-name="P87">Новікова Ольга</text:p>
          </table:table-cell>
          <table:table-cell table:style-name="Таблица16.C20" office:value-type="string">
            <text:p text:style-name="P70">9-Б</text:p>
          </table:table-cell>
          <table:table-cell table:style-name="Таблица16.D20" office:value-type="string">
            <text:p text:style-name="P70">08.09.2015</text:p>
          </table:table-cell>
          <table:table-cell table:style-name="Таблица16.E20" office:value-type="string">
            <text:p text:style-name="P36">первинний</text:p>
          </table:table-cell>
          <table:table-cell table:style-name="Таблица16.F20" office:value-type="string">
            <text:p text:style-name="P46"/>
          </table:table-cell>
          <table:table-cell table:style-name="Таблица16.G2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5059811184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1" office:value-type="string">
            <text:p text:style-name="P87">Прошкіна Дар'я</text:p>
          </table:table-cell>
          <table:table-cell table:style-name="Таблица16.C21" office:value-type="string">
            <text:p text:style-name="P70">9-Б</text:p>
          </table:table-cell>
          <table:table-cell table:style-name="Таблица16.D21" office:value-type="string">
            <text:p text:style-name="P70">08.09.2015</text:p>
          </table:table-cell>
          <table:table-cell table:style-name="Таблица16.E21" office:value-type="string">
            <text:p text:style-name="P36">первинний</text:p>
          </table:table-cell>
          <table:table-cell table:style-name="Таблица16.F21" office:value-type="string">
            <text:p text:style-name="P46"/>
          </table:table-cell>
          <table:table-cell table:style-name="Таблица16.G21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4959440613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2" office:value-type="string">
            <text:p text:style-name="P87">Родіонова Олександра</text:p>
          </table:table-cell>
          <table:table-cell table:style-name="Таблица16.C22" office:value-type="string">
            <text:p text:style-name="P70">9-Б</text:p>
          </table:table-cell>
          <table:table-cell table:style-name="Таблица16.D22" office:value-type="string">
            <text:p text:style-name="P70">08.09.2015</text:p>
          </table:table-cell>
          <table:table-cell table:style-name="Таблица16.E22" office:value-type="string">
            <text:p text:style-name="P36">первинний</text:p>
          </table:table-cell>
          <table:table-cell table:style-name="Таблица16.F22" office:value-type="string">
            <text:p text:style-name="P46"/>
          </table:table-cell>
          <table:table-cell table:style-name="Таблица16.G2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5101432728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3" office:value-type="string">
            <text:p text:style-name="P87">Сусєкова Катерина</text:p>
          </table:table-cell>
          <table:table-cell table:style-name="Таблица16.C23" office:value-type="string">
            <text:p text:style-name="P70">9-Б</text:p>
          </table:table-cell>
          <table:table-cell table:style-name="Таблица16.D23" office:value-type="string">
            <text:p text:style-name="P70">08.09.2015</text:p>
          </table:table-cell>
          <table:table-cell table:style-name="Таблица16.E23" office:value-type="string">
            <text:p text:style-name="P36">первинний</text:p>
          </table:table-cell>
          <table:table-cell table:style-name="Таблица16.F23" office:value-type="string">
            <text:p text:style-name="P46"/>
          </table:table-cell>
          <table:table-cell table:style-name="Таблица16.G2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4982698805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4" office:value-type="string">
            <text:p text:style-name="P87">Тищенко Олексій</text:p>
          </table:table-cell>
          <table:table-cell table:style-name="Таблица16.C24" office:value-type="string">
            <text:p text:style-name="P70">9-Б</text:p>
          </table:table-cell>
          <table:table-cell table:style-name="Таблица16.D24" office:value-type="string">
            <text:p text:style-name="P70">08.09.2015</text:p>
          </table:table-cell>
          <table:table-cell table:style-name="Таблица16.E24" office:value-type="string">
            <text:p text:style-name="P36">первинний</text:p>
          </table:table-cell>
          <table:table-cell table:style-name="Таблица16.F24" office:value-type="string">
            <text:p text:style-name="P46"/>
          </table:table-cell>
          <table:table-cell table:style-name="Таблица16.G2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5107517010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Толстікова Анастасія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5030153101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Федько Альбі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5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5013647435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арченко Ан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5112519655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асанова Катери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5003297823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марська Маргарит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5078763025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Чиж Лілія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5108525087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7">Чирченко Дмитро</text:p>
          </table:table-cell>
          <table:table-cell table:style-name="Таблица16.C32" office:value-type="string">
            <text:p text:style-name="P70">9-Б</text:p>
          </table:table-cell>
          <table:table-cell table:style-name="Таблица16.D32" office:value-type="string">
            <text:p text:style-name="P70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6"/>
          </table:table-cell>
          <table:table-cell table:style-name="Таблица16.G3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5015817805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7">Шабазова Марина</text:p>
          </table:table-cell>
          <table:table-cell table:style-name="Таблица16.C32" office:value-type="string">
            <text:p text:style-name="P70">9-Б</text:p>
          </table:table-cell>
          <table:table-cell table:style-name="Таблица16.D32" office:value-type="string">
            <text:p text:style-name="P70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6"/>
          </table:table-cell>
          <table:table-cell table:style-name="Таблица16.G3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84965353283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3" office:value-type="string">
            <text:p text:style-name="P87">Юхно Денис</text:p>
          </table:table-cell>
          <table:table-cell table:style-name="Таблица16.C33" office:value-type="string">
            <text:p text:style-name="P70">9-Б</text:p>
          </table:table-cell>
          <table:table-cell table:style-name="Таблица16.D33" office:value-type="string">
            <text:p text:style-name="P70">08.09.2015</text:p>
          </table:table-cell>
          <table:table-cell table:style-name="Таблица16.E33" office:value-type="string">
            <text:p text:style-name="P36">первинний</text:p>
          </table:table-cell>
          <table:table-cell table:style-name="Таблица16.F33" office:value-type="string">
            <text:p text:style-name="P46"/>
          </table:table-cell>
          <table:table-cell table:style-name="Таблица16.G33" office:value-type="string">
            <text:p text:style-name="P46"/>
          </table:table-cell>
        </table:table-row>
      </table:table>
      <text:p text:style-name="P5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9">№</text:p>
          </table:table-cell>
          <table:table-cell table:style-name="Таблица11.A1" office:value-type="string">
            <text:p text:style-name="P29">Прізвище, ім’я учня</text:p>
          </table:table-cell>
          <table:table-cell table:style-name="Таблица11.A1" office:value-type="string">
            <text:p text:style-name="P29">Клас</text:p>
          </table:table-cell>
          <table:table-cell table:style-name="Таблица11.A1" office:value-type="string">
            <text:p text:style-name="P29">Дата інструктажу</text:p>
          </table:table-cell>
          <table:table-cell table:style-name="Таблица11.A1" office:value-type="string">
            <text:p text:style-name="P29">Назва інструктажу</text:p>
          </table:table-cell>
          <table:table-cell table:style-name="Таблица11.A1" office:value-type="string">
            <text:p text:style-name="P29">Підпис учня</text:p>
          </table:table-cell>
          <table:table-cell table:style-name="Таблица11.G1" office:value-type="string">
            <text:p text:style-name="P29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121849173184815" text:continue-list="list121849653532830" text:style-name="L2">
              <text:list-item text:start-value="1">
                <text:p text:style-name="P98"/>
              </text:list-item>
            </text:list>
          </table:table-cell>
          <table:table-cell table:style-name="Таблица11.B2" office:value-type="string">
            <text:p text:style-name="P85">Балаховцева Марія</text:p>
          </table:table-cell>
          <table:table-cell table:style-name="Таблица11.C2" office:value-type="string">
            <text:p text:style-name="P60"><text:span text:style-name="T6">10</text:span>-Б</text:p>
          </table:table-cell>
          <table:table-cell table:style-name="Таблица11.D2" office:value-type="string">
            <text:p text:style-name="P69">12.01.2016</text:p>
          </table:table-cell>
          <table:table-cell table:style-name="Таблица11.E2" office:value-type="string">
            <text:p text:style-name="P29">первинний</text:p>
          </table:table-cell>
          <table:table-cell table:style-name="Таблица11.F2" office:value-type="string">
            <text:p text:style-name="P41"/>
          </table:table-cell>
          <table:table-cell table:style-name="Таблица11.G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8506758233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" office:value-type="string">
            <text:p text:style-name="P85">Буряк Олена</text:p>
          </table:table-cell>
          <table:table-cell table:style-name="Таблица11.C3" office:value-type="string">
            <text:p text:style-name="P63"><text:span text:style-name="T6">10</text:span>-Б</text:p>
          </table:table-cell>
          <table:table-cell table:style-name="Таблица11.D3" office:value-type="string">
            <text:p text:style-name="P69">12.01.2016</text:p>
          </table:table-cell>
          <table:table-cell table:style-name="Таблица11.E3" office:value-type="string">
            <text:p text:style-name="P29">первинний</text:p>
          </table:table-cell>
          <table:table-cell table:style-name="Таблица11.F3" office:value-type="string">
            <text:p text:style-name="P41"/>
          </table:table-cell>
          <table:table-cell table:style-name="Таблица11.G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8509294231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4" office:value-type="string">
            <text:p text:style-name="P85">Вакулюк Сергій</text:p>
          </table:table-cell>
          <table:table-cell table:style-name="Таблица11.C4" office:value-type="string">
            <text:p text:style-name="P63"><text:span text:style-name="T6">10</text:span>-Б</text:p>
          </table:table-cell>
          <table:table-cell table:style-name="Таблица11.D4" office:value-type="string">
            <text:p text:style-name="P69">12.01.2016</text:p>
          </table:table-cell>
          <table:table-cell table:style-name="Таблица11.E4" office:value-type="string">
            <text:p text:style-name="P29">первинний</text:p>
          </table:table-cell>
          <table:table-cell table:style-name="Таблица11.F4" office:value-type="string">
            <text:p text:style-name="P41"/>
          </table:table-cell>
          <table:table-cell table:style-name="Таблица11.G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8507632182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5" office:value-type="string">
            <text:p text:style-name="P85">Версетілов Віктор</text:p>
          </table:table-cell>
          <table:table-cell table:style-name="Таблица11.C5" office:value-type="string">
            <text:p text:style-name="P63"><text:span text:style-name="T6">10</text:span>-Б</text:p>
          </table:table-cell>
          <table:table-cell table:style-name="Таблица11.D5" office:value-type="string">
            <text:p text:style-name="P69">12.01.2016</text:p>
          </table:table-cell>
          <table:table-cell table:style-name="Таблица11.E5" office:value-type="string">
            <text:p text:style-name="P29">первинний</text:p>
          </table:table-cell>
          <table:table-cell table:style-name="Таблица11.F5" office:value-type="string">
            <text:p text:style-name="P41"/>
          </table:table-cell>
          <table:table-cell table:style-name="Таблица11.G5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8497406265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6" office:value-type="string">
            <text:p text:style-name="P85">Виноградов Дмитро</text:p>
          </table:table-cell>
          <table:table-cell table:style-name="Таблица11.C6" office:value-type="string">
            <text:p text:style-name="P63"><text:span text:style-name="T6">10</text:span>-Б</text:p>
          </table:table-cell>
          <table:table-cell table:style-name="Таблица11.D6" office:value-type="string">
            <text:p text:style-name="P69">12.01.2016</text:p>
          </table:table-cell>
          <table:table-cell table:style-name="Таблица11.E6" office:value-type="string">
            <text:p text:style-name="P29">первинний</text:p>
          </table:table-cell>
          <table:table-cell table:style-name="Таблица11.F6" office:value-type="string">
            <text:p text:style-name="P41"/>
          </table:table-cell>
          <table:table-cell table:style-name="Таблица11.G6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8501447579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7" office:value-type="string">
            <text:p text:style-name="P85">Вітюгова Анна</text:p>
          </table:table-cell>
          <table:table-cell table:style-name="Таблица11.C7" office:value-type="string">
            <text:p text:style-name="P63"><text:span text:style-name="T6">10</text:span>-Б</text:p>
          </table:table-cell>
          <table:table-cell table:style-name="Таблица11.D7" office:value-type="string">
            <text:p text:style-name="P69">12.01.2016</text:p>
          </table:table-cell>
          <table:table-cell table:style-name="Таблица11.E7" office:value-type="string">
            <text:p text:style-name="P29">первинний</text:p>
          </table:table-cell>
          <table:table-cell table:style-name="Таблица11.F7" office:value-type="string">
            <text:p text:style-name="P41"/>
          </table:table-cell>
          <table:table-cell table:style-name="Таблица11.G7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8509695885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8" office:value-type="string">
            <text:p text:style-name="P85">Гаврилова Крістіна</text:p>
          </table:table-cell>
          <table:table-cell table:style-name="Таблица11.C8" office:value-type="string">
            <text:p text:style-name="P63"><text:span text:style-name="T6">10</text:span>-Б</text:p>
          </table:table-cell>
          <table:table-cell table:style-name="Таблица11.D8" office:value-type="string">
            <text:p text:style-name="P69">12.01.2016</text:p>
          </table:table-cell>
          <table:table-cell table:style-name="Таблица11.E8" office:value-type="string">
            <text:p text:style-name="P29">первинний</text:p>
          </table:table-cell>
          <table:table-cell table:style-name="Таблица11.F8" office:value-type="string">
            <text:p text:style-name="P41"/>
          </table:table-cell>
          <table:table-cell table:style-name="Таблица11.G8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8504368100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9" office:value-type="string">
            <text:p text:style-name="P85">Гордієнко Роман</text:p>
          </table:table-cell>
          <table:table-cell table:style-name="Таблица11.C9" office:value-type="string">
            <text:p text:style-name="P63"><text:span text:style-name="T6">10</text:span>-Б</text:p>
          </table:table-cell>
          <table:table-cell table:style-name="Таблица11.D9" office:value-type="string">
            <text:p text:style-name="P69">12.01.2016</text:p>
          </table:table-cell>
          <table:table-cell table:style-name="Таблица11.E9" office:value-type="string">
            <text:p text:style-name="P29">первинний</text:p>
          </table:table-cell>
          <table:table-cell table:style-name="Таблица11.F9" office:value-type="string">
            <text:p text:style-name="P41"/>
          </table:table-cell>
          <table:table-cell table:style-name="Таблица11.G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8508304044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0" office:value-type="string">
            <text:p text:style-name="P85">Доценко Микита</text:p>
          </table:table-cell>
          <table:table-cell table:style-name="Таблица11.C10" office:value-type="string">
            <text:p text:style-name="P63"><text:span text:style-name="T6">10</text:span>-Б</text:p>
          </table:table-cell>
          <table:table-cell table:style-name="Таблица11.D10" office:value-type="string">
            <text:p text:style-name="P69">12.01.2016</text:p>
          </table:table-cell>
          <table:table-cell table:style-name="Таблица11.E10" office:value-type="string">
            <text:p text:style-name="P29">первинний</text:p>
          </table:table-cell>
          <table:table-cell table:style-name="Таблица11.F10" office:value-type="string">
            <text:p text:style-name="P41"/>
          </table:table-cell>
          <table:table-cell table:style-name="Таблица11.G10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8506642473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1" office:value-type="string">
            <text:p text:style-name="P85">Дудіна Юлія</text:p>
          </table:table-cell>
          <table:table-cell table:style-name="Таблица11.C11" office:value-type="string">
            <text:p text:style-name="P63"><text:span text:style-name="T6">10</text:span>-Б</text:p>
          </table:table-cell>
          <table:table-cell table:style-name="Таблица11.D11" office:value-type="string">
            <text:p text:style-name="P69">12.01.2016</text:p>
          </table:table-cell>
          <table:table-cell table:style-name="Таблица11.E11" office:value-type="string">
            <text:p text:style-name="P29">первинний</text:p>
          </table:table-cell>
          <table:table-cell table:style-name="Таблица11.F11" office:value-type="string">
            <text:p text:style-name="P41"/>
          </table:table-cell>
          <table:table-cell table:style-name="Таблица11.G11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8499038385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2" office:value-type="string">
            <text:p text:style-name="P85">Ільгова Аліна</text:p>
          </table:table-cell>
          <table:table-cell table:style-name="Таблица11.C12" office:value-type="string">
            <text:p text:style-name="P63"><text:span text:style-name="T6">10</text:span>-Б</text:p>
          </table:table-cell>
          <table:table-cell table:style-name="Таблица11.D12" office:value-type="string">
            <text:p text:style-name="P69">12.01.2016</text:p>
          </table:table-cell>
          <table:table-cell table:style-name="Таблица11.E12" office:value-type="string">
            <text:p text:style-name="P29">первинний</text:p>
          </table:table-cell>
          <table:table-cell table:style-name="Таблица11.F12" office:value-type="string">
            <text:p text:style-name="P41"/>
          </table:table-cell>
          <table:table-cell table:style-name="Таблица11.G1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8491871027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3" office:value-type="string">
            <text:p text:style-name="P85">Катишкіна Катерина</text:p>
          </table:table-cell>
          <table:table-cell table:style-name="Таблица11.C13" office:value-type="string">
            <text:p text:style-name="P63"><text:span text:style-name="T6">10</text:span>-Б</text:p>
          </table:table-cell>
          <table:table-cell table:style-name="Таблица11.D13" office:value-type="string">
            <text:p text:style-name="P69">12.01.2016</text:p>
          </table:table-cell>
          <table:table-cell table:style-name="Таблица11.E13" office:value-type="string">
            <text:p text:style-name="P29">первинний</text:p>
          </table:table-cell>
          <table:table-cell table:style-name="Таблица11.F13" office:value-type="string">
            <text:p text:style-name="P41"/>
          </table:table-cell>
          <table:table-cell table:style-name="Таблица11.G1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8509435636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4" office:value-type="string">
            <text:p text:style-name="P85">Кисельова Юлія</text:p>
          </table:table-cell>
          <table:table-cell table:style-name="Таблица11.C14" office:value-type="string">
            <text:p text:style-name="P63"><text:span text:style-name="T6">10</text:span>-Б</text:p>
          </table:table-cell>
          <table:table-cell table:style-name="Таблица11.D14" office:value-type="string">
            <text:p text:style-name="P69">12.01.2016</text:p>
          </table:table-cell>
          <table:table-cell table:style-name="Таблица11.E14" office:value-type="string">
            <text:p text:style-name="P29">первинний</text:p>
          </table:table-cell>
          <table:table-cell table:style-name="Таблица11.F14" office:value-type="string">
            <text:p text:style-name="P41"/>
          </table:table-cell>
          <table:table-cell table:style-name="Таблица11.G1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8492117678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5" office:value-type="string">
            <text:p text:style-name="P85">Коваленко Марія</text:p>
          </table:table-cell>
          <table:table-cell table:style-name="Таблица11.C15" office:value-type="string">
            <text:p text:style-name="P63"><text:span text:style-name="T6">10</text:span>-Б</text:p>
          </table:table-cell>
          <table:table-cell table:style-name="Таблица11.D15" office:value-type="string">
            <text:p text:style-name="P69">12.01.2016</text:p>
          </table:table-cell>
          <table:table-cell table:style-name="Таблица11.E15" office:value-type="string">
            <text:p text:style-name="P29">первинний</text:p>
          </table:table-cell>
          <table:table-cell table:style-name="Таблица11.F15" office:value-type="string">
            <text:p text:style-name="P41"/>
          </table:table-cell>
          <table:table-cell table:style-name="Таблица11.G15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8496544887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6" office:value-type="string">
            <text:p text:style-name="P85">Купріна Анастасія</text:p>
          </table:table-cell>
          <table:table-cell table:style-name="Таблица11.C16" office:value-type="string">
            <text:p text:style-name="P63"><text:span text:style-name="T6">10</text:span>-Б</text:p>
          </table:table-cell>
          <table:table-cell table:style-name="Таблица11.D16" office:value-type="string">
            <text:p text:style-name="P69">12.01.2016</text:p>
          </table:table-cell>
          <table:table-cell table:style-name="Таблица11.E16" office:value-type="string">
            <text:p text:style-name="P29">первинний</text:p>
          </table:table-cell>
          <table:table-cell table:style-name="Таблица11.F16" office:value-type="string">
            <text:p text:style-name="P41"/>
          </table:table-cell>
          <table:table-cell table:style-name="Таблица11.G16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8510457648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7" office:value-type="string">
            <text:p text:style-name="P85">Литвиненко Анна</text:p>
          </table:table-cell>
          <table:table-cell table:style-name="Таблица11.C17" office:value-type="string">
            <text:p text:style-name="P63"><text:span text:style-name="T6">10</text:span>-Б</text:p>
          </table:table-cell>
          <table:table-cell table:style-name="Таблица11.D17" office:value-type="string">
            <text:p text:style-name="P69">12.01.2016</text:p>
          </table:table-cell>
          <table:table-cell table:style-name="Таблица11.E17" office:value-type="string">
            <text:p text:style-name="P29">первинний</text:p>
          </table:table-cell>
          <table:table-cell table:style-name="Таблица11.F17" office:value-type="string">
            <text:p text:style-name="P41"/>
          </table:table-cell>
          <table:table-cell table:style-name="Таблица11.G17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8511096151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8" office:value-type="string">
            <text:p text:style-name="P85">Малигіна Поліна</text:p>
          </table:table-cell>
          <table:table-cell table:style-name="Таблица11.C18" office:value-type="string">
            <text:p text:style-name="P63"><text:span text:style-name="T6">10</text:span>-Б</text:p>
          </table:table-cell>
          <table:table-cell table:style-name="Таблица11.D18" office:value-type="string">
            <text:p text:style-name="P69">12.01.2016</text:p>
          </table:table-cell>
          <table:table-cell table:style-name="Таблица11.E18" office:value-type="string">
            <text:p text:style-name="P29">первинний</text:p>
          </table:table-cell>
          <table:table-cell table:style-name="Таблица11.F18" office:value-type="string">
            <text:p text:style-name="P41"/>
          </table:table-cell>
          <table:table-cell table:style-name="Таблица11.G18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8504812762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9" office:value-type="string">
            <text:p text:style-name="P85">Маслова Діана</text:p>
          </table:table-cell>
          <table:table-cell table:style-name="Таблица11.C19" office:value-type="string">
            <text:p text:style-name="P63"><text:span text:style-name="T6">10</text:span>-Б</text:p>
          </table:table-cell>
          <table:table-cell table:style-name="Таблица11.D19" office:value-type="string">
            <text:p text:style-name="P69">12.01.2016</text:p>
          </table:table-cell>
          <table:table-cell table:style-name="Таблица11.E19" office:value-type="string">
            <text:p text:style-name="P29">первинний</text:p>
          </table:table-cell>
          <table:table-cell table:style-name="Таблица11.F19" office:value-type="string">
            <text:p text:style-name="P41"/>
          </table:table-cell>
          <table:table-cell table:style-name="Таблица11.G1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8512057458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0" office:value-type="string">
            <text:p text:style-name="P85">Ольшанська Віталіна</text:p>
          </table:table-cell>
          <table:table-cell table:style-name="Таблица11.C20" office:value-type="string">
            <text:p text:style-name="P63"><text:span text:style-name="T6">10</text:span>-Б</text:p>
          </table:table-cell>
          <table:table-cell table:style-name="Таблица11.D20" office:value-type="string">
            <text:p text:style-name="P69">12.01.2016</text:p>
          </table:table-cell>
          <table:table-cell table:style-name="Таблица11.E20" office:value-type="string">
            <text:p text:style-name="P29">первинний</text:p>
          </table:table-cell>
          <table:table-cell table:style-name="Таблица11.F20" office:value-type="string">
            <text:p text:style-name="P41"/>
          </table:table-cell>
          <table:table-cell table:style-name="Таблица11.G20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8510612065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1" office:value-type="string">
            <text:p text:style-name="P85">Опалінська Вікторія</text:p>
          </table:table-cell>
          <table:table-cell table:style-name="Таблица11.C21" office:value-type="string">
            <text:p text:style-name="P63"><text:span text:style-name="T6">10</text:span>-Б</text:p>
          </table:table-cell>
          <table:table-cell table:style-name="Таблица11.D21" office:value-type="string">
            <text:p text:style-name="P69">12.01.2016</text:p>
          </table:table-cell>
          <table:table-cell table:style-name="Таблица11.E21" office:value-type="string">
            <text:p text:style-name="P29">первинний</text:p>
          </table:table-cell>
          <table:table-cell table:style-name="Таблица11.F21" office:value-type="string">
            <text:p text:style-name="P41"/>
          </table:table-cell>
          <table:table-cell table:style-name="Таблица11.G21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8499773080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2" office:value-type="string">
            <text:p text:style-name="P85">Паукова Валентина</text:p>
          </table:table-cell>
          <table:table-cell table:style-name="Таблица11.C22" office:value-type="string">
            <text:p text:style-name="P63"><text:span text:style-name="T6">10</text:span>-Б</text:p>
          </table:table-cell>
          <table:table-cell table:style-name="Таблица11.D22" office:value-type="string">
            <text:p text:style-name="P69">12.01.2016</text:p>
          </table:table-cell>
          <table:table-cell table:style-name="Таблица11.E22" office:value-type="string">
            <text:p text:style-name="P29">первинний</text:p>
          </table:table-cell>
          <table:table-cell table:style-name="Таблица11.F22" office:value-type="string">
            <text:p text:style-name="P41"/>
          </table:table-cell>
          <table:table-cell table:style-name="Таблица11.G2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8512407844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3" office:value-type="string">
            <text:p text:style-name="P85">Попова Злата</text:p>
          </table:table-cell>
          <table:table-cell table:style-name="Таблица11.C23" office:value-type="string">
            <text:p text:style-name="P63"><text:span text:style-name="T6">10</text:span>-Б</text:p>
          </table:table-cell>
          <table:table-cell table:style-name="Таблица11.D23" office:value-type="string">
            <text:p text:style-name="P69">12.01.2016</text:p>
          </table:table-cell>
          <table:table-cell table:style-name="Таблица11.E23" office:value-type="string">
            <text:p text:style-name="P29">первинний</text:p>
          </table:table-cell>
          <table:table-cell table:style-name="Таблица11.F23" office:value-type="string">
            <text:p text:style-name="P41"/>
          </table:table-cell>
          <table:table-cell table:style-name="Таблица11.G2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8505318874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4" office:value-type="string">
            <text:p text:style-name="P85">Сіньковська Анна</text:p>
          </table:table-cell>
          <table:table-cell table:style-name="Таблица11.C24" office:value-type="string">
            <text:p text:style-name="P63"><text:span text:style-name="T6">10</text:span>-Б</text:p>
          </table:table-cell>
          <table:table-cell table:style-name="Таблица11.D24" office:value-type="string">
            <text:p text:style-name="P69">12.01.2016</text:p>
          </table:table-cell>
          <table:table-cell table:style-name="Таблица11.E24" office:value-type="string">
            <text:p text:style-name="P29">первинний</text:p>
          </table:table-cell>
          <table:table-cell table:style-name="Таблица11.F24" office:value-type="string">
            <text:p text:style-name="P41"/>
          </table:table-cell>
          <table:table-cell table:style-name="Таблица11.G2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8501608673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Скора Юл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1218503237802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Тєтєрін Гліб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52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1218502995173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Тимошенко Віктор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1218502204016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Углов Антон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1218511711597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Хіщенко Валер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2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1218500636977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0" office:value-type="string">
            <text:p text:style-name="P85">Чирук Катерина</text:p>
          </table:table-cell>
          <table:table-cell table:style-name="Таблица11.C30" office:value-type="string">
            <text:p text:style-name="P63"><text:span text:style-name="T6">10</text:span>-Б</text:p>
          </table:table-cell>
          <table:table-cell table:style-name="Таблица11.D30" office:value-type="string">
            <text:p text:style-name="P69">12.01.2016</text:p>
          </table:table-cell>
          <table:table-cell table:style-name="Таблица11.E30" office:value-type="string">
            <text:p text:style-name="P32">первинний</text:p>
          </table:table-cell>
          <table:table-cell table:style-name="Таблица11.F30" office:value-type="string">
            <text:p text:style-name="P41"/>
          </table:table-cell>
          <table:table-cell table:style-name="Таблица11.G30" office:value-type="string">
            <text:p text:style-name="P4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2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8">ЖУРНАЛ ПРОВЕДЕННЯ ІНСТРУКТАЖУ З ТЕХНІКИ БЕЗПЕКИ В КОМП’ЮТЕРНОМУ КЛАСІ</text:p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5">№</text:p>
          </table:table-cell>
          <table:table-cell table:style-name="Таблица15.A1" office:value-type="string">
            <text:p text:style-name="P35">Прізвище, ім’я учня</text:p>
          </table:table-cell>
          <table:table-cell table:style-name="Таблица15.A1" office:value-type="string">
            <text:p text:style-name="P35">Клас</text:p>
          </table:table-cell>
          <table:table-cell table:style-name="Таблица15.A1" office:value-type="string">
            <text:p text:style-name="P35">Дата інструктажу</text:p>
          </table:table-cell>
          <table:table-cell table:style-name="Таблица15.A1" office:value-type="string">
            <text:p text:style-name="P35">Назва інструктажу</text:p>
          </table:table-cell>
          <table:table-cell table:style-name="Таблица15.A1" office:value-type="string">
            <text:p text:style-name="P35">Підпис учня</text:p>
          </table:table-cell>
          <table:table-cell table:style-name="Таблица15.G1" office:value-type="string">
            <text:p text:style-name="P35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121849496378604" text:continue-list="list121850063697749" text:style-name="L2">
              <text:list-item text:start-value="1">
                <text:p text:style-name="P102"/>
              </text:list-item>
            </text:list>
          </table:table-cell>
          <table:table-cell table:style-name="Таблица15.B2" office:value-type="string">
            <text:p text:style-name="P86">Балаховцева Марія</text:p>
          </table:table-cell>
          <table:table-cell table:style-name="Таблица15.C2" office:value-type="string">
            <text:p text:style-name="P63"><text:span text:style-name="T6">10</text:span>-Б</text:p>
          </table:table-cell>
          <table:table-cell table:style-name="Таблица15.D2" office:value-type="string">
            <text:p text:style-name="P69">08.09.2015</text:p>
          </table:table-cell>
          <table:table-cell table:style-name="Таблица15.E2" office:value-type="string">
            <text:p text:style-name="P35">первинний</text:p>
          </table:table-cell>
          <table:table-cell table:style-name="Таблица15.F2" office:value-type="string">
            <text:p text:style-name="P45"/>
          </table:table-cell>
          <table:table-cell table:style-name="Таблица15.G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5076103714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" office:value-type="string">
            <text:p text:style-name="P86">Буряк Олена</text:p>
          </table:table-cell>
          <table:table-cell table:style-name="Таблица15.C3" office:value-type="string">
            <text:p text:style-name="P63"><text:span text:style-name="T6">10</text:span>-Б</text:p>
          </table:table-cell>
          <table:table-cell table:style-name="Таблица15.D3" office:value-type="string">
            <text:p text:style-name="P69">08.09.2015</text:p>
          </table:table-cell>
          <table:table-cell table:style-name="Таблица15.E3" office:value-type="string">
            <text:p text:style-name="P35">первинний</text:p>
          </table:table-cell>
          <table:table-cell table:style-name="Таблица15.F3" office:value-type="string">
            <text:p text:style-name="P45"/>
          </table:table-cell>
          <table:table-cell table:style-name="Таблица15.G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4945825851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4" office:value-type="string">
            <text:p text:style-name="P86">Вакулюк Сергій</text:p>
          </table:table-cell>
          <table:table-cell table:style-name="Таблица15.C4" office:value-type="string">
            <text:p text:style-name="P63"><text:span text:style-name="T6">10</text:span>-Б</text:p>
          </table:table-cell>
          <table:table-cell table:style-name="Таблица15.D4" office:value-type="string">
            <text:p text:style-name="P69">08.09.2015</text:p>
          </table:table-cell>
          <table:table-cell table:style-name="Таблица15.E4" office:value-type="string">
            <text:p text:style-name="P35">первинний</text:p>
          </table:table-cell>
          <table:table-cell table:style-name="Таблица15.F4" office:value-type="string">
            <text:p text:style-name="P45"/>
          </table:table-cell>
          <table:table-cell table:style-name="Таблица15.G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5125579088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5" office:value-type="string">
            <text:p text:style-name="P86">Версетілов Віктор</text:p>
          </table:table-cell>
          <table:table-cell table:style-name="Таблица15.C5" office:value-type="string">
            <text:p text:style-name="P63"><text:span text:style-name="T6">10</text:span>-Б</text:p>
          </table:table-cell>
          <table:table-cell table:style-name="Таблица15.D5" office:value-type="string">
            <text:p text:style-name="P69">08.09.2015</text:p>
          </table:table-cell>
          <table:table-cell table:style-name="Таблица15.E5" office:value-type="string">
            <text:p text:style-name="P35">первинний</text:p>
          </table:table-cell>
          <table:table-cell table:style-name="Таблица15.F5" office:value-type="string">
            <text:p text:style-name="P45"/>
          </table:table-cell>
          <table:table-cell table:style-name="Таблица15.G5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5131224207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6" office:value-type="string">
            <text:p text:style-name="P86">Виноградов Дмитро</text:p>
          </table:table-cell>
          <table:table-cell table:style-name="Таблица15.C6" office:value-type="string">
            <text:p text:style-name="P63"><text:span text:style-name="T6">10</text:span>-Б</text:p>
          </table:table-cell>
          <table:table-cell table:style-name="Таблица15.D6" office:value-type="string">
            <text:p text:style-name="P69">08.09.2015</text:p>
          </table:table-cell>
          <table:table-cell table:style-name="Таблица15.E6" office:value-type="string">
            <text:p text:style-name="P35">первинний</text:p>
          </table:table-cell>
          <table:table-cell table:style-name="Таблица15.F6" office:value-type="string">
            <text:p text:style-name="P45"/>
          </table:table-cell>
          <table:table-cell table:style-name="Таблица15.G6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5013584383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7" office:value-type="string">
            <text:p text:style-name="P86">Вітюгова Анна</text:p>
          </table:table-cell>
          <table:table-cell table:style-name="Таблица15.C7" office:value-type="string">
            <text:p text:style-name="P63"><text:span text:style-name="T6">10</text:span>-Б</text:p>
          </table:table-cell>
          <table:table-cell table:style-name="Таблица15.D7" office:value-type="string">
            <text:p text:style-name="P69">08.09.2015</text:p>
          </table:table-cell>
          <table:table-cell table:style-name="Таблица15.E7" office:value-type="string">
            <text:p text:style-name="P35">первинний</text:p>
          </table:table-cell>
          <table:table-cell table:style-name="Таблица15.F7" office:value-type="string">
            <text:p text:style-name="P45"/>
          </table:table-cell>
          <table:table-cell table:style-name="Таблица15.G7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4977571850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8" office:value-type="string">
            <text:p text:style-name="P86">Гаврилова Крістіна</text:p>
          </table:table-cell>
          <table:table-cell table:style-name="Таблица15.C8" office:value-type="string">
            <text:p text:style-name="P63"><text:span text:style-name="T6">10</text:span>-Б</text:p>
          </table:table-cell>
          <table:table-cell table:style-name="Таблица15.D8" office:value-type="string">
            <text:p text:style-name="P69">08.09.2015</text:p>
          </table:table-cell>
          <table:table-cell table:style-name="Таблица15.E8" office:value-type="string">
            <text:p text:style-name="P35">первинний</text:p>
          </table:table-cell>
          <table:table-cell table:style-name="Таблица15.F8" office:value-type="string">
            <text:p text:style-name="P45"/>
          </table:table-cell>
          <table:table-cell table:style-name="Таблица15.G8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5097279345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9" office:value-type="string">
            <text:p text:style-name="P86">Гордієнко Роман</text:p>
          </table:table-cell>
          <table:table-cell table:style-name="Таблица15.C9" office:value-type="string">
            <text:p text:style-name="P63"><text:span text:style-name="T6">10</text:span>-Б</text:p>
          </table:table-cell>
          <table:table-cell table:style-name="Таблица15.D9" office:value-type="string">
            <text:p text:style-name="P69">08.09.2015</text:p>
          </table:table-cell>
          <table:table-cell table:style-name="Таблица15.E9" office:value-type="string">
            <text:p text:style-name="P35">первинний</text:p>
          </table:table-cell>
          <table:table-cell table:style-name="Таблица15.F9" office:value-type="string">
            <text:p text:style-name="P45"/>
          </table:table-cell>
          <table:table-cell table:style-name="Таблица15.G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5011196864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0" office:value-type="string">
            <text:p text:style-name="P86">Доценко Микита</text:p>
          </table:table-cell>
          <table:table-cell table:style-name="Таблица15.C10" office:value-type="string">
            <text:p text:style-name="P63"><text:span text:style-name="T6">10</text:span>-Б</text:p>
          </table:table-cell>
          <table:table-cell table:style-name="Таблица15.D10" office:value-type="string">
            <text:p text:style-name="P69">08.09.2015</text:p>
          </table:table-cell>
          <table:table-cell table:style-name="Таблица15.E10" office:value-type="string">
            <text:p text:style-name="P35">первинний</text:p>
          </table:table-cell>
          <table:table-cell table:style-name="Таблица15.F10" office:value-type="string">
            <text:p text:style-name="P45"/>
          </table:table-cell>
          <table:table-cell table:style-name="Таблица15.G10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4928056884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1" office:value-type="string">
            <text:p text:style-name="P86">Дудіна Юлія</text:p>
          </table:table-cell>
          <table:table-cell table:style-name="Таблица15.C11" office:value-type="string">
            <text:p text:style-name="P63"><text:span text:style-name="T6">10</text:span>-Б</text:p>
          </table:table-cell>
          <table:table-cell table:style-name="Таблица15.D11" office:value-type="string">
            <text:p text:style-name="P69">08.09.2015</text:p>
          </table:table-cell>
          <table:table-cell table:style-name="Таблица15.E11" office:value-type="string">
            <text:p text:style-name="P35">первинний</text:p>
          </table:table-cell>
          <table:table-cell table:style-name="Таблица15.F11" office:value-type="string">
            <text:p text:style-name="P45"/>
          </table:table-cell>
          <table:table-cell table:style-name="Таблица15.G11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4985756526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2" office:value-type="string">
            <text:p text:style-name="P86">Ільгова Аліна</text:p>
          </table:table-cell>
          <table:table-cell table:style-name="Таблица15.C12" office:value-type="string">
            <text:p text:style-name="P63"><text:span text:style-name="T6">10</text:span>-Б</text:p>
          </table:table-cell>
          <table:table-cell table:style-name="Таблица15.D12" office:value-type="string">
            <text:p text:style-name="P69">08.09.2015</text:p>
          </table:table-cell>
          <table:table-cell table:style-name="Таблица15.E12" office:value-type="string">
            <text:p text:style-name="P35">первинний</text:p>
          </table:table-cell>
          <table:table-cell table:style-name="Таблица15.F12" office:value-type="string">
            <text:p text:style-name="P45"/>
          </table:table-cell>
          <table:table-cell table:style-name="Таблица15.G1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5119581648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3" office:value-type="string">
            <text:p text:style-name="P86">Катишкіна Катерина</text:p>
          </table:table-cell>
          <table:table-cell table:style-name="Таблица15.C13" office:value-type="string">
            <text:p text:style-name="P63"><text:span text:style-name="T6">10</text:span>-Б</text:p>
          </table:table-cell>
          <table:table-cell table:style-name="Таблица15.D13" office:value-type="string">
            <text:p text:style-name="P69">08.09.2015</text:p>
          </table:table-cell>
          <table:table-cell table:style-name="Таблица15.E13" office:value-type="string">
            <text:p text:style-name="P35">первинний</text:p>
          </table:table-cell>
          <table:table-cell table:style-name="Таблица15.F13" office:value-type="string">
            <text:p text:style-name="P45"/>
          </table:table-cell>
          <table:table-cell table:style-name="Таблица15.G1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4944764252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4" office:value-type="string">
            <text:p text:style-name="P86">Кисельова Юлія</text:p>
          </table:table-cell>
          <table:table-cell table:style-name="Таблица15.C14" office:value-type="string">
            <text:p text:style-name="P63"><text:span text:style-name="T6">10</text:span>-Б</text:p>
          </table:table-cell>
          <table:table-cell table:style-name="Таблица15.D14" office:value-type="string">
            <text:p text:style-name="P69">08.09.2015</text:p>
          </table:table-cell>
          <table:table-cell table:style-name="Таблица15.E14" office:value-type="string">
            <text:p text:style-name="P35">первинний</text:p>
          </table:table-cell>
          <table:table-cell table:style-name="Таблица15.F14" office:value-type="string">
            <text:p text:style-name="P45"/>
          </table:table-cell>
          <table:table-cell table:style-name="Таблица15.G1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5024700788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5" office:value-type="string">
            <text:p text:style-name="P86">Коваленко Марія</text:p>
          </table:table-cell>
          <table:table-cell table:style-name="Таблица15.C15" office:value-type="string">
            <text:p text:style-name="P63"><text:span text:style-name="T6">10</text:span>-Б</text:p>
          </table:table-cell>
          <table:table-cell table:style-name="Таблица15.D15" office:value-type="string">
            <text:p text:style-name="P69">08.09.2015</text:p>
          </table:table-cell>
          <table:table-cell table:style-name="Таблица15.E15" office:value-type="string">
            <text:p text:style-name="P35">первинний</text:p>
          </table:table-cell>
          <table:table-cell table:style-name="Таблица15.F15" office:value-type="string">
            <text:p text:style-name="P45"/>
          </table:table-cell>
          <table:table-cell table:style-name="Таблица15.G15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5085990037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6" office:value-type="string">
            <text:p text:style-name="P86">Купріна Анастасія</text:p>
          </table:table-cell>
          <table:table-cell table:style-name="Таблица15.C16" office:value-type="string">
            <text:p text:style-name="P63"><text:span text:style-name="T6">10</text:span>-Б</text:p>
          </table:table-cell>
          <table:table-cell table:style-name="Таблица15.D16" office:value-type="string">
            <text:p text:style-name="P69">08.09.2015</text:p>
          </table:table-cell>
          <table:table-cell table:style-name="Таблица15.E16" office:value-type="string">
            <text:p text:style-name="P35">первинний</text:p>
          </table:table-cell>
          <table:table-cell table:style-name="Таблица15.F16" office:value-type="string">
            <text:p text:style-name="P45"/>
          </table:table-cell>
          <table:table-cell table:style-name="Таблица15.G16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5057686376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7" office:value-type="string">
            <text:p text:style-name="P86">Литвиненко Анна</text:p>
          </table:table-cell>
          <table:table-cell table:style-name="Таблица15.C17" office:value-type="string">
            <text:p text:style-name="P63"><text:span text:style-name="T6">10</text:span>-Б</text:p>
          </table:table-cell>
          <table:table-cell table:style-name="Таблица15.D17" office:value-type="string">
            <text:p text:style-name="P69">08.09.2015</text:p>
          </table:table-cell>
          <table:table-cell table:style-name="Таблица15.E17" office:value-type="string">
            <text:p text:style-name="P35">первинний</text:p>
          </table:table-cell>
          <table:table-cell table:style-name="Таблица15.F17" office:value-type="string">
            <text:p text:style-name="P45"/>
          </table:table-cell>
          <table:table-cell table:style-name="Таблица15.G17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5001277032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8" office:value-type="string">
            <text:p text:style-name="P86">Малигіна Поліна</text:p>
          </table:table-cell>
          <table:table-cell table:style-name="Таблица15.C18" office:value-type="string">
            <text:p text:style-name="P63"><text:span text:style-name="T6">10</text:span>-Б</text:p>
          </table:table-cell>
          <table:table-cell table:style-name="Таблица15.D18" office:value-type="string">
            <text:p text:style-name="P69">08.09.2015</text:p>
          </table:table-cell>
          <table:table-cell table:style-name="Таблица15.E18" office:value-type="string">
            <text:p text:style-name="P35">первинний</text:p>
          </table:table-cell>
          <table:table-cell table:style-name="Таблица15.F18" office:value-type="string">
            <text:p text:style-name="P45"/>
          </table:table-cell>
          <table:table-cell table:style-name="Таблица15.G18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5010249831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9" office:value-type="string">
            <text:p text:style-name="P86">Маслова Діана</text:p>
          </table:table-cell>
          <table:table-cell table:style-name="Таблица15.C19" office:value-type="string">
            <text:p text:style-name="P63"><text:span text:style-name="T6">10</text:span>-Б</text:p>
          </table:table-cell>
          <table:table-cell table:style-name="Таблица15.D19" office:value-type="string">
            <text:p text:style-name="P69">08.09.2015</text:p>
          </table:table-cell>
          <table:table-cell table:style-name="Таблица15.E19" office:value-type="string">
            <text:p text:style-name="P35">первинний</text:p>
          </table:table-cell>
          <table:table-cell table:style-name="Таблица15.F19" office:value-type="string">
            <text:p text:style-name="P45"/>
          </table:table-cell>
          <table:table-cell table:style-name="Таблица15.G1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5096453744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0" office:value-type="string">
            <text:p text:style-name="P86">Ольшанська Віталіна</text:p>
          </table:table-cell>
          <table:table-cell table:style-name="Таблица15.C20" office:value-type="string">
            <text:p text:style-name="P63"><text:span text:style-name="T6">10</text:span>-Б</text:p>
          </table:table-cell>
          <table:table-cell table:style-name="Таблица15.D20" office:value-type="string">
            <text:p text:style-name="P69">08.09.2015</text:p>
          </table:table-cell>
          <table:table-cell table:style-name="Таблица15.E20" office:value-type="string">
            <text:p text:style-name="P35">первинний</text:p>
          </table:table-cell>
          <table:table-cell table:style-name="Таблица15.F20" office:value-type="string">
            <text:p text:style-name="P45"/>
          </table:table-cell>
          <table:table-cell table:style-name="Таблица15.G20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4992845267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1" office:value-type="string">
            <text:p text:style-name="P86">Опалінська Вікторія</text:p>
          </table:table-cell>
          <table:table-cell table:style-name="Таблица15.C21" office:value-type="string">
            <text:p text:style-name="P63"><text:span text:style-name="T6">10</text:span>-Б</text:p>
          </table:table-cell>
          <table:table-cell table:style-name="Таблица15.D21" office:value-type="string">
            <text:p text:style-name="P69">08.09.2015</text:p>
          </table:table-cell>
          <table:table-cell table:style-name="Таблица15.E21" office:value-type="string">
            <text:p text:style-name="P35">первинний</text:p>
          </table:table-cell>
          <table:table-cell table:style-name="Таблица15.F21" office:value-type="string">
            <text:p text:style-name="P45"/>
          </table:table-cell>
          <table:table-cell table:style-name="Таблица15.G21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4946631580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2" office:value-type="string">
            <text:p text:style-name="P86">Паукова Валентина</text:p>
          </table:table-cell>
          <table:table-cell table:style-name="Таблица15.C22" office:value-type="string">
            <text:p text:style-name="P63"><text:span text:style-name="T6">10</text:span>-Б</text:p>
          </table:table-cell>
          <table:table-cell table:style-name="Таблица15.D22" office:value-type="string">
            <text:p text:style-name="P69">08.09.2015</text:p>
          </table:table-cell>
          <table:table-cell table:style-name="Таблица15.E22" office:value-type="string">
            <text:p text:style-name="P35">первинний</text:p>
          </table:table-cell>
          <table:table-cell table:style-name="Таблица15.F22" office:value-type="string">
            <text:p text:style-name="P45"/>
          </table:table-cell>
          <table:table-cell table:style-name="Таблица15.G2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4936323458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3" office:value-type="string">
            <text:p text:style-name="P86">Попова Злата</text:p>
          </table:table-cell>
          <table:table-cell table:style-name="Таблица15.C23" office:value-type="string">
            <text:p text:style-name="P63"><text:span text:style-name="T6">10</text:span>-Б</text:p>
          </table:table-cell>
          <table:table-cell table:style-name="Таблица15.D23" office:value-type="string">
            <text:p text:style-name="P69">08.09.2015</text:p>
          </table:table-cell>
          <table:table-cell table:style-name="Таблица15.E23" office:value-type="string">
            <text:p text:style-name="P35">первинний</text:p>
          </table:table-cell>
          <table:table-cell table:style-name="Таблица15.F23" office:value-type="string">
            <text:p text:style-name="P45"/>
          </table:table-cell>
          <table:table-cell table:style-name="Таблица15.G2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4965551501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4" office:value-type="string">
            <text:p text:style-name="P86">Сіньковська Анна</text:p>
          </table:table-cell>
          <table:table-cell table:style-name="Таблица15.C24" office:value-type="string">
            <text:p text:style-name="P63"><text:span text:style-name="T6">10</text:span>-Б</text:p>
          </table:table-cell>
          <table:table-cell table:style-name="Таблица15.D24" office:value-type="string">
            <text:p text:style-name="P69">08.09.2015</text:p>
          </table:table-cell>
          <table:table-cell table:style-name="Таблица15.E24" office:value-type="string">
            <text:p text:style-name="P35">первинний</text:p>
          </table:table-cell>
          <table:table-cell table:style-name="Таблица15.F24" office:value-type="string">
            <text:p text:style-name="P45"/>
          </table:table-cell>
          <table:table-cell table:style-name="Таблица15.G2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4989185635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Скора Юл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4963420273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Тєтєрін Гліб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5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4941682744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Тимошенко Віктор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4950577864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Углов Антон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4978930220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Хіщенко Валер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85053280973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0" office:value-type="string">
            <text:p text:style-name="P86">Чирук Катерина</text:p>
          </table:table-cell>
          <table:table-cell table:style-name="Таблица15.C30" office:value-type="string">
            <text:p text:style-name="P63"><text:span text:style-name="T6">10</text:span>-Б</text:p>
          </table:table-cell>
          <table:table-cell table:style-name="Таблица15.D30" office:value-type="string">
            <text:p text:style-name="P69">08.09.2015</text:p>
          </table:table-cell>
          <table:table-cell table:style-name="Таблица15.E30" office:value-type="string">
            <text:p text:style-name="P35">первинний</text:p>
          </table:table-cell>
          <table:table-cell table:style-name="Таблица15.F30" office:value-type="string">
            <text:p text:style-name="P45"/>
          </table:table-cell>
          <table:table-cell table:style-name="Таблица15.G30" office:value-type="string">
            <text:p text:style-name="P45"/>
          </table:table-cell>
        </table:table-row>
      </table:table>
      <text:p text:style-name="P4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23"/>
      <text:p text:style-name="P15">ЖУРНАЛ ПРОВЕДЕННЯ ІНСТРУКТАЖУ З ТЕХНІКИ БЕЗПЕКИ В КОМП’ЮТЕРНОМУ КЛАСІ</text:p>
      <text:p text:style-name="P25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9">№</text:p>
          </table:table-cell>
          <table:table-cell table:style-name="Таблица12.A1" office:value-type="string">
            <text:p text:style-name="P29">Прізвище, ім’я учня</text:p>
          </table:table-cell>
          <table:table-cell table:style-name="Таблица12.A1" office:value-type="string">
            <text:p text:style-name="P29">Клас</text:p>
          </table:table-cell>
          <table:table-cell table:style-name="Таблица12.A1" office:value-type="string">
            <text:p text:style-name="P29">Дата інструктажу</text:p>
          </table:table-cell>
          <table:table-cell table:style-name="Таблица12.A1" office:value-type="string">
            <text:p text:style-name="P29">Назва інструктажу</text:p>
          </table:table-cell>
          <table:table-cell table:style-name="Таблица12.A1" office:value-type="string">
            <text:p text:style-name="P29">Підпис учня</text:p>
          </table:table-cell>
          <table:table-cell table:style-name="Таблица12.G1" office:value-type="string">
            <text:p text:style-name="P29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121851205979571" text:continue-list="list121850532809735" text:style-name="L2">
              <text:list-item text:start-value="1">
                <text:p text:style-name="P98"/>
              </text:list-item>
            </text:list>
          </table:table-cell>
          <table:table-cell table:style-name="Таблица12.B2" office:value-type="string">
            <text:p text:style-name="P82">Авілкін Микита</text:p>
          </table:table-cell>
          <table:table-cell table:style-name="Таблица12.C2" office:value-type="string">
            <text:p text:style-name="P60">9-<text:span text:style-name="T2">В</text:span></text:p>
          </table:table-cell>
          <table:table-cell table:style-name="Таблица12.D2" office:value-type="string">
            <text:p text:style-name="P66">11.01.2016</text:p>
          </table:table-cell>
          <table:table-cell table:style-name="Таблица12.E2" office:value-type="string">
            <text:p text:style-name="P29">первинний</text:p>
          </table:table-cell>
          <table:table-cell table:style-name="Таблица12.F2" office:value-type="string">
            <text:p text:style-name="P41"/>
          </table:table-cell>
          <table:table-cell table:style-name="Таблица12.G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8511153868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" office:value-type="string">
            <text:p text:style-name="P82">Авілкін Степан</text:p>
          </table:table-cell>
          <table:table-cell table:style-name="Таблица12.C3" office:value-type="string">
            <text:p text:style-name="P61">9-<text:span text:style-name="T2">В</text:span></text:p>
          </table:table-cell>
          <table:table-cell table:style-name="Таблица12.D3" office:value-type="string">
            <text:p text:style-name="P67">11.01.2016</text:p>
          </table:table-cell>
          <table:table-cell table:style-name="Таблица12.E3" office:value-type="string">
            <text:p text:style-name="P29">первинний</text:p>
          </table:table-cell>
          <table:table-cell table:style-name="Таблица12.F3" office:value-type="string">
            <text:p text:style-name="P41"/>
          </table:table-cell>
          <table:table-cell table:style-name="Таблица12.G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8509441642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4" office:value-type="string">
            <text:p text:style-name="P82">Бойко Володимир</text:p>
          </table:table-cell>
          <table:table-cell table:style-name="Таблица12.C4" office:value-type="string">
            <text:p text:style-name="P61">9-<text:span text:style-name="T2">В</text:span></text:p>
          </table:table-cell>
          <table:table-cell table:style-name="Таблица12.D4" office:value-type="string">
            <text:p text:style-name="P67">11.01.2016</text:p>
          </table:table-cell>
          <table:table-cell table:style-name="Таблица12.E4" office:value-type="string">
            <text:p text:style-name="P29">первинний</text:p>
          </table:table-cell>
          <table:table-cell table:style-name="Таблица12.F4" office:value-type="string">
            <text:p text:style-name="P41"/>
          </table:table-cell>
          <table:table-cell table:style-name="Таблица12.G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8495987462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5" office:value-type="string">
            <text:p text:style-name="P82">Герасименко Богдан</text:p>
          </table:table-cell>
          <table:table-cell table:style-name="Таблица12.C5" office:value-type="string">
            <text:p text:style-name="P61">9-<text:span text:style-name="T2">В</text:span></text:p>
          </table:table-cell>
          <table:table-cell table:style-name="Таблица12.D5" office:value-type="string">
            <text:p text:style-name="P67">11.01.2016</text:p>
          </table:table-cell>
          <table:table-cell table:style-name="Таблица12.E5" office:value-type="string">
            <text:p text:style-name="P29">первинний</text:p>
          </table:table-cell>
          <table:table-cell table:style-name="Таблица12.F5" office:value-type="string">
            <text:p text:style-name="P41"/>
          </table:table-cell>
          <table:table-cell table:style-name="Таблица12.G5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8509371514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6" office:value-type="string">
            <text:p text:style-name="P82">Гладкий Олександр</text:p>
          </table:table-cell>
          <table:table-cell table:style-name="Таблица12.C6" office:value-type="string">
            <text:p text:style-name="P61">9-<text:span text:style-name="T2">В</text:span></text:p>
          </table:table-cell>
          <table:table-cell table:style-name="Таблица12.D6" office:value-type="string">
            <text:p text:style-name="P67">11.01.2016</text:p>
          </table:table-cell>
          <table:table-cell table:style-name="Таблица12.E6" office:value-type="string">
            <text:p text:style-name="P29">первинний</text:p>
          </table:table-cell>
          <table:table-cell table:style-name="Таблица12.F6" office:value-type="string">
            <text:p text:style-name="P41"/>
          </table:table-cell>
          <table:table-cell table:style-name="Таблица12.G6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8512507737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7" office:value-type="string">
            <text:p text:style-name="P82">Качан Олександр</text:p>
          </table:table-cell>
          <table:table-cell table:style-name="Таблица12.C7" office:value-type="string">
            <text:p text:style-name="P61">9-<text:span text:style-name="T2">В</text:span></text:p>
          </table:table-cell>
          <table:table-cell table:style-name="Таблица12.D7" office:value-type="string">
            <text:p text:style-name="P67">11.01.2016</text:p>
          </table:table-cell>
          <table:table-cell table:style-name="Таблица12.E7" office:value-type="string">
            <text:p text:style-name="P29">первинний</text:p>
          </table:table-cell>
          <table:table-cell table:style-name="Таблица12.F7" office:value-type="string">
            <text:p text:style-name="P41"/>
          </table:table-cell>
          <table:table-cell table:style-name="Таблица12.G7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8508131529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8" office:value-type="string">
            <text:p text:style-name="P82">Колегов Олег</text:p>
          </table:table-cell>
          <table:table-cell table:style-name="Таблица12.C8" office:value-type="string">
            <text:p text:style-name="P61">9-<text:span text:style-name="T2">В</text:span></text:p>
          </table:table-cell>
          <table:table-cell table:style-name="Таблица12.D8" office:value-type="string">
            <text:p text:style-name="P67">11.01.2016</text:p>
          </table:table-cell>
          <table:table-cell table:style-name="Таблица12.E8" office:value-type="string">
            <text:p text:style-name="P29">первинний</text:p>
          </table:table-cell>
          <table:table-cell table:style-name="Таблица12.F8" office:value-type="string">
            <text:p text:style-name="P41"/>
          </table:table-cell>
          <table:table-cell table:style-name="Таблица12.G8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8511526659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9" office:value-type="string">
            <text:p text:style-name="P82">Колосов Ігор</text:p>
          </table:table-cell>
          <table:table-cell table:style-name="Таблица12.C9" office:value-type="string">
            <text:p text:style-name="P61">9-<text:span text:style-name="T2">В</text:span></text:p>
          </table:table-cell>
          <table:table-cell table:style-name="Таблица12.D9" office:value-type="string">
            <text:p text:style-name="P67">11.01.2016</text:p>
          </table:table-cell>
          <table:table-cell table:style-name="Таблица12.E9" office:value-type="string">
            <text:p text:style-name="P29">первинний</text:p>
          </table:table-cell>
          <table:table-cell table:style-name="Таблица12.F9" office:value-type="string">
            <text:p text:style-name="P41"/>
          </table:table-cell>
          <table:table-cell table:style-name="Таблица12.G9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8503349039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0" office:value-type="string">
            <text:p text:style-name="P82">Корнілова Віолетта</text:p>
          </table:table-cell>
          <table:table-cell table:style-name="Таблица12.C10" office:value-type="string">
            <text:p text:style-name="P61">9-<text:span text:style-name="T2">В</text:span></text:p>
          </table:table-cell>
          <table:table-cell table:style-name="Таблица12.D10" office:value-type="string">
            <text:p text:style-name="P67">11.01.2016</text:p>
          </table:table-cell>
          <table:table-cell table:style-name="Таблица12.E10" office:value-type="string">
            <text:p text:style-name="P29">первинний</text:p>
          </table:table-cell>
          <table:table-cell table:style-name="Таблица12.F10" office:value-type="string">
            <text:p text:style-name="P41"/>
          </table:table-cell>
          <table:table-cell table:style-name="Таблица12.G1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8506739541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1" office:value-type="string">
            <text:p text:style-name="P82">Котлюба Світлана</text:p>
          </table:table-cell>
          <table:table-cell table:style-name="Таблица12.C11" office:value-type="string">
            <text:p text:style-name="P61">9-<text:span text:style-name="T2">В</text:span></text:p>
          </table:table-cell>
          <table:table-cell table:style-name="Таблица12.D11" office:value-type="string">
            <text:p text:style-name="P67">11.01.2016</text:p>
          </table:table-cell>
          <table:table-cell table:style-name="Таблица12.E11" office:value-type="string">
            <text:p text:style-name="P29">первинний</text:p>
          </table:table-cell>
          <table:table-cell table:style-name="Таблица12.F11" office:value-type="string">
            <text:p text:style-name="P41"/>
          </table:table-cell>
          <table:table-cell table:style-name="Таблица12.G11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8494492357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2" office:value-type="string">
            <text:p text:style-name="P82">Кун Марія</text:p>
          </table:table-cell>
          <table:table-cell table:style-name="Таблица12.C12" office:value-type="string">
            <text:p text:style-name="P61">9-<text:span text:style-name="T2">В</text:span></text:p>
          </table:table-cell>
          <table:table-cell table:style-name="Таблица12.D12" office:value-type="string">
            <text:p text:style-name="P67">11.01.2016</text:p>
          </table:table-cell>
          <table:table-cell table:style-name="Таблица12.E12" office:value-type="string">
            <text:p text:style-name="P29">первинний</text:p>
          </table:table-cell>
          <table:table-cell table:style-name="Таблица12.F12" office:value-type="string">
            <text:p text:style-name="P41"/>
          </table:table-cell>
          <table:table-cell table:style-name="Таблица12.G1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8493612410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3" office:value-type="string">
            <text:p text:style-name="P82">Куца Анастасія</text:p>
          </table:table-cell>
          <table:table-cell table:style-name="Таблица12.C13" office:value-type="string">
            <text:p text:style-name="P61">9-<text:span text:style-name="T2">В</text:span></text:p>
          </table:table-cell>
          <table:table-cell table:style-name="Таблица12.D13" office:value-type="string">
            <text:p text:style-name="P67">11.01.2016</text:p>
          </table:table-cell>
          <table:table-cell table:style-name="Таблица12.E13" office:value-type="string">
            <text:p text:style-name="P29">первинний</text:p>
          </table:table-cell>
          <table:table-cell table:style-name="Таблица12.F13" office:value-type="string">
            <text:p text:style-name="P41"/>
          </table:table-cell>
          <table:table-cell table:style-name="Таблица12.G1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8507934246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4" office:value-type="string">
            <text:p text:style-name="P82">Лабузова Поліна</text:p>
          </table:table-cell>
          <table:table-cell table:style-name="Таблица12.C14" office:value-type="string">
            <text:p text:style-name="P61">9-<text:span text:style-name="T2">В</text:span></text:p>
          </table:table-cell>
          <table:table-cell table:style-name="Таблица12.D14" office:value-type="string">
            <text:p text:style-name="P67">11.01.2016</text:p>
          </table:table-cell>
          <table:table-cell table:style-name="Таблица12.E14" office:value-type="string">
            <text:p text:style-name="P29">первинний</text:p>
          </table:table-cell>
          <table:table-cell table:style-name="Таблица12.F14" office:value-type="string">
            <text:p text:style-name="P41"/>
          </table:table-cell>
          <table:table-cell table:style-name="Таблица12.G1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8499714683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5" office:value-type="string">
            <text:p text:style-name="P82">Макарова Юлія</text:p>
          </table:table-cell>
          <table:table-cell table:style-name="Таблица12.C15" office:value-type="string">
            <text:p text:style-name="P61">9-<text:span text:style-name="T2">В</text:span></text:p>
          </table:table-cell>
          <table:table-cell table:style-name="Таблица12.D15" office:value-type="string">
            <text:p text:style-name="P67">11.01.2016</text:p>
          </table:table-cell>
          <table:table-cell table:style-name="Таблица12.E15" office:value-type="string">
            <text:p text:style-name="P29">первинний</text:p>
          </table:table-cell>
          <table:table-cell table:style-name="Таблица12.F15" office:value-type="string">
            <text:p text:style-name="P41"/>
          </table:table-cell>
          <table:table-cell table:style-name="Таблица12.G15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8508771459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6" office:value-type="string">
            <text:p text:style-name="P82">Марченко Владислав</text:p>
          </table:table-cell>
          <table:table-cell table:style-name="Таблица12.C16" office:value-type="string">
            <text:p text:style-name="P61">9-<text:span text:style-name="T2">В</text:span></text:p>
          </table:table-cell>
          <table:table-cell table:style-name="Таблица12.D16" office:value-type="string">
            <text:p text:style-name="P67">11.01.2016</text:p>
          </table:table-cell>
          <table:table-cell table:style-name="Таблица12.E16" office:value-type="string">
            <text:p text:style-name="P29">первинний</text:p>
          </table:table-cell>
          <table:table-cell table:style-name="Таблица12.F16" office:value-type="string">
            <text:p text:style-name="P41"/>
          </table:table-cell>
          <table:table-cell table:style-name="Таблица12.G16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8495432128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7" office:value-type="string">
            <text:p text:style-name="P82">Марченко Ярослава</text:p>
          </table:table-cell>
          <table:table-cell table:style-name="Таблица12.C17" office:value-type="string">
            <text:p text:style-name="P61">9-<text:span text:style-name="T2">В</text:span></text:p>
          </table:table-cell>
          <table:table-cell table:style-name="Таблица12.D17" office:value-type="string">
            <text:p text:style-name="P67">11.01.2016</text:p>
          </table:table-cell>
          <table:table-cell table:style-name="Таблица12.E17" office:value-type="string">
            <text:p text:style-name="P29">первинний</text:p>
          </table:table-cell>
          <table:table-cell table:style-name="Таблица12.F17" office:value-type="string">
            <text:p text:style-name="P41"/>
          </table:table-cell>
          <table:table-cell table:style-name="Таблица12.G17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8493559237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8" office:value-type="string">
            <text:p text:style-name="P82">Мєдвєдєв Сергій</text:p>
          </table:table-cell>
          <table:table-cell table:style-name="Таблица12.C18" office:value-type="string">
            <text:p text:style-name="P61">9-<text:span text:style-name="T2">В</text:span></text:p>
          </table:table-cell>
          <table:table-cell table:style-name="Таблица12.D18" office:value-type="string">
            <text:p text:style-name="P67">11.01.2016</text:p>
          </table:table-cell>
          <table:table-cell table:style-name="Таблица12.E18" office:value-type="string">
            <text:p text:style-name="P29">первинний</text:p>
          </table:table-cell>
          <table:table-cell table:style-name="Таблица12.F18" office:value-type="string">
            <text:p text:style-name="P41"/>
          </table:table-cell>
          <table:table-cell table:style-name="Таблица12.G18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8506689883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9" office:value-type="string">
            <text:p text:style-name="P82">Молоткова Вікторія</text:p>
          </table:table-cell>
          <table:table-cell table:style-name="Таблица12.C19" office:value-type="string">
            <text:p text:style-name="P61">9-<text:span text:style-name="T2">В</text:span></text:p>
          </table:table-cell>
          <table:table-cell table:style-name="Таблица12.D19" office:value-type="string">
            <text:p text:style-name="P67">11.01.2016</text:p>
          </table:table-cell>
          <table:table-cell table:style-name="Таблица12.E19" office:value-type="string">
            <text:p text:style-name="P29">первинний</text:p>
          </table:table-cell>
          <table:table-cell table:style-name="Таблица12.F19" office:value-type="string">
            <text:p text:style-name="P41"/>
          </table:table-cell>
          <table:table-cell table:style-name="Таблица12.G19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8500901066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0" office:value-type="string">
            <text:p text:style-name="P82">Новак Анастасія</text:p>
          </table:table-cell>
          <table:table-cell table:style-name="Таблица12.C20" office:value-type="string">
            <text:p text:style-name="P61">9-<text:span text:style-name="T2">В</text:span></text:p>
          </table:table-cell>
          <table:table-cell table:style-name="Таблица12.D20" office:value-type="string">
            <text:p text:style-name="P67">11.01.2016</text:p>
          </table:table-cell>
          <table:table-cell table:style-name="Таблица12.E20" office:value-type="string">
            <text:p text:style-name="P29">первинний</text:p>
          </table:table-cell>
          <table:table-cell table:style-name="Таблица12.F20" office:value-type="string">
            <text:p text:style-name="P41"/>
          </table:table-cell>
          <table:table-cell table:style-name="Таблица12.G2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8504689531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1" office:value-type="string">
            <text:p text:style-name="P82">Пензієнко Віталій</text:p>
          </table:table-cell>
          <table:table-cell table:style-name="Таблица12.C21" office:value-type="string">
            <text:p text:style-name="P61">9-<text:span text:style-name="T2">В</text:span></text:p>
          </table:table-cell>
          <table:table-cell table:style-name="Таблица12.D21" office:value-type="string">
            <text:p text:style-name="P67">11.01.2016</text:p>
          </table:table-cell>
          <table:table-cell table:style-name="Таблица12.E21" office:value-type="string">
            <text:p text:style-name="P29">первинний</text:p>
          </table:table-cell>
          <table:table-cell table:style-name="Таблица12.F21" office:value-type="string">
            <text:p text:style-name="P41"/>
          </table:table-cell>
          <table:table-cell table:style-name="Таблица12.G21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8504856705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2" office:value-type="string">
            <text:p text:style-name="P82">Пєрвий Олексій</text:p>
          </table:table-cell>
          <table:table-cell table:style-name="Таблица12.C22" office:value-type="string">
            <text:p text:style-name="P61">9-<text:span text:style-name="T2">В</text:span></text:p>
          </table:table-cell>
          <table:table-cell table:style-name="Таблица12.D22" office:value-type="string">
            <text:p text:style-name="P67">11.01.2016</text:p>
          </table:table-cell>
          <table:table-cell table:style-name="Таблица12.E22" office:value-type="string">
            <text:p text:style-name="P29">первинний</text:p>
          </table:table-cell>
          <table:table-cell table:style-name="Таблица12.F22" office:value-type="string">
            <text:p text:style-name="P41"/>
          </table:table-cell>
          <table:table-cell table:style-name="Таблица12.G2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8495749668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3" office:value-type="string">
            <text:p text:style-name="P82">Погорєлов Сергій</text:p>
          </table:table-cell>
          <table:table-cell table:style-name="Таблица12.C23" office:value-type="string">
            <text:p text:style-name="P61">9-<text:span text:style-name="T2">В</text:span></text:p>
          </table:table-cell>
          <table:table-cell table:style-name="Таблица12.D23" office:value-type="string">
            <text:p text:style-name="P67">11.01.2016</text:p>
          </table:table-cell>
          <table:table-cell table:style-name="Таблица12.E23" office:value-type="string">
            <text:p text:style-name="P29">первинний</text:p>
          </table:table-cell>
          <table:table-cell table:style-name="Таблица12.F23" office:value-type="string">
            <text:p text:style-name="P41"/>
          </table:table-cell>
          <table:table-cell table:style-name="Таблица12.G2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8507335393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4" office:value-type="string">
            <text:p text:style-name="P82">Розінько Зоя</text:p>
          </table:table-cell>
          <table:table-cell table:style-name="Таблица12.C24" office:value-type="string">
            <text:p text:style-name="P61">9-<text:span text:style-name="T2">В</text:span></text:p>
          </table:table-cell>
          <table:table-cell table:style-name="Таблица12.D24" office:value-type="string">
            <text:p text:style-name="P67">11.01.2016</text:p>
          </table:table-cell>
          <table:table-cell table:style-name="Таблица12.E24" office:value-type="string">
            <text:p text:style-name="P29">первинний</text:p>
          </table:table-cell>
          <table:table-cell table:style-name="Таблица12.F24" office:value-type="string">
            <text:p text:style-name="P41"/>
          </table:table-cell>
          <table:table-cell table:style-name="Таблица12.G2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8497078538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авостіна Анастасія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18504272311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атріхін Сергій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5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18505956396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короходко Маргарита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18504087087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уха Анастасія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18506284391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ухой Руслан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18512238855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Тітарєв Микита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18513703031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Торопцов Герман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18501212695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Чернякова Валерія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18501172205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Шаталова Анастасія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18511398709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Шибаєв Антоній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18512525587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5" office:value-type="string">
            <text:p text:style-name="P82">Ярмак Данило</text:p>
          </table:table-cell>
          <table:table-cell table:style-name="Таблица12.C35" office:value-type="string">
            <text:p text:style-name="P61">9-<text:span text:style-name="T2">В</text:span></text:p>
          </table:table-cell>
          <table:table-cell table:style-name="Таблица12.D35" office:value-type="string">
            <text:p text:style-name="P67">11.01.2016</text:p>
          </table:table-cell>
          <table:table-cell table:style-name="Таблица12.E35" office:value-type="string">
            <text:p text:style-name="P32">первинний</text:p>
          </table:table-cell>
          <table:table-cell table:style-name="Таблица12.F35" office:value-type="string">
            <text:p text:style-name="P41"/>
          </table:table-cell>
          <table:table-cell table:style-name="Таблица12.G35" office:value-type="string">
            <text:p text:style-name="P42"/>
          </table:table-cell>
        </table:table-row>
      </table:table>
      <text:p text:style-name="P1"/>
      <text:p text:style-name="P2">Директор школи</text:p>
      <text:p text:style-name="P2">_____________________</text:p>
      <text:p text:style-name="P2"><text:soft-page-break/>«____»______________ 20__р.</text:p>
      <text:p text:style-name="P24"/>
      <text:p text:style-name="P16">ЖУРНАЛ ПРОВЕДЕННЯ ІНСТРУКТАЖУ З ТЕХНІКИ БЕЗПЕКИ В КОМП’ЮТЕРНОМУ КЛАСІ</text:p>
      <text:p text:style-name="P2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3">№</text:p>
          </table:table-cell>
          <table:table-cell table:style-name="Таблица13.A1" office:value-type="string">
            <text:p text:style-name="P33">Прізвище, ім’я учня</text:p>
          </table:table-cell>
          <table:table-cell table:style-name="Таблица13.A1" office:value-type="string">
            <text:p text:style-name="P33">Клас</text:p>
          </table:table-cell>
          <table:table-cell table:style-name="Таблица13.A1" office:value-type="string">
            <text:p text:style-name="P33">Дата інструктажу</text:p>
          </table:table-cell>
          <table:table-cell table:style-name="Таблица13.A1" office:value-type="string">
            <text:p text:style-name="P33">Назва інструктажу</text:p>
          </table:table-cell>
          <table:table-cell table:style-name="Таблица13.A1" office:value-type="string">
            <text:p text:style-name="P33">Підпис учня</text:p>
          </table:table-cell>
          <table:table-cell table:style-name="Таблица13.G1" office:value-type="string">
            <text:p text:style-name="P33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121849510344665" text:continue-list="list121851252558727" text:style-name="L2">
              <text:list-item text:start-value="1">
                <text:p text:style-name="P103"/>
              </text:list-item>
            </text:list>
          </table:table-cell>
          <table:table-cell table:style-name="Таблица13.B2" office:value-type="string">
            <text:p text:style-name="P83">Авілкін Микита</text:p>
          </table:table-cell>
          <table:table-cell table:style-name="Таблица13.C2" office:value-type="string">
            <text:p text:style-name="P62">9-<text:span text:style-name="T2">В</text:span></text:p>
          </table:table-cell>
          <table:table-cell table:style-name="Таблица13.D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3">первинний</text:p>
          </table:table-cell>
          <table:table-cell table:style-name="Таблица13.F2" office:value-type="string">
            <text:p text:style-name="P43"/>
          </table:table-cell>
          <table:table-cell table:style-name="Таблица13.G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5129658724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" office:value-type="string">
            <text:p text:style-name="P83">Авілкін Степан</text:p>
          </table:table-cell>
          <table:table-cell table:style-name="Таблица13.C3" office:value-type="string">
            <text:p text:style-name="P62">9-<text:span text:style-name="T2">В</text:span></text:p>
          </table:table-cell>
          <table:table-cell table:style-name="Таблица13.D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3">первинний</text:p>
          </table:table-cell>
          <table:table-cell table:style-name="Таблица13.F3" office:value-type="string">
            <text:p text:style-name="P43"/>
          </table:table-cell>
          <table:table-cell table:style-name="Таблица13.G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5085040791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4" office:value-type="string">
            <text:p text:style-name="P83">Бойко Володимир</text:p>
          </table:table-cell>
          <table:table-cell table:style-name="Таблица13.C4" office:value-type="string">
            <text:p text:style-name="P62">9-<text:span text:style-name="T2">В</text:span></text:p>
          </table:table-cell>
          <table:table-cell table:style-name="Таблица13.D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3">первинний</text:p>
          </table:table-cell>
          <table:table-cell table:style-name="Таблица13.F4" office:value-type="string">
            <text:p text:style-name="P43"/>
          </table:table-cell>
          <table:table-cell table:style-name="Таблица13.G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5066569849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5" office:value-type="string">
            <text:p text:style-name="P83">Герасименко Богдан</text:p>
          </table:table-cell>
          <table:table-cell table:style-name="Таблица13.C5" office:value-type="string">
            <text:p text:style-name="P62">9-<text:span text:style-name="T2">В</text:span></text:p>
          </table:table-cell>
          <table:table-cell table:style-name="Таблица13.D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3">первинний</text:p>
          </table:table-cell>
          <table:table-cell table:style-name="Таблица13.F5" office:value-type="string">
            <text:p text:style-name="P43"/>
          </table:table-cell>
          <table:table-cell table:style-name="Таблица13.G5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4938992320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6" office:value-type="string">
            <text:p text:style-name="P83">Гладкий Олександр</text:p>
          </table:table-cell>
          <table:table-cell table:style-name="Таблица13.C6" office:value-type="string">
            <text:p text:style-name="P62">9-<text:span text:style-name="T2">В</text:span></text:p>
          </table:table-cell>
          <table:table-cell table:style-name="Таблица13.D6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3">первинний</text:p>
          </table:table-cell>
          <table:table-cell table:style-name="Таблица13.F6" office:value-type="string">
            <text:p text:style-name="P43"/>
          </table:table-cell>
          <table:table-cell table:style-name="Таблица13.G6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4996401908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7" office:value-type="string">
            <text:p text:style-name="P83">Качан Олександр</text:p>
          </table:table-cell>
          <table:table-cell table:style-name="Таблица13.C7" office:value-type="string">
            <text:p text:style-name="P62">9-<text:span text:style-name="T2">В</text:span></text:p>
          </table:table-cell>
          <table:table-cell table:style-name="Таблица13.D7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3">первинний</text:p>
          </table:table-cell>
          <table:table-cell table:style-name="Таблица13.F7" office:value-type="string">
            <text:p text:style-name="P43"/>
          </table:table-cell>
          <table:table-cell table:style-name="Таблица13.G7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5045167223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8" office:value-type="string">
            <text:p text:style-name="P83">Колегов Олег</text:p>
          </table:table-cell>
          <table:table-cell table:style-name="Таблица13.C8" office:value-type="string">
            <text:p text:style-name="P62">9-<text:span text:style-name="T2">В</text:span></text:p>
          </table:table-cell>
          <table:table-cell table:style-name="Таблица13.D8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3">первинний</text:p>
          </table:table-cell>
          <table:table-cell table:style-name="Таблица13.F8" office:value-type="string">
            <text:p text:style-name="P43"/>
          </table:table-cell>
          <table:table-cell table:style-name="Таблица13.G8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4981374235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9" office:value-type="string">
            <text:p text:style-name="P83">Колосов Ігор</text:p>
          </table:table-cell>
          <table:table-cell table:style-name="Таблица13.C9" office:value-type="string">
            <text:p text:style-name="P62">9-<text:span text:style-name="T2">В</text:span></text:p>
          </table:table-cell>
          <table:table-cell table:style-name="Таблица13.D9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3">первинний</text:p>
          </table:table-cell>
          <table:table-cell table:style-name="Таблица13.F9" office:value-type="string">
            <text:p text:style-name="P43"/>
          </table:table-cell>
          <table:table-cell table:style-name="Таблица13.G9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4983521803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0" office:value-type="string">
            <text:p text:style-name="P83">Корнілова Віолетта</text:p>
          </table:table-cell>
          <table:table-cell table:style-name="Таблица13.C10" office:value-type="string">
            <text:p text:style-name="P62">9-<text:span text:style-name="T2">В</text:span></text:p>
          </table:table-cell>
          <table:table-cell table:style-name="Таблица13.D1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3">первинний</text:p>
          </table:table-cell>
          <table:table-cell table:style-name="Таблица13.F10" office:value-type="string">
            <text:p text:style-name="P43"/>
          </table:table-cell>
          <table:table-cell table:style-name="Таблица13.G1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5072705235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1" office:value-type="string">
            <text:p text:style-name="P83">Котлюба Світлана</text:p>
          </table:table-cell>
          <table:table-cell table:style-name="Таблица13.C11" office:value-type="string">
            <text:p text:style-name="P62">9-<text:span text:style-name="T2">В</text:span></text:p>
          </table:table-cell>
          <table:table-cell table:style-name="Таблица13.D11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3">первинний</text:p>
          </table:table-cell>
          <table:table-cell table:style-name="Таблица13.F11" office:value-type="string">
            <text:p text:style-name="P43"/>
          </table:table-cell>
          <table:table-cell table:style-name="Таблица13.G11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4970144284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2" office:value-type="string">
            <text:p text:style-name="P83">Кун Марія</text:p>
          </table:table-cell>
          <table:table-cell table:style-name="Таблица13.C12" office:value-type="string">
            <text:p text:style-name="P62">9-<text:span text:style-name="T2">В</text:span></text:p>
          </table:table-cell>
          <table:table-cell table:style-name="Таблица13.D1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3">первинний</text:p>
          </table:table-cell>
          <table:table-cell table:style-name="Таблица13.F12" office:value-type="string">
            <text:p text:style-name="P43"/>
          </table:table-cell>
          <table:table-cell table:style-name="Таблица13.G1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5140762841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3" office:value-type="string">
            <text:p text:style-name="P83">Куца Анастасія</text:p>
          </table:table-cell>
          <table:table-cell table:style-name="Таблица13.C13" office:value-type="string">
            <text:p text:style-name="P62">9-<text:span text:style-name="T2">В</text:span></text:p>
          </table:table-cell>
          <table:table-cell table:style-name="Таблица13.D1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3">первинний</text:p>
          </table:table-cell>
          <table:table-cell table:style-name="Таблица13.F13" office:value-type="string">
            <text:p text:style-name="P43"/>
          </table:table-cell>
          <table:table-cell table:style-name="Таблица13.G1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5153933624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4" office:value-type="string">
            <text:p text:style-name="P83">Лабузова Поліна</text:p>
          </table:table-cell>
          <table:table-cell table:style-name="Таблица13.C14" office:value-type="string">
            <text:p text:style-name="P62">9-<text:span text:style-name="T2">В</text:span></text:p>
          </table:table-cell>
          <table:table-cell table:style-name="Таблица13.D1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3">первинний</text:p>
          </table:table-cell>
          <table:table-cell table:style-name="Таблица13.F14" office:value-type="string">
            <text:p text:style-name="P43"/>
          </table:table-cell>
          <table:table-cell table:style-name="Таблица13.G1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5024339934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5" office:value-type="string">
            <text:p text:style-name="P83">Макарова Юлія</text:p>
          </table:table-cell>
          <table:table-cell table:style-name="Таблица13.C15" office:value-type="string">
            <text:p text:style-name="P62">9-<text:span text:style-name="T2">В</text:span></text:p>
          </table:table-cell>
          <table:table-cell table:style-name="Таблица13.D1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3">первинний</text:p>
          </table:table-cell>
          <table:table-cell table:style-name="Таблица13.F15" office:value-type="string">
            <text:p text:style-name="P43"/>
          </table:table-cell>
          <table:table-cell table:style-name="Таблица13.G15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5102553117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6" office:value-type="string">
            <text:p text:style-name="P83">Марченко Владислав</text:p>
          </table:table-cell>
          <table:table-cell table:style-name="Таблица13.C16" office:value-type="string">
            <text:p text:style-name="P62">9-<text:span text:style-name="T2">В</text:span></text:p>
          </table:table-cell>
          <table:table-cell table:style-name="Таблица13.D16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3">первинний</text:p>
          </table:table-cell>
          <table:table-cell table:style-name="Таблица13.F16" office:value-type="string">
            <text:p text:style-name="P43"/>
          </table:table-cell>
          <table:table-cell table:style-name="Таблица13.G16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5026239850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7" office:value-type="string">
            <text:p text:style-name="P83">Марченко Ярослава</text:p>
          </table:table-cell>
          <table:table-cell table:style-name="Таблица13.C17" office:value-type="string">
            <text:p text:style-name="P62">9-<text:span text:style-name="T2">В</text:span></text:p>
          </table:table-cell>
          <table:table-cell table:style-name="Таблица13.D17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3">первинний</text:p>
          </table:table-cell>
          <table:table-cell table:style-name="Таблица13.F17" office:value-type="string">
            <text:p text:style-name="P43"/>
          </table:table-cell>
          <table:table-cell table:style-name="Таблица13.G17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4993515681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8" office:value-type="string">
            <text:p text:style-name="P83">Мєдвєдєв Сергій</text:p>
          </table:table-cell>
          <table:table-cell table:style-name="Таблица13.C18" office:value-type="string">
            <text:p text:style-name="P62">9-<text:span text:style-name="T2">В</text:span></text:p>
          </table:table-cell>
          <table:table-cell table:style-name="Таблица13.D18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3">первинний</text:p>
          </table:table-cell>
          <table:table-cell table:style-name="Таблица13.F18" office:value-type="string">
            <text:p text:style-name="P43"/>
          </table:table-cell>
          <table:table-cell table:style-name="Таблица13.G18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5056638462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9" office:value-type="string">
            <text:p text:style-name="P83">Молоткова Вікторія</text:p>
          </table:table-cell>
          <table:table-cell table:style-name="Таблица13.C19" office:value-type="string">
            <text:p text:style-name="P62">9-<text:span text:style-name="T2">В</text:span></text:p>
          </table:table-cell>
          <table:table-cell table:style-name="Таблица13.D19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3">первинний</text:p>
          </table:table-cell>
          <table:table-cell table:style-name="Таблица13.F19" office:value-type="string">
            <text:p text:style-name="P43"/>
          </table:table-cell>
          <table:table-cell table:style-name="Таблица13.G19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5065614727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0" office:value-type="string">
            <text:p text:style-name="P83">Новак Анастасія</text:p>
          </table:table-cell>
          <table:table-cell table:style-name="Таблица13.C20" office:value-type="string">
            <text:p text:style-name="P62">9-<text:span text:style-name="T2">В</text:span></text:p>
          </table:table-cell>
          <table:table-cell table:style-name="Таблица13.D2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3">первинний</text:p>
          </table:table-cell>
          <table:table-cell table:style-name="Таблица13.F20" office:value-type="string">
            <text:p text:style-name="P43"/>
          </table:table-cell>
          <table:table-cell table:style-name="Таблица13.G2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4992138547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1" office:value-type="string">
            <text:p text:style-name="P83">Пензієнко Віталій</text:p>
          </table:table-cell>
          <table:table-cell table:style-name="Таблица13.C21" office:value-type="string">
            <text:p text:style-name="P62">9-<text:span text:style-name="T2">В</text:span></text:p>
          </table:table-cell>
          <table:table-cell table:style-name="Таблица13.D21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3">первинний</text:p>
          </table:table-cell>
          <table:table-cell table:style-name="Таблица13.F21" office:value-type="string">
            <text:p text:style-name="P43"/>
          </table:table-cell>
          <table:table-cell table:style-name="Таблица13.G21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4970358800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2" office:value-type="string">
            <text:p text:style-name="P83">Пєрвий Олексій</text:p>
          </table:table-cell>
          <table:table-cell table:style-name="Таблица13.C22" office:value-type="string">
            <text:p text:style-name="P62">9-<text:span text:style-name="T2">В</text:span></text:p>
          </table:table-cell>
          <table:table-cell table:style-name="Таблица13.D2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3">первинний</text:p>
          </table:table-cell>
          <table:table-cell table:style-name="Таблица13.F22" office:value-type="string">
            <text:p text:style-name="P43"/>
          </table:table-cell>
          <table:table-cell table:style-name="Таблица13.G2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5106069888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3" office:value-type="string">
            <text:p text:style-name="P83">Погорєлов Сергій</text:p>
          </table:table-cell>
          <table:table-cell table:style-name="Таблица13.C23" office:value-type="string">
            <text:p text:style-name="P62">9-<text:span text:style-name="T2">В</text:span></text:p>
          </table:table-cell>
          <table:table-cell table:style-name="Таблица13.D2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3">первинний</text:p>
          </table:table-cell>
          <table:table-cell table:style-name="Таблица13.F23" office:value-type="string">
            <text:p text:style-name="P43"/>
          </table:table-cell>
          <table:table-cell table:style-name="Таблица13.G2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5026737229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4" office:value-type="string">
            <text:p text:style-name="P83">Розінько Зоя</text:p>
          </table:table-cell>
          <table:table-cell table:style-name="Таблица13.C24" office:value-type="string">
            <text:p text:style-name="P62">9-<text:span text:style-name="T2">В</text:span></text:p>
          </table:table-cell>
          <table:table-cell table:style-name="Таблица13.D2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3">первинний</text:p>
          </table:table-cell>
          <table:table-cell table:style-name="Таблица13.F24" office:value-type="string">
            <text:p text:style-name="P43"/>
          </table:table-cell>
          <table:table-cell table:style-name="Таблица13.G2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5042042046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авостіна Анастасія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4962229920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атріхін Сергій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4983965551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короходко Маргарита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5096205313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уха Анастасія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5087071014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ухой Руслан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5019045263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Тітарєв Микита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4982755113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Торопцов Герман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5058896093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Чернякова Валерія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5122784606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Шаталова Анастасія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4957984282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Шибаєв Антоній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84967776745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5" office:value-type="string">
            <text:p text:style-name="P83">Ярмак Данило</text:p>
          </table:table-cell>
          <table:table-cell table:style-name="Таблица13.C35" office:value-type="string">
            <text:p text:style-name="P62">9-<text:span text:style-name="T2">В</text:span></text:p>
          </table:table-cell>
          <table:table-cell table:style-name="Таблица13.D3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3">первинний</text:p>
          </table:table-cell>
          <table:table-cell table:style-name="Таблица13.F35" office:value-type="string">
            <text:p text:style-name="P43"/>
          </table:table-cell>
          <table:table-cell table:style-name="Таблица13.G35" office:value-type="string">
            <text:p text:style-name="P4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 Light" svg:font-family="'Ubuntu Light'"/>
    <style:font-face style:name="FreeSans2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4-09-15T19:57:56.589596053</meta:creation-date>
    <meta:print-date>2016-01-10T19:52:19.360752191</meta:print-date>
    <dc:date>2019-10-14T12:18:47.097230388</dc:date>
    <meta:editing-duration>PT1H38M25S</meta:editing-duration>
    <meta:editing-cycles>22</meta:editing-cycles>
    <meta:generator>LibreOffice/6.3.2.2$Linux_X86_64 LibreOffice_project/30$Build-2</meta:generator>
    <meta:document-statistic meta:table-count="18" meta:image-count="31" meta:object-count="0" meta:page-count="19" meta:paragraph-count="2764" meta:word-count="3639" meta:character-count="24237" meta:non-whitespace-character-count="23412"/>
  </office:meta>
</office:document-meta>
</file>